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262626"/>
      <style:text-properties fo:color="#FFFFFF"/>
    </style:style>
    <style:style style:name="ce3" style:family="table-cell" style:parent-style-name="Default" style:data-style-name="N38"/>
    <style:style style:name="ce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6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7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2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3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6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17" style:family="table-cell" style:parent-style-name="Default" style:data-style-name="N0">
      <style:table-cell-properties fo:border="thin solid #999999"/>
    </style:style>
    <style:style style:name="ce18" style:family="table-cell" style:parent-style-name="Default" style:data-style-name="N37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37">
      <style:table-cell-properties fo:border-top="thin solid #999999" fo:border-bottom="none" fo:border-left="none" fo:border-right="none"/>
    </style:style>
    <style:style style:name="ce20" style:family="table-cell" style:parent-style-name="Default" style:data-style-name="N37">
      <style:table-cell-properties fo:border-top="thin solid #999999" fo:border-bottom="none" fo:border-left="thin solid #999999" fo:border-right="thin solid #999999"/>
    </style:style>
    <style:style style:name="ce21" style:family="table-cell" style:parent-style-name="Default" style:data-style-name="N37">
      <style:table-cell-properties fo:border-top="thin solid #FFFFFF" fo:border-bottom="none" fo:border-left="thin solid #999999" fo:border-right="none"/>
    </style:style>
    <style:style style:name="ce22" style:family="table-cell" style:parent-style-name="Default" style:data-style-name="N37">
      <style:table-cell-properties fo:border-top="thin solid #FFFFFF" fo:border-bottom="none" fo:border-left="none" fo:border-right="none"/>
    </style:style>
    <style:style style:name="ce23" style:family="table-cell" style:parent-style-name="Default" style:data-style-name="N37">
      <style:table-cell-properties fo:border-top="thin solid #FFFFFF" fo:border-bottom="none" fo:border-left="thin solid #999999" fo:border-right="thin solid #999999"/>
    </style:style>
    <style:style style:name="ce24" style:family="table-cell" style:parent-style-name="Default" style:data-style-name="N37">
      <style:table-cell-properties fo:border-top="thin solid #999999" fo:border-bottom="thin solid #999999" fo:border-left="thin solid #999999" fo:border-right="none"/>
    </style:style>
    <style:style style:name="ce25" style:family="table-cell" style:parent-style-name="Default" style:data-style-name="N37">
      <style:table-cell-properties fo:border-top="thin solid #999999" fo:border-bottom="thin solid #999999" fo:border-left="none" fo:border-right="none"/>
    </style:style>
    <style:style style:name="ce26" style:family="table-cell" style:parent-style-name="Default" style:data-style-name="N37">
      <style:table-cell-properties fo:border="thin solid #999999"/>
    </style:style>
    <style:style style:name="ce27" style:family="table-cell" style:parent-style-name="Normal_32_2" style:data-style-name="N0">
      <style:table-cell-properties style:vertical-align="automatic" fo:background-color="#FFFF00"/>
    </style:style>
    <style:style style:name="ce28" style:family="table-cell" style:parent-style-name="Normal_32_2" style:data-style-name="N36">
      <style:table-cell-properties style:vertical-align="automatic" fo:background-color="#FFFF00"/>
    </style:style>
    <style:style style:name="ce29" style:family="table-cell" style:parent-style-name="Normal_32_2" style:data-style-name="N37">
      <style:table-cell-properties style:vertical-align="automatic" fo:background-color="#FFFF00"/>
    </style:style>
    <style:style style:name="ce30" style:family="table-cell" style:parent-style-name="Normal_32_2" style:data-style-name="N0">
      <style:table-cell-properties style:vertical-align="automatic" fo:background-color="transparent"/>
    </style:style>
    <style:style style:name="ce31" style:family="table-cell" style:parent-style-name="Normal_32_2" style:data-style-name="N36">
      <style:table-cell-properties style:vertical-align="automatic" fo:background-color="transparent"/>
    </style:style>
    <style:style style:name="ce32" style:family="table-cell" style:parent-style-name="Normal_32_2" style:data-style-name="N37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2.35479166666667cm" style:use-optimal-column-width="true"/>
    </style:style>
    <style:style style:name="co7" style:family="table-column">
      <style:table-column-properties fo:break-before="auto" style:column-width="1.61395833333333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1.984375cm" style:use-optimal-column-width="true"/>
    </style:style>
    <style:style style:name="co10" style:family="table-column">
      <style:table-column-properties fo:break-before="auto" style:column-width="2.01083333333333cm" style:use-optimal-column-width="true"/>
    </style:style>
    <style:style style:name="co11" style:family="table-column">
      <style:table-column-properties fo:break-before="auto" style:column-width="2.06375cm" style:use-optimal-column-width="true"/>
    </style:style>
    <style:style style:name="co12" style:family="table-column">
      <style:table-column-properties fo:break-before="auto" style:column-width="3.67770833333333cm" style:use-optimal-column-width="true"/>
    </style:style>
    <style:style style:name="co13" style:family="table-column">
      <style:table-column-properties fo:break-before="auto" style:column-width="2.83104166666667cm" style:use-optimal-column-width="true"/>
    </style:style>
    <style:style style:name="co14" style:family="table-column">
      <style:table-column-properties fo:break-before="auto" style:column-width="3.12208333333333cm" style:use-optimal-column-width="true"/>
    </style:style>
    <style:style style:name="co15" style:family="table-column">
      <style:table-column-properties fo:break-before="auto" style:column-width="3.46604166666667cm" style:use-optimal-column-width="true"/>
    </style:style>
    <style:style style:name="co16" style:family="table-column">
      <style:table-column-properties fo:break-before="auto" style:column-width="2.54cm" style:use-optimal-column-width="true"/>
    </style:style>
    <style:style style:name="co17" style:family="table-column">
      <style:table-column-properties fo:break-before="auto" style:column-width="4.07458333333333cm" style:use-optimal-column-width="true"/>
    </style:style>
    <style:style style:name="co18" style:family="table-column">
      <style:table-column-properties fo:break-before="auto" style:column-width="4.41854166666667cm" style:use-optimal-column-width="true"/>
    </style:style>
    <style:style style:name="co19" style:family="table-column">
      <style:table-column-properties fo:break-before="auto" style:column-width="2.2225cm" style:use-optimal-column-width="true"/>
    </style:style>
    <style:style style:name="co20" style:family="table-column">
      <style:table-column-properties fo:break-before="auto" style:column-width="2.301875cm" style:use-optimal-column-width="true"/>
    </style:style>
    <style:style style:name="co21" style:family="table-column">
      <style:table-column-properties fo:break-before="auto" style:column-width="1.27cm" style:use-optimal-column-width="true"/>
    </style:style>
    <style:style style:name="co22" style:family="table-column">
      <style:table-column-properties fo:break-before="auto" style:column-width="1.48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s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wiggy instamart</text:p>
          </table:table-cell>
          <table:table-cell office:value-type="string" table:style-name="ce1">
            <text:p>nandanvan</text:p>
          </table:table-cell>
          <table:table-cell office:value-type="string" table:style-name="ce1">
            <text:p>online</text:p>
          </table:table-cell>
          <table:table-cell office:value-type="float" office:value="5" table:style-name="ce1">
            <text:p>5</text:p>
          </table:table-cell>
          <table:table-cell office:value-type="float" office:value="15000" table:style-name="ce1">
            <text:p>15000</text:p>
          </table:table-cell>
          <table:table-cell office:value-type="float" office:value="56" table:style-name="ce3">
            <text:p>56.000</text:p>
          </table:table-cell>
          <table:table-cell office:value-type="float" office:value="5000" table:style-name="ce1">
            <text:p>5000</text:p>
          </table:table-cell>
          <table:table-cell/>
          <table:table-cell table:style-name="ce1">
            <draw:frame draw:z-index="1" draw:id="id0" draw:style-name="a0" draw:name="Chart 1" svg:x="0.28125in" svg:y="0.0468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reliance mart</text:p>
          </table:table-cell>
          <table:table-cell office:value-type="string" table:style-name="ce1">
            <text:p>jaripatka</text:p>
          </table:table-cell>
          <table:table-cell office:value-type="string" table:style-name="ce1">
            <text:p>offline</text:p>
          </table:table-cell>
          <table:table-cell office:value-type="float" office:value="6" table:style-name="ce1">
            <text:p>6</text:p>
          </table:table-cell>
          <table:table-cell office:value-type="float" office:value="7000" table:style-name="ce1">
            <text:p>7000</text:p>
          </table:table-cell>
          <table:table-cell office:value-type="float" office:value="70000" table:style-name="ce1">
            <text:p>70000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ig basket</text:p>
          </table:table-cell>
          <table:table-cell office:value-type="string" table:style-name="ce1">
            <text:p>wardhman<text:s/></text:p>
          </table:table-cell>
          <table:table-cell office:value-type="string" table:style-name="ce1">
            <text:p>online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2000" table:style-name="ce1">
            <text:p>12000</text:p>
          </table:table-cell>
          <table:table-cell office:value-type="float" office:value="7000" table:style-name="ce1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mart</text:p>
          </table:table-cell>
          <table:table-cell office:value-type="string" table:style-name="ce1">
            <text:p>automotive</text:p>
          </table:table-cell>
          <table:table-cell office:value-type="string" table:style-name="ce1">
            <text:p>offline</text:p>
          </table:table-cell>
          <table:table-cell office:value-type="float" office:value="5" table:style-name="ce1">
            <text:p>5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700" table:style-name="ce1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ukan_wal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offline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20000" table:style-name="ce1">
            <text:p>20000</text:p>
          </table:table-cell>
          <table:table-cell office:value-type="float" office:value="10203" table:style-name="ce1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ishal mega mart</text:p>
          </table:table-cell>
          <table:table-cell office:value-type="string" table:style-name="ce1">
            <text:p>bhande plot</text:p>
          </table:table-cell>
          <table:table-cell office:value-type="string" table:style-name="ce1">
            <text:p>offline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ishal mega mart2</text:p>
          </table:table-cell>
          <table:table-cell office:value-type="string" table:style-name="ce1">
            <text:p>bhande plot2</text:p>
          </table:table-cell>
          <table:table-cell office:value-type="string" table:style-name="ce1">
            <text:p>offline2</text:p>
          </table:table-cell>
          <table:table-cell office:value-type="float" office:value="5" table:style-name="ce1">
            <text:p>5</text:p>
          </table:table-cell>
          <table:table-cell office:value-type="float" office:value="560" table:style-name="ce1">
            <text:p>560</text:p>
          </table:table-cell>
          <table:table-cell office:value-type="float" office:value="5600" table:style-name="ce1">
            <text:p>5600</text:p>
          </table:table-cell>
          <table:table-cell office:value-type="float" office:value="10203" table:style-name="ce1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ishal mega mart2</text:p>
          </table:table-cell>
          <table:table-cell office:value-type="string" table:style-name="ce1">
            <text:p>bhande plot2</text:p>
          </table:table-cell>
          <table:table-cell office:value-type="string" table:style-name="ce1">
            <text:p>offline2</text:p>
          </table:table-cell>
          <table:table-cell office:value-type="float" office:value="2" table:style-name="ce1">
            <text:p>2</text:p>
          </table:table-cell>
          <table:table-cell office:value-type="float" office:value="250" table:style-name="ce1">
            <text:p>250</text:p>
          </table:table-cell>
          <table:table-cell office:value-type="float" office:value="2500" table:style-name="ce1">
            <text:p>2500</text:p>
          </table:table-cell>
          <table:table-cell office:value-type="float" office:value="10203" table:style-name="ce1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ishal mega mart2</text:p>
          </table:table-cell>
          <table:table-cell office:value-type="string" table:style-name="ce1">
            <text:p>bhande plot2</text:p>
          </table:table-cell>
          <table:table-cell office:value-type="string" table:style-name="ce1">
            <text:p>offline2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100" table:style-name="ce1">
            <text:p>1100</text:p>
          </table:table-cell>
          <table:table-cell office:value-type="float" office:value="10203" table:style-name="ce1">
            <text:p>10203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56" table:style-name="ce3">
            <text:p>56.000</text:p>
          </table:table-cell>
          <table:table-cell office:value-type="float" office:value="5000" table:style-name="ce1">
            <text:p>50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float" office:value="7000" table:style-name="ce1">
            <text:p>7000</text:p>
          </table:table-cell>
          <table:table-cell office:value-type="float" office:value="70000" table:style-name="ce1">
            <text:p>70000</text:p>
          </table:table-cell>
          <table:table-cell office:value-type="float" office:value="1000" table:style-name="ce1">
            <text:p>1000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1200" table:style-name="ce1">
            <text:p>1200</text:p>
          </table:table-cell>
          <table:table-cell office:value-type="float" office:value="12000" table:style-name="ce1">
            <text:p>12000</text:p>
          </table:table-cell>
          <table:table-cell office:value-type="float" office:value="7000" table:style-name="ce1">
            <text:p>7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700" table:style-name="ce1">
            <text:p>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000" table:style-name="ce1">
            <text:p>2000</text:p>
          </table:table-cell>
          <table:table-cell office:value-type="float" office:value="20000" table:style-name="ce1">
            <text:p>20000</text:p>
          </table:table-cell>
          <table:table-cell office:value-type="float" office:value="10203" table:style-name="ce1">
            <text:p>102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00" table:style-name="ce1">
            <text:p>1000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60" table:style-name="ce1">
            <text:p>560</text:p>
          </table:table-cell>
          <table:table-cell office:value-type="float" office:value="5600" table:style-name="ce1">
            <text:p>5600</text:p>
          </table:table-cell>
          <table:table-cell office:value-type="float" office:value="10203" table:style-name="ce1">
            <text:p>102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50" table:style-name="ce1">
            <text:p>250</text:p>
          </table:table-cell>
          <table:table-cell office:value-type="float" office:value="2500" table:style-name="ce1">
            <text:p>2500</text:p>
          </table:table-cell>
          <table:table-cell office:value-type="float" office:value="10203" table:style-name="ce1">
            <text:p>102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float" office:value="1100" table:style-name="ce1">
            <text:p>1100</text:p>
          </table:table-cell>
          <table:table-cell office:value-type="float" office:value="10203" table:style-name="ce1">
            <text:p>10203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  <table:table table:name="PT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Sum of outlets</text:p>
          </table:table-cell>
          <table:table-cell office:value-type="string" table:style-name="ce4">
            <text:p>Column Labels</text:p>
          </table:table-cell>
          <table:table-cell table:number-columns-repeated="6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Row Labels</text:p>
          </table:table-cell>
          <table:table-cell office:value-type="string" table:style-name="ce4">
            <text:p>automotive</text:p>
          </table:table-cell>
          <table:table-cell office:value-type="string" table:style-name="ce7">
            <text:p>bhande plot</text:p>
          </table:table-cell>
          <table:table-cell office:value-type="string" table:style-name="ce7">
            <text:p>bhande plot2</text:p>
          </table:table-cell>
          <table:table-cell office:value-type="string" table:style-name="ce7">
            <text:p>jaripatk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nandanvan</text:p>
          </table:table-cell>
          <table:table-cell office:value-type="string" table:style-name="ce7">
            <text:p>wardhman<text:s/></text:p>
          </table:table-cell>
          <table:table-cell office:value-type="string" table:style-name="ce8">
            <text:p>Grand Tot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offline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float" office:value="23" table:style-name="ce8">
            <text:p>23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offline2</text:p>
          </table:table-cell>
          <table:table-cell table:style-name="ce11"/>
          <table:table-cell table:style-name="ce12"/>
          <table:table-cell office:value-type="float" office:value="10" table:style-name="ce12">
            <text:p>10</text:p>
          </table:table-cell>
          <table:table-cell table:number-columns-repeated="4" table:style-name="ce12"/>
          <table:table-cell office:value-type="float" office:value="10" table:style-name="ce13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online</text:p>
          </table:table-cell>
          <table:table-cell table:style-name="ce11"/>
          <table:table-cell table:number-columns-repeated="4" table:style-name="ce12"/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3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Grand Total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16">
            <text:p>6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41" table:style-name="ce17">
            <text:p>41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  <table:table table:name="emp_data" table:style-name="ta1">
        <table:table-column table:style-name="co12" table:default-cell-style-name="ce1"/>
        <table:table-column table:style-name="co4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number-columns-repeated="3" table:default-cell-style-name="ce1"/>
        <table:table-column table:style-name="co16" table:number-columns-repeated="2" table:default-cell-style-name="ce1"/>
        <table:table-column table:style-name="co13" table:default-cell-style-name="ce1"/>
        <table:table-column table:style-name="co16" table:number-columns-repeated="2" table:default-cell-style-name="ce1"/>
        <table:table-column table:style-name="co13" table:default-cell-style-name="ce1"/>
        <table:table-column table:style-name="co4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4">
            <text:p>Sum of Annual Salary</text:p>
          </table:table-cell>
          <table:table-cell office:value-type="string" table:style-name="ce4">
            <text:p>Column Labels</text:p>
          </table:table-cell>
          <table:table-cell table:number-columns-repeated="6"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4">
            <text:p>Row Labels</text:p>
          </table:table-cell>
          <table:table-cell office:value-type="string" table:style-name="ce4">
            <text:p>Accounting</text:p>
          </table:table-cell>
          <table:table-cell office:value-type="string" table:style-name="ce7">
            <text:p>Engineering</text:p>
          </table:table-cell>
          <table:table-cell office:value-type="string" table:style-name="ce7">
            <text:p>Finance</text:p>
          </table:table-cell>
          <table:table-cell office:value-type="string" table:style-name="ce7">
            <text:p>Human Resources</text:p>
          </table:table-cell>
          <table:table-cell office:value-type="string" table:style-name="ce7">
            <text:p>IT</text:p>
          </table:table-cell>
          <table:table-cell office:value-type="string" table:style-name="ce7">
            <text:p>Marketing</text:p>
          </table:table-cell>
          <table:table-cell office:value-type="string" table:style-name="ce7">
            <text:p>Sales</text:p>
          </table:table-cell>
          <table:table-cell office:value-type="string" table:style-name="ce8">
            <text:p>Grand Tot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Female</text:p>
          </table:table-cell>
          <table:table-cell office:value-type="currency" office:value="6914128" table:style-name="ce18">
            <text:p><text:s/>$69,14,128.00<text:s/></text:p>
          </table:table-cell>
          <table:table-cell office:value-type="currency" office:value="8377656" table:style-name="ce19">
            <text:p><text:s/>$83,77,656.00<text:s/></text:p>
          </table:table-cell>
          <table:table-cell office:value-type="currency" office:value="8424540" table:style-name="ce19">
            <text:p><text:s/>$84,24,540.00<text:s/></text:p>
          </table:table-cell>
          <table:table-cell office:value-type="currency" office:value="7693326" table:style-name="ce19">
            <text:p><text:s/>$76,93,326.00<text:s/></text:p>
          </table:table-cell>
          <table:table-cell office:value-type="currency" office:value="11344574" table:style-name="ce19">
            <text:p><text:s/>$1,13,44,574.00<text:s/></text:p>
          </table:table-cell>
          <table:table-cell office:value-type="currency" office:value="7145899" table:style-name="ce19">
            <text:p><text:s/>$71,45,899.00<text:s/></text:p>
          </table:table-cell>
          <table:table-cell office:value-type="currency" office:value="8278622" table:style-name="ce19">
            <text:p><text:s/>$82,78,622.00<text:s/></text:p>
          </table:table-cell>
          <table:table-cell office:value-type="currency" office:value="58178745" table:style-name="ce20">
            <text:p><text:s/>$5,81,78,745.00<text:s/>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Male</text:p>
          </table:table-cell>
          <table:table-cell office:value-type="currency" office:value="4907979" table:style-name="ce21">
            <text:p><text:s/>$49,07,979.00<text:s/></text:p>
          </table:table-cell>
          <table:table-cell office:value-type="currency" office:value="8849907" table:style-name="ce22">
            <text:p><text:s/>$88,49,907.00<text:s/></text:p>
          </table:table-cell>
          <table:table-cell office:value-type="currency" office:value="6311807" table:style-name="ce22">
            <text:p><text:s/>$63,11,807.00<text:s/></text:p>
          </table:table-cell>
          <table:table-cell office:value-type="currency" office:value="7063979" table:style-name="ce22">
            <text:p><text:s/>$70,63,979.00<text:s/></text:p>
          </table:table-cell>
          <table:table-cell office:value-type="currency" office:value="12222925" table:style-name="ce22">
            <text:p><text:s/>$1,22,22,925.00<text:s/></text:p>
          </table:table-cell>
          <table:table-cell office:value-type="currency" office:value="8413665" table:style-name="ce22">
            <text:p><text:s/>$84,13,665.00<text:s/></text:p>
          </table:table-cell>
          <table:table-cell office:value-type="currency" office:value="7268358" table:style-name="ce22">
            <text:p><text:s/>$72,68,358.00<text:s/></text:p>
          </table:table-cell>
          <table:table-cell office:value-type="currency" office:value="55038620" table:style-name="ce23">
            <text:p><text:s/>$5,50,38,620.00<text:s/></text:p>
          </table:table-cell>
          <table:table-cell table:number-columns-repeated="16375"/>
        </table:table-row>
        <table:table-row table:style-name="ro1">
          <table:table-cell office:value-type="string" table:style-name="ce14">
            <text:p>Grand Total</text:p>
          </table:table-cell>
          <table:table-cell office:value-type="currency" office:value="11822107" table:style-name="ce24">
            <text:p><text:s/>$1,18,22,107.00<text:s/></text:p>
          </table:table-cell>
          <table:table-cell office:value-type="currency" office:value="17227563" table:style-name="ce25">
            <text:p><text:s/>$1,72,27,563.00<text:s/></text:p>
          </table:table-cell>
          <table:table-cell office:value-type="currency" office:value="14736347" table:style-name="ce25">
            <text:p><text:s/>$1,47,36,347.00<text:s/></text:p>
          </table:table-cell>
          <table:table-cell office:value-type="currency" office:value="14757305" table:style-name="ce25">
            <text:p><text:s/>$1,47,57,305.00<text:s/></text:p>
          </table:table-cell>
          <table:table-cell office:value-type="currency" office:value="23567499" table:style-name="ce25">
            <text:p><text:s/>$2,35,67,499.00<text:s/></text:p>
          </table:table-cell>
          <table:table-cell office:value-type="currency" office:value="15559564" table:style-name="ce25">
            <text:p><text:s/>$1,55,59,564.00<text:s/></text:p>
          </table:table-cell>
          <table:table-cell office:value-type="currency" office:value="15546980" table:style-name="ce25">
            <text:p><text:s/>$1,55,46,980.00<text:s/></text:p>
          </table:table-cell>
          <table:table-cell office:value-type="currency" office:value="113217365" table:style-name="ce26">
            <text:p><text:s/>$11,32,17,365.00<text:s/></text:p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" draw:style-name="a1" draw:name="Chart 1" svg:x="0in" svg:y="0.10417in" svg:width="7.42708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emp_data1" table:style-name="ta1">
        <table:table-column table:style-name="co12" table:default-cell-style-name="ce1"/>
        <table:table-column table:style-name="co4" table:default-cell-style-name="ce1"/>
        <table:table-column table:style-name="co13" table:number-columns-repeated="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">
            <text:p>Sum of Annual Salary</text:p>
          </table:table-cell>
          <table:table-cell office:value-type="string" table:style-name="ce4">
            <text:p>Column Labels</text:p>
          </table:table-cell>
          <table:table-cell table:style-name="ce5"/>
          <table:table-cell table:style-name="ce6"/>
          <table:table-cell table:style-name="ce1">
            <draw:frame draw:z-index="1" draw:id="id2" draw:style-name="a2" draw:name="Chart 1" svg:x="0.30208in" svg:y="0.18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4">
            <text:p>Row Labels</text:p>
          </table:table-cell>
          <table:table-cell office:value-type="string" table:style-name="ce4">
            <text:p>Female</text:p>
          </table:table-cell>
          <table:table-cell office:value-type="string" table:style-name="ce7">
            <text:p>Male</text:p>
          </table:table-cell>
          <table:table-cell office:value-type="string" table:style-name="ce8">
            <text:p>Grand Total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ccounting</text:p>
          </table:table-cell>
          <table:table-cell office:value-type="currency" office:value="2547732" table:style-name="ce18">
            <text:p><text:s/>$25,47,732.00<text:s/></text:p>
          </table:table-cell>
          <table:table-cell office:value-type="currency" office:value="247183" table:style-name="ce19">
            <text:p><text:s/>$2,47,183.00<text:s/></text:p>
          </table:table-cell>
          <table:table-cell office:value-type="currency" office:value="2794915" table:style-name="ce20">
            <text:p><text:s/>$27,94,915.00<text:s/>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ngineering</text:p>
          </table:table-cell>
          <table:table-cell office:value-type="currency" office:value="2049067" table:style-name="ce21">
            <text:p><text:s/>$20,49,067.00<text:s/></text:p>
          </table:table-cell>
          <table:table-cell office:value-type="currency" office:value="1763337" table:style-name="ce22">
            <text:p><text:s/>$17,63,337.00<text:s/></text:p>
          </table:table-cell>
          <table:table-cell office:value-type="currency" office:value="3812404" table:style-name="ce23">
            <text:p><text:s/>$38,12,404.00<text:s/>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inance</text:p>
          </table:table-cell>
          <table:table-cell office:value-type="currency" office:value="2472670" table:style-name="ce21">
            <text:p><text:s/>$24,72,670.00<text:s/></text:p>
          </table:table-cell>
          <table:table-cell office:value-type="currency" office:value="2706397" table:style-name="ce22">
            <text:p><text:s/>$27,06,397.00<text:s/></text:p>
          </table:table-cell>
          <table:table-cell office:value-type="currency" office:value="5179067" table:style-name="ce23">
            <text:p><text:s/>$51,79,067.00<text:s/>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uman Resources</text:p>
          </table:table-cell>
          <table:table-cell office:value-type="currency" office:value="1549928" table:style-name="ce21">
            <text:p><text:s/>$15,49,928.00<text:s/></text:p>
          </table:table-cell>
          <table:table-cell office:value-type="currency" office:value="2108607" table:style-name="ce22">
            <text:p><text:s/>$21,08,607.00<text:s/></text:p>
          </table:table-cell>
          <table:table-cell office:value-type="currency" office:value="3658535" table:style-name="ce23">
            <text:p><text:s/>$36,58,535.00<text:s/>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T</text:p>
          </table:table-cell>
          <table:table-cell office:value-type="currency" office:value="1928444" table:style-name="ce21">
            <text:p><text:s/>$19,28,444.00<text:s/></text:p>
          </table:table-cell>
          <table:table-cell office:value-type="currency" office:value="3123650" table:style-name="ce22">
            <text:p><text:s/>$31,23,650.00<text:s/></text:p>
          </table:table-cell>
          <table:table-cell office:value-type="currency" office:value="5052094" table:style-name="ce23">
            <text:p><text:s/>$50,52,094.00<text:s/>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rketing</text:p>
          </table:table-cell>
          <table:table-cell office:value-type="currency" office:value="1930697" table:style-name="ce21">
            <text:p><text:s/>$19,30,697.00<text:s/></text:p>
          </table:table-cell>
          <table:table-cell office:value-type="currency" office:value="2402128" table:style-name="ce22">
            <text:p><text:s/>$24,02,128.00<text:s/></text:p>
          </table:table-cell>
          <table:table-cell office:value-type="currency" office:value="4332825" table:style-name="ce23">
            <text:p><text:s/>$43,32,825.00<text:s/>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les</text:p>
          </table:table-cell>
          <table:table-cell office:value-type="currency" office:value="1565428" table:style-name="ce21">
            <text:p><text:s/>$15,65,428.00<text:s/></text:p>
          </table:table-cell>
          <table:table-cell office:value-type="currency" office:value="2228680" table:style-name="ce22">
            <text:p><text:s/>$22,28,680.00<text:s/></text:p>
          </table:table-cell>
          <table:table-cell office:value-type="currency" office:value="3794108" table:style-name="ce23">
            <text:p><text:s/>$37,94,108.00<text:s/>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Grand Total</text:p>
          </table:table-cell>
          <table:table-cell office:value-type="currency" office:value="14043966" table:style-name="ce24">
            <text:p><text:s/>$1,40,43,966.00<text:s/></text:p>
          </table:table-cell>
          <table:table-cell office:value-type="currency" office:value="14579982" table:style-name="ce25">
            <text:p><text:s/>$1,45,79,982.00<text:s/></text:p>
          </table:table-cell>
          <table:table-cell office:value-type="currency" office:value="28623948" table:style-name="ce26">
            <text:p><text:s/>$2,86,23,948.00<text:s/>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heet7" table:style-name="ta1">
        <table:table-column table:style-name="co18" table:default-cell-style-name="ce1"/>
        <table:table-column table:style-name="co4" table:default-cell-style-name="ce1"/>
        <table:table-column table:style-name="co19" table:number-columns-repeated="3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19" table:number-columns-repeated="5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4">
            <text:p>Average of Age</text:p>
          </table:table-cell>
          <table:table-cell office:value-type="string" table:style-name="ce4">
            <text:p>Column Labels</text:p>
          </table:table-cell>
          <table:table-cell table:number-columns-repeated="10" table:style-name="ce5"/>
          <table:table-cell table:style-name="ce6"/>
          <table:table-cell table:number-columns-repeated="16371"/>
        </table:table-row>
        <table:table-row table:style-name="ro1">
          <table:table-cell table:style-name="ce11"/>
          <table:table-cell office:value-type="string" table:style-name="ce4">
            <text:p>Female</text:p>
          </table:table-cell>
          <table:table-cell table:number-columns-repeated="3" table:style-name="ce5"/>
          <table:table-cell office:value-type="string" table:style-name="ce4">
            <text:p>Female Total</text:p>
          </table:table-cell>
          <table:table-cell office:value-type="string" table:style-name="ce4">
            <text:p>Male</text:p>
          </table:table-cell>
          <table:table-cell table:number-columns-repeated="4" table:style-name="ce5"/>
          <table:table-cell office:value-type="string" table:style-name="ce4">
            <text:p>Male Total</text:p>
          </table:table-cell>
          <table:table-cell office:value-type="string" table:style-name="ce8">
            <text:p>Grand Total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Row Labels</text:p>
            <draw:frame draw:z-index="1" draw:id="id3" draw:style-name="a3" draw:name="Chart 1" svg:x="1.39583in" svg:y="0.01042in" svg:width="6.30966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string" table:style-name="ce4">
            <text:p>Asian</text:p>
          </table:table-cell>
          <table:table-cell office:value-type="string" table:style-name="ce7">
            <text:p>Black</text:p>
          </table:table-cell>
          <table:table-cell office:value-type="string" table:style-name="ce7">
            <text:p>Caucasian</text:p>
          </table:table-cell>
          <table:table-cell office:value-type="string" table:style-name="ce7">
            <text:p>Latino</text:p>
          </table:table-cell>
          <table:table-cell table:style-name="ce11"/>
          <table:table-cell office:value-type="string" table:style-name="ce4">
            <text:p>Asian</text:p>
          </table:table-cell>
          <table:table-cell office:value-type="string" table:style-name="ce7">
            <text:p>Asian1</text:p>
          </table:table-cell>
          <table:table-cell office:value-type="string" table:style-name="ce7">
            <text:p>Black</text:p>
          </table:table-cell>
          <table:table-cell office:value-type="string" table:style-name="ce7">
            <text:p>Caucasian</text:p>
          </table:table-cell>
          <table:table-cell office:value-type="string" table:style-name="ce7">
            <text:p>Latino</text:p>
          </table:table-cell>
          <table:table-cell table:style-name="ce11"/>
          <table:table-cell table:style-name="ce13"/>
          <table:table-cell table:number-columns-repeated="16371"/>
        </table:table-row>
        <table:table-row table:style-name="ro1">
          <table:table-cell office:value-type="string" table:style-name="ce9">
            <text:p>Corporate</text:p>
          </table:table-cell>
          <table:table-cell office:value-type="float" office:value="46.5" table:style-name="ce4">
            <text:p>46.5</text:p>
          </table:table-cell>
          <table:table-cell office:value-type="float" office:value="35.571428571428569" table:style-name="ce7">
            <text:p>35.57142857</text:p>
          </table:table-cell>
          <table:table-cell office:value-type="float" office:value="42.903225806451616" table:style-name="ce7">
            <text:p>42.90322581</text:p>
          </table:table-cell>
          <table:table-cell office:value-type="float" office:value="42.342857142857142" table:style-name="ce7">
            <text:p>42.34285714</text:p>
          </table:table-cell>
          <table:table-cell office:value-type="float" office:value="43.649572649572647" table:style-name="ce4">
            <text:p>43.64957265</text:p>
          </table:table-cell>
          <table:table-cell office:value-type="float" office:value="46.363636363636367" table:style-name="ce4">
            <text:p>46.36363636</text:p>
          </table:table-cell>
          <table:table-cell table:style-name="ce7"/>
          <table:table-cell office:value-type="float" office:value="44.272727272727273" table:style-name="ce7">
            <text:p>44.27272727</text:p>
          </table:table-cell>
          <table:table-cell office:value-type="float" office:value="43.666666666666664" table:style-name="ce7">
            <text:p>43.66666667</text:p>
          </table:table-cell>
          <table:table-cell office:value-type="float" office:value="45.21875" table:style-name="ce7">
            <text:p>45.21875</text:p>
          </table:table-cell>
          <table:table-cell office:value-type="float" office:value="45.125" table:style-name="ce4">
            <text:p>45.125</text:p>
          </table:table-cell>
          <table:table-cell office:value-type="float" office:value="44.396624472573841" table:style-name="ce8">
            <text:p>44.3966244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Manufacturing</text:p>
          </table:table-cell>
          <table:table-cell office:value-type="float" office:value="44.741379310344826" table:style-name="ce11">
            <text:p>44.74137931</text:p>
          </table:table-cell>
          <table:table-cell office:value-type="float" office:value="44.333333333333336" table:style-name="ce12">
            <text:p>44.33333333</text:p>
          </table:table-cell>
          <table:table-cell office:value-type="float" office:value="45.121951219512198" table:style-name="ce12">
            <text:p>45.12195122</text:p>
          </table:table-cell>
          <table:table-cell office:value-type="float" office:value="43.432432432432435" table:style-name="ce12">
            <text:p>43.43243243</text:p>
          </table:table-cell>
          <table:table-cell office:value-type="float" office:value="44.486486486486484" table:style-name="ce11">
            <text:p>44.48648649</text:p>
          </table:table-cell>
          <table:table-cell office:value-type="float" office:value="47.217391304347828" table:style-name="ce11">
            <text:p>47.2173913</text:p>
          </table:table-cell>
          <table:table-cell table:style-name="ce12"/>
          <table:table-cell office:value-type="float" office:value="39.583333333333336" table:style-name="ce12">
            <text:p>39.58333333</text:p>
          </table:table-cell>
          <table:table-cell office:value-type="float" office:value="44.617647058823529" table:style-name="ce12">
            <text:p>44.61764706</text:p>
          </table:table-cell>
          <table:table-cell office:value-type="float" office:value="42.379310344827587" table:style-name="ce12">
            <text:p>42.37931034</text:p>
          </table:table-cell>
          <table:table-cell office:value-type="float" office:value="44.570247933884296" table:style-name="ce11">
            <text:p>44.57024793</text:p>
          </table:table-cell>
          <table:table-cell office:value-type="float" office:value="44.524163568773233" table:style-name="ce13">
            <text:p>44.5241635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Research &amp; Development</text:p>
          </table:table-cell>
          <table:table-cell office:value-type="float" office:value="45.019607843137258" table:style-name="ce11">
            <text:p>45.01960784</text:p>
          </table:table-cell>
          <table:table-cell office:value-type="float" office:value="48.5" table:style-name="ce12">
            <text:p>48.5</text:p>
          </table:table-cell>
          <table:table-cell office:value-type="float" office:value="46.033333333333331" table:style-name="ce12">
            <text:p>46.03333333</text:p>
          </table:table-cell>
          <table:table-cell office:value-type="float" office:value="45.458333333333336" table:style-name="ce12">
            <text:p>45.45833333</text:p>
          </table:table-cell>
          <table:table-cell office:value-type="float" office:value="45.678260869565214" table:style-name="ce11">
            <text:p>45.67826087</text:p>
          </table:table-cell>
          <table:table-cell office:value-type="float" office:value="44.5" table:style-name="ce11">
            <text:p>44.5</text:p>
          </table:table-cell>
          <table:table-cell office:value-type="float" office:value="57" table:style-name="ce12">
            <text:p>57</text:p>
          </table:table-cell>
          <table:table-cell office:value-type="float" office:value="43.333333333333336" table:style-name="ce12">
            <text:p>43.33333333</text:p>
          </table:table-cell>
          <table:table-cell office:value-type="float" office:value="45.769230769230766" table:style-name="ce12">
            <text:p>45.76923077</text:p>
          </table:table-cell>
          <table:table-cell office:value-type="float" office:value="44.34375" table:style-name="ce12">
            <text:p>44.34375</text:p>
          </table:table-cell>
          <table:table-cell office:value-type="float" office:value="44.824561403508774" table:style-name="ce11">
            <text:p>44.8245614</text:p>
          </table:table-cell>
          <table:table-cell office:value-type="float" office:value="45.253275109170303" table:style-name="ce13">
            <text:p>45.253275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Speciality Products</text:p>
          </table:table-cell>
          <table:table-cell office:value-type="float" office:value="44.425925925925924" table:style-name="ce11">
            <text:p>44.42592593</text:p>
          </table:table-cell>
          <table:table-cell office:value-type="float" office:value="42.125" table:style-name="ce12">
            <text:p>42.125</text:p>
          </table:table-cell>
          <table:table-cell office:value-type="float" office:value="42.631578947368418" table:style-name="ce12">
            <text:p>42.63157895</text:p>
          </table:table-cell>
          <table:table-cell office:value-type="float" office:value="43.05263157894737" table:style-name="ce12">
            <text:p>43.05263158</text:p>
          </table:table-cell>
          <table:table-cell office:value-type="float" office:value="43.420289855072461" table:style-name="ce11">
            <text:p>43.42028986</text:p>
          </table:table-cell>
          <table:table-cell office:value-type="float" office:value="43.203703703703702" table:style-name="ce11">
            <text:p>43.2037037</text:p>
          </table:table-cell>
          <table:table-cell table:style-name="ce12"/>
          <table:table-cell office:value-type="float" office:value="45.272727272727273" table:style-name="ce12">
            <text:p>45.27272727</text:p>
          </table:table-cell>
          <table:table-cell office:value-type="float" office:value="40.10526315789474" table:style-name="ce12">
            <text:p>40.10526316</text:p>
          </table:table-cell>
          <table:table-cell office:value-type="float" office:value="48.875" table:style-name="ce12">
            <text:p>48.875</text:p>
          </table:table-cell>
          <table:table-cell office:value-type="float" office:value="43.527559055118111" table:style-name="ce11">
            <text:p>43.52755906</text:p>
          </table:table-cell>
          <table:table-cell office:value-type="float" office:value="43.471698113207545" table:style-name="ce13">
            <text:p>43.47169811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Grand Total</text:p>
          </table:table-cell>
          <table:table-cell office:value-type="float" office:value="45.10144927536232" table:style-name="ce15">
            <text:p>45.10144928</text:p>
          </table:table-cell>
          <table:table-cell office:value-type="float" office:value="43.324324324324323" table:style-name="ce16">
            <text:p>43.32432432</text:p>
          </table:table-cell>
          <table:table-cell office:value-type="float" office:value="44.15" table:style-name="ce16">
            <text:p>44.15</text:p>
          </table:table-cell>
          <table:table-cell office:value-type="float" office:value="43.402985074626862" table:style-name="ce16">
            <text:p>43.40298507</text:p>
          </table:table-cell>
          <table:table-cell office:value-type="float" office:value="44.277992277992276" table:style-name="ce15">
            <text:p>44.27799228</text:p>
          </table:table-cell>
          <table:table-cell office:value-type="float" office:value="45.198979591836732" table:style-name="ce15">
            <text:p>45.19897959</text:p>
          </table:table-cell>
          <table:table-cell office:value-type="float" office:value="57" table:style-name="ce16">
            <text:p>57</text:p>
          </table:table-cell>
          <table:table-cell office:value-type="float" office:value="42.972972972972975" table:style-name="ce16">
            <text:p>42.97297297</text:p>
          </table:table-cell>
          <table:table-cell office:value-type="float" office:value="43.297709923664122" table:style-name="ce16">
            <text:p>43.29770992</text:p>
          </table:table-cell>
          <table:table-cell office:value-type="float" office:value="45.025641025641029" table:style-name="ce16">
            <text:p>45.02564103</text:p>
          </table:table-cell>
          <table:table-cell office:value-type="float" office:value="44.49377593360996" table:style-name="ce15">
            <text:p>44.49377593</text:p>
          </table:table-cell>
          <table:table-cell office:value-type="float" office:value="44.381999999999998" table:style-name="ce17">
            <text:p>44.382</text:p>
          </table:table-cell>
          <table:table-cell table:number-columns-repeated="16371"/>
        </table:table-row>
        <table:table-row table:number-rows-repeated="1048568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16384" table:default-cell-style-name="ce1"/>
        <table:table-row table:style-name="ro1">
          <table:table-cell office:value-type="string" table:style-name="ce27">
            <text:p>Emp Id</text:p>
          </table:table-cell>
          <table:table-cell office:value-type="string" table:style-name="ce27">
            <text:p>Full Name</text:p>
          </table:table-cell>
          <table:table-cell office:value-type="string" table:style-name="ce27">
            <text:p>Job Title</text:p>
          </table:table-cell>
          <table:table-cell office:value-type="string" table:style-name="ce27">
            <text:p>Department</text:p>
          </table:table-cell>
          <table:table-cell office:value-type="string" table:style-name="ce27">
            <text:p>Business Unit</text:p>
          </table:table-cell>
          <table:table-cell office:value-type="string" table:style-name="ce27">
            <text:p>Gender</text:p>
          </table:table-cell>
          <table:table-cell office:value-type="string" table:style-name="ce27">
            <text:p>Ethnicity</text:p>
          </table:table-cell>
          <table:table-cell office:value-type="string" table:style-name="ce27">
            <text:p>Age</text:p>
          </table:table-cell>
          <table:table-cell office:value-type="string" table:style-name="ce28">
            <text:p>Hire Date</text:p>
          </table:table-cell>
          <table:table-cell office:value-type="string" table:style-name="ce29">
            <text:p>Annual Salary</text:p>
          </table:table-cell>
          <table:table-cell office:value-type="string" table:style-name="ce27">
            <text:p>Country</text:p>
          </table:table-cell>
          <table:table-cell office:value-type="string" table:style-name="ce27">
            <text:p>City</text:p>
          </table:table-cell>
          <table:table-cell office:value-type="string" table:style-name="ce27">
            <text:p>Experience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51</text:p>
          </table:table-cell>
          <table:table-cell office:value-type="string" table:style-name="ce30">
            <text:p>Leo Owens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7" table:style-name="ce30">
            <text:p>47</text:p>
          </table:table-cell>
          <table:table-cell office:value-type="date" office:date-value="2020-04-23T00:00:00" table:style-name="ce31">
            <text:p>23-04-2020</text:p>
          </table:table-cell>
          <table:table-cell office:value-type="currency" office:value="50069" table:style-name="ce32">
            <text:p><text:s/>$50,06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67</text:p>
          </table:table-cell>
          <table:table-cell office:value-type="string" table:style-name="ce30">
            <text:p>Madeline Hoang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8" table:style-name="ce30">
            <text:p>28</text:p>
          </table:table-cell>
          <table:table-cell office:value-type="date" office:date-value="2019-10-25T00:00:00" table:style-name="ce31">
            <text:p>25-10-2019</text:p>
          </table:table-cell>
          <table:table-cell office:value-type="currency" office:value="50111" table:style-name="ce32">
            <text:p><text:s/>$50,11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00</text:p>
          </table:table-cell>
          <table:table-cell office:value-type="string" table:style-name="ce30">
            <text:p>Maria Chi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5" table:style-name="ce30">
            <text:p>65</text:p>
          </table:table-cell>
          <table:table-cell office:value-type="date" office:date-value="2013-09-26T00:00:00" table:style-name="ce31">
            <text:p>26-09-2013</text:p>
          </table:table-cell>
          <table:table-cell office:value-type="currency" office:value="50341" table:style-name="ce32">
            <text:p><text:s/>$50,34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41</text:p>
          </table:table-cell>
          <table:table-cell office:value-type="string" table:style-name="ce30">
            <text:p>Sophie Ali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02-03-28T00:00:00" table:style-name="ce31">
            <text:p>28-03-2002</text:p>
          </table:table-cell>
          <table:table-cell office:value-type="currency" office:value="50475" table:style-name="ce32">
            <text:p><text:s/>$50,47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72</text:p>
          </table:table-cell>
          <table:table-cell office:value-type="string" table:style-name="ce30">
            <text:p>Hazel Cortez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2" table:style-name="ce30">
            <text:p>52</text:p>
          </table:table-cell>
          <table:table-cell office:value-type="date" office:date-value="2021-04-18T00:00:00" table:style-name="ce31">
            <text:p>18-04-2021</text:p>
          </table:table-cell>
          <table:table-cell office:value-type="currency" office:value="50548" table:style-name="ce32">
            <text:p><text:s/>$50,54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28</text:p>
          </table:table-cell>
          <table:table-cell office:value-type="string" table:style-name="ce30">
            <text:p>Nora Nelson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07-01-09T00:00:00" table:style-name="ce31">
            <text:p>09-01-2007</text:p>
          </table:table-cell>
          <table:table-cell office:value-type="currency" office:value="50685" table:style-name="ce32">
            <text:p><text:s/>$50,68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52</text:p>
          </table:table-cell>
          <table:table-cell office:value-type="string" table:style-name="ce30">
            <text:p>Parker Vang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16-12-17T00:00:00" table:style-name="ce31">
            <text:p>17-12-2016</text:p>
          </table:table-cell>
          <table:table-cell office:value-type="currency" office:value="50733" table:style-name="ce32">
            <text:p><text:s/>$50,73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03</text:p>
          </table:table-cell>
          <table:table-cell office:value-type="string" table:style-name="ce30">
            <text:p>Eli Soto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8" table:style-name="ce30">
            <text:p>38</text:p>
          </table:table-cell>
          <table:table-cell office:value-type="date" office:date-value="2016-05-02T00:00:00" table:style-name="ce31">
            <text:p>02-05-2016</text:p>
          </table:table-cell>
          <table:table-cell office:value-type="currency" office:value="50784" table:style-name="ce32">
            <text:p><text:s/>$50,78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37</text:p>
          </table:table-cell>
          <table:table-cell office:value-type="string" table:style-name="ce30">
            <text:p>Emma Cao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19-08-24T00:00:00" table:style-name="ce31">
            <text:p>24-08-2019</text:p>
          </table:table-cell>
          <table:table-cell office:value-type="currency" office:value="50809" table:style-name="ce32">
            <text:p><text:s/>$50,80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25</text:p>
          </table:table-cell>
          <table:table-cell office:value-type="string" table:style-name="ce30">
            <text:p>Robert Edwards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2" table:style-name="ce30">
            <text:p>62</text:p>
          </table:table-cell>
          <table:table-cell office:value-type="date" office:date-value="2004-10-11T00:00:00" table:style-name="ce31">
            <text:p>11-10-2004</text:p>
          </table:table-cell>
          <table:table-cell office:value-type="currency" office:value="50825" table:style-name="ce32">
            <text:p><text:s/>$50,82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32</text:p>
          </table:table-cell>
          <table:table-cell office:value-type="string" table:style-name="ce30">
            <text:p>Alice Soto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6" table:style-name="ce30">
            <text:p>56</text:p>
          </table:table-cell>
          <table:table-cell office:value-type="date" office:date-value="1995-04-13T00:00:00" table:style-name="ce31">
            <text:p>13-04-1995</text:p>
          </table:table-cell>
          <table:table-cell office:value-type="currency" office:value="50857" table:style-name="ce32">
            <text:p><text:s/>$50,85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30" table:style-name="ce3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05</text:p>
          </table:table-cell>
          <table:table-cell office:value-type="string" table:style-name="ce30">
            <text:p>Cooper Jiang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19-07-25T00:00:00" table:style-name="ce31">
            <text:p>25-07-2019</text:p>
          </table:table-cell>
          <table:table-cell office:value-type="currency" office:value="50883" table:style-name="ce32">
            <text:p><text:s/>$50,88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44</text:p>
          </table:table-cell>
          <table:table-cell office:value-type="string" table:style-name="ce30">
            <text:p>Joshua Gupta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2017-01-24T00:00:00" table:style-name="ce31">
            <text:p>24-01-2017</text:p>
          </table:table-cell>
          <table:table-cell office:value-type="currency" office:value="50994" table:style-name="ce32">
            <text:p><text:s/>$50,99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80</text:p>
          </table:table-cell>
          <table:table-cell office:value-type="string" table:style-name="ce30">
            <text:p>Maverick Medina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9" table:style-name="ce30">
            <text:p>39</text:p>
          </table:table-cell>
          <table:table-cell office:value-type="date" office:date-value="2007-05-27T00:00:00" table:style-name="ce31">
            <text:p>27-05-2007</text:p>
          </table:table-cell>
          <table:table-cell office:value-type="currency" office:value="51234" table:style-name="ce32">
            <text:p><text:s/>$51,23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17</text:p>
          </table:table-cell>
          <table:table-cell office:value-type="string" table:style-name="ce30">
            <text:p>Kennedy Vargas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05-10-14T00:00:00" table:style-name="ce31">
            <text:p>14-10-2005</text:p>
          </table:table-cell>
          <table:table-cell office:value-type="currency" office:value="51404" table:style-name="ce32">
            <text:p><text:s/>$51,40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72</text:p>
          </table:table-cell>
          <table:table-cell office:value-type="string" table:style-name="ce30">
            <text:p>Alexander Foster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35" table:style-name="ce30">
            <text:p>35</text:p>
          </table:table-cell>
          <table:table-cell office:value-type="date" office:date-value="2020-07-03T00:00:00" table:style-name="ce31">
            <text:p>03-07-2020</text:p>
          </table:table-cell>
          <table:table-cell office:value-type="currency" office:value="51513" table:style-name="ce32">
            <text:p><text:s/>$51,51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87</text:p>
          </table:table-cell>
          <table:table-cell office:value-type="string" table:style-name="ce30">
            <text:p>Luke Mai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1" table:style-name="ce30">
            <text:p>41</text:p>
          </table:table-cell>
          <table:table-cell office:value-type="date" office:date-value="2007-10-24T00:00:00" table:style-name="ce31">
            <text:p>24-10-2007</text:p>
          </table:table-cell>
          <table:table-cell office:value-type="currency" office:value="51630" table:style-name="ce32">
            <text:p><text:s/>$51,63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77</text:p>
          </table:table-cell>
          <table:table-cell office:value-type="string" table:style-name="ce30">
            <text:p>Zoe Do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14-01-08T00:00:00" table:style-name="ce31">
            <text:p>08-01-2014</text:p>
          </table:table-cell>
          <table:table-cell office:value-type="currency" office:value="51877" table:style-name="ce32">
            <text:p><text:s/>$51,87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97</text:p>
          </table:table-cell>
          <table:table-cell office:value-type="string" table:style-name="ce30">
            <text:p>Brooks Stewart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5" table:style-name="ce30">
            <text:p>45</text:p>
          </table:table-cell>
          <table:table-cell office:value-type="date" office:date-value="2015-12-19T00:00:00" table:style-name="ce31">
            <text:p>19-12-2015</text:p>
          </table:table-cell>
          <table:table-cell office:value-type="currency" office:value="51983" table:style-name="ce32">
            <text:p><text:s/>$51,98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47</text:p>
          </table:table-cell>
          <table:table-cell office:value-type="string" table:style-name="ce30">
            <text:p>Owen Ha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8" table:style-name="ce30">
            <text:p>28</text:p>
          </table:table-cell>
          <table:table-cell office:value-type="date" office:date-value="2017-05-12T00:00:00" table:style-name="ce31">
            <text:p>12-05-2017</text:p>
          </table:table-cell>
          <table:table-cell office:value-type="currency" office:value="52069" table:style-name="ce32">
            <text:p><text:s/>$52,06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58</text:p>
          </table:table-cell>
          <table:table-cell office:value-type="string" table:style-name="ce30">
            <text:p>Grayson Soto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4" table:style-name="ce30">
            <text:p>34</text:p>
          </table:table-cell>
          <table:table-cell office:value-type="date" office:date-value="2015-08-03T00:00:00" table:style-name="ce31">
            <text:p>03-08-2015</text:p>
          </table:table-cell>
          <table:table-cell office:value-type="currency" office:value="52200" table:style-name="ce32">
            <text:p><text:s/>$52,20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61</text:p>
          </table:table-cell>
          <table:table-cell office:value-type="string" table:style-name="ce30">
            <text:p>Connor Simmon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07-04-05T00:00:00" table:style-name="ce31">
            <text:p>05-04-2007</text:p>
          </table:table-cell>
          <table:table-cell office:value-type="currency" office:value="52310" table:style-name="ce32">
            <text:p><text:s/>$52,3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11</text:p>
          </table:table-cell>
          <table:table-cell office:value-type="string" table:style-name="ce30">
            <text:p>Alice Mehta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9-04-02T00:00:00" table:style-name="ce31">
            <text:p>02-04-2019</text:p>
          </table:table-cell>
          <table:table-cell office:value-type="currency" office:value="52621" table:style-name="ce32">
            <text:p><text:s/>$52,62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21</text:p>
          </table:table-cell>
          <table:table-cell office:value-type="string" table:style-name="ce30">
            <text:p>Julian Delgado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16-05-19T00:00:00" table:style-name="ce31">
            <text:p>19-05-2016</text:p>
          </table:table-cell>
          <table:table-cell office:value-type="currency" office:value="52693" table:style-name="ce32">
            <text:p><text:s/>$52,69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47</text:p>
          </table:table-cell>
          <table:table-cell office:value-type="string" table:style-name="ce30">
            <text:p>Sophie Owen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5-03-05T00:00:00" table:style-name="ce31">
            <text:p>05-03-2015</text:p>
          </table:table-cell>
          <table:table-cell office:value-type="currency" office:value="52697" table:style-name="ce32">
            <text:p><text:s/>$52,69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66</text:p>
          </table:table-cell>
          <table:table-cell office:value-type="string" table:style-name="ce30">
            <text:p>Austin Edwards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2" table:style-name="ce30">
            <text:p>42</text:p>
          </table:table-cell>
          <table:table-cell office:value-type="date" office:date-value="2006-09-24T00:00:00" table:style-name="ce31">
            <text:p>24-09-2006</text:p>
          </table:table-cell>
          <table:table-cell office:value-type="currency" office:value="52733" table:style-name="ce32">
            <text:p><text:s/>$52,73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40</text:p>
          </table:table-cell>
          <table:table-cell office:value-type="string" table:style-name="ce30">
            <text:p>Eliana Allen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6" table:style-name="ce30">
            <text:p>56</text:p>
          </table:table-cell>
          <table:table-cell office:value-type="date" office:date-value="2009-08-20T00:00:00" table:style-name="ce31">
            <text:p>20-08-2009</text:p>
          </table:table-cell>
          <table:table-cell office:value-type="currency" office:value="52800" table:style-name="ce32">
            <text:p><text:s/>$52,80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11</text:p>
          </table:table-cell>
          <table:table-cell office:value-type="string" table:style-name="ce30">
            <text:p>Scarlett Figueroa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4" table:style-name="ce30">
            <text:p>34</text:p>
          </table:table-cell>
          <table:table-cell office:value-type="date" office:date-value="2016-10-21T00:00:00" table:style-name="ce31">
            <text:p>21-10-2016</text:p>
          </table:table-cell>
          <table:table-cell office:value-type="currency" office:value="52811" table:style-name="ce32">
            <text:p><text:s/>$52,81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40</text:p>
          </table:table-cell>
          <table:table-cell office:value-type="string" table:style-name="ce30">
            <text:p>Miles Salazar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10-12-23T00:00:00" table:style-name="ce31">
            <text:p>23-12-2010</text:p>
          </table:table-cell>
          <table:table-cell office:value-type="currency" office:value="53215" table:style-name="ce32">
            <text:p><text:s/>$53,21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14</text:p>
          </table:table-cell>
          <table:table-cell office:value-type="string" table:style-name="ce30">
            <text:p>Savannah Park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4" table:style-name="ce30">
            <text:p>44</text:p>
          </table:table-cell>
          <table:table-cell office:value-type="date" office:date-value="2009-01-28T00:00:00" table:style-name="ce31">
            <text:p>28-01-2009</text:p>
          </table:table-cell>
          <table:table-cell office:value-type="currency" office:value="53301" table:style-name="ce32">
            <text:p><text:s/>$53,30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64</text:p>
          </table:table-cell>
          <table:table-cell office:value-type="string" table:style-name="ce30">
            <text:p>Ella Hunter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2017-01-18T00:00:00" table:style-name="ce31">
            <text:p>18-01-2017</text:p>
          </table:table-cell>
          <table:table-cell office:value-type="currency" office:value="53799" table:style-name="ce32">
            <text:p><text:s/>$53,7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42</text:p>
          </table:table-cell>
          <table:table-cell office:value-type="string" table:style-name="ce30">
            <text:p>Ava Nelson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3" table:style-name="ce30">
            <text:p>63</text:p>
          </table:table-cell>
          <table:table-cell office:value-type="date" office:date-value="1992-04-01T00:00:00" table:style-name="ce31">
            <text:p>01-04-1992</text:p>
          </table:table-cell>
          <table:table-cell office:value-type="currency" office:value="53809" table:style-name="ce32">
            <text:p><text:s/>$53,80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33" table:style-name="ce3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94</text:p>
          </table:table-cell>
          <table:table-cell office:value-type="string" table:style-name="ce30">
            <text:p>Eli Reed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2014-02-27T00:00:00" table:style-name="ce31">
            <text:p>27-02-2014</text:p>
          </table:table-cell>
          <table:table-cell office:value-type="currency" office:value="53929" table:style-name="ce32">
            <text:p><text:s/>$53,92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45</text:p>
          </table:table-cell>
          <table:table-cell office:value-type="string" table:style-name="ce30">
            <text:p>Andrew Huynh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1997-04-28T00:00:00" table:style-name="ce31">
            <text:p>28-04-1997</text:p>
          </table:table-cell>
          <table:table-cell office:value-type="currency" office:value="54051" table:style-name="ce32">
            <text:p><text:s/>$54,05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36</text:p>
          </table:table-cell>
          <table:table-cell office:value-type="string" table:style-name="ce30">
            <text:p>Everly Walker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09-10-23T00:00:00" table:style-name="ce31">
            <text:p>23-10-2009</text:p>
          </table:table-cell>
          <table:table-cell office:value-type="currency" office:value="54415" table:style-name="ce32">
            <text:p><text:s/>$54,41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95</text:p>
          </table:table-cell>
          <table:table-cell office:value-type="string" table:style-name="ce30">
            <text:p>Axel Jorda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7" table:style-name="ce30">
            <text:p>47</text:p>
          </table:table-cell>
          <table:table-cell office:value-type="date" office:date-value="2013-02-28T00:00:00" table:style-name="ce31">
            <text:p>28-02-2013</text:p>
          </table:table-cell>
          <table:table-cell office:value-type="currency" office:value="54635" table:style-name="ce32">
            <text:p><text:s/>$54,63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59</text:p>
          </table:table-cell>
          <table:table-cell office:value-type="string" table:style-name="ce30">
            <text:p>Jackson Jordan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8" table:style-name="ce30">
            <text:p>48</text:p>
          </table:table-cell>
          <table:table-cell office:value-type="date" office:date-value="2020-09-21T00:00:00" table:style-name="ce31">
            <text:p>21-09-2020</text:p>
          </table:table-cell>
          <table:table-cell office:value-type="currency" office:value="54654" table:style-name="ce32">
            <text:p><text:s/>$54,6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99</text:p>
          </table:table-cell>
          <table:table-cell office:value-type="string" table:style-name="ce30">
            <text:p>Connor Walker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9-03-18T00:00:00" table:style-name="ce31">
            <text:p>18-03-2019</text:p>
          </table:table-cell>
          <table:table-cell office:value-type="currency" office:value="54714" table:style-name="ce32">
            <text:p><text:s/>$54,71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26</text:p>
          </table:table-cell>
          <table:table-cell office:value-type="string" table:style-name="ce30">
            <text:p>Rylee Bui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1-12-22T00:00:00" table:style-name="ce31">
            <text:p>22-12-2011</text:p>
          </table:table-cell>
          <table:table-cell office:value-type="currency" office:value="54733" table:style-name="ce32">
            <text:p><text:s/>$54,73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94</text:p>
          </table:table-cell>
          <table:table-cell office:value-type="string" table:style-name="ce30">
            <text:p>Ezekiel Kumar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8" table:style-name="ce30">
            <text:p>28</text:p>
          </table:table-cell>
          <table:table-cell office:value-type="date" office:date-value="2017-06-25T00:00:00" table:style-name="ce31">
            <text:p>25-06-2017</text:p>
          </table:table-cell>
          <table:table-cell office:value-type="currency" office:value="54775" table:style-name="ce32">
            <text:p><text:s/>$54,77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80</text:p>
          </table:table-cell>
          <table:table-cell office:value-type="string" table:style-name="ce30">
            <text:p>Samantha Woods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6" table:style-name="ce30">
            <text:p>56</text:p>
          </table:table-cell>
          <table:table-cell office:value-type="date" office:date-value="2019-12-25T00:00:00" table:style-name="ce31">
            <text:p>25-12-2019</text:p>
          </table:table-cell>
          <table:table-cell office:value-type="currency" office:value="54829" table:style-name="ce32">
            <text:p><text:s/>$54,82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33</text:p>
          </table:table-cell>
          <table:table-cell office:value-type="string" table:style-name="ce30">
            <text:p>Adrian Fernandez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01-08-23T00:00:00" table:style-name="ce31">
            <text:p>23-08-2001</text:p>
          </table:table-cell>
          <table:table-cell office:value-type="currency" office:value="54994" table:style-name="ce32">
            <text:p><text:s/>$54,99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16</text:p>
          </table:table-cell>
          <table:table-cell office:value-type="string" table:style-name="ce30">
            <text:p>Madelyn Mehta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2005-01-28T00:00:00" table:style-name="ce31">
            <text:p>28-01-2005</text:p>
          </table:table-cell>
          <table:table-cell office:value-type="currency" office:value="55369" table:style-name="ce32">
            <text:p><text:s/>$55,36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87</text:p>
          </table:table-cell>
          <table:table-cell office:value-type="string" table:style-name="ce30">
            <text:p>Emery Do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18-03-16T00:00:00" table:style-name="ce31">
            <text:p>16-03-2018</text:p>
          </table:table-cell>
          <table:table-cell office:value-type="currency" office:value="55457" table:style-name="ce32">
            <text:p><text:s/>$55,45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28</text:p>
          </table:table-cell>
          <table:table-cell office:value-type="string" table:style-name="ce30">
            <text:p>Miles Dang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1" table:style-name="ce30">
            <text:p>61</text:p>
          </table:table-cell>
          <table:table-cell office:value-type="date" office:date-value="2000-09-24T00:00:00" table:style-name="ce31">
            <text:p>24-09-2000</text:p>
          </table:table-cell>
          <table:table-cell office:value-type="currency" office:value="40063" table:style-name="ce32">
            <text:p><text:s/>$40,06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02</text:p>
          </table:table-cell>
          <table:table-cell office:value-type="string" table:style-name="ce30">
            <text:p>Dominic Guzma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5" table:style-name="ce30">
            <text:p>65</text:p>
          </table:table-cell>
          <table:table-cell office:value-type="date" office:date-value="2004-05-16T00:00:00" table:style-name="ce31">
            <text:p>16-05-2004</text:p>
          </table:table-cell>
          <table:table-cell office:value-type="currency" office:value="55499" table:style-name="ce32">
            <text:p><text:s/>$55,49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50</text:p>
          </table:table-cell>
          <table:table-cell office:value-type="string" table:style-name="ce30">
            <text:p>Natalia Vu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4" table:style-name="ce30">
            <text:p>54</text:p>
          </table:table-cell>
          <table:table-cell office:value-type="date" office:date-value="2006-12-29T00:00:00" table:style-name="ce31">
            <text:p>29-12-2006</text:p>
          </table:table-cell>
          <table:table-cell office:value-type="currency" office:value="55518" table:style-name="ce32">
            <text:p><text:s/>$55,51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50</text:p>
          </table:table-cell>
          <table:table-cell office:value-type="string" table:style-name="ce30">
            <text:p>Emery Chang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0-08-17T00:00:00" table:style-name="ce31">
            <text:p>17-08-2000</text:p>
          </table:table-cell>
          <table:table-cell office:value-type="currency" office:value="55563" table:style-name="ce32">
            <text:p><text:s/>$55,56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91</text:p>
          </table:table-cell>
          <table:table-cell office:value-type="string" table:style-name="ce30">
            <text:p>Emilia Chu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8" table:style-name="ce30">
            <text:p>48</text:p>
          </table:table-cell>
          <table:table-cell office:value-type="date" office:date-value="2003-06-24T00:00:00" table:style-name="ce31">
            <text:p>24-06-2003</text:p>
          </table:table-cell>
          <table:table-cell office:value-type="currency" office:value="55760" table:style-name="ce32">
            <text:p><text:s/>$55,76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53</text:p>
          </table:table-cell>
          <table:table-cell office:value-type="string" table:style-name="ce30">
            <text:p>Peyton Vasquez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6" table:style-name="ce30">
            <text:p>26</text:p>
          </table:table-cell>
          <table:table-cell office:value-type="date" office:date-value="2019-01-24T00:00:00" table:style-name="ce31">
            <text:p>24-01-2019</text:p>
          </table:table-cell>
          <table:table-cell office:value-type="currency" office:value="55767" table:style-name="ce32">
            <text:p><text:s/>$55,76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62</text:p>
          </table:table-cell>
          <table:table-cell office:value-type="string" table:style-name="ce30">
            <text:p>Xavier Zheng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7-07-22T00:00:00" table:style-name="ce31">
            <text:p>22-07-2017</text:p>
          </table:table-cell>
          <table:table-cell office:value-type="currency" office:value="55854" table:style-name="ce32">
            <text:p><text:s/>$55,8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13</text:p>
          </table:table-cell>
          <table:table-cell office:value-type="string" table:style-name="ce30">
            <text:p>Elena Vang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2019-02-19T00:00:00" table:style-name="ce31">
            <text:p>19-02-2019</text:p>
          </table:table-cell>
          <table:table-cell office:value-type="currency" office:value="55859" table:style-name="ce32">
            <text:p><text:s/>$55,85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44</text:p>
          </table:table-cell>
          <table:table-cell office:value-type="string" table:style-name="ce30">
            <text:p>Jayden Kang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11-04-24T00:00:00" table:style-name="ce31">
            <text:p>24-04-2011</text:p>
          </table:table-cell>
          <table:table-cell office:value-type="currency" office:value="55894" table:style-name="ce32">
            <text:p><text:s/>$55,89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00</text:p>
          </table:table-cell>
          <table:table-cell office:value-type="string" table:style-name="ce30">
            <text:p>William Vu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3-11-14T00:00:00" table:style-name="ce31">
            <text:p>14-11-2013</text:p>
          </table:table-cell>
          <table:table-cell office:value-type="currency" office:value="56037" table:style-name="ce32">
            <text:p><text:s/>$56,03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20</text:p>
          </table:table-cell>
          <table:table-cell office:value-type="string" table:style-name="ce30">
            <text:p>Nolan Pena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0" table:style-name="ce30">
            <text:p>30</text:p>
          </table:table-cell>
          <table:table-cell office:value-type="date" office:date-value="2018-06-21T00:00:00" table:style-name="ce31">
            <text:p>21-06-2018</text:p>
          </table:table-cell>
          <table:table-cell office:value-type="currency" office:value="56154" table:style-name="ce32">
            <text:p><text:s/>$56,15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36</text:p>
          </table:table-cell>
          <table:table-cell office:value-type="string" table:style-name="ce30">
            <text:p>Hailey Yee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4" table:style-name="ce30">
            <text:p>54</text:p>
          </table:table-cell>
          <table:table-cell office:value-type="date" office:date-value="2021-03-16T00:00:00" table:style-name="ce31">
            <text:p>16-03-2021</text:p>
          </table:table-cell>
          <table:table-cell office:value-type="currency" office:value="56239" table:style-name="ce32">
            <text:p><text:s/>$56,23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84</text:p>
          </table:table-cell>
          <table:table-cell office:value-type="string" table:style-name="ce30">
            <text:p>Kayden Ortega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8" table:style-name="ce30">
            <text:p>58</text:p>
          </table:table-cell>
          <table:table-cell office:value-type="date" office:date-value="2010-04-19T00:00:00" table:style-name="ce31">
            <text:p>19-04-2010</text:p>
          </table:table-cell>
          <table:table-cell office:value-type="currency" office:value="56350" table:style-name="ce32">
            <text:p><text:s/>$56,35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00</text:p>
          </table:table-cell>
          <table:table-cell office:value-type="string" table:style-name="ce30">
            <text:p>Hailey Hong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3" table:style-name="ce30">
            <text:p>33</text:p>
          </table:table-cell>
          <table:table-cell office:value-type="date" office:date-value="2021-01-22T00:00:00" table:style-name="ce31">
            <text:p>22-01-2021</text:p>
          </table:table-cell>
          <table:table-cell office:value-type="currency" office:value="56405" table:style-name="ce32">
            <text:p><text:s/>$56,4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89</text:p>
          </table:table-cell>
          <table:table-cell office:value-type="string" table:style-name="ce30">
            <text:p>Nicholas Brook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3" table:style-name="ce30">
            <text:p>43</text:p>
          </table:table-cell>
          <table:table-cell office:value-type="date" office:date-value="2017-10-20T00:00:00" table:style-name="ce31">
            <text:p>20-10-2017</text:p>
          </table:table-cell>
          <table:table-cell office:value-type="currency" office:value="56555" table:style-name="ce32">
            <text:p><text:s/>$56,55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68</text:p>
          </table:table-cell>
          <table:table-cell office:value-type="string" table:style-name="ce30">
            <text:p>Caroline Santo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5" table:style-name="ce30">
            <text:p>25</text:p>
          </table:table-cell>
          <table:table-cell office:value-type="date" office:date-value="2020-07-12T00:00:00" table:style-name="ce31">
            <text:p>12-07-2020</text:p>
          </table:table-cell>
          <table:table-cell office:value-type="currency" office:value="56565" table:style-name="ce32">
            <text:p><text:s/>$56,56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39</text:p>
          </table:table-cell>
          <table:table-cell office:value-type="string" table:style-name="ce30">
            <text:p>Ruby Washingto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65" table:style-name="ce30">
            <text:p>65</text:p>
          </table:table-cell>
          <table:table-cell office:value-type="date" office:date-value="2011-06-17T00:00:00" table:style-name="ce31">
            <text:p>17-06-2011</text:p>
          </table:table-cell>
          <table:table-cell office:value-type="currency" office:value="56686" table:style-name="ce32">
            <text:p><text:s/>$56,68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46</text:p>
          </table:table-cell>
          <table:table-cell office:value-type="string" table:style-name="ce30">
            <text:p>Charles Moore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9" table:style-name="ce30">
            <text:p>49</text:p>
          </table:table-cell>
          <table:table-cell office:value-type="date" office:date-value="2011-12-17T00:00:00" table:style-name="ce31">
            <text:p>17-12-2011</text:p>
          </table:table-cell>
          <table:table-cell office:value-type="currency" office:value="56878" table:style-name="ce32">
            <text:p><text:s/>$56,8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54</text:p>
          </table:table-cell>
          <table:table-cell office:value-type="string" table:style-name="ce30">
            <text:p>Samuel Morale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4" table:style-name="ce30">
            <text:p>34</text:p>
          </table:table-cell>
          <table:table-cell office:value-type="date" office:date-value="2015-06-27T00:00:00" table:style-name="ce31">
            <text:p>27-06-2015</text:p>
          </table:table-cell>
          <table:table-cell office:value-type="currency" office:value="57008" table:style-name="ce32">
            <text:p><text:s/>$57,00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38</text:p>
          </table:table-cell>
          <table:table-cell office:value-type="string" table:style-name="ce30">
            <text:p>Brooklyn Daniels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4" table:style-name="ce30">
            <text:p>64</text:p>
          </table:table-cell>
          <table:table-cell office:value-type="date" office:date-value="2003-02-10T00:00:00" table:style-name="ce31">
            <text:p>10-02-2003</text:p>
          </table:table-cell>
          <table:table-cell office:value-type="currency" office:value="57032" table:style-name="ce32">
            <text:p><text:s/>$57,03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31</text:p>
          </table:table-cell>
          <table:table-cell office:value-type="string" table:style-name="ce30">
            <text:p>Ruby Choi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18-12-06T00:00:00" table:style-name="ce31">
            <text:p>06-12-2018</text:p>
          </table:table-cell>
          <table:table-cell office:value-type="currency" office:value="57225" table:style-name="ce32">
            <text:p><text:s/>$57,22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44</text:p>
          </table:table-cell>
          <table:table-cell office:value-type="string" table:style-name="ce30">
            <text:p>Brooklyn Ruiz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1" table:style-name="ce30">
            <text:p>61</text:p>
          </table:table-cell>
          <table:table-cell office:value-type="date" office:date-value="2014-08-10T00:00:00" table:style-name="ce31">
            <text:p>10-08-2014</text:p>
          </table:table-cell>
          <table:table-cell office:value-type="currency" office:value="57446" table:style-name="ce32">
            <text:p><text:s/>$57,44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12</text:p>
          </table:table-cell>
          <table:table-cell office:value-type="string" table:style-name="ce30">
            <text:p>Ezra Bank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7" table:style-name="ce30">
            <text:p>37</text:p>
          </table:table-cell>
          <table:table-cell office:value-type="date" office:date-value="2010-04-23T00:00:00" table:style-name="ce31">
            <text:p>23-04-2010</text:p>
          </table:table-cell>
          <table:table-cell office:value-type="currency" office:value="57531" table:style-name="ce32">
            <text:p><text:s/>$57,5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90</text:p>
          </table:table-cell>
          <table:table-cell office:value-type="string" table:style-name="ce30">
            <text:p>Isaac Sanders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9" table:style-name="ce30">
            <text:p>49</text:p>
          </table:table-cell>
          <table:table-cell office:value-type="date" office:date-value="2001-03-29T00:00:00" table:style-name="ce31">
            <text:p>29-03-2001</text:p>
          </table:table-cell>
          <table:table-cell office:value-type="currency" office:value="57606" table:style-name="ce32">
            <text:p><text:s/>$57,60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07</text:p>
          </table:table-cell>
          <table:table-cell office:value-type="string" table:style-name="ce30">
            <text:p>Isaac Joseph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4" table:style-name="ce30">
            <text:p>54</text:p>
          </table:table-cell>
          <table:table-cell office:value-type="date" office:date-value="1998-09-24T00:00:00" table:style-name="ce31">
            <text:p>24-09-1998</text:p>
          </table:table-cell>
          <table:table-cell office:value-type="currency" office:value="58006" table:style-name="ce32">
            <text:p><text:s/>$58,00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77</text:p>
          </table:table-cell>
          <table:table-cell office:value-type="string" table:style-name="ce30">
            <text:p>Nora Nunez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12-08-06T00:00:00" table:style-name="ce31">
            <text:p>06-08-2012</text:p>
          </table:table-cell>
          <table:table-cell office:value-type="currency" office:value="58586" table:style-name="ce32">
            <text:p><text:s/>$58,58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34</text:p>
          </table:table-cell>
          <table:table-cell office:value-type="string" table:style-name="ce30">
            <text:p>Vivian Guzman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3" table:style-name="ce30">
            <text:p>53</text:p>
          </table:table-cell>
          <table:table-cell office:value-type="date" office:date-value="2002-02-09T00:00:00" table:style-name="ce31">
            <text:p>09-02-2002</text:p>
          </table:table-cell>
          <table:table-cell office:value-type="currency" office:value="58605" table:style-name="ce32">
            <text:p><text:s/>$58,6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21</text:p>
          </table:table-cell>
          <table:table-cell office:value-type="string" table:style-name="ce30">
            <text:p>Roman King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0" table:style-name="ce30">
            <text:p>60</text:p>
          </table:table-cell>
          <table:table-cell office:value-type="date" office:date-value="2007-08-16T00:00:00" table:style-name="ce31">
            <text:p>16-08-2007</text:p>
          </table:table-cell>
          <table:table-cell office:value-type="currency" office:value="58671" table:style-name="ce32">
            <text:p><text:s/>$58,67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49</text:p>
          </table:table-cell>
          <table:table-cell office:value-type="string" table:style-name="ce30">
            <text:p>Nathan Lee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9" table:style-name="ce30">
            <text:p>29</text:p>
          </table:table-cell>
          <table:table-cell office:value-type="date" office:date-value="2016-08-20T00:00:00" table:style-name="ce31">
            <text:p>20-08-2016</text:p>
          </table:table-cell>
          <table:table-cell office:value-type="currency" office:value="58703" table:style-name="ce32">
            <text:p><text:s/>$58,7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18</text:p>
          </table:table-cell>
          <table:table-cell office:value-type="string" table:style-name="ce30">
            <text:p>Emery Ford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9" table:style-name="ce30">
            <text:p>39</text:p>
          </table:table-cell>
          <table:table-cell office:value-type="date" office:date-value="2017-04-18T00:00:00" table:style-name="ce31">
            <text:p>18-04-2017</text:p>
          </table:table-cell>
          <table:table-cell office:value-type="currency" office:value="58745" table:style-name="ce32">
            <text:p><text:s/>$58,74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96</text:p>
          </table:table-cell>
          <table:table-cell office:value-type="string" table:style-name="ce30">
            <text:p>Jack Vu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3" table:style-name="ce30">
            <text:p>43</text:p>
          </table:table-cell>
          <table:table-cell office:value-type="date" office:date-value="2014-02-10T00:00:00" table:style-name="ce31">
            <text:p>10-02-2014</text:p>
          </table:table-cell>
          <table:table-cell office:value-type="currency" office:value="58875" table:style-name="ce32">
            <text:p><text:s/>$58,87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78</text:p>
          </table:table-cell>
          <table:table-cell office:value-type="string" table:style-name="ce30">
            <text:p>Maverick Li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18-03-10T00:00:00" table:style-name="ce31">
            <text:p>10-03-2018</text:p>
          </table:table-cell>
          <table:table-cell office:value-type="currency" office:value="58993" table:style-name="ce32">
            <text:p><text:s/>$58,99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48</text:p>
          </table:table-cell>
          <table:table-cell office:value-type="string" table:style-name="ce30">
            <text:p>Zoey Jackson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46" table:style-name="ce30">
            <text:p>46</text:p>
          </table:table-cell>
          <table:table-cell office:value-type="date" office:date-value="2008-08-21T00:00:00" table:style-name="ce31">
            <text:p>21-08-2008</text:p>
          </table:table-cell>
          <table:table-cell office:value-type="currency" office:value="59067" table:style-name="ce32">
            <text:p><text:s/>$59,06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49</text:p>
          </table:table-cell>
          <table:table-cell office:value-type="string" table:style-name="ce30">
            <text:p>Mateo Vu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0" table:style-name="ce30">
            <text:p>30</text:p>
          </table:table-cell>
          <table:table-cell office:value-type="date" office:date-value="2016-09-29T00:00:00" table:style-name="ce31">
            <text:p>29-09-2016</text:p>
          </table:table-cell>
          <table:table-cell office:value-type="currency" office:value="59100" table:style-name="ce32">
            <text:p><text:s/>$59,10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88</text:p>
          </table:table-cell>
          <table:table-cell office:value-type="string" table:style-name="ce30">
            <text:p>Emily Contrera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6" table:style-name="ce30">
            <text:p>56</text:p>
          </table:table-cell>
          <table:table-cell office:value-type="date" office:date-value="1992-06-15T00:00:00" table:style-name="ce31">
            <text:p>15-06-1992</text:p>
          </table:table-cell>
          <table:table-cell office:value-type="currency" office:value="59591" table:style-name="ce32">
            <text:p><text:s/>$59,59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33" table:style-name="ce3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58</text:p>
          </table:table-cell>
          <table:table-cell office:value-type="string" table:style-name="ce30">
            <text:p>Jonathan Khan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3-08-30T00:00:00" table:style-name="ce31">
            <text:p>30-08-2013</text:p>
          </table:table-cell>
          <table:table-cell office:value-type="currency" office:value="59646" table:style-name="ce32">
            <text:p><text:s/>$59,64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72</text:p>
          </table:table-cell>
          <table:table-cell office:value-type="string" table:style-name="ce30">
            <text:p>Amelia Salazar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6" table:style-name="ce30">
            <text:p>26</text:p>
          </table:table-cell>
          <table:table-cell office:value-type="date" office:date-value="2019-04-23T00:00:00" table:style-name="ce31">
            <text:p>23-04-2019</text:p>
          </table:table-cell>
          <table:table-cell office:value-type="currency" office:value="59817" table:style-name="ce32">
            <text:p><text:s/>$59,81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62</text:p>
          </table:table-cell>
          <table:table-cell office:value-type="string" table:style-name="ce30">
            <text:p>Logan Mitchell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5" table:style-name="ce30">
            <text:p>65</text:p>
          </table:table-cell>
          <table:table-cell office:value-type="date" office:date-value="2005-08-20T00:00:00" table:style-name="ce31">
            <text:p>20-08-2005</text:p>
          </table:table-cell>
          <table:table-cell office:value-type="currency" office:value="59833" table:style-name="ce32">
            <text:p><text:s/>$59,83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12</text:p>
          </table:table-cell>
          <table:table-cell office:value-type="string" table:style-name="ce30">
            <text:p>Axel Chu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3" table:style-name="ce30">
            <text:p>43</text:p>
          </table:table-cell>
          <table:table-cell office:value-type="date" office:date-value="2018-05-04T00:00:00" table:style-name="ce31">
            <text:p>04-05-2018</text:p>
          </table:table-cell>
          <table:table-cell office:value-type="currency" office:value="59888" table:style-name="ce32">
            <text:p><text:s/>$59,88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84</text:p>
          </table:table-cell>
          <table:table-cell office:value-type="string" table:style-name="ce30">
            <text:p>Vivian Thao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5-04-23T00:00:00" table:style-name="ce31">
            <text:p>23-04-2015</text:p>
          </table:table-cell>
          <table:table-cell office:value-type="currency" office:value="60017" table:style-name="ce32">
            <text:p><text:s/>$60,01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63</text:p>
          </table:table-cell>
          <table:table-cell office:value-type="string" table:style-name="ce30">
            <text:p>Adam Espinoza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09-04-09T00:00:00" table:style-name="ce31">
            <text:p>09-04-2009</text:p>
          </table:table-cell>
          <table:table-cell office:value-type="currency" office:value="60055" table:style-name="ce32">
            <text:p><text:s/>$60,05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80</text:p>
          </table:table-cell>
          <table:table-cell office:value-type="string" table:style-name="ce30">
            <text:p>Lydia Huynh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0-08-16T00:00:00" table:style-name="ce31">
            <text:p>16-08-2000</text:p>
          </table:table-cell>
          <table:table-cell office:value-type="currency" office:value="60113" table:style-name="ce32">
            <text:p><text:s/>$60,11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47</text:p>
          </table:table-cell>
          <table:table-cell office:value-type="string" table:style-name="ce30">
            <text:p>Rylee Dinh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7-02-10T00:00:00" table:style-name="ce31">
            <text:p>10-02-2017</text:p>
          </table:table-cell>
          <table:table-cell office:value-type="currency" office:value="60132" table:style-name="ce32">
            <text:p><text:s/>$60,13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94</text:p>
          </table:table-cell>
          <table:table-cell office:value-type="string" table:style-name="ce30">
            <text:p>Charlotte Baker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9" table:style-name="ce30">
            <text:p>29</text:p>
          </table:table-cell>
          <table:table-cell office:value-type="date" office:date-value="2016-11-17T00:00:00" table:style-name="ce31">
            <text:p>17-11-2016</text:p>
          </table:table-cell>
          <table:table-cell office:value-type="currency" office:value="60930" table:style-name="ce32">
            <text:p><text:s/>$60,93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36</text:p>
          </table:table-cell>
          <table:table-cell office:value-type="string" table:style-name="ce30">
            <text:p>Addison Roberts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5" table:style-name="ce30">
            <text:p>65</text:p>
          </table:table-cell>
          <table:table-cell office:value-type="date" office:date-value="2018-05-14T00:00:00" table:style-name="ce31">
            <text:p>14-05-2018</text:p>
          </table:table-cell>
          <table:table-cell office:value-type="currency" office:value="60985" table:style-name="ce32">
            <text:p><text:s/>$60,98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94</text:p>
          </table:table-cell>
          <table:table-cell office:value-type="string" table:style-name="ce30">
            <text:p>Ella Jenkin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2" table:style-name="ce30">
            <text:p>52</text:p>
          </table:table-cell>
          <table:table-cell office:value-type="date" office:date-value="2019-12-20T00:00:00" table:style-name="ce31">
            <text:p>20-12-2019</text:p>
          </table:table-cell>
          <table:table-cell office:value-type="currency" office:value="61026" table:style-name="ce32">
            <text:p><text:s/>$61,02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21</text:p>
          </table:table-cell>
          <table:table-cell office:value-type="string" table:style-name="ce30">
            <text:p>Eva Figueroa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8" table:style-name="ce30">
            <text:p>48</text:p>
          </table:table-cell>
          <table:table-cell office:value-type="date" office:date-value="2014-05-14T00:00:00" table:style-name="ce31">
            <text:p>14-05-2014</text:p>
          </table:table-cell>
          <table:table-cell office:value-type="currency" office:value="61216" table:style-name="ce32">
            <text:p><text:s/>$61,21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74</text:p>
          </table:table-cell>
          <table:table-cell office:value-type="string" table:style-name="ce30">
            <text:p>Isabella Bailey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6" table:style-name="ce30">
            <text:p>36</text:p>
          </table:table-cell>
          <table:table-cell office:value-type="date" office:date-value="2010-08-23T00:00:00" table:style-name="ce31">
            <text:p>23-08-2010</text:p>
          </table:table-cell>
          <table:table-cell office:value-type="currency" office:value="61310" table:style-name="ce32">
            <text:p><text:s/>$61,3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50</text:p>
          </table:table-cell>
          <table:table-cell office:value-type="string" table:style-name="ce30">
            <text:p>Jordan Cho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8" table:style-name="ce30">
            <text:p>28</text:p>
          </table:table-cell>
          <table:table-cell office:value-type="date" office:date-value="2018-08-24T00:00:00" table:style-name="ce31">
            <text:p>24-08-2018</text:p>
          </table:table-cell>
          <table:table-cell office:value-type="currency" office:value="61410" table:style-name="ce32">
            <text:p><text:s/>$61,4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02</text:p>
          </table:table-cell>
          <table:table-cell office:value-type="string" table:style-name="ce30">
            <text:p>Madison Hunter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0" table:style-name="ce30">
            <text:p>40</text:p>
          </table:table-cell>
          <table:table-cell office:value-type="date" office:date-value="2012-02-05T00:00:00" table:style-name="ce31">
            <text:p>05-02-2012</text:p>
          </table:table-cell>
          <table:table-cell office:value-type="currency" office:value="61523" table:style-name="ce32">
            <text:p><text:s/>$61,52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94</text:p>
          </table:table-cell>
          <table:table-cell office:value-type="string" table:style-name="ce30">
            <text:p>Samantha Adams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3-04-22T00:00:00" table:style-name="ce31">
            <text:p>22-04-2013</text:p>
          </table:table-cell>
          <table:table-cell office:value-type="currency" office:value="61773" table:style-name="ce32">
            <text:p><text:s/>$61,77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25</text:p>
          </table:table-cell>
          <table:table-cell office:value-type="string" table:style-name="ce30">
            <text:p>Charlotte Ruiz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2" table:style-name="ce30">
            <text:p>32</text:p>
          </table:table-cell>
          <table:table-cell office:value-type="date" office:date-value="2017-10-02T00:00:00" table:style-name="ce31">
            <text:p>02-10-2017</text:p>
          </table:table-cell>
          <table:table-cell office:value-type="currency" office:value="61886" table:style-name="ce32">
            <text:p><text:s/>$61,88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25</text:p>
          </table:table-cell>
          <table:table-cell office:value-type="string" table:style-name="ce30">
            <text:p>Joshua Yang</text:p>
          </table:table-cell>
          <table:table-cell office:value-type="string" table:style-name="ce30">
            <text:p>Network Engine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18-11-10T00:00:00" table:style-name="ce31">
            <text:p>10-11-2018</text:p>
          </table:table-cell>
          <table:table-cell office:value-type="currency" office:value="61944" table:style-name="ce32">
            <text:p><text:s/>$61,94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85</text:p>
          </table:table-cell>
          <table:table-cell office:value-type="string" table:style-name="ce30">
            <text:p>Silas Hunter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55" table:style-name="ce30">
            <text:p>55</text:p>
          </table:table-cell>
          <table:table-cell office:value-type="date" office:date-value="1998-05-04T00:00:00" table:style-name="ce31">
            <text:p>04-05-1998</text:p>
          </table:table-cell>
          <table:table-cell office:value-type="currency" office:value="62174" table:style-name="ce32">
            <text:p><text:s/>$62,17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09</text:p>
          </table:table-cell>
          <table:table-cell office:value-type="string" table:style-name="ce30">
            <text:p>Leah Bryant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04-04-30T00:00:00" table:style-name="ce31">
            <text:p>30-04-2004</text:p>
          </table:table-cell>
          <table:table-cell office:value-type="currency" office:value="40124" table:style-name="ce32">
            <text:p><text:s/>$40,12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81</text:p>
          </table:table-cell>
          <table:table-cell office:value-type="string" table:style-name="ce30">
            <text:p>Greyson Dang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09-05-11T00:00:00" table:style-name="ce31">
            <text:p>11-05-2009</text:p>
          </table:table-cell>
          <table:table-cell office:value-type="currency" office:value="62239" table:style-name="ce32">
            <text:p><text:s/>$62,23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35</text:p>
          </table:table-cell>
          <table:table-cell office:value-type="string" table:style-name="ce30">
            <text:p>Lillian Gonzales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3" table:style-name="ce30">
            <text:p>43</text:p>
          </table:table-cell>
          <table:table-cell office:value-type="date" office:date-value="2009-03-13T00:00:00" table:style-name="ce31">
            <text:p>13-03-2009</text:p>
          </table:table-cell>
          <table:table-cell office:value-type="currency" office:value="62335" table:style-name="ce32">
            <text:p><text:s/>$62,33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63</text:p>
          </table:table-cell>
          <table:table-cell office:value-type="string" table:style-name="ce30">
            <text:p>Madeline Watson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40" table:style-name="ce30">
            <text:p>40</text:p>
          </table:table-cell>
          <table:table-cell office:value-type="date" office:date-value="2009-05-27T00:00:00" table:style-name="ce31">
            <text:p>27-05-2009</text:p>
          </table:table-cell>
          <table:table-cell office:value-type="currency" office:value="62411" table:style-name="ce32">
            <text:p><text:s/>$62,41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59</text:p>
          </table:table-cell>
          <table:table-cell office:value-type="string" table:style-name="ce30">
            <text:p>Noah King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56" table:style-name="ce30">
            <text:p>56</text:p>
          </table:table-cell>
          <table:table-cell office:value-type="date" office:date-value="2015-01-27T00:00:00" table:style-name="ce31">
            <text:p>27-01-2015</text:p>
          </table:table-cell>
          <table:table-cell office:value-type="currency" office:value="62575" table:style-name="ce32">
            <text:p><text:s/>$62,57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52</text:p>
          </table:table-cell>
          <table:table-cell office:value-type="string" table:style-name="ce30">
            <text:p>Jaxon Powell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9" table:style-name="ce30">
            <text:p>59</text:p>
          </table:table-cell>
          <table:table-cell office:value-type="date" office:date-value="1996-03-29T00:00:00" table:style-name="ce31">
            <text:p>29-03-1996</text:p>
          </table:table-cell>
          <table:table-cell office:value-type="currency" office:value="62605" table:style-name="ce32">
            <text:p><text:s/>$62,6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53</text:p>
          </table:table-cell>
          <table:table-cell office:value-type="string" table:style-name="ce30">
            <text:p>Claire Jones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9" table:style-name="ce30">
            <text:p>39</text:p>
          </table:table-cell>
          <table:table-cell office:value-type="date" office:date-value="2019-03-12T00:00:00" table:style-name="ce31">
            <text:p>12-03-2019</text:p>
          </table:table-cell>
          <table:table-cell office:value-type="currency" office:value="62644" table:style-name="ce32">
            <text:p><text:s/>$62,64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27</text:p>
          </table:table-cell>
          <table:table-cell office:value-type="string" table:style-name="ce30">
            <text:p>Parker Avila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7" table:style-name="ce30">
            <text:p>47</text:p>
          </table:table-cell>
          <table:table-cell office:value-type="date" office:date-value="2005-11-28T00:00:00" table:style-name="ce31">
            <text:p>28-11-2005</text:p>
          </table:table-cell>
          <table:table-cell office:value-type="currency" office:value="62749" table:style-name="ce32">
            <text:p><text:s/>$62,74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84</text:p>
          </table:table-cell>
          <table:table-cell office:value-type="string" table:style-name="ce30">
            <text:p>Aaron Maldonado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9" table:style-name="ce30">
            <text:p>39</text:p>
          </table:table-cell>
          <table:table-cell office:value-type="date" office:date-value="2008-09-17T00:00:00" table:style-name="ce31">
            <text:p>17-09-2008</text:p>
          </table:table-cell>
          <table:table-cell office:value-type="currency" office:value="62861" table:style-name="ce32">
            <text:p><text:s/>$62,86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07</text:p>
          </table:table-cell>
          <table:table-cell office:value-type="string" table:style-name="ce30">
            <text:p>Cameron Evans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0" table:style-name="ce30">
            <text:p>50</text:p>
          </table:table-cell>
          <table:table-cell office:value-type="date" office:date-value="2018-12-13T00:00:00" table:style-name="ce31">
            <text:p>13-12-2018</text:p>
          </table:table-cell>
          <table:table-cell office:value-type="currency" office:value="63098" table:style-name="ce32">
            <text:p><text:s/>$63,09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69</text:p>
          </table:table-cell>
          <table:table-cell office:value-type="string" table:style-name="ce30">
            <text:p>Eliza Adams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21-11-21T00:00:00" table:style-name="ce31">
            <text:p>21-11-2021</text:p>
          </table:table-cell>
          <table:table-cell office:value-type="currency" office:value="63137" table:style-name="ce32">
            <text:p><text:s/>$63,13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40</text:p>
          </table:table-cell>
          <table:table-cell office:value-type="string" table:style-name="ce30">
            <text:p>Grayson Turner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4" table:style-name="ce30">
            <text:p>54</text:p>
          </table:table-cell>
          <table:table-cell office:value-type="date" office:date-value="1992-06-30T00:00:00" table:style-name="ce31">
            <text:p>30-06-1992</text:p>
          </table:table-cell>
          <table:table-cell office:value-type="currency" office:value="63196" table:style-name="ce32">
            <text:p><text:s/>$63,19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33" table:style-name="ce3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81</text:p>
          </table:table-cell>
          <table:table-cell office:value-type="string" table:style-name="ce30">
            <text:p>Miles Thao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2003-06-26T00:00:00" table:style-name="ce31">
            <text:p>26-06-2003</text:p>
          </table:table-cell>
          <table:table-cell office:value-type="currency" office:value="63318" table:style-name="ce32">
            <text:p><text:s/>$63,31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27</text:p>
          </table:table-cell>
          <table:table-cell office:value-type="string" table:style-name="ce30">
            <text:p>Charles Moore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34" table:style-name="ce30">
            <text:p>34</text:p>
          </table:table-cell>
          <table:table-cell office:value-type="date" office:date-value="2016-02-16T00:00:00" table:style-name="ce31">
            <text:p>16-02-2016</text:p>
          </table:table-cell>
          <table:table-cell office:value-type="currency" office:value="63411" table:style-name="ce32">
            <text:p><text:s/>$63,41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47</text:p>
          </table:table-cell>
          <table:table-cell office:value-type="string" table:style-name="ce30">
            <text:p>Emily Gupta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4" table:style-name="ce30">
            <text:p>44</text:p>
          </table:table-cell>
          <table:table-cell office:value-type="date" office:date-value="2006-02-23T00:00:00" table:style-name="ce31">
            <text:p>23-02-2006</text:p>
          </table:table-cell>
          <table:table-cell office:value-type="currency" office:value="63705" table:style-name="ce32">
            <text:p><text:s/>$63,7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24</text:p>
          </table:table-cell>
          <table:table-cell office:value-type="string" table:style-name="ce30">
            <text:p>Ian Miller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31" table:style-name="ce30">
            <text:p>31</text:p>
          </table:table-cell>
          <table:table-cell office:value-type="date" office:date-value="2016-10-13T00:00:00" table:style-name="ce31">
            <text:p>13-10-2016</text:p>
          </table:table-cell>
          <table:table-cell office:value-type="currency" office:value="63744" table:style-name="ce32">
            <text:p><text:s/>$63,74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19</text:p>
          </table:table-cell>
          <table:table-cell office:value-type="string" table:style-name="ce30">
            <text:p>Jade Yi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7" table:style-name="ce30">
            <text:p>47</text:p>
          </table:table-cell>
          <table:table-cell office:value-type="date" office:date-value="2015-07-10T00:00:00" table:style-name="ce31">
            <text:p>10-07-2015</text:p>
          </table:table-cell>
          <table:table-cell office:value-type="currency" office:value="63880" table:style-name="ce32">
            <text:p><text:s/>$63,88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62</text:p>
          </table:table-cell>
          <table:table-cell office:value-type="string" table:style-name="ce30">
            <text:p>Levi Moreno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4" table:style-name="ce30">
            <text:p>64</text:p>
          </table:table-cell>
          <table:table-cell office:value-type="date" office:date-value="2020-06-27T00:00:00" table:style-name="ce31">
            <text:p>27-06-2020</text:p>
          </table:table-cell>
          <table:table-cell office:value-type="currency" office:value="40316" table:style-name="ce32">
            <text:p><text:s/>$40,31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65</text:p>
          </table:table-cell>
          <table:table-cell office:value-type="string" table:style-name="ce30">
            <text:p>Dominic Parker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2" table:style-name="ce30">
            <text:p>62</text:p>
          </table:table-cell>
          <table:table-cell office:value-type="date" office:date-value="2011-10-04T00:00:00" table:style-name="ce31">
            <text:p>04-10-2011</text:p>
          </table:table-cell>
          <table:table-cell office:value-type="currency" office:value="63959" table:style-name="ce32">
            <text:p><text:s/>$63,95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72</text:p>
          </table:table-cell>
          <table:table-cell office:value-type="string" table:style-name="ce30">
            <text:p>Sophie Oh</text:p>
          </table:table-cell>
          <table:table-cell office:value-type="string" table:style-name="ce30">
            <text:p>Network Engine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9" table:style-name="ce30">
            <text:p>29</text:p>
          </table:table-cell>
          <table:table-cell office:value-type="date" office:date-value="2017-11-09T00:00:00" table:style-name="ce31">
            <text:p>09-11-2017</text:p>
          </table:table-cell>
          <table:table-cell office:value-type="currency" office:value="63985" table:style-name="ce32">
            <text:p><text:s/>$63,98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17</text:p>
          </table:table-cell>
          <table:table-cell office:value-type="string" table:style-name="ce30">
            <text:p>Everleigh Washington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4" table:style-name="ce30">
            <text:p>64</text:p>
          </table:table-cell>
          <table:table-cell office:value-type="date" office:date-value="2001-10-20T00:00:00" table:style-name="ce31">
            <text:p>20-10-2001</text:p>
          </table:table-cell>
          <table:table-cell office:value-type="currency" office:value="64057" table:style-name="ce32">
            <text:p><text:s/>$64,05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78</text:p>
          </table:table-cell>
          <table:table-cell office:value-type="string" table:style-name="ce30">
            <text:p>Genesis Xiong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1" table:style-name="ce30">
            <text:p>51</text:p>
          </table:table-cell>
          <table:table-cell office:value-type="date" office:date-value="2012-02-25T00:00:00" table:style-name="ce31">
            <text:p>25-02-2012</text:p>
          </table:table-cell>
          <table:table-cell office:value-type="currency" office:value="64170" table:style-name="ce32">
            <text:p><text:s/>$64,1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82</text:p>
          </table:table-cell>
          <table:table-cell office:value-type="string" table:style-name="ce30">
            <text:p>Jeremiah Castillo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8" table:style-name="ce30">
            <text:p>58</text:p>
          </table:table-cell>
          <table:table-cell office:value-type="date" office:date-value="2006-04-12T00:00:00" table:style-name="ce31">
            <text:p>12-04-2006</text:p>
          </table:table-cell>
          <table:table-cell office:value-type="currency" office:value="64202" table:style-name="ce32">
            <text:p><text:s/>$64,20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49</text:p>
          </table:table-cell>
          <table:table-cell office:value-type="string" table:style-name="ce30">
            <text:p>Valentina Moua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5-11-10T00:00:00" table:style-name="ce31">
            <text:p>10-11-2015</text:p>
          </table:table-cell>
          <table:table-cell office:value-type="currency" office:value="64204" table:style-name="ce32">
            <text:p><text:s/>$64,20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49</text:p>
          </table:table-cell>
          <table:table-cell office:value-type="string" table:style-name="ce30">
            <text:p>Charles Gonzalez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27" table:style-name="ce30">
            <text:p>27</text:p>
          </table:table-cell>
          <table:table-cell office:value-type="date" office:date-value="2018-09-28T00:00:00" table:style-name="ce31">
            <text:p>28-09-2018</text:p>
          </table:table-cell>
          <table:table-cell office:value-type="currency" office:value="64247" table:style-name="ce32">
            <text:p><text:s/>$64,24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75</text:p>
          </table:table-cell>
          <table:table-cell office:value-type="string" table:style-name="ce30">
            <text:p>Joshua Juarez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6" table:style-name="ce30">
            <text:p>46</text:p>
          </table:table-cell>
          <table:table-cell office:value-type="date" office:date-value="2015-05-05T00:00:00" table:style-name="ce31">
            <text:p>05-05-2015</text:p>
          </table:table-cell>
          <table:table-cell office:value-type="currency" office:value="64364" table:style-name="ce32">
            <text:p><text:s/>$64,36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33</text:p>
          </table:table-cell>
          <table:table-cell office:value-type="string" table:style-name="ce30">
            <text:p>Jaxson Wright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54" table:style-name="ce30">
            <text:p>54</text:p>
          </table:table-cell>
          <table:table-cell office:value-type="date" office:date-value="2010-12-28T00:00:00" table:style-name="ce31">
            <text:p>28-12-2010</text:p>
          </table:table-cell>
          <table:table-cell office:value-type="currency" office:value="64417" table:style-name="ce32">
            <text:p><text:s/>$64,41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97</text:p>
          </table:table-cell>
          <table:table-cell office:value-type="string" table:style-name="ce30">
            <text:p>Eleanor Williams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1" table:style-name="ce30">
            <text:p>61</text:p>
          </table:table-cell>
          <table:table-cell office:value-type="date" office:date-value="2005-02-09T00:00:00" table:style-name="ce31">
            <text:p>09-02-2005</text:p>
          </table:table-cell>
          <table:table-cell office:value-type="currency" office:value="64462" table:style-name="ce32">
            <text:p><text:s/>$64,46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16</text:p>
          </table:table-cell>
          <table:table-cell office:value-type="string" table:style-name="ce30">
            <text:p>Skylar Watson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21-10-08T00:00:00" table:style-name="ce31">
            <text:p>08-10-2021</text:p>
          </table:table-cell>
          <table:table-cell office:value-type="currency" office:value="64475" table:style-name="ce32">
            <text:p><text:s/>$64,47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01</text:p>
          </table:table-cell>
          <table:table-cell office:value-type="string" table:style-name="ce30">
            <text:p>Melody Ho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07-12-02T00:00:00" table:style-name="ce31">
            <text:p>02-12-2007</text:p>
          </table:table-cell>
          <table:table-cell office:value-type="currency" office:value="64494" table:style-name="ce32">
            <text:p><text:s/>$64,49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78</text:p>
          </table:table-cell>
          <table:table-cell office:value-type="string" table:style-name="ce30">
            <text:p>Peyton Harris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09-04-05T00:00:00" table:style-name="ce31">
            <text:p>05-04-2009</text:p>
          </table:table-cell>
          <table:table-cell office:value-type="currency" office:value="64505" table:style-name="ce32">
            <text:p><text:s/>$64,5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22</text:p>
          </table:table-cell>
          <table:table-cell office:value-type="string" table:style-name="ce30">
            <text:p>Elena Her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2" table:style-name="ce30">
            <text:p>62</text:p>
          </table:table-cell>
          <table:table-cell office:value-type="date" office:date-value="2006-09-17T00:00:00" table:style-name="ce31">
            <text:p>17-09-2006</text:p>
          </table:table-cell>
          <table:table-cell office:value-type="currency" office:value="64669" table:style-name="ce32">
            <text:p><text:s/>$64,66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29</text:p>
          </table:table-cell>
          <table:table-cell office:value-type="string" table:style-name="ce30">
            <text:p>Gabriel Yu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2" table:style-name="ce30">
            <text:p>42</text:p>
          </table:table-cell>
          <table:table-cell office:value-type="date" office:date-value="2014-06-23T00:00:00" table:style-name="ce31">
            <text:p>23-06-2014</text:p>
          </table:table-cell>
          <table:table-cell office:value-type="currency" office:value="64677" table:style-name="ce32">
            <text:p><text:s/>$64,67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35</text:p>
          </table:table-cell>
          <table:table-cell office:value-type="string" table:style-name="ce30">
            <text:p>Joseph Martin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1" table:style-name="ce30">
            <text:p>41</text:p>
          </table:table-cell>
          <table:table-cell office:value-type="date" office:date-value="2016-09-13T00:00:00" table:style-name="ce31">
            <text:p>13-09-2016</text:p>
          </table:table-cell>
          <table:table-cell office:value-type="currency" office:value="64847" table:style-name="ce32">
            <text:p><text:s/>$64,84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62</text:p>
          </table:table-cell>
          <table:table-cell office:value-type="string" table:style-name="ce30">
            <text:p>Lily Henderson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1" table:style-name="ce30">
            <text:p>61</text:p>
          </table:table-cell>
          <table:table-cell office:value-type="date" office:date-value="2011-05-20T00:00:00" table:style-name="ce31">
            <text:p>20-05-2011</text:p>
          </table:table-cell>
          <table:table-cell office:value-type="currency" office:value="64937" table:style-name="ce32">
            <text:p><text:s/>$64,93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25</text:p>
          </table:table-cell>
          <table:table-cell office:value-type="string" table:style-name="ce30">
            <text:p>Nova Herrera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14-05-10T00:00:00" table:style-name="ce31">
            <text:p>10-05-2014</text:p>
          </table:table-cell>
          <table:table-cell office:value-type="currency" office:value="65047" table:style-name="ce32">
            <text:p><text:s/>$65,04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76</text:p>
          </table:table-cell>
          <table:table-cell office:value-type="string" table:style-name="ce30">
            <text:p>Hazel Griffin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2" table:style-name="ce30">
            <text:p>32</text:p>
          </table:table-cell>
          <table:table-cell office:value-type="date" office:date-value="2015-11-09T00:00:00" table:style-name="ce31">
            <text:p>09-11-2015</text:p>
          </table:table-cell>
          <table:table-cell office:value-type="currency" office:value="65247" table:style-name="ce32">
            <text:p><text:s/>$65,24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89</text:p>
          </table:table-cell>
          <table:table-cell office:value-type="string" table:style-name="ce30">
            <text:p>Isla Chavez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18-05-19T00:00:00" table:style-name="ce31">
            <text:p>19-05-2018</text:p>
          </table:table-cell>
          <table:table-cell office:value-type="currency" office:value="65334" table:style-name="ce32">
            <text:p><text:s/>$65,33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99</text:p>
          </table:table-cell>
          <table:table-cell office:value-type="string" table:style-name="ce30">
            <text:p>Ivy Tang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8" table:style-name="ce30">
            <text:p>48</text:p>
          </table:table-cell>
          <table:table-cell office:value-type="date" office:date-value="2012-05-03T00:00:00" table:style-name="ce31">
            <text:p>03-05-2012</text:p>
          </table:table-cell>
          <table:table-cell office:value-type="currency" office:value="65340" table:style-name="ce32">
            <text:p><text:s/>$65,34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81</text:p>
          </table:table-cell>
          <table:table-cell office:value-type="string" table:style-name="ce30">
            <text:p>Andrew Reed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28" table:style-name="ce30">
            <text:p>28</text:p>
          </table:table-cell>
          <table:table-cell office:value-type="date" office:date-value="2019-06-17T00:00:00" table:style-name="ce31">
            <text:p>17-06-2019</text:p>
          </table:table-cell>
          <table:table-cell office:value-type="currency" office:value="65341" table:style-name="ce32">
            <text:p><text:s/>$65,34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19</text:p>
          </table:table-cell>
          <table:table-cell office:value-type="string" table:style-name="ce30">
            <text:p>Jack Brow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04-12-07T00:00:00" table:style-name="ce31">
            <text:p>07-12-2004</text:p>
          </table:table-cell>
          <table:table-cell office:value-type="currency" office:value="40752" table:style-name="ce32">
            <text:p><text:s/>$40,75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04</text:p>
          </table:table-cell>
          <table:table-cell office:value-type="string" table:style-name="ce30">
            <text:p>Everleigh Nunez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2" table:style-name="ce30">
            <text:p>42</text:p>
          </table:table-cell>
          <table:table-cell office:value-type="date" office:date-value="2021-02-05T00:00:00" table:style-name="ce31">
            <text:p>05-02-2021</text:p>
          </table:table-cell>
          <table:table-cell office:value-type="currency" office:value="65507" table:style-name="ce32">
            <text:p><text:s/>$65,50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08</text:p>
          </table:table-cell>
          <table:table-cell office:value-type="string" table:style-name="ce30">
            <text:p>Kai Flores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5" table:style-name="ce30">
            <text:p>35</text:p>
          </table:table-cell>
          <table:table-cell office:value-type="date" office:date-value="2017-05-23T00:00:00" table:style-name="ce31">
            <text:p>23-05-2017</text:p>
          </table:table-cell>
          <table:table-cell office:value-type="currency" office:value="65566" table:style-name="ce32">
            <text:p><text:s/>$65,56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96</text:p>
          </table:table-cell>
          <table:table-cell office:value-type="string" table:style-name="ce30">
            <text:p>Ava Ortiz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3" table:style-name="ce30">
            <text:p>53</text:p>
          </table:table-cell>
          <table:table-cell office:value-type="date" office:date-value="2004-07-20T00:00:00" table:style-name="ce31">
            <text:p>20-07-2004</text:p>
          </table:table-cell>
          <table:table-cell office:value-type="currency" office:value="65702" table:style-name="ce32">
            <text:p><text:s/>$65,70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48</text:p>
          </table:table-cell>
          <table:table-cell office:value-type="string" table:style-name="ce30">
            <text:p>Vivian Hunter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26" table:style-name="ce30">
            <text:p>26</text:p>
          </table:table-cell>
          <table:table-cell office:value-type="date" office:date-value="2019-08-21T00:00:00" table:style-name="ce31">
            <text:p>21-08-2019</text:p>
          </table:table-cell>
          <table:table-cell office:value-type="currency" office:value="66084" table:style-name="ce32">
            <text:p><text:s/>$66,08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94</text:p>
          </table:table-cell>
          <table:table-cell office:value-type="string" table:style-name="ce30">
            <text:p>Angel Powell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1" table:style-name="ce30">
            <text:p>61</text:p>
          </table:table-cell>
          <table:table-cell office:value-type="date" office:date-value="2008-07-11T00:00:00" table:style-name="ce31">
            <text:p>11-07-2008</text:p>
          </table:table-cell>
          <table:table-cell office:value-type="currency" office:value="66521" table:style-name="ce32">
            <text:p><text:s/>$66,52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17</text:p>
          </table:table-cell>
          <table:table-cell office:value-type="string" table:style-name="ce30">
            <text:p>Everett Morales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7" table:style-name="ce30">
            <text:p>57</text:p>
          </table:table-cell>
          <table:table-cell office:value-type="date" office:date-value="2014-07-10T00:00:00" table:style-name="ce31">
            <text:p>10-07-2014</text:p>
          </table:table-cell>
          <table:table-cell office:value-type="currency" office:value="66649" table:style-name="ce32">
            <text:p><text:s/>$66,64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78</text:p>
          </table:table-cell>
          <table:table-cell office:value-type="string" table:style-name="ce30">
            <text:p>Nevaeh James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7-11-03T00:00:00" table:style-name="ce31">
            <text:p>03-11-2017</text:p>
          </table:table-cell>
          <table:table-cell office:value-type="currency" office:value="66660" table:style-name="ce32">
            <text:p><text:s/>$66,66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16</text:p>
          </table:table-cell>
          <table:table-cell office:value-type="string" table:style-name="ce30">
            <text:p>Caleb Marquez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19-10-15T00:00:00" table:style-name="ce31">
            <text:p>15-10-2019</text:p>
          </table:table-cell>
          <table:table-cell office:value-type="currency" office:value="66819" table:style-name="ce32">
            <text:p><text:s/>$66,81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07</text:p>
          </table:table-cell>
          <table:table-cell office:value-type="string" table:style-name="ce30">
            <text:p>John Contrera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5" table:style-name="ce30">
            <text:p>35</text:p>
          </table:table-cell>
          <table:table-cell office:value-type="date" office:date-value="2011-05-15T00:00:00" table:style-name="ce31">
            <text:p>15-05-2011</text:p>
          </table:table-cell>
          <table:table-cell office:value-type="currency" office:value="66889" table:style-name="ce32">
            <text:p><text:s/>$66,88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29</text:p>
          </table:table-cell>
          <table:table-cell office:value-type="string" table:style-name="ce30">
            <text:p>Allison Espinoza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20-04-16T00:00:00" table:style-name="ce31">
            <text:p>16-04-2020</text:p>
          </table:table-cell>
          <table:table-cell office:value-type="currency" office:value="66958" table:style-name="ce32">
            <text:p><text:s/>$66,9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84</text:p>
          </table:table-cell>
          <table:table-cell office:value-type="string" table:style-name="ce30">
            <text:p>Jaxson Liang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2019-03-03T00:00:00" table:style-name="ce31">
            <text:p>03-03-2019</text:p>
          </table:table-cell>
          <table:table-cell office:value-type="currency" office:value="67114" table:style-name="ce32">
            <text:p><text:s/>$67,11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28</text:p>
          </table:table-cell>
          <table:table-cell office:value-type="string" table:style-name="ce30">
            <text:p>Jacob Doan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21-08-02T00:00:00" table:style-name="ce31">
            <text:p>02-08-2021</text:p>
          </table:table-cell>
          <table:table-cell office:value-type="currency" office:value="67130" table:style-name="ce32">
            <text:p><text:s/>$67,13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64</text:p>
          </table:table-cell>
          <table:table-cell office:value-type="string" table:style-name="ce30">
            <text:p>Lincoln Fong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20-02-17T00:00:00" table:style-name="ce31">
            <text:p>17-02-2020</text:p>
          </table:table-cell>
          <table:table-cell office:value-type="currency" office:value="67171" table:style-name="ce32">
            <text:p><text:s/>$67,17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96</text:p>
          </table:table-cell>
          <table:table-cell office:value-type="string" table:style-name="ce30">
            <text:p>Ryan Lu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7-08T00:00:00" table:style-name="ce31">
            <text:p>08-07-2021</text:p>
          </table:table-cell>
          <table:table-cell office:value-type="currency" office:value="67275" table:style-name="ce32">
            <text:p><text:s/>$67,27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37</text:p>
          </table:table-cell>
          <table:table-cell office:value-type="string" table:style-name="ce30">
            <text:p>Landon Thao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1-21T00:00:00" table:style-name="ce31">
            <text:p>21-01-2021</text:p>
          </table:table-cell>
          <table:table-cell office:value-type="currency" office:value="67299" table:style-name="ce32">
            <text:p><text:s/>$67,2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81</text:p>
          </table:table-cell>
          <table:table-cell office:value-type="string" table:style-name="ce30">
            <text:p>Isaac Mitchell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6" table:style-name="ce30">
            <text:p>46</text:p>
          </table:table-cell>
          <table:table-cell office:value-type="date" office:date-value="2005-06-10T00:00:00" table:style-name="ce31">
            <text:p>10-06-2005</text:p>
          </table:table-cell>
          <table:table-cell office:value-type="currency" office:value="67374" table:style-name="ce32">
            <text:p><text:s/>$67,37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07</text:p>
          </table:table-cell>
          <table:table-cell office:value-type="string" table:style-name="ce30">
            <text:p>Kennedy Do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2" table:style-name="ce30">
            <text:p>42</text:p>
          </table:table-cell>
          <table:table-cell office:value-type="date" office:date-value="2005-10-15T00:00:00" table:style-name="ce31">
            <text:p>15-10-2005</text:p>
          </table:table-cell>
          <table:table-cell office:value-type="currency" office:value="67398" table:style-name="ce32">
            <text:p><text:s/>$67,39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32</text:p>
          </table:table-cell>
          <table:table-cell office:value-type="string" table:style-name="ce30">
            <text:p>Alice Tra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9" table:style-name="ce30">
            <text:p>39</text:p>
          </table:table-cell>
          <table:table-cell office:value-type="date" office:date-value="2014-07-29T00:00:00" table:style-name="ce31">
            <text:p>29-07-2014</text:p>
          </table:table-cell>
          <table:table-cell office:value-type="currency" office:value="40897" table:style-name="ce32">
            <text:p><text:s/>$40,89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79</text:p>
          </table:table-cell>
          <table:table-cell office:value-type="string" table:style-name="ce30">
            <text:p>Christopher Butler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17-10-05T00:00:00" table:style-name="ce31">
            <text:p>05-10-2017</text:p>
          </table:table-cell>
          <table:table-cell office:value-type="currency" office:value="67468" table:style-name="ce32">
            <text:p><text:s/>$67,46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58</text:p>
          </table:table-cell>
          <table:table-cell office:value-type="string" table:style-name="ce30">
            <text:p>Robert Wright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5-06-14T00:00:00" table:style-name="ce31">
            <text:p>14-06-2015</text:p>
          </table:table-cell>
          <table:table-cell office:value-type="currency" office:value="67489" table:style-name="ce32">
            <text:p><text:s/>$67,48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94</text:p>
          </table:table-cell>
          <table:table-cell office:value-type="string" table:style-name="ce30">
            <text:p>Matthew Gupta</text:p>
          </table:table-cell>
          <table:table-cell office:value-type="string" table:style-name="ce30">
            <text:p>Network Engine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5-09-18T00:00:00" table:style-name="ce31">
            <text:p>18-09-2005</text:p>
          </table:table-cell>
          <table:table-cell office:value-type="currency" office:value="67686" table:style-name="ce32">
            <text:p><text:s/>$67,68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41</text:p>
          </table:table-cell>
          <table:table-cell office:value-type="string" table:style-name="ce30">
            <text:p>Quinn Trinh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2" table:style-name="ce30">
            <text:p>42</text:p>
          </table:table-cell>
          <table:table-cell office:value-type="date" office:date-value="2010-05-09T00:00:00" table:style-name="ce31">
            <text:p>09-05-2010</text:p>
          </table:table-cell>
          <table:table-cell office:value-type="currency" office:value="67743" table:style-name="ce32">
            <text:p><text:s/>$67,74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16</text:p>
          </table:table-cell>
          <table:table-cell office:value-type="string" table:style-name="ce30">
            <text:p>Hudson Thompson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30" table:style-name="ce30">
            <text:p>30</text:p>
          </table:table-cell>
          <table:table-cell office:value-type="date" office:date-value="2020-10-20T00:00:00" table:style-name="ce31">
            <text:p>20-10-2020</text:p>
          </table:table-cell>
          <table:table-cell office:value-type="currency" office:value="67753" table:style-name="ce32">
            <text:p><text:s/>$67,75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85</text:p>
          </table:table-cell>
          <table:table-cell office:value-type="string" table:style-name="ce30">
            <text:p>Eliana Turner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65" table:style-name="ce30">
            <text:p>65</text:p>
          </table:table-cell>
          <table:table-cell office:value-type="date" office:date-value="2000-09-29T00:00:00" table:style-name="ce31">
            <text:p>29-09-2000</text:p>
          </table:table-cell>
          <table:table-cell office:value-type="currency" office:value="67837" table:style-name="ce32">
            <text:p><text:s/>$67,83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43</text:p>
          </table:table-cell>
          <table:table-cell office:value-type="string" table:style-name="ce30">
            <text:p>Nolan Bui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8" table:style-name="ce30">
            <text:p>28</text:p>
          </table:table-cell>
          <table:table-cell office:value-type="date" office:date-value="2020-05-26T00:00:00" table:style-name="ce31">
            <text:p>26-05-2020</text:p>
          </table:table-cell>
          <table:table-cell office:value-type="currency" office:value="67925" table:style-name="ce32">
            <text:p><text:s/>$67,92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55</text:p>
          </table:table-cell>
          <table:table-cell office:value-type="string" table:style-name="ce30">
            <text:p>Jose Brown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3" table:style-name="ce30">
            <text:p>43</text:p>
          </table:table-cell>
          <table:table-cell office:value-type="date" office:date-value="2016-04-07T00:00:00" table:style-name="ce31">
            <text:p>07-04-2016</text:p>
          </table:table-cell>
          <table:table-cell office:value-type="currency" office:value="67976" table:style-name="ce32">
            <text:p><text:s/>$67,97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81</text:p>
          </table:table-cell>
          <table:table-cell office:value-type="string" table:style-name="ce30">
            <text:p>Eliana Li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18-05-07T00:00:00" table:style-name="ce31">
            <text:p>07-05-2018</text:p>
          </table:table-cell>
          <table:table-cell office:value-type="currency" office:value="67987" table:style-name="ce32">
            <text:p><text:s/>$67,98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40</text:p>
          </table:table-cell>
          <table:table-cell office:value-type="string" table:style-name="ce30">
            <text:p>Emma Perry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18-01-22T00:00:00" table:style-name="ce31">
            <text:p>22-01-2018</text:p>
          </table:table-cell>
          <table:table-cell office:value-type="currency" office:value="68176" table:style-name="ce32">
            <text:p><text:s/>$68,17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21</text:p>
          </table:table-cell>
          <table:table-cell office:value-type="string" table:style-name="ce30">
            <text:p>Lily Carter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4" table:style-name="ce30">
            <text:p>54</text:p>
          </table:table-cell>
          <table:table-cell office:value-type="date" office:date-value="1998-05-18T00:00:00" table:style-name="ce31">
            <text:p>18-05-1998</text:p>
          </table:table-cell>
          <table:table-cell office:value-type="currency" office:value="68268" table:style-name="ce32">
            <text:p><text:s/>$68,26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55</text:p>
          </table:table-cell>
          <table:table-cell office:value-type="string" table:style-name="ce30">
            <text:p>Sofia Trinh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6-12-18T00:00:00" table:style-name="ce31">
            <text:p>18-12-2006</text:p>
          </table:table-cell>
          <table:table-cell office:value-type="currency" office:value="68337" table:style-name="ce32">
            <text:p><text:s/>$68,33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54</text:p>
          </table:table-cell>
          <table:table-cell office:value-type="string" table:style-name="ce30">
            <text:p>Silas Estrada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9" table:style-name="ce30">
            <text:p>49</text:p>
          </table:table-cell>
          <table:table-cell office:value-type="date" office:date-value="2016-06-24T00:00:00" table:style-name="ce31">
            <text:p>24-06-2016</text:p>
          </table:table-cell>
          <table:table-cell office:value-type="currency" office:value="68426" table:style-name="ce32">
            <text:p><text:s/>$68,42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22</text:p>
          </table:table-cell>
          <table:table-cell office:value-type="string" table:style-name="ce30">
            <text:p>Jade Acosta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7" table:style-name="ce30">
            <text:p>47</text:p>
          </table:table-cell>
          <table:table-cell office:value-type="date" office:date-value="2015-08-29T00:00:00" table:style-name="ce31">
            <text:p>29-08-2015</text:p>
          </table:table-cell>
          <table:table-cell office:value-type="currency" office:value="68488" table:style-name="ce32">
            <text:p><text:s/>$68,48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15</text:p>
          </table:table-cell>
          <table:table-cell office:value-type="string" table:style-name="ce30">
            <text:p>Leilani Butler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27" table:style-name="ce30">
            <text:p>27</text:p>
          </table:table-cell>
          <table:table-cell office:value-type="date" office:date-value="2021-09-21T00:00:00" table:style-name="ce31">
            <text:p>21-09-2021</text:p>
          </table:table-cell>
          <table:table-cell office:value-type="currency" office:value="68728" table:style-name="ce32">
            <text:p><text:s/>$68,72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32</text:p>
          </table:table-cell>
          <table:table-cell office:value-type="string" table:style-name="ce30">
            <text:p>Luke Marti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25" table:style-name="ce30">
            <text:p>25</text:p>
          </table:table-cell>
          <table:table-cell office:value-type="date" office:date-value="2020-05-16T00:00:00" table:style-name="ce31">
            <text:p>16-05-2020</text:p>
          </table:table-cell>
          <table:table-cell office:value-type="currency" office:value="41336" table:style-name="ce32">
            <text:p><text:s/>$41,33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77</text:p>
          </table:table-cell>
          <table:table-cell office:value-type="string" table:style-name="ce30">
            <text:p>Nicholas Song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1999-05-23T00:00:00" table:style-name="ce31">
            <text:p>23-05-1999</text:p>
          </table:table-cell>
          <table:table-cell office:value-type="currency" office:value="68807" table:style-name="ce32">
            <text:p><text:s/>$68,80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24</text:p>
          </table:table-cell>
          <table:table-cell office:value-type="string" table:style-name="ce30">
            <text:p>Everleigh Adam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20-03-14T00:00:00" table:style-name="ce31">
            <text:p>14-03-2020</text:p>
          </table:table-cell>
          <table:table-cell office:value-type="currency" office:value="68846" table:style-name="ce32">
            <text:p><text:s/>$68,84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32</text:p>
          </table:table-cell>
          <table:table-cell office:value-type="string" table:style-name="ce30">
            <text:p>Benjamin Ramirez</text:p>
          </table:table-cell>
          <table:table-cell office:value-type="string" table:style-name="ce30">
            <text:p>Network Engine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8" table:style-name="ce30">
            <text:p>48</text:p>
          </table:table-cell>
          <table:table-cell office:value-type="date" office:date-value="2005-07-27T00:00:00" table:style-name="ce31">
            <text:p>27-07-2005</text:p>
          </table:table-cell>
          <table:table-cell office:value-type="currency" office:value="68987" table:style-name="ce32">
            <text:p><text:s/>$68,98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70</text:p>
          </table:table-cell>
          <table:table-cell office:value-type="string" table:style-name="ce30">
            <text:p>Evelyn Liang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13-06-26T00:00:00" table:style-name="ce31">
            <text:p>26-06-2013</text:p>
          </table:table-cell>
          <table:table-cell office:value-type="currency" office:value="69096" table:style-name="ce32">
            <text:p><text:s/>$69,09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74</text:p>
          </table:table-cell>
          <table:table-cell office:value-type="string" table:style-name="ce30">
            <text:p>Maverick Henry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19-07-10T00:00:00" table:style-name="ce31">
            <text:p>10-07-2019</text:p>
          </table:table-cell>
          <table:table-cell office:value-type="currency" office:value="69110" table:style-name="ce32">
            <text:p><text:s/>$69,1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23</text:p>
          </table:table-cell>
          <table:table-cell office:value-type="string" table:style-name="ce30">
            <text:p>Daniel Jordan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8" table:style-name="ce30">
            <text:p>58</text:p>
          </table:table-cell>
          <table:table-cell office:value-type="date" office:date-value="1993-07-26T00:00:00" table:style-name="ce31">
            <text:p>26-07-1993</text:p>
          </table:table-cell>
          <table:table-cell office:value-type="currency" office:value="69260" table:style-name="ce32">
            <text:p><text:s/>$69,26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32" table:style-name="ce3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69</text:p>
          </table:table-cell>
          <table:table-cell office:value-type="string" table:style-name="ce30">
            <text:p>Nova Lin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3" table:style-name="ce30">
            <text:p>33</text:p>
          </table:table-cell>
          <table:table-cell office:value-type="date" office:date-value="2017-10-21T00:00:00" table:style-name="ce31">
            <text:p>21-10-2017</text:p>
          </table:table-cell>
          <table:table-cell office:value-type="currency" office:value="69332" table:style-name="ce32">
            <text:p><text:s/>$69,33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70</text:p>
          </table:table-cell>
          <table:table-cell office:value-type="string" table:style-name="ce30">
            <text:p>Ian Cortez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1" table:style-name="ce30">
            <text:p>61</text:p>
          </table:table-cell>
          <table:table-cell office:value-type="date" office:date-value="2008-04-30T00:00:00" table:style-name="ce31">
            <text:p>30-04-2008</text:p>
          </table:table-cell>
          <table:table-cell office:value-type="currency" office:value="69352" table:style-name="ce32">
            <text:p><text:s/>$69,35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83</text:p>
          </table:table-cell>
          <table:table-cell office:value-type="string" table:style-name="ce30">
            <text:p>Sarah Ayala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7" table:style-name="ce30">
            <text:p>47</text:p>
          </table:table-cell>
          <table:table-cell office:value-type="date" office:date-value="2015-06-09T00:00:00" table:style-name="ce31">
            <text:p>09-06-2015</text:p>
          </table:table-cell>
          <table:table-cell office:value-type="currency" office:value="41429" table:style-name="ce32">
            <text:p><text:s/>$41,42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83</text:p>
          </table:table-cell>
          <table:table-cell office:value-type="string" table:style-name="ce30">
            <text:p>Jaxon Park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3" table:style-name="ce30">
            <text:p>33</text:p>
          </table:table-cell>
          <table:table-cell office:value-type="date" office:date-value="2020-07-24T00:00:00" table:style-name="ce31">
            <text:p>24-07-2020</text:p>
          </table:table-cell>
          <table:table-cell office:value-type="currency" office:value="69453" table:style-name="ce32">
            <text:p><text:s/>$69,45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77</text:p>
          </table:table-cell>
          <table:table-cell office:value-type="string" table:style-name="ce30">
            <text:p>Samuel Vega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7" table:style-name="ce30">
            <text:p>37</text:p>
          </table:table-cell>
          <table:table-cell office:value-type="date" office:date-value="2013-03-30T00:00:00" table:style-name="ce31">
            <text:p>30-03-2013</text:p>
          </table:table-cell>
          <table:table-cell office:value-type="currency" office:value="69570" table:style-name="ce32">
            <text:p><text:s/>$69,5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11</text:p>
          </table:table-cell>
          <table:table-cell office:value-type="string" table:style-name="ce30">
            <text:p>Athena Vasquez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9" table:style-name="ce30">
            <text:p>59</text:p>
          </table:table-cell>
          <table:table-cell office:value-type="date" office:date-value="2014-09-16T00:00:00" table:style-name="ce31">
            <text:p>16-09-2014</text:p>
          </table:table-cell>
          <table:table-cell office:value-type="currency" office:value="69578" table:style-name="ce32">
            <text:p><text:s/>$69,57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42</text:p>
          </table:table-cell>
          <table:table-cell office:value-type="string" table:style-name="ce30">
            <text:p>Sebastian Rogers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8" table:style-name="ce30">
            <text:p>38</text:p>
          </table:table-cell>
          <table:table-cell office:value-type="date" office:date-value="2019-11-29T00:00:00" table:style-name="ce31">
            <text:p>29-11-2019</text:p>
          </table:table-cell>
          <table:table-cell office:value-type="currency" office:value="69647" table:style-name="ce32">
            <text:p><text:s/>$69,64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40</text:p>
          </table:table-cell>
          <table:table-cell office:value-type="string" table:style-name="ce30">
            <text:p>Genesis Navarro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1" table:style-name="ce30">
            <text:p>41</text:p>
          </table:table-cell>
          <table:table-cell office:value-type="date" office:date-value="2009-04-28T00:00:00" table:style-name="ce31">
            <text:p>28-04-2009</text:p>
          </table:table-cell>
          <table:table-cell office:value-type="currency" office:value="69803" table:style-name="ce32">
            <text:p><text:s/>$69,80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95</text:p>
          </table:table-cell>
          <table:table-cell office:value-type="string" table:style-name="ce30">
            <text:p>Peyton Walker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3" table:style-name="ce30">
            <text:p>43</text:p>
          </table:table-cell>
          <table:table-cell office:value-type="date" office:date-value="2019-07-13T00:00:00" table:style-name="ce31">
            <text:p>13-07-2019</text:p>
          </table:table-cell>
          <table:table-cell office:value-type="currency" office:value="41545" table:style-name="ce32">
            <text:p><text:s/>$41,54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20</text:p>
          </table:table-cell>
          <table:table-cell office:value-type="string" table:style-name="ce30">
            <text:p>Nathan Miller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27" table:style-name="ce30">
            <text:p>27</text:p>
          </table:table-cell>
          <table:table-cell office:value-type="date" office:date-value="2019-05-28T00:00:00" table:style-name="ce31">
            <text:p>28-05-2019</text:p>
          </table:table-cell>
          <table:table-cell office:value-type="currency" office:value="70110" table:style-name="ce32">
            <text:p><text:s/>$70,1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32</text:p>
          </table:table-cell>
          <table:table-cell office:value-type="string" table:style-name="ce30">
            <text:p>Aiden Bryant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7" table:style-name="ce30">
            <text:p>47</text:p>
          </table:table-cell>
          <table:table-cell office:value-type="date" office:date-value="2002-10-21T00:00:00" table:style-name="ce31">
            <text:p>21-10-2002</text:p>
          </table:table-cell>
          <table:table-cell office:value-type="currency" office:value="70122" table:style-name="ce32">
            <text:p><text:s/>$70,12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24</text:p>
          </table:table-cell>
          <table:table-cell office:value-type="string" table:style-name="ce30">
            <text:p>Nolan Molina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20-12-27T00:00:00" table:style-name="ce31">
            <text:p>27-12-2020</text:p>
          </table:table-cell>
          <table:table-cell office:value-type="currency" office:value="70165" table:style-name="ce32">
            <text:p><text:s/>$70,16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25</text:p>
          </table:table-cell>
          <table:table-cell office:value-type="string" table:style-name="ce30">
            <text:p>Anna Molina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1" table:style-name="ce30">
            <text:p>41</text:p>
          </table:table-cell>
          <table:table-cell office:value-type="date" office:date-value="2016-06-12T00:00:00" table:style-name="ce31">
            <text:p>12-06-2016</text:p>
          </table:table-cell>
          <table:table-cell office:value-type="currency" office:value="70165" table:style-name="ce32">
            <text:p><text:s/>$70,16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78</text:p>
          </table:table-cell>
          <table:table-cell office:value-type="string" table:style-name="ce30">
            <text:p>Audrey Smith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8" table:style-name="ce30">
            <text:p>58</text:p>
          </table:table-cell>
          <table:table-cell office:value-type="date" office:date-value="1995-10-27T00:00:00" table:style-name="ce31">
            <text:p>27-10-1995</text:p>
          </table:table-cell>
          <table:table-cell office:value-type="currency" office:value="70189" table:style-name="ce32">
            <text:p><text:s/>$70,18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19</text:p>
          </table:table-cell>
          <table:table-cell office:value-type="string" table:style-name="ce30">
            <text:p>Ezra Wilson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13-10-18T00:00:00" table:style-name="ce31">
            <text:p>18-10-2013</text:p>
          </table:table-cell>
          <table:table-cell office:value-type="currency" office:value="70334" table:style-name="ce32">
            <text:p><text:s/>$70,33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72</text:p>
          </table:table-cell>
          <table:table-cell office:value-type="string" table:style-name="ce30">
            <text:p>Charles Robinson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21-03-12T00:00:00" table:style-name="ce31">
            <text:p>12-03-2021</text:p>
          </table:table-cell>
          <table:table-cell office:value-type="currency" office:value="70369" table:style-name="ce32">
            <text:p><text:s/>$70,36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86</text:p>
          </table:table-cell>
          <table:table-cell office:value-type="string" table:style-name="ce30">
            <text:p>Parker James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5" table:style-name="ce30">
            <text:p>45</text:p>
          </table:table-cell>
          <table:table-cell office:value-type="date" office:date-value="2005-02-05T00:00:00" table:style-name="ce31">
            <text:p>05-02-2005</text:p>
          </table:table-cell>
          <table:table-cell office:value-type="currency" office:value="70505" table:style-name="ce32">
            <text:p><text:s/>$70,5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32</text:p>
          </table:table-cell>
          <table:table-cell office:value-type="string" table:style-name="ce30">
            <text:p>Ezra Singh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6" table:style-name="ce30">
            <text:p>56</text:p>
          </table:table-cell>
          <table:table-cell office:value-type="date" office:date-value="2006-05-10T00:00:00" table:style-name="ce31">
            <text:p>10-05-2006</text:p>
          </table:table-cell>
          <table:table-cell office:value-type="currency" office:value="41561" table:style-name="ce32">
            <text:p><text:s/>$41,56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18</text:p>
          </table:table-cell>
          <table:table-cell office:value-type="string" table:style-name="ce30">
            <text:p>Autumn Reed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7" table:style-name="ce30">
            <text:p>37</text:p>
          </table:table-cell>
          <table:table-cell office:value-type="date" office:date-value="2017-09-17T00:00:00" table:style-name="ce31">
            <text:p>17-09-2017</text:p>
          </table:table-cell>
          <table:table-cell office:value-type="currency" office:value="70770" table:style-name="ce32">
            <text:p><text:s/>$70,7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45</text:p>
          </table:table-cell>
          <table:table-cell office:value-type="string" table:style-name="ce30">
            <text:p>Benjamin Delgado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4" table:style-name="ce30">
            <text:p>64</text:p>
          </table:table-cell>
          <table:table-cell office:value-type="date" office:date-value="1992-09-28T00:00:00" table:style-name="ce31">
            <text:p>28-09-1992</text:p>
          </table:table-cell>
          <table:table-cell office:value-type="currency" office:value="70778" table:style-name="ce32">
            <text:p><text:s/>$70,7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33" table:style-name="ce3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63</text:p>
          </table:table-cell>
          <table:table-cell office:value-type="string" table:style-name="ce30">
            <text:p>Ian Gutierrez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2" table:style-name="ce30">
            <text:p>32</text:p>
          </table:table-cell>
          <table:table-cell office:value-type="date" office:date-value="2021-04-09T00:00:00" table:style-name="ce31">
            <text:p>09-04-2021</text:p>
          </table:table-cell>
          <table:table-cell office:value-type="currency" office:value="70980" table:style-name="ce32">
            <text:p><text:s/>$70,98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70</text:p>
          </table:table-cell>
          <table:table-cell office:value-type="string" table:style-name="ce30">
            <text:p>Hannah Nelson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5" table:style-name="ce30">
            <text:p>35</text:p>
          </table:table-cell>
          <table:table-cell office:value-type="date" office:date-value="2019-09-07T00:00:00" table:style-name="ce31">
            <text:p>07-09-2019</text:p>
          </table:table-cell>
          <table:table-cell office:value-type="currency" office:value="70992" table:style-name="ce32">
            <text:p><text:s/>$70,99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31</text:p>
          </table:table-cell>
          <table:table-cell office:value-type="string" table:style-name="ce30">
            <text:p>Leilani Yee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7" table:style-name="ce30">
            <text:p>47</text:p>
          </table:table-cell>
          <table:table-cell office:value-type="date" office:date-value="2017-07-12T00:00:00" table:style-name="ce31">
            <text:p>12-07-2017</text:p>
          </table:table-cell>
          <table:table-cell office:value-type="currency" office:value="70996" table:style-name="ce32">
            <text:p><text:s/>$70,99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47</text:p>
          </table:table-cell>
          <table:table-cell office:value-type="string" table:style-name="ce30">
            <text:p>Xavier Per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1" table:style-name="ce30">
            <text:p>51</text:p>
          </table:table-cell>
          <table:table-cell office:value-type="date" office:date-value="1998-02-26T00:00:00" table:style-name="ce31">
            <text:p>26-02-1998</text:p>
          </table:table-cell>
          <table:table-cell office:value-type="currency" office:value="71111" table:style-name="ce32">
            <text:p><text:s/>$71,11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90</text:p>
          </table:table-cell>
          <table:table-cell office:value-type="string" table:style-name="ce30">
            <text:p>Gabriel Carter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7" table:style-name="ce30">
            <text:p>57</text:p>
          </table:table-cell>
          <table:table-cell office:value-type="date" office:date-value="2018-07-18T00:00:00" table:style-name="ce31">
            <text:p>18-07-2018</text:p>
          </table:table-cell>
          <table:table-cell office:value-type="currency" office:value="71167" table:style-name="ce32">
            <text:p><text:s/>$71,16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78</text:p>
          </table:table-cell>
          <table:table-cell office:value-type="string" table:style-name="ce30">
            <text:p>Ezra Simmons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31" table:style-name="ce30">
            <text:p>31</text:p>
          </table:table-cell>
          <table:table-cell office:value-type="date" office:date-value="2016-05-07T00:00:00" table:style-name="ce31">
            <text:p>07-05-2016</text:p>
          </table:table-cell>
          <table:table-cell office:value-type="currency" office:value="71192" table:style-name="ce32">
            <text:p><text:s/>$71,19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98</text:p>
          </table:table-cell>
          <table:table-cell office:value-type="string" table:style-name="ce30">
            <text:p>Oliver Moua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9" table:style-name="ce30">
            <text:p>29</text:p>
          </table:table-cell>
          <table:table-cell office:value-type="date" office:date-value="2021-06-28T00:00:00" table:style-name="ce31">
            <text:p>28-06-2021</text:p>
          </table:table-cell>
          <table:table-cell office:value-type="currency" office:value="71234" table:style-name="ce32">
            <text:p><text:s/>$71,23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88</text:p>
          </table:table-cell>
          <table:table-cell office:value-type="string" table:style-name="ce30">
            <text:p>Ella White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5" table:style-name="ce30">
            <text:p>25</text:p>
          </table:table-cell>
          <table:table-cell office:value-type="date" office:date-value="2020-01-20T00:00:00" table:style-name="ce31">
            <text:p>20-01-2020</text:p>
          </table:table-cell>
          <table:table-cell office:value-type="currency" office:value="71359" table:style-name="ce32">
            <text:p><text:s/>$71,35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65</text:p>
          </table:table-cell>
          <table:table-cell office:value-type="string" table:style-name="ce30">
            <text:p>Harper Phan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6-12-07T00:00:00" table:style-name="ce31">
            <text:p>07-12-2016</text:p>
          </table:table-cell>
          <table:table-cell office:value-type="currency" office:value="71454" table:style-name="ce32">
            <text:p><text:s/>$71,45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20</text:p>
          </table:table-cell>
          <table:table-cell office:value-type="string" table:style-name="ce30">
            <text:p>Dominic Clark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2" table:style-name="ce30">
            <text:p>52</text:p>
          </table:table-cell>
          <table:table-cell office:value-type="date" office:date-value="2012-10-17T00:00:00" table:style-name="ce31">
            <text:p>17-10-2012</text:p>
          </table:table-cell>
          <table:table-cell office:value-type="currency" office:value="71476" table:style-name="ce32">
            <text:p><text:s/>$71,47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17</text:p>
          </table:table-cell>
          <table:table-cell office:value-type="string" table:style-name="ce30">
            <text:p>Athena Carrillo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9" table:style-name="ce30">
            <text:p>39</text:p>
          </table:table-cell>
          <table:table-cell office:value-type="date" office:date-value="2006-04-06T00:00:00" table:style-name="ce31">
            <text:p>06-04-2006</text:p>
          </table:table-cell>
          <table:table-cell office:value-type="currency" office:value="71531" table:style-name="ce32">
            <text:p><text:s/>$71,5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13</text:p>
          </table:table-cell>
          <table:table-cell office:value-type="string" table:style-name="ce30">
            <text:p>Caroline Nelson</text:p>
          </table:table-cell>
          <table:table-cell office:value-type="string" table:style-name="ce30">
            <text:p>Sr. 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60" table:style-name="ce30">
            <text:p>60</text:p>
          </table:table-cell>
          <table:table-cell office:value-type="date" office:date-value="1997-07-30T00:00:00" table:style-name="ce31">
            <text:p>30-07-1997</text:p>
          </table:table-cell>
          <table:table-cell office:value-type="currency" office:value="71677" table:style-name="ce32">
            <text:p><text:s/>$71,67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24</text:p>
          </table:table-cell>
          <table:table-cell office:value-type="string" table:style-name="ce30">
            <text:p>Jameson Martin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7" table:style-name="ce30">
            <text:p>37</text:p>
          </table:table-cell>
          <table:table-cell office:value-type="date" office:date-value="2008-02-15T00:00:00" table:style-name="ce31">
            <text:p>15-02-2008</text:p>
          </table:table-cell>
          <table:table-cell office:value-type="currency" office:value="71695" table:style-name="ce32">
            <text:p><text:s/>$71,69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79</text:p>
          </table:table-cell>
          <table:table-cell office:value-type="string" table:style-name="ce30">
            <text:p>Scarlett Rodrigu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0" table:style-name="ce30">
            <text:p>60</text:p>
          </table:table-cell>
          <table:table-cell office:value-type="date" office:date-value="2007-02-24T00:00:00" table:style-name="ce31">
            <text:p>24-02-2007</text:p>
          </table:table-cell>
          <table:table-cell office:value-type="currency" office:value="71699" table:style-name="ce32">
            <text:p><text:s/>$71,69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03</text:p>
          </table:table-cell>
          <table:table-cell office:value-type="string" table:style-name="ce30">
            <text:p>Andrew Ma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7-09-24T00:00:00" table:style-name="ce31">
            <text:p>24-09-2017</text:p>
          </table:table-cell>
          <table:table-cell office:value-type="currency" office:value="71755" table:style-name="ce32">
            <text:p><text:s/>$71,75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27</text:p>
          </table:table-cell>
          <table:table-cell office:value-type="string" table:style-name="ce30">
            <text:p>Mateo Chu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20-04-16T00:00:00" table:style-name="ce31">
            <text:p>16-04-2020</text:p>
          </table:table-cell>
          <table:table-cell office:value-type="currency" office:value="71864" table:style-name="ce32">
            <text:p><text:s/>$71,86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26</text:p>
          </table:table-cell>
          <table:table-cell office:value-type="string" table:style-name="ce30">
            <text:p>Isabella Scott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8" table:style-name="ce30">
            <text:p>58</text:p>
          </table:table-cell>
          <table:table-cell office:value-type="date" office:date-value="2016-04-26T00:00:00" table:style-name="ce31">
            <text:p>26-04-2016</text:p>
          </table:table-cell>
          <table:table-cell office:value-type="currency" office:value="72045" table:style-name="ce32">
            <text:p><text:s/>$72,04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05</text:p>
          </table:table-cell>
          <table:table-cell office:value-type="string" table:style-name="ce30">
            <text:p>Autumn Gonzale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4" table:style-name="ce30">
            <text:p>34</text:p>
          </table:table-cell>
          <table:table-cell office:value-type="date" office:date-value="2012-06-06T00:00:00" table:style-name="ce31">
            <text:p>06-06-2012</text:p>
          </table:table-cell>
          <table:table-cell office:value-type="currency" office:value="72126" table:style-name="ce32">
            <text:p><text:s/>$72,12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53</text:p>
          </table:table-cell>
          <table:table-cell office:value-type="string" table:style-name="ce30">
            <text:p>Vivian Chu</text:p>
          </table:table-cell>
          <table:table-cell office:value-type="string" table:style-name="ce30">
            <text:p>Sr. 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21-01-17T00:00:00" table:style-name="ce31">
            <text:p>17-01-2021</text:p>
          </table:table-cell>
          <table:table-cell office:value-type="currency" office:value="72131" table:style-name="ce32">
            <text:p><text:s/>$72,13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78</text:p>
          </table:table-cell>
          <table:table-cell office:value-type="string" table:style-name="ce30">
            <text:p>Eva Garcia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1" table:style-name="ce30">
            <text:p>31</text:p>
          </table:table-cell>
          <table:table-cell office:value-type="date" office:date-value="2021-04-11T00:00:00" table:style-name="ce31">
            <text:p>11-04-2021</text:p>
          </table:table-cell>
          <table:table-cell office:value-type="currency" office:value="72235" table:style-name="ce32">
            <text:p><text:s/>$72,23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24</text:p>
          </table:table-cell>
          <table:table-cell office:value-type="string" table:style-name="ce30">
            <text:p>Lucas Ramos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6" table:style-name="ce30">
            <text:p>56</text:p>
          </table:table-cell>
          <table:table-cell office:value-type="date" office:date-value="1998-01-21T00:00:00" table:style-name="ce31">
            <text:p>21-01-1998</text:p>
          </table:table-cell>
          <table:table-cell office:value-type="currency" office:value="72303" table:style-name="ce32">
            <text:p><text:s/>$72,3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70</text:p>
          </table:table-cell>
          <table:table-cell office:value-type="string" table:style-name="ce30">
            <text:p>Autumn Thao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17-09-26T00:00:00" table:style-name="ce31">
            <text:p>26-09-2017</text:p>
          </table:table-cell>
          <table:table-cell office:value-type="currency" office:value="72340" table:style-name="ce32">
            <text:p><text:s/>$72,34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73</text:p>
          </table:table-cell>
          <table:table-cell office:value-type="string" table:style-name="ce30">
            <text:p>Daniel Shah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1" table:style-name="ce30">
            <text:p>41</text:p>
          </table:table-cell>
          <table:table-cell office:value-type="date" office:date-value="2010-06-04T00:00:00" table:style-name="ce31">
            <text:p>04-06-2010</text:p>
          </table:table-cell>
          <table:table-cell office:value-type="currency" office:value="72425" table:style-name="ce32">
            <text:p><text:s/>$72,42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25</text:p>
          </table:table-cell>
          <table:table-cell office:value-type="string" table:style-name="ce30">
            <text:p>Athena Jordan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42" table:style-name="ce30">
            <text:p>42</text:p>
          </table:table-cell>
          <table:table-cell office:value-type="date" office:date-value="2011-02-19T00:00:00" table:style-name="ce31">
            <text:p>19-02-2011</text:p>
          </table:table-cell>
          <table:table-cell office:value-type="currency" office:value="72486" table:style-name="ce32">
            <text:p><text:s/>$72,48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68</text:p>
          </table:table-cell>
          <table:table-cell office:value-type="string" table:style-name="ce30">
            <text:p>Charlotte Wu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07-05-02T00:00:00" table:style-name="ce31">
            <text:p>02-05-2007</text:p>
          </table:table-cell>
          <table:table-cell office:value-type="currency" office:value="72805" table:style-name="ce32">
            <text:p><text:s/>$72,80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90</text:p>
          </table:table-cell>
          <table:table-cell office:value-type="string" table:style-name="ce30">
            <text:p>Penelope Choi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10-09-10T00:00:00" table:style-name="ce31">
            <text:p>10-09-2010</text:p>
          </table:table-cell>
          <table:table-cell office:value-type="currency" office:value="72826" table:style-name="ce32">
            <text:p><text:s/>$72,82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61</text:p>
          </table:table-cell>
          <table:table-cell office:value-type="string" table:style-name="ce30">
            <text:p>Emma Hill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4" table:style-name="ce30">
            <text:p>54</text:p>
          </table:table-cell>
          <table:table-cell office:value-type="date" office:date-value="2016-12-27T00:00:00" table:style-name="ce31">
            <text:p>27-12-2016</text:p>
          </table:table-cell>
          <table:table-cell office:value-type="currency" office:value="41673" table:style-name="ce32">
            <text:p><text:s/>$41,67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67</text:p>
          </table:table-cell>
          <table:table-cell office:value-type="string" table:style-name="ce30">
            <text:p>Skylar Shah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2" table:style-name="ce30">
            <text:p>42</text:p>
          </table:table-cell>
          <table:table-cell office:value-type="date" office:date-value="2012-04-27T00:00:00" table:style-name="ce31">
            <text:p>27-04-2012</text:p>
          </table:table-cell>
          <table:table-cell office:value-type="currency" office:value="72903" table:style-name="ce32">
            <text:p><text:s/>$72,9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60</text:p>
          </table:table-cell>
          <table:table-cell office:value-type="string" table:style-name="ce30">
            <text:p>Ayla Ng</text:p>
          </table:table-cell>
          <table:table-cell office:value-type="string" table:style-name="ce30">
            <text:p>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04-03-20T00:00:00" table:style-name="ce31">
            <text:p>20-03-2004</text:p>
          </table:table-cell>
          <table:table-cell office:value-type="currency" office:value="73004" table:style-name="ce32">
            <text:p><text:s/>$73,00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13</text:p>
          </table:table-cell>
          <table:table-cell office:value-type="string" table:style-name="ce30">
            <text:p>John Ju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18-03-12T00:00:00" table:style-name="ce31">
            <text:p>12-03-2018</text:p>
          </table:table-cell>
          <table:table-cell office:value-type="currency" office:value="73200" table:style-name="ce32">
            <text:p><text:s/>$73,20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22</text:p>
          </table:table-cell>
          <table:table-cell office:value-type="string" table:style-name="ce30">
            <text:p>Quinn Xiong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3-09-08T00:00:00" table:style-name="ce31">
            <text:p>08-09-2013</text:p>
          </table:table-cell>
          <table:table-cell office:value-type="currency" office:value="73248" table:style-name="ce32">
            <text:p><text:s/>$73,24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99</text:p>
          </table:table-cell>
          <table:table-cell office:value-type="string" table:style-name="ce30">
            <text:p>Liam Jordan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20-08-08T00:00:00" table:style-name="ce31">
            <text:p>08-08-2020</text:p>
          </table:table-cell>
          <table:table-cell office:value-type="currency" office:value="73255" table:style-name="ce32">
            <text:p><text:s/>$73,25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13</text:p>
          </table:table-cell>
          <table:table-cell office:value-type="string" table:style-name="ce30">
            <text:p>Autumn Joseph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9" table:style-name="ce30">
            <text:p>39</text:p>
          </table:table-cell>
          <table:table-cell office:value-type="date" office:date-value="2018-05-09T00:00:00" table:style-name="ce31">
            <text:p>09-05-2018</text:p>
          </table:table-cell>
          <table:table-cell office:value-type="currency" office:value="73317" table:style-name="ce32">
            <text:p><text:s/>$73,31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92</text:p>
          </table:table-cell>
          <table:table-cell office:value-type="string" table:style-name="ce30">
            <text:p>Sebastian Gupta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14-09-22T00:00:00" table:style-name="ce31">
            <text:p>22-09-2014</text:p>
          </table:table-cell>
          <table:table-cell office:value-type="currency" office:value="73779" table:style-name="ce32">
            <text:p><text:s/>$73,77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44</text:p>
          </table:table-cell>
          <table:table-cell office:value-type="string" table:style-name="ce30">
            <text:p>Dylan Padilla</text:p>
          </table:table-cell>
          <table:table-cell office:value-type="string" table:style-name="ce30">
            <text:p>HRIS Analys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1" table:style-name="ce30">
            <text:p>31</text:p>
          </table:table-cell>
          <table:table-cell office:value-type="date" office:date-value="2015-12-09T00:00:00" table:style-name="ce31">
            <text:p>09-12-2015</text:p>
          </table:table-cell>
          <table:table-cell office:value-type="currency" office:value="73854" table:style-name="ce32">
            <text:p><text:s/>$73,8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88</text:p>
          </table:table-cell>
          <table:table-cell office:value-type="string" table:style-name="ce30">
            <text:p>Cooper Gupta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8" table:style-name="ce30">
            <text:p>58</text:p>
          </table:table-cell>
          <table:table-cell office:value-type="date" office:date-value="2014-06-20T00:00:00" table:style-name="ce31">
            <text:p>20-06-2014</text:p>
          </table:table-cell>
          <table:table-cell office:value-type="currency" office:value="41728" table:style-name="ce32">
            <text:p><text:s/>$41,72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28</text:p>
          </table:table-cell>
          <table:table-cell office:value-type="string" table:style-name="ce30">
            <text:p>Connor Luu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6-05-03T00:00:00" table:style-name="ce31">
            <text:p>03-05-2016</text:p>
          </table:table-cell>
          <table:table-cell office:value-type="currency" office:value="73899" table:style-name="ce32">
            <text:p><text:s/>$73,89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13</text:p>
          </table:table-cell>
          <table:table-cell office:value-type="string" table:style-name="ce30">
            <text:p>Jeremiah Lu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01-03-06T00:00:00" table:style-name="ce31">
            <text:p>06-03-2001</text:p>
          </table:table-cell>
          <table:table-cell office:value-type="currency" office:value="73907" table:style-name="ce32">
            <text:p><text:s/>$73,90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03</text:p>
          </table:table-cell>
          <table:table-cell office:value-type="string" table:style-name="ce30">
            <text:p>Lyla Alvarez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5" table:style-name="ce30">
            <text:p>55</text:p>
          </table:table-cell>
          <table:table-cell office:value-type="date" office:date-value="1994-08-30T00:00:00" table:style-name="ce31">
            <text:p>30-08-1994</text:p>
          </table:table-cell>
          <table:table-cell office:value-type="currency" office:value="73955" table:style-name="ce32">
            <text:p><text:s/>$73,95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38</text:p>
          </table:table-cell>
          <table:table-cell office:value-type="string" table:style-name="ce30">
            <text:p>Caleb Xiong</text:p>
          </table:table-cell>
          <table:table-cell office:value-type="string" table:style-name="ce30">
            <text:p>Sr. 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8" table:style-name="ce30">
            <text:p>38</text:p>
          </table:table-cell>
          <table:table-cell office:value-type="date" office:date-value="2011-11-28T00:00:00" table:style-name="ce31">
            <text:p>28-11-2011</text:p>
          </table:table-cell>
          <table:table-cell office:value-type="currency" office:value="74010" table:style-name="ce32">
            <text:p><text:s/>$74,0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77</text:p>
          </table:table-cell>
          <table:table-cell office:value-type="string" table:style-name="ce30">
            <text:p>Connor Grant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7" table:style-name="ce30">
            <text:p>27</text:p>
          </table:table-cell>
          <table:table-cell office:value-type="date" office:date-value="2021-10-13T00:00:00" table:style-name="ce31">
            <text:p>13-10-2021</text:p>
          </table:table-cell>
          <table:table-cell office:value-type="currency" office:value="74077" table:style-name="ce32">
            <text:p><text:s/>$74,07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49</text:p>
          </table:table-cell>
          <table:table-cell office:value-type="string" table:style-name="ce30">
            <text:p>Layla Collins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21-03-11T00:00:00" table:style-name="ce31">
            <text:p>11-03-2021</text:p>
          </table:table-cell>
          <table:table-cell office:value-type="currency" office:value="74170" table:style-name="ce32">
            <text:p><text:s/>$74,1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11</text:p>
          </table:table-cell>
          <table:table-cell office:value-type="string" table:style-name="ce30">
            <text:p>Benjamin Ford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1" table:style-name="ce30">
            <text:p>31</text:p>
          </table:table-cell>
          <table:table-cell office:value-type="date" office:date-value="2021-04-22T00:00:00" table:style-name="ce31">
            <text:p>22-04-2021</text:p>
          </table:table-cell>
          <table:table-cell office:value-type="currency" office:value="74215" table:style-name="ce32">
            <text:p><text:s/>$74,21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91</text:p>
          </table:table-cell>
          <table:table-cell office:value-type="string" table:style-name="ce30">
            <text:p>Carter Reed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0" table:style-name="ce30">
            <text:p>40</text:p>
          </table:table-cell>
          <table:table-cell office:value-type="date" office:date-value="2005-07-07T00:00:00" table:style-name="ce31">
            <text:p>07-07-2005</text:p>
          </table:table-cell>
          <table:table-cell office:value-type="currency" office:value="74412" table:style-name="ce32">
            <text:p><text:s/>$74,41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36</text:p>
          </table:table-cell>
          <table:table-cell office:value-type="string" table:style-name="ce30">
            <text:p>Mason Cao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2017-09-14T00:00:00" table:style-name="ce31">
            <text:p>14-09-2017</text:p>
          </table:table-cell>
          <table:table-cell office:value-type="currency" office:value="74449" table:style-name="ce32">
            <text:p><text:s/>$74,44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39</text:p>
          </table:table-cell>
          <table:table-cell office:value-type="string" table:style-name="ce30">
            <text:p>Jeremiah Hernandez</text:p>
          </table:table-cell>
          <table:table-cell office:value-type="string" table:style-name="ce30">
            <text:p>Network Engine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26" table:style-name="ce30">
            <text:p>26</text:p>
          </table:table-cell>
          <table:table-cell office:value-type="date" office:date-value="2019-04-14T00:00:00" table:style-name="ce31">
            <text:p>14-04-2019</text:p>
          </table:table-cell>
          <table:table-cell office:value-type="currency" office:value="74467" table:style-name="ce32">
            <text:p><text:s/>$74,46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75</text:p>
          </table:table-cell>
          <table:table-cell office:value-type="string" table:style-name="ce30">
            <text:p>Madeline Shin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8" table:style-name="ce30">
            <text:p>48</text:p>
          </table:table-cell>
          <table:table-cell office:value-type="date" office:date-value="2007-01-09T00:00:00" table:style-name="ce31">
            <text:p>09-01-2007</text:p>
          </table:table-cell>
          <table:table-cell office:value-type="currency" office:value="74546" table:style-name="ce32">
            <text:p><text:s/>$74,54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49</text:p>
          </table:table-cell>
          <table:table-cell office:value-type="string" table:style-name="ce30">
            <text:p>Miles Hsu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4-03-16T00:00:00" table:style-name="ce31">
            <text:p>16-03-2014</text:p>
          </table:table-cell>
          <table:table-cell office:value-type="currency" office:value="74552" table:style-name="ce32">
            <text:p><text:s/>$74,55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55</text:p>
          </table:table-cell>
          <table:table-cell office:value-type="string" table:style-name="ce30">
            <text:p>Christian Ali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5" table:style-name="ce30">
            <text:p>65</text:p>
          </table:table-cell>
          <table:table-cell office:value-type="date" office:date-value="2001-10-17T00:00:00" table:style-name="ce31">
            <text:p>17-10-2001</text:p>
          </table:table-cell>
          <table:table-cell office:value-type="currency" office:value="74631" table:style-name="ce32">
            <text:p><text:s/>$74,63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88</text:p>
          </table:table-cell>
          <table:table-cell office:value-type="string" table:style-name="ce30">
            <text:p>Dominic Thomas</text:p>
          </table:table-cell>
          <table:table-cell office:value-type="string" table:style-name="ce30">
            <text:p>Analyst II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05-09-28T00:00:00" table:style-name="ce31">
            <text:p>28-09-2005</text:p>
          </table:table-cell>
          <table:table-cell office:value-type="currency" office:value="74655" table:style-name="ce32">
            <text:p><text:s/>$74,65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02</text:p>
          </table:table-cell>
          <table:table-cell office:value-type="string" table:style-name="ce30">
            <text:p>Natalia Salazar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4" table:style-name="ce30">
            <text:p>44</text:p>
          </table:table-cell>
          <table:table-cell office:value-type="date" office:date-value="2019-01-02T00:00:00" table:style-name="ce31">
            <text:p>02-01-2019</text:p>
          </table:table-cell>
          <table:table-cell office:value-type="currency" office:value="74691" table:style-name="ce32">
            <text:p><text:s/>$74,69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35</text:p>
          </table:table-cell>
          <table:table-cell office:value-type="string" table:style-name="ce30">
            <text:p>Nova Coleman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4" table:style-name="ce30">
            <text:p>44</text:p>
          </table:table-cell>
          <table:table-cell office:value-type="date" office:date-value="2006-12-13T00:00:00" table:style-name="ce31">
            <text:p>13-12-2006</text:p>
          </table:table-cell>
          <table:table-cell office:value-type="currency" office:value="74738" table:style-name="ce32">
            <text:p><text:s/>$74,73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59</text:p>
          </table:table-cell>
          <table:table-cell office:value-type="string" table:style-name="ce30">
            <text:p>Emily Lau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9-03-18T00:00:00" table:style-name="ce31">
            <text:p>18-03-2019</text:p>
          </table:table-cell>
          <table:table-cell office:value-type="currency" office:value="74779" table:style-name="ce32">
            <text:p><text:s/>$74,77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35</text:p>
          </table:table-cell>
          <table:table-cell office:value-type="string" table:style-name="ce30">
            <text:p>Charlotte Vo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2014-01-10T00:00:00" table:style-name="ce31">
            <text:p>10-01-2014</text:p>
          </table:table-cell>
          <table:table-cell office:value-type="currency" office:value="74854" table:style-name="ce32">
            <text:p><text:s/>$74,8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01</text:p>
          </table:table-cell>
          <table:table-cell office:value-type="string" table:style-name="ce30">
            <text:p>Madeline Garcia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19-04-26T00:00:00" table:style-name="ce31">
            <text:p>26-04-2019</text:p>
          </table:table-cell>
          <table:table-cell office:value-type="currency" office:value="74891" table:style-name="ce32">
            <text:p><text:s/>$74,89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08</text:p>
          </table:table-cell>
          <table:table-cell office:value-type="string" table:style-name="ce30">
            <text:p>Anna Han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9" table:style-name="ce30">
            <text:p>29</text:p>
          </table:table-cell>
          <table:table-cell office:value-type="date" office:date-value="2019-11-09T00:00:00" table:style-name="ce31">
            <text:p>09-11-2019</text:p>
          </table:table-cell>
          <table:table-cell office:value-type="currency" office:value="75012" table:style-name="ce32">
            <text:p><text:s/>$75,01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21</text:p>
          </table:table-cell>
          <table:table-cell office:value-type="string" table:style-name="ce30">
            <text:p>Levi Brown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36" table:style-name="ce30">
            <text:p>36</text:p>
          </table:table-cell>
          <table:table-cell office:value-type="date" office:date-value="2021-12-26T00:00:00" table:style-name="ce31">
            <text:p>26-12-2021</text:p>
          </table:table-cell>
          <table:table-cell office:value-type="currency" office:value="75119" table:style-name="ce32">
            <text:p><text:s/>$75,11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95</text:p>
          </table:table-cell>
          <table:table-cell office:value-type="string" table:style-name="ce30">
            <text:p>Gabriel Zhou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1-17T00:00:00" table:style-name="ce31">
            <text:p>17-01-2021</text:p>
          </table:table-cell>
          <table:table-cell office:value-type="currency" office:value="41844" table:style-name="ce32">
            <text:p><text:s/>$41,84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92</text:p>
          </table:table-cell>
          <table:table-cell office:value-type="string" table:style-name="ce30">
            <text:p>Josephine Richardson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7" table:style-name="ce30">
            <text:p>57</text:p>
          </table:table-cell>
          <table:table-cell office:value-type="date" office:date-value="1996-02-18T00:00:00" table:style-name="ce31">
            <text:p>18-02-1996</text:p>
          </table:table-cell>
          <table:table-cell office:value-type="currency" office:value="75354" table:style-name="ce32">
            <text:p><text:s/>$75,3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86</text:p>
          </table:table-cell>
          <table:table-cell office:value-type="string" table:style-name="ce30">
            <text:p>Liam Sanders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6" table:style-name="ce30">
            <text:p>46</text:p>
          </table:table-cell>
          <table:table-cell office:value-type="date" office:date-value="2007-02-20T00:00:00" table:style-name="ce31">
            <text:p>20-02-2007</text:p>
          </table:table-cell>
          <table:table-cell office:value-type="currency" office:value="75579" table:style-name="ce32">
            <text:p><text:s/>$75,57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34</text:p>
          </table:table-cell>
          <table:table-cell office:value-type="string" table:style-name="ce30">
            <text:p>Samantha Chav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3" table:style-name="ce30">
            <text:p>53</text:p>
          </table:table-cell>
          <table:table-cell office:value-type="date" office:date-value="2017-01-09T00:00:00" table:style-name="ce31">
            <text:p>09-01-2017</text:p>
          </table:table-cell>
          <table:table-cell office:value-type="currency" office:value="75769" table:style-name="ce32">
            <text:p><text:s/>$75,76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95</text:p>
          </table:table-cell>
          <table:table-cell office:value-type="string" table:style-name="ce30">
            <text:p>Christopher Howard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1" table:style-name="ce30">
            <text:p>61</text:p>
          </table:table-cell>
          <table:table-cell office:value-type="date" office:date-value="2019-08-26T00:00:00" table:style-name="ce31">
            <text:p>26-08-2019</text:p>
          </table:table-cell>
          <table:table-cell office:value-type="currency" office:value="75780" table:style-name="ce32">
            <text:p><text:s/>$75,78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17</text:p>
          </table:table-cell>
          <table:table-cell office:value-type="string" table:style-name="ce30">
            <text:p>Joseph Ruiz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02-02-26T00:00:00" table:style-name="ce31">
            <text:p>26-02-2002</text:p>
          </table:table-cell>
          <table:table-cell office:value-type="currency" office:value="75819" table:style-name="ce32">
            <text:p><text:s/>$75,81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58</text:p>
          </table:table-cell>
          <table:table-cell office:value-type="string" table:style-name="ce30">
            <text:p>Eliza Chen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6" table:style-name="ce30">
            <text:p>36</text:p>
          </table:table-cell>
          <table:table-cell office:value-type="date" office:date-value="2016-04-29T00:00:00" table:style-name="ce31">
            <text:p>29-04-2016</text:p>
          </table:table-cell>
          <table:table-cell office:value-type="currency" office:value="75862" table:style-name="ce32">
            <text:p><text:s/>$75,86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23</text:p>
          </table:table-cell>
          <table:table-cell office:value-type="string" table:style-name="ce30">
            <text:p>Maverick Mehta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07-07-30T00:00:00" table:style-name="ce31">
            <text:p>30-07-2007</text:p>
          </table:table-cell>
          <table:table-cell office:value-type="currency" office:value="41859" table:style-name="ce32">
            <text:p><text:s/>$41,85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00</text:p>
          </table:table-cell>
          <table:table-cell office:value-type="string" table:style-name="ce30">
            <text:p>Eleanor Delgado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3" table:style-name="ce30">
            <text:p>33</text:p>
          </table:table-cell>
          <table:table-cell office:value-type="date" office:date-value="2014-04-27T00:00:00" table:style-name="ce31">
            <text:p>27-04-2014</text:p>
          </table:table-cell>
          <table:table-cell office:value-type="currency" office:value="75869" table:style-name="ce32">
            <text:p><text:s/>$75,86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47</text:p>
          </table:table-cell>
          <table:table-cell office:value-type="string" table:style-name="ce30">
            <text:p>Leilani Baker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9" table:style-name="ce30">
            <text:p>59</text:p>
          </table:table-cell>
          <table:table-cell office:value-type="date" office:date-value="2010-04-04T00:00:00" table:style-name="ce31">
            <text:p>04-04-2010</text:p>
          </table:table-cell>
          <table:table-cell office:value-type="currency" office:value="76027" table:style-name="ce32">
            <text:p><text:s/>$76,02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91</text:p>
          </table:table-cell>
          <table:table-cell office:value-type="string" table:style-name="ce30">
            <text:p>Paisley Trinh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1992-05-04T00:00:00" table:style-name="ce31">
            <text:p>04-05-1992</text:p>
          </table:table-cell>
          <table:table-cell office:value-type="currency" office:value="76202" table:style-name="ce32">
            <text:p><text:s/>$76,20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33" table:style-name="ce3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77</text:p>
          </table:table-cell>
          <table:table-cell office:value-type="string" table:style-name="ce30">
            <text:p>Mila Allen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6" table:style-name="ce30">
            <text:p>56</text:p>
          </table:table-cell>
          <table:table-cell office:value-type="date" office:date-value="2015-10-14T00:00:00" table:style-name="ce31">
            <text:p>14-10-2015</text:p>
          </table:table-cell>
          <table:table-cell office:value-type="currency" office:value="76272" table:style-name="ce32">
            <text:p><text:s/>$76,27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66</text:p>
          </table:table-cell>
          <table:table-cell office:value-type="string" table:style-name="ce30">
            <text:p>Connor Bell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54" table:style-name="ce30">
            <text:p>54</text:p>
          </table:table-cell>
          <table:table-cell office:value-type="date" office:date-value="2000-04-01T00:00:00" table:style-name="ce31">
            <text:p>01-04-2000</text:p>
          </table:table-cell>
          <table:table-cell office:value-type="currency" office:value="76352" table:style-name="ce32">
            <text:p><text:s/>$76,35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66</text:p>
          </table:table-cell>
          <table:table-cell office:value-type="string" table:style-name="ce30">
            <text:p>William Foster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8" table:style-name="ce30">
            <text:p>58</text:p>
          </table:table-cell>
          <table:table-cell office:value-type="date" office:date-value="2002-05-23T00:00:00" table:style-name="ce31">
            <text:p>23-05-2002</text:p>
          </table:table-cell>
          <table:table-cell office:value-type="currency" office:value="76354" table:style-name="ce32">
            <text:p><text:s/>$76,3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29</text:p>
          </table:table-cell>
          <table:table-cell office:value-type="string" table:style-name="ce30">
            <text:p>Dylan Wilson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06-09-27T00:00:00" table:style-name="ce31">
            <text:p>27-09-2006</text:p>
          </table:table-cell>
          <table:table-cell office:value-type="currency" office:value="76505" table:style-name="ce32">
            <text:p><text:s/>$76,5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31</text:p>
          </table:table-cell>
          <table:table-cell office:value-type="string" table:style-name="ce30">
            <text:p>Eliza Hernandez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8" table:style-name="ce30">
            <text:p>48</text:p>
          </table:table-cell>
          <table:table-cell office:value-type="date" office:date-value="2019-07-04T00:00:00" table:style-name="ce31">
            <text:p>04-07-2019</text:p>
          </table:table-cell>
          <table:table-cell office:value-type="currency" office:value="76588" table:style-name="ce32">
            <text:p><text:s/>$76,58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45</text:p>
          </table:table-cell>
          <table:table-cell office:value-type="string" table:style-name="ce30">
            <text:p>Alexander Rivera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8" table:style-name="ce30">
            <text:p>58</text:p>
          </table:table-cell>
          <table:table-cell office:value-type="date" office:date-value="2009-04-27T00:00:00" table:style-name="ce31">
            <text:p>27-04-2009</text:p>
          </table:table-cell>
          <table:table-cell office:value-type="currency" office:value="76802" table:style-name="ce32">
            <text:p><text:s/>$76,80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89</text:p>
          </table:table-cell>
          <table:table-cell office:value-type="string" table:style-name="ce30">
            <text:p>Wesley Gray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2" table:style-name="ce30">
            <text:p>62</text:p>
          </table:table-cell>
          <table:table-cell office:value-type="date" office:date-value="2003-04-22T00:00:00" table:style-name="ce31">
            <text:p>22-04-2003</text:p>
          </table:table-cell>
          <table:table-cell office:value-type="currency" office:value="76906" table:style-name="ce32">
            <text:p><text:s/>$76,90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92</text:p>
          </table:table-cell>
          <table:table-cell office:value-type="string" table:style-name="ce30">
            <text:p>Lucy Avila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3" table:style-name="ce30">
            <text:p>43</text:p>
          </table:table-cell>
          <table:table-cell office:value-type="date" office:date-value="2010-04-22T00:00:00" table:style-name="ce31">
            <text:p>22-04-2010</text:p>
          </table:table-cell>
          <table:table-cell office:value-type="currency" office:value="76912" table:style-name="ce32">
            <text:p><text:s/>$76,91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38</text:p>
          </table:table-cell>
          <table:table-cell office:value-type="string" table:style-name="ce30">
            <text:p>Madeline Walker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4" table:style-name="ce30">
            <text:p>34</text:p>
          </table:table-cell>
          <table:table-cell office:value-type="date" office:date-value="2018-06-13T00:00:00" table:style-name="ce31">
            <text:p>13-06-2018</text:p>
          </table:table-cell>
          <table:table-cell office:value-type="currency" office:value="77203" table:style-name="ce32">
            <text:p><text:s/>$77,2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27</text:p>
          </table:table-cell>
          <table:table-cell office:value-type="string" table:style-name="ce30">
            <text:p>Ezekiel Bryant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02-07-19T00:00:00" table:style-name="ce31">
            <text:p>19-07-2002</text:p>
          </table:table-cell>
          <table:table-cell office:value-type="currency" office:value="77396" table:style-name="ce32">
            <text:p><text:s/>$77,39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56</text:p>
          </table:table-cell>
          <table:table-cell office:value-type="string" table:style-name="ce30">
            <text:p>Amelia Kaur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0" table:style-name="ce30">
            <text:p>30</text:p>
          </table:table-cell>
          <table:table-cell office:value-type="date" office:date-value="2015-11-14T00:00:00" table:style-name="ce31">
            <text:p>14-11-2015</text:p>
          </table:table-cell>
          <table:table-cell office:value-type="currency" office:value="77442" table:style-name="ce32">
            <text:p><text:s/>$77,44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49</text:p>
          </table:table-cell>
          <table:table-cell office:value-type="string" table:style-name="ce30">
            <text:p>Eva Alvarado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6" table:style-name="ce30">
            <text:p>46</text:p>
          </table:table-cell>
          <table:table-cell office:value-type="date" office:date-value="2017-04-24T00:00:00" table:style-name="ce31">
            <text:p>24-04-2017</text:p>
          </table:table-cell>
          <table:table-cell office:value-type="currency" office:value="77461" table:style-name="ce32">
            <text:p><text:s/>$77,46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57</text:p>
          </table:table-cell>
          <table:table-cell office:value-type="string" table:style-name="ce30">
            <text:p>William Cao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17-02-12T00:00:00" table:style-name="ce31">
            <text:p>12-02-2017</text:p>
          </table:table-cell>
          <table:table-cell office:value-type="currency" office:value="77629" table:style-name="ce32">
            <text:p><text:s/>$77,62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34</text:p>
          </table:table-cell>
          <table:table-cell office:value-type="string" table:style-name="ce30">
            <text:p>Chloe Allen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4" table:style-name="ce30">
            <text:p>64</text:p>
          </table:table-cell>
          <table:table-cell office:value-type="date" office:date-value="2004-07-08T00:00:00" table:style-name="ce31">
            <text:p>08-07-2004</text:p>
          </table:table-cell>
          <table:table-cell office:value-type="currency" office:value="77903" table:style-name="ce32">
            <text:p><text:s/>$77,9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90</text:p>
          </table:table-cell>
          <table:table-cell office:value-type="string" table:style-name="ce30">
            <text:p>Jacob Cheng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9" table:style-name="ce30">
            <text:p>59</text:p>
          </table:table-cell>
          <table:table-cell office:value-type="date" office:date-value="2009-12-23T00:00:00" table:style-name="ce31">
            <text:p>23-12-2009</text:p>
          </table:table-cell>
          <table:table-cell office:value-type="currency" office:value="78006" table:style-name="ce32">
            <text:p><text:s/>$78,00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55</text:p>
          </table:table-cell>
          <table:table-cell office:value-type="string" table:style-name="ce30">
            <text:p>Landon Lop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8" table:style-name="ce30">
            <text:p>38</text:p>
          </table:table-cell>
          <table:table-cell office:value-type="date" office:date-value="2008-07-05T00:00:00" table:style-name="ce31">
            <text:p>05-07-2008</text:p>
          </table:table-cell>
          <table:table-cell office:value-type="currency" office:value="78056" table:style-name="ce32">
            <text:p><text:s/>$78,05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63</text:p>
          </table:table-cell>
          <table:table-cell office:value-type="string" table:style-name="ce30">
            <text:p>Ayla Daniels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3" table:style-name="ce30">
            <text:p>53</text:p>
          </table:table-cell>
          <table:table-cell office:value-type="date" office:date-value="1997-04-23T00:00:00" table:style-name="ce31">
            <text:p>23-04-1997</text:p>
          </table:table-cell>
          <table:table-cell office:value-type="currency" office:value="78153" table:style-name="ce32">
            <text:p><text:s/>$78,15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03</text:p>
          </table:table-cell>
          <table:table-cell office:value-type="string" table:style-name="ce30">
            <text:p>Liliana Soto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8" table:style-name="ce30">
            <text:p>58</text:p>
          </table:table-cell>
          <table:table-cell office:value-type="date" office:date-value="2010-10-12T00:00:00" table:style-name="ce31">
            <text:p>12-10-2010</text:p>
          </table:table-cell>
          <table:table-cell office:value-type="currency" office:value="43001" table:style-name="ce32">
            <text:p><text:s/>$43,00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32</text:p>
          </table:table-cell>
          <table:table-cell office:value-type="string" table:style-name="ce30">
            <text:p>Ezra Simmons</text:p>
          </table:table-cell>
          <table:table-cell office:value-type="string" table:style-name="ce30">
            <text:p>Automation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8" table:style-name="ce30">
            <text:p>38</text:p>
          </table:table-cell>
          <table:table-cell office:value-type="date" office:date-value="2010-07-01T00:00:00" table:style-name="ce31">
            <text:p>01-07-2010</text:p>
          </table:table-cell>
          <table:table-cell office:value-type="currency" office:value="78237" table:style-name="ce32">
            <text:p><text:s/>$78,23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85</text:p>
          </table:table-cell>
          <table:table-cell office:value-type="string" table:style-name="ce30">
            <text:p>Aubrey Yoon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05-11-11T00:00:00" table:style-name="ce31">
            <text:p>11-11-2005</text:p>
          </table:table-cell>
          <table:table-cell office:value-type="currency" office:value="78388" table:style-name="ce32">
            <text:p><text:s/>$78,38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49</text:p>
          </table:table-cell>
          <table:table-cell office:value-type="string" table:style-name="ce30">
            <text:p>Anna Mehta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2" table:style-name="ce30">
            <text:p>32</text:p>
          </table:table-cell>
          <table:table-cell office:value-type="date" office:date-value="2020-01-05T00:00:00" table:style-name="ce31">
            <text:p>05-01-2020</text:p>
          </table:table-cell>
          <table:table-cell office:value-type="currency" office:value="78844" table:style-name="ce32">
            <text:p><text:s/>$78,84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32</text:p>
          </table:table-cell>
          <table:table-cell office:value-type="string" table:style-name="ce30">
            <text:p>Jaxson Santiago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6" table:style-name="ce30">
            <text:p>56</text:p>
          </table:table-cell>
          <table:table-cell office:value-type="date" office:date-value="2018-09-20T00:00:00" table:style-name="ce31">
            <text:p>20-09-2018</text:p>
          </table:table-cell>
          <table:table-cell office:value-type="currency" office:value="78938" table:style-name="ce32">
            <text:p><text:s/>$78,93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85</text:p>
          </table:table-cell>
          <table:table-cell office:value-type="string" table:style-name="ce30">
            <text:p>Riley Padilla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5" table:style-name="ce30">
            <text:p>35</text:p>
          </table:table-cell>
          <table:table-cell office:value-type="date" office:date-value="2013-05-15T00:00:00" table:style-name="ce31">
            <text:p>15-05-2013</text:p>
          </table:table-cell>
          <table:table-cell office:value-type="currency" office:value="78940" table:style-name="ce32">
            <text:p><text:s/>$78,94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71</text:p>
          </table:table-cell>
          <table:table-cell office:value-type="string" table:style-name="ce30">
            <text:p>Melody Grant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05-10-07T00:00:00" table:style-name="ce31">
            <text:p>07-10-2005</text:p>
          </table:table-cell>
          <table:table-cell office:value-type="currency" office:value="79352" table:style-name="ce32">
            <text:p><text:s/>$79,35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78</text:p>
          </table:table-cell>
          <table:table-cell office:value-type="string" table:style-name="ce30">
            <text:p>Harper Alexander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19-10-14T00:00:00" table:style-name="ce31">
            <text:p>14-10-2019</text:p>
          </table:table-cell>
          <table:table-cell office:value-type="currency" office:value="79356" table:style-name="ce32">
            <text:p><text:s/>$79,35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53</text:p>
          </table:table-cell>
          <table:table-cell office:value-type="string" table:style-name="ce30">
            <text:p>Isla Yoon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13-05-10T00:00:00" table:style-name="ce31">
            <text:p>10-05-2013</text:p>
          </table:table-cell>
          <table:table-cell office:value-type="currency" office:value="79388" table:style-name="ce32">
            <text:p><text:s/>$79,38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08</text:p>
          </table:table-cell>
          <table:table-cell office:value-type="string" table:style-name="ce30">
            <text:p>Thomas Ju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09-10-23T00:00:00" table:style-name="ce31">
            <text:p>23-10-2009</text:p>
          </table:table-cell>
          <table:table-cell office:value-type="currency" office:value="79447" table:style-name="ce32">
            <text:p><text:s/>$79,44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65</text:p>
          </table:table-cell>
          <table:table-cell office:value-type="string" table:style-name="ce30">
            <text:p>Natalia Diaz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2" table:style-name="ce30">
            <text:p>62</text:p>
          </table:table-cell>
          <table:table-cell office:value-type="date" office:date-value="2006-10-12T00:00:00" table:style-name="ce31">
            <text:p>12-10-2006</text:p>
          </table:table-cell>
          <table:table-cell office:value-type="currency" office:value="79785" table:style-name="ce32">
            <text:p><text:s/>$79,78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91</text:p>
          </table:table-cell>
          <table:table-cell office:value-type="string" table:style-name="ce30">
            <text:p>Thomas Aguilar</text:p>
          </table:table-cell>
          <table:table-cell office:value-type="string" table:style-name="ce30">
            <text:p>Sr. 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21-02-10T00:00:00" table:style-name="ce31">
            <text:p>10-02-2021</text:p>
          </table:table-cell>
          <table:table-cell office:value-type="currency" office:value="79882" table:style-name="ce32">
            <text:p><text:s/>$79,88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85</text:p>
          </table:table-cell>
          <table:table-cell office:value-type="string" table:style-name="ce30">
            <text:p>Wyatt Rojas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2" table:style-name="ce30">
            <text:p>32</text:p>
          </table:table-cell>
          <table:table-cell office:value-type="date" office:date-value="2013-03-20T00:00:00" table:style-name="ce31">
            <text:p>20-03-2013</text:p>
          </table:table-cell>
          <table:table-cell office:value-type="currency" office:value="79921" table:style-name="ce32">
            <text:p><text:s/>$79,92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06</text:p>
          </table:table-cell>
          <table:table-cell office:value-type="string" table:style-name="ce30">
            <text:p>Piper Richardson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8" table:style-name="ce30">
            <text:p>38</text:p>
          </table:table-cell>
          <table:table-cell office:value-type="date" office:date-value="2008-01-27T00:00:00" table:style-name="ce31">
            <text:p>27-01-2008</text:p>
          </table:table-cell>
          <table:table-cell office:value-type="currency" office:value="80024" table:style-name="ce32">
            <text:p><text:s/>$80,02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84</text:p>
          </table:table-cell>
          <table:table-cell office:value-type="string" table:style-name="ce30">
            <text:p>Joshua Lin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6-02-05T00:00:00" table:style-name="ce31">
            <text:p>05-02-2016</text:p>
          </table:table-cell>
          <table:table-cell office:value-type="currency" office:value="80055" table:style-name="ce32">
            <text:p><text:s/>$80,05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91</text:p>
          </table:table-cell>
          <table:table-cell office:value-type="string" table:style-name="ce30">
            <text:p>Colton Garcia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5" table:style-name="ce30">
            <text:p>55</text:p>
          </table:table-cell>
          <table:table-cell office:value-type="date" office:date-value="1993-11-17T00:00:00" table:style-name="ce31">
            <text:p>17-11-1993</text:p>
          </table:table-cell>
          <table:table-cell office:value-type="currency" office:value="80170" table:style-name="ce32">
            <text:p><text:s/>$80,1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35</text:p>
          </table:table-cell>
          <table:table-cell office:value-type="string" table:style-name="ce30">
            <text:p>Caroline Perez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18-01-14T00:00:00" table:style-name="ce31">
            <text:p>14-01-2018</text:p>
          </table:table-cell>
          <table:table-cell office:value-type="currency" office:value="80516" table:style-name="ce32">
            <text:p><text:s/>$80,51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98</text:p>
          </table:table-cell>
          <table:table-cell office:value-type="string" table:style-name="ce30">
            <text:p>Violet Garcia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5" table:style-name="ce30">
            <text:p>35</text:p>
          </table:table-cell>
          <table:table-cell office:value-type="date" office:date-value="2017-01-10T00:00:00" table:style-name="ce31">
            <text:p>10-01-2017</text:p>
          </table:table-cell>
          <table:table-cell office:value-type="currency" office:value="80622" table:style-name="ce32">
            <text:p><text:s/>$80,62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56</text:p>
          </table:table-cell>
          <table:table-cell office:value-type="string" table:style-name="ce30">
            <text:p>Eleanor Chau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20-03-08T00:00:00" table:style-name="ce31">
            <text:p>08-03-2020</text:p>
          </table:table-cell>
          <table:table-cell office:value-type="currency" office:value="80659" table:style-name="ce32">
            <text:p><text:s/>$80,65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05</text:p>
          </table:table-cell>
          <table:table-cell office:value-type="string" table:style-name="ce30">
            <text:p>Lincoln Wo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19-06-07T00:00:00" table:style-name="ce31">
            <text:p>07-06-2019</text:p>
          </table:table-cell>
          <table:table-cell office:value-type="currency" office:value="80700" table:style-name="ce32">
            <text:p><text:s/>$80,70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67</text:p>
          </table:table-cell>
          <table:table-cell office:value-type="string" table:style-name="ce30">
            <text:p>Sofia Dinh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1995-08-04T00:00:00" table:style-name="ce31">
            <text:p>04-08-1995</text:p>
          </table:table-cell>
          <table:table-cell office:value-type="currency" office:value="80701" table:style-name="ce32">
            <text:p><text:s/>$80,70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30" table:style-name="ce3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98</text:p>
          </table:table-cell>
          <table:table-cell office:value-type="string" table:style-name="ce30">
            <text:p>Charles Henderson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02-02-11T00:00:00" table:style-name="ce31">
            <text:p>11-02-2002</text:p>
          </table:table-cell>
          <table:table-cell office:value-type="currency" office:value="43080" table:style-name="ce32">
            <text:p><text:s/>$43,08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61</text:p>
          </table:table-cell>
          <table:table-cell office:value-type="string" table:style-name="ce30">
            <text:p>Nathan Lau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1-02-22T00:00:00" table:style-name="ce31">
            <text:p>22-02-2011</text:p>
          </table:table-cell>
          <table:table-cell office:value-type="currency" office:value="43336" table:style-name="ce32">
            <text:p><text:s/>$43,33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69</text:p>
          </table:table-cell>
          <table:table-cell office:value-type="string" table:style-name="ce30">
            <text:p>Santiago f Gray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7" table:style-name="ce30">
            <text:p>27</text:p>
          </table:table-cell>
          <table:table-cell office:value-type="date" office:date-value="2018-09-11T00:00:00" table:style-name="ce31">
            <text:p>11-09-2018</text:p>
          </table:table-cell>
          <table:table-cell office:value-type="currency" office:value="80745" table:style-name="ce32">
            <text:p><text:s/>$80,74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61</text:p>
          </table:table-cell>
          <table:table-cell office:value-type="string" table:style-name="ce30">
            <text:p>Daniel Perry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2" table:style-name="ce30">
            <text:p>62</text:p>
          </table:table-cell>
          <table:table-cell office:value-type="date" office:date-value="2001-04-15T00:00:00" table:style-name="ce31">
            <text:p>15-04-2001</text:p>
          </table:table-cell>
          <table:table-cell office:value-type="currency" office:value="80921" table:style-name="ce32">
            <text:p><text:s/>$80,92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39</text:p>
          </table:table-cell>
          <table:table-cell office:value-type="string" table:style-name="ce30">
            <text:p>Julian Fong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1" table:style-name="ce30">
            <text:p>61</text:p>
          </table:table-cell>
          <table:table-cell office:value-type="date" office:date-value="2002-11-22T00:00:00" table:style-name="ce31">
            <text:p>22-11-2002</text:p>
          </table:table-cell>
          <table:table-cell office:value-type="currency" office:value="80950" table:style-name="ce32">
            <text:p><text:s/>$80,95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79</text:p>
          </table:table-cell>
          <table:table-cell office:value-type="string" table:style-name="ce30">
            <text:p>Serenity Bailey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11-11-21T00:00:00" table:style-name="ce31">
            <text:p>21-11-2011</text:p>
          </table:table-cell>
          <table:table-cell office:value-type="currency" office:value="81218" table:style-name="ce32">
            <text:p><text:s/>$81,21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19</text:p>
          </table:table-cell>
          <table:table-cell office:value-type="string" table:style-name="ce30">
            <text:p>Dominic Scott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1-03-16T00:00:00" table:style-name="ce31">
            <text:p>16-03-2011</text:p>
          </table:table-cell>
          <table:table-cell office:value-type="currency" office:value="81687" table:style-name="ce32">
            <text:p><text:s/>$81,68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35</text:p>
          </table:table-cell>
          <table:table-cell office:value-type="string" table:style-name="ce30">
            <text:p>Parker Allen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1" table:style-name="ce30">
            <text:p>31</text:p>
          </table:table-cell>
          <table:table-cell office:value-type="date" office:date-value="2018-08-13T00:00:00" table:style-name="ce31">
            <text:p>13-08-2018</text:p>
          </table:table-cell>
          <table:table-cell office:value-type="currency" office:value="81828" table:style-name="ce32">
            <text:p><text:s/>$81,82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84</text:p>
          </table:table-cell>
          <table:table-cell office:value-type="string" table:style-name="ce30">
            <text:p>Anna Zhu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8" table:style-name="ce30">
            <text:p>48</text:p>
          </table:table-cell>
          <table:table-cell office:value-type="date" office:date-value="2003-08-22T00:00:00" table:style-name="ce31">
            <text:p>22-08-2003</text:p>
          </table:table-cell>
          <table:table-cell office:value-type="currency" office:value="82017" table:style-name="ce32">
            <text:p><text:s/>$82,01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38</text:p>
          </table:table-cell>
          <table:table-cell office:value-type="string" table:style-name="ce30">
            <text:p>Maria He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0-08-28T00:00:00" table:style-name="ce31">
            <text:p>28-08-2010</text:p>
          </table:table-cell>
          <table:table-cell office:value-type="currency" office:value="82162" table:style-name="ce32">
            <text:p><text:s/>$82,16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29</text:p>
          </table:table-cell>
          <table:table-cell office:value-type="string" table:style-name="ce30">
            <text:p>Ian Wu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1" table:style-name="ce30">
            <text:p>51</text:p>
          </table:table-cell>
          <table:table-cell office:value-type="date" office:date-value="2012-04-14T00:00:00" table:style-name="ce31">
            <text:p>14-04-2012</text:p>
          </table:table-cell>
          <table:table-cell office:value-type="currency" office:value="82300" table:style-name="ce32">
            <text:p><text:s/>$82,30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99</text:p>
          </table:table-cell>
          <table:table-cell office:value-type="string" table:style-name="ce30">
            <text:p>Brooklyn Salazar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4" table:style-name="ce30">
            <text:p>44</text:p>
          </table:table-cell>
          <table:table-cell office:value-type="date" office:date-value="2011-03-01T00:00:00" table:style-name="ce31">
            <text:p>01-03-2011</text:p>
          </table:table-cell>
          <table:table-cell office:value-type="currency" office:value="82462" table:style-name="ce32">
            <text:p><text:s/>$82,46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88</text:p>
          </table:table-cell>
          <table:table-cell office:value-type="string" table:style-name="ce30">
            <text:p>Emery Hunter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21-07-03T00:00:00" table:style-name="ce31">
            <text:p>03-07-2021</text:p>
          </table:table-cell>
          <table:table-cell office:value-type="currency" office:value="82739" table:style-name="ce32">
            <text:p><text:s/>$82,73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30</text:p>
          </table:table-cell>
          <table:table-cell office:value-type="string" table:style-name="ce30">
            <text:p>Madison Her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6" table:style-name="ce30">
            <text:p>56</text:p>
          </table:table-cell>
          <table:table-cell office:value-type="date" office:date-value="1996-06-22T00:00:00" table:style-name="ce31">
            <text:p>22-06-1996</text:p>
          </table:table-cell>
          <table:table-cell office:value-type="currency" office:value="82806" table:style-name="ce32">
            <text:p><text:s/>$82,80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55</text:p>
          </table:table-cell>
          <table:table-cell office:value-type="string" table:style-name="ce30">
            <text:p>Piper Cheng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2" table:style-name="ce30">
            <text:p>62</text:p>
          </table:table-cell>
          <table:table-cell office:value-type="date" office:date-value="2009-03-15T00:00:00" table:style-name="ce31">
            <text:p>15-03-2009</text:p>
          </table:table-cell>
          <table:table-cell office:value-type="currency" office:value="82839" table:style-name="ce32">
            <text:p><text:s/>$82,83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17</text:p>
          </table:table-cell>
          <table:table-cell office:value-type="string" table:style-name="ce30">
            <text:p>Leah Pena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7" table:style-name="ce30">
            <text:p>57</text:p>
          </table:table-cell>
          <table:table-cell office:value-type="date" office:date-value="1994-01-03T00:00:00" table:style-name="ce31">
            <text:p>03-01-1994</text:p>
          </table:table-cell>
          <table:table-cell office:value-type="currency" office:value="82872" table:style-name="ce32">
            <text:p><text:s/>$82,87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42</text:p>
          </table:table-cell>
          <table:table-cell office:value-type="string" table:style-name="ce30">
            <text:p>Alice Lopez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8" table:style-name="ce30">
            <text:p>48</text:p>
          </table:table-cell>
          <table:table-cell office:value-type="date" office:date-value="2009-06-27T00:00:00" table:style-name="ce31">
            <text:p>27-06-2009</text:p>
          </table:table-cell>
          <table:table-cell office:value-type="currency" office:value="82907" table:style-name="ce32">
            <text:p><text:s/>$82,90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35</text:p>
          </table:table-cell>
          <table:table-cell office:value-type="string" table:style-name="ce30">
            <text:p>Penelope Johnson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4" table:style-name="ce30">
            <text:p>34</text:p>
          </table:table-cell>
          <table:table-cell office:value-type="date" office:date-value="2012-06-25T00:00:00" table:style-name="ce31">
            <text:p>25-06-2012</text:p>
          </table:table-cell>
          <table:table-cell office:value-type="currency" office:value="83066" table:style-name="ce32">
            <text:p><text:s/>$83,06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44</text:p>
          </table:table-cell>
          <table:table-cell office:value-type="string" table:style-name="ce30">
            <text:p>Theodore Ngo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8-04-29T00:00:00" table:style-name="ce31">
            <text:p>29-04-2018</text:p>
          </table:table-cell>
          <table:table-cell office:value-type="currency" office:value="83378" table:style-name="ce32">
            <text:p><text:s/>$83,37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32</text:p>
          </table:table-cell>
          <table:table-cell office:value-type="string" table:style-name="ce30">
            <text:p>Ruby Sun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21-09-06T00:00:00" table:style-name="ce31">
            <text:p>06-09-2021</text:p>
          </table:table-cell>
          <table:table-cell office:value-type="currency" office:value="83418" table:style-name="ce32">
            <text:p><text:s/>$83,41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99</text:p>
          </table:table-cell>
          <table:table-cell office:value-type="string" table:style-name="ce30">
            <text:p>Elias Zhang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4" table:style-name="ce30">
            <text:p>54</text:p>
          </table:table-cell>
          <table:table-cell office:value-type="date" office:date-value="2013-07-13T00:00:00" table:style-name="ce31">
            <text:p>13-07-2013</text:p>
          </table:table-cell>
          <table:table-cell office:value-type="currency" office:value="83639" table:style-name="ce32">
            <text:p><text:s/>$83,63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20</text:p>
          </table:table-cell>
          <table:table-cell office:value-type="string" table:style-name="ce30">
            <text:p>Jaxon Fo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9" table:style-name="ce30">
            <text:p>59</text:p>
          </table:table-cell>
          <table:table-cell office:value-type="date" office:date-value="1997-03-13T00:00:00" table:style-name="ce31">
            <text:p>13-03-1997</text:p>
          </table:table-cell>
          <table:table-cell office:value-type="currency" office:value="83685" table:style-name="ce32">
            <text:p><text:s/>$83,68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38</text:p>
          </table:table-cell>
          <table:table-cell office:value-type="string" table:style-name="ce30">
            <text:p>Julia Pham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5" table:style-name="ce30">
            <text:p>65</text:p>
          </table:table-cell>
          <table:table-cell office:value-type="date" office:date-value="2006-03-16T00:00:00" table:style-name="ce31">
            <text:p>16-03-2006</text:p>
          </table:table-cell>
          <table:table-cell office:value-type="currency" office:value="83756" table:style-name="ce32">
            <text:p><text:s/>$83,75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90</text:p>
          </table:table-cell>
          <table:table-cell office:value-type="string" table:style-name="ce30">
            <text:p>Hannah Gomez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5" table:style-name="ce30">
            <text:p>25</text:p>
          </table:table-cell>
          <table:table-cell office:value-type="date" office:date-value="2021-05-11T00:00:00" table:style-name="ce31">
            <text:p>11-05-2021</text:p>
          </table:table-cell>
          <table:table-cell office:value-type="currency" office:value="83934" table:style-name="ce32">
            <text:p><text:s/>$83,93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97</text:p>
          </table:table-cell>
          <table:table-cell office:value-type="string" table:style-name="ce30">
            <text:p>Piper Lewis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8-12-22T00:00:00" table:style-name="ce31">
            <text:p>22-12-2018</text:p>
          </table:table-cell>
          <table:table-cell office:value-type="currency" office:value="83990" table:style-name="ce32">
            <text:p><text:s/>$83,99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65</text:p>
          </table:table-cell>
          <table:table-cell office:value-type="string" table:style-name="ce30">
            <text:p>Jacob Khan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3" table:style-name="ce30">
            <text:p>53</text:p>
          </table:table-cell>
          <table:table-cell office:value-type="date" office:date-value="2008-02-09T00:00:00" table:style-name="ce31">
            <text:p>09-02-2008</text:p>
          </table:table-cell>
          <table:table-cell office:value-type="currency" office:value="84193" table:style-name="ce32">
            <text:p><text:s/>$84,19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94</text:p>
          </table:table-cell>
          <table:table-cell office:value-type="string" table:style-name="ce30">
            <text:p>Robert Alvarez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9" table:style-name="ce30">
            <text:p>39</text:p>
          </table:table-cell>
          <table:table-cell office:value-type="date" office:date-value="2016-10-21T00:00:00" table:style-name="ce31">
            <text:p>21-10-2016</text:p>
          </table:table-cell>
          <table:table-cell office:value-type="currency" office:value="84297" table:style-name="ce32">
            <text:p><text:s/>$84,29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58</text:p>
          </table:table-cell>
          <table:table-cell office:value-type="string" table:style-name="ce30">
            <text:p>Gabriel Brooks</text:p>
          </table:table-cell>
          <table:table-cell office:value-type="string" table:style-name="ce30">
            <text:p>Network Engine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9" table:style-name="ce30">
            <text:p>29</text:p>
          </table:table-cell>
          <table:table-cell office:value-type="date" office:date-value="2018-12-10T00:00:00" table:style-name="ce31">
            <text:p>10-12-2018</text:p>
          </table:table-cell>
          <table:table-cell office:value-type="currency" office:value="84596" table:style-name="ce32">
            <text:p><text:s/>$84,59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32</text:p>
          </table:table-cell>
          <table:table-cell office:value-type="string" table:style-name="ce30">
            <text:p>Penelope Jordan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19-09-27T00:00:00" table:style-name="ce31">
            <text:p>27-09-2019</text:p>
          </table:table-cell>
          <table:table-cell office:value-type="currency" office:value="84913" table:style-name="ce32">
            <text:p><text:s/>$84,91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36</text:p>
          </table:table-cell>
          <table:table-cell office:value-type="string" table:style-name="ce30">
            <text:p>Lincoln Reyes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0" table:style-name="ce30">
            <text:p>60</text:p>
          </table:table-cell>
          <table:table-cell office:value-type="date" office:date-value="1998-08-03T00:00:00" table:style-name="ce31">
            <text:p>03-08-1998</text:p>
          </table:table-cell>
          <table:table-cell office:value-type="currency" office:value="85120" table:style-name="ce32">
            <text:p><text:s/>$85,12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30</text:p>
          </table:table-cell>
          <table:table-cell office:value-type="string" table:style-name="ce30">
            <text:p>Leo Herrera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8" table:style-name="ce30">
            <text:p>48</text:p>
          </table:table-cell>
          <table:table-cell office:value-type="date" office:date-value="1998-04-22T00:00:00" table:style-name="ce31">
            <text:p>22-04-1998</text:p>
          </table:table-cell>
          <table:table-cell office:value-type="currency" office:value="85369" table:style-name="ce32">
            <text:p><text:s/>$85,36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84</text:p>
          </table:table-cell>
          <table:table-cell office:value-type="string" table:style-name="ce30">
            <text:p>Josephine Salazar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16-03-14T00:00:00" table:style-name="ce31">
            <text:p>14-03-2016</text:p>
          </table:table-cell>
          <table:table-cell office:value-type="currency" office:value="85870" table:style-name="ce32">
            <text:p><text:s/>$85,87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04</text:p>
          </table:table-cell>
          <table:table-cell office:value-type="string" table:style-name="ce30">
            <text:p>Hunter Orti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6" table:style-name="ce30">
            <text:p>46</text:p>
          </table:table-cell>
          <table:table-cell office:value-type="date" office:date-value="2013-01-20T00:00:00" table:style-name="ce31">
            <text:p>20-01-2013</text:p>
          </table:table-cell>
          <table:table-cell office:value-type="currency" office:value="86061" table:style-name="ce32">
            <text:p><text:s/>$86,06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01</text:p>
          </table:table-cell>
          <table:table-cell office:value-type="string" table:style-name="ce30">
            <text:p>Allison Ayala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09-06-30T00:00:00" table:style-name="ce31">
            <text:p>30-06-2009</text:p>
          </table:table-cell>
          <table:table-cell office:value-type="currency" office:value="43363" table:style-name="ce32">
            <text:p><text:s/>$43,36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41</text:p>
          </table:table-cell>
          <table:table-cell office:value-type="string" table:style-name="ce30">
            <text:p>Isla Han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8" table:style-name="ce30">
            <text:p>58</text:p>
          </table:table-cell>
          <table:table-cell office:value-type="date" office:date-value="2005-06-18T00:00:00" table:style-name="ce31">
            <text:p>18-06-2005</text:p>
          </table:table-cell>
          <table:table-cell office:value-type="currency" office:value="86089" table:style-name="ce32">
            <text:p><text:s/>$86,08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38</text:p>
          </table:table-cell>
          <table:table-cell office:value-type="string" table:style-name="ce30">
            <text:p>Adeline Yang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3" table:style-name="ce30">
            <text:p>53</text:p>
          </table:table-cell>
          <table:table-cell office:value-type="date" office:date-value="2011-07-20T00:00:00" table:style-name="ce31">
            <text:p>20-07-2011</text:p>
          </table:table-cell>
          <table:table-cell office:value-type="currency" office:value="86173" table:style-name="ce32">
            <text:p><text:s/>$86,17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65</text:p>
          </table:table-cell>
          <table:table-cell office:value-type="string" table:style-name="ce30">
            <text:p>David Chu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1998-09-03T00:00:00" table:style-name="ce31">
            <text:p>03-09-1998</text:p>
          </table:table-cell>
          <table:table-cell office:value-type="currency" office:value="86299" table:style-name="ce32">
            <text:p><text:s/>$86,2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54</text:p>
          </table:table-cell>
          <table:table-cell office:value-type="string" table:style-name="ce30">
            <text:p>Owen Lam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0" table:style-name="ce30">
            <text:p>30</text:p>
          </table:table-cell>
          <table:table-cell office:value-type="date" office:date-value="2017-05-29T00:00:00" table:style-name="ce31">
            <text:p>29-05-2017</text:p>
          </table:table-cell>
          <table:table-cell office:value-type="currency" office:value="86317" table:style-name="ce32">
            <text:p><text:s/>$86,31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90</text:p>
          </table:table-cell>
          <table:table-cell office:value-type="string" table:style-name="ce30">
            <text:p>Everett Khan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3" table:style-name="ce30">
            <text:p>43</text:p>
          </table:table-cell>
          <table:table-cell office:value-type="date" office:date-value="2017-01-18T00:00:00" table:style-name="ce31">
            <text:p>18-01-2017</text:p>
          </table:table-cell>
          <table:table-cell office:value-type="currency" office:value="86417" table:style-name="ce32">
            <text:p><text:s/>$86,41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67</text:p>
          </table:table-cell>
          <table:table-cell office:value-type="string" table:style-name="ce30">
            <text:p>Silas Chavez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1" table:style-name="ce30">
            <text:p>51</text:p>
          </table:table-cell>
          <table:table-cell office:value-type="date" office:date-value="2008-04-15T00:00:00" table:style-name="ce31">
            <text:p>15-04-2008</text:p>
          </table:table-cell>
          <table:table-cell office:value-type="currency" office:value="86431" table:style-name="ce32">
            <text:p><text:s/>$86,4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42</text:p>
          </table:table-cell>
          <table:table-cell office:value-type="string" table:style-name="ce30">
            <text:p>Emery Doan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6-23T00:00:00" table:style-name="ce31">
            <text:p>23-06-2021</text:p>
          </table:table-cell>
          <table:table-cell office:value-type="currency" office:value="86464" table:style-name="ce32">
            <text:p><text:s/>$86,46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92</text:p>
          </table:table-cell>
          <table:table-cell office:value-type="string" table:style-name="ce30">
            <text:p>Cora Evans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45" table:style-name="ce30">
            <text:p>45</text:p>
          </table:table-cell>
          <table:table-cell office:value-type="date" office:date-value="2018-03-26T00:00:00" table:style-name="ce31">
            <text:p>26-03-2018</text:p>
          </table:table-cell>
          <table:table-cell office:value-type="currency" office:value="86478" table:style-name="ce32">
            <text:p><text:s/>$86,4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81</text:p>
          </table:table-cell>
          <table:table-cell office:value-type="string" table:style-name="ce30">
            <text:p>Genesis Hu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02-01-15T00:00:00" table:style-name="ce31">
            <text:p>15-01-2002</text:p>
          </table:table-cell>
          <table:table-cell office:value-type="currency" office:value="86510" table:style-name="ce32">
            <text:p><text:s/>$86,51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06</text:p>
          </table:table-cell>
          <table:table-cell office:value-type="string" table:style-name="ce30">
            <text:p>Nevaeh Kang</text:p>
          </table:table-cell>
          <table:table-cell office:value-type="string" table:style-name="ce30">
            <text:p>Automation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21-01-10T00:00:00" table:style-name="ce31">
            <text:p>10-01-2021</text:p>
          </table:table-cell>
          <table:table-cell office:value-type="currency" office:value="86538" table:style-name="ce32">
            <text:p><text:s/>$86,53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33</text:p>
          </table:table-cell>
          <table:table-cell office:value-type="string" table:style-name="ce30">
            <text:p>Avery Bailey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9" table:style-name="ce30">
            <text:p>49</text:p>
          </table:table-cell>
          <table:table-cell office:value-type="date" office:date-value="1996-05-15T00:00:00" table:style-name="ce31">
            <text:p>15-05-1996</text:p>
          </table:table-cell>
          <table:table-cell office:value-type="currency" office:value="86658" table:style-name="ce32">
            <text:p><text:s/>$86,6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70</text:p>
          </table:table-cell>
          <table:table-cell office:value-type="string" table:style-name="ce30">
            <text:p>Liliana Do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0" table:style-name="ce30">
            <text:p>30</text:p>
          </table:table-cell>
          <table:table-cell office:value-type="date" office:date-value="2019-03-29T00:00:00" table:style-name="ce31">
            <text:p>29-03-2019</text:p>
          </table:table-cell>
          <table:table-cell office:value-type="currency" office:value="86774" table:style-name="ce32">
            <text:p><text:s/>$86,77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87</text:p>
          </table:table-cell>
          <table:table-cell office:value-type="string" table:style-name="ce30">
            <text:p>Everleigh White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9" table:style-name="ce30">
            <text:p>59</text:p>
          </table:table-cell>
          <table:table-cell office:value-type="date" office:date-value="2017-10-20T00:00:00" table:style-name="ce31">
            <text:p>20-10-2017</text:p>
          </table:table-cell>
          <table:table-cell office:value-type="currency" office:value="86831" table:style-name="ce32">
            <text:p><text:s/>$86,8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74</text:p>
          </table:table-cell>
          <table:table-cell office:value-type="string" table:style-name="ce30">
            <text:p>Mila Hong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0" table:style-name="ce30">
            <text:p>30</text:p>
          </table:table-cell>
          <table:table-cell office:value-type="date" office:date-value="2017-05-22T00:00:00" table:style-name="ce31">
            <text:p>22-05-2017</text:p>
          </table:table-cell>
          <table:table-cell office:value-type="currency" office:value="86858" table:style-name="ce32">
            <text:p><text:s/>$86,85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64</text:p>
          </table:table-cell>
          <table:table-cell office:value-type="string" table:style-name="ce30">
            <text:p>Audrey Lee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1" table:style-name="ce30">
            <text:p>51</text:p>
          </table:table-cell>
          <table:table-cell office:value-type="date" office:date-value="2017-02-11T00:00:00" table:style-name="ce31">
            <text:p>11-02-2017</text:p>
          </table:table-cell>
          <table:table-cell office:value-type="currency" office:value="87036" table:style-name="ce32">
            <text:p><text:s/>$87,03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67</text:p>
          </table:table-cell>
          <table:table-cell office:value-type="string" table:style-name="ce30">
            <text:p>Henry Alvarez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8" table:style-name="ce30">
            <text:p>48</text:p>
          </table:table-cell>
          <table:table-cell office:value-type="date" office:date-value="2005-04-12T00:00:00" table:style-name="ce31">
            <text:p>12-04-2005</text:p>
          </table:table-cell>
          <table:table-cell office:value-type="currency" office:value="87158" table:style-name="ce32">
            <text:p><text:s/>$87,15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08</text:p>
          </table:table-cell>
          <table:table-cell office:value-type="string" table:style-name="ce30">
            <text:p>Miles Evans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4" table:style-name="ce30">
            <text:p>54</text:p>
          </table:table-cell>
          <table:table-cell office:value-type="date" office:date-value="1994-10-24T00:00:00" table:style-name="ce31">
            <text:p>24-10-1994</text:p>
          </table:table-cell>
          <table:table-cell office:value-type="currency" office:value="87216" table:style-name="ce32">
            <text:p><text:s/>$87,21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30" table:style-name="ce3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66</text:p>
          </table:table-cell>
          <table:table-cell office:value-type="string" table:style-name="ce30">
            <text:p>Thomas Williams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5-11-21T00:00:00" table:style-name="ce31">
            <text:p>21-11-2015</text:p>
          </table:table-cell>
          <table:table-cell office:value-type="currency" office:value="87292" table:style-name="ce32">
            <text:p><text:s/>$87,29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76</text:p>
          </table:table-cell>
          <table:table-cell office:value-type="string" table:style-name="ce30">
            <text:p>Kennedy Romero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7" table:style-name="ce30">
            <text:p>37</text:p>
          </table:table-cell>
          <table:table-cell office:value-type="date" office:date-value="2018-12-27T00:00:00" table:style-name="ce31">
            <text:p>27-12-2018</text:p>
          </table:table-cell>
          <table:table-cell office:value-type="currency" office:value="87359" table:style-name="ce32">
            <text:p><text:s/>$87,35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60</text:p>
          </table:table-cell>
          <table:table-cell office:value-type="string" table:style-name="ce30">
            <text:p>Madeline Acosta</text:p>
          </table:table-cell>
          <table:table-cell office:value-type="string" table:style-name="ce30">
            <text:p>Sr. 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6" table:style-name="ce30">
            <text:p>26</text:p>
          </table:table-cell>
          <table:table-cell office:value-type="date" office:date-value="2021-02-09T00:00:00" table:style-name="ce31">
            <text:p>09-02-2021</text:p>
          </table:table-cell>
          <table:table-cell office:value-type="currency" office:value="87427" table:style-name="ce32">
            <text:p><text:s/>$87,42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97</text:p>
          </table:table-cell>
          <table:table-cell office:value-type="string" table:style-name="ce30">
            <text:p>Jonathan Chavez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17-05-11T00:00:00" table:style-name="ce31">
            <text:p>11-05-2017</text:p>
          </table:table-cell>
          <table:table-cell office:value-type="currency" office:value="87536" table:style-name="ce32">
            <text:p><text:s/>$87,53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59</text:p>
          </table:table-cell>
          <table:table-cell office:value-type="string" table:style-name="ce30">
            <text:p>Autumn Ortiz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0" table:style-name="ce30">
            <text:p>30</text:p>
          </table:table-cell>
          <table:table-cell office:value-type="date" office:date-value="2017-12-17T00:00:00" table:style-name="ce31">
            <text:p>17-12-2017</text:p>
          </table:table-cell>
          <table:table-cell office:value-type="currency" office:value="87744" table:style-name="ce32">
            <text:p><text:s/>$87,74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03</text:p>
          </table:table-cell>
          <table:table-cell office:value-type="string" table:style-name="ce30">
            <text:p>Robert Vazquez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0" table:style-name="ce30">
            <text:p>40</text:p>
          </table:table-cell>
          <table:table-cell office:value-type="date" office:date-value="2021-09-26T00:00:00" table:style-name="ce31">
            <text:p>26-09-2021</text:p>
          </table:table-cell>
          <table:table-cell office:value-type="currency" office:value="87770" table:style-name="ce32">
            <text:p><text:s/>$87,7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39</text:p>
          </table:table-cell>
          <table:table-cell office:value-type="string" table:style-name="ce30">
            <text:p>Luna Taylor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7" table:style-name="ce30">
            <text:p>47</text:p>
          </table:table-cell>
          <table:table-cell office:value-type="date" office:date-value="2018-07-28T00:00:00" table:style-name="ce31">
            <text:p>28-07-2018</text:p>
          </table:table-cell>
          <table:table-cell office:value-type="currency" office:value="87806" table:style-name="ce32">
            <text:p><text:s/>$87,80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48</text:p>
          </table:table-cell>
          <table:table-cell office:value-type="string" table:style-name="ce30">
            <text:p>Lincoln Huynh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6-11-09T00:00:00" table:style-name="ce31">
            <text:p>09-11-2016</text:p>
          </table:table-cell>
          <table:table-cell office:value-type="currency" office:value="87851" table:style-name="ce32">
            <text:p><text:s/>$87,85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31</text:p>
          </table:table-cell>
          <table:table-cell office:value-type="string" table:style-name="ce30">
            <text:p>Jameson Foster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21-07-18T00:00:00" table:style-name="ce31">
            <text:p>18-07-2021</text:p>
          </table:table-cell>
          <table:table-cell office:value-type="currency" office:value="43391" table:style-name="ce32">
            <text:p><text:s/>$43,39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06</text:p>
          </table:table-cell>
          <table:table-cell office:value-type="string" table:style-name="ce30">
            <text:p>Piper Patterson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9-06-19T00:00:00" table:style-name="ce31">
            <text:p>19-06-2019</text:p>
          </table:table-cell>
          <table:table-cell office:value-type="currency" office:value="88045" table:style-name="ce32">
            <text:p><text:s/>$88,04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31</text:p>
          </table:table-cell>
          <table:table-cell office:value-type="string" table:style-name="ce30">
            <text:p>Zoe Romero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2" table:style-name="ce30">
            <text:p>32</text:p>
          </table:table-cell>
          <table:table-cell office:value-type="date" office:date-value="2021-10-05T00:00:00" table:style-name="ce31">
            <text:p>05-10-2021</text:p>
          </table:table-cell>
          <table:table-cell office:value-type="currency" office:value="88072" table:style-name="ce32">
            <text:p><text:s/>$88,07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35</text:p>
          </table:table-cell>
          <table:table-cell office:value-type="string" table:style-name="ce30">
            <text:p>Eli Rahman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0-03-16T00:00:00" table:style-name="ce31">
            <text:p>16-03-2010</text:p>
          </table:table-cell>
          <table:table-cell office:value-type="currency" office:value="88182" table:style-name="ce32">
            <text:p><text:s/>$88,18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02</text:p>
          </table:table-cell>
          <table:table-cell office:value-type="string" table:style-name="ce30">
            <text:p>Isaac Liu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1992-10-13T00:00:00" table:style-name="ce31">
            <text:p>13-10-1992</text:p>
          </table:table-cell>
          <table:table-cell office:value-type="currency" office:value="88213" table:style-name="ce32">
            <text:p><text:s/>$88,21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32" table:style-name="ce3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38</text:p>
          </table:table-cell>
          <table:table-cell office:value-type="string" table:style-name="ce30">
            <text:p>Asher Morales</text:p>
          </table:table-cell>
          <table:table-cell office:value-type="string" table:style-name="ce30">
            <text:p>Automation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2" table:style-name="ce30">
            <text:p>52</text:p>
          </table:table-cell>
          <table:table-cell office:value-type="date" office:date-value="2020-07-10T00:00:00" table:style-name="ce31">
            <text:p>10-07-2020</text:p>
          </table:table-cell>
          <table:table-cell office:value-type="currency" office:value="88272" table:style-name="ce32">
            <text:p><text:s/>$88,27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08</text:p>
          </table:table-cell>
          <table:table-cell office:value-type="string" table:style-name="ce30">
            <text:p>Jade Figueroa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3" table:style-name="ce30">
            <text:p>33</text:p>
          </table:table-cell>
          <table:table-cell office:value-type="date" office:date-value="2012-05-14T00:00:00" table:style-name="ce31">
            <text:p>14-05-2012</text:p>
          </table:table-cell>
          <table:table-cell office:value-type="currency" office:value="88343" table:style-name="ce32">
            <text:p><text:s/>$88,34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17</text:p>
          </table:table-cell>
          <table:table-cell office:value-type="string" table:style-name="ce30">
            <text:p>William Phillips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61" table:style-name="ce30">
            <text:p>61</text:p>
          </table:table-cell>
          <table:table-cell office:value-type="date" office:date-value="2004-01-27T00:00:00" table:style-name="ce31">
            <text:p>27-01-2004</text:p>
          </table:table-cell>
          <table:table-cell office:value-type="currency" office:value="88478" table:style-name="ce32">
            <text:p><text:s/>$88,4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99</text:p>
          </table:table-cell>
          <table:table-cell office:value-type="string" table:style-name="ce30">
            <text:p>Mila Roberts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7-01-26T00:00:00" table:style-name="ce31">
            <text:p>26-01-2017</text:p>
          </table:table-cell>
          <table:table-cell office:value-type="currency" office:value="88663" table:style-name="ce32">
            <text:p><text:s/>$88,66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91</text:p>
          </table:table-cell>
          <table:table-cell office:value-type="string" table:style-name="ce30">
            <text:p>Avery Yee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16-05-22T00:00:00" table:style-name="ce31">
            <text:p>22-05-2016</text:p>
          </table:table-cell>
          <table:table-cell office:value-type="currency" office:value="44614" table:style-name="ce32">
            <text:p><text:s/>$44,61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11</text:p>
          </table:table-cell>
          <table:table-cell office:value-type="string" table:style-name="ce30">
            <text:p>Gabriella Zhu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6" table:style-name="ce30">
            <text:p>36</text:p>
          </table:table-cell>
          <table:table-cell office:value-type="date" office:date-value="2014-11-29T00:00:00" table:style-name="ce31">
            <text:p>29-11-2014</text:p>
          </table:table-cell>
          <table:table-cell office:value-type="currency" office:value="88730" table:style-name="ce32">
            <text:p><text:s/>$88,73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58</text:p>
          </table:table-cell>
          <table:table-cell office:value-type="string" table:style-name="ce30">
            <text:p>Alexander Bryant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21-10-02T00:00:00" table:style-name="ce31">
            <text:p>02-10-2021</text:p>
          </table:table-cell>
          <table:table-cell office:value-type="currency" office:value="88758" table:style-name="ce32">
            <text:p><text:s/>$88,7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47</text:p>
          </table:table-cell>
          <table:table-cell office:value-type="string" table:style-name="ce30">
            <text:p>Avery Grant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9" table:style-name="ce30">
            <text:p>49</text:p>
          </table:table-cell>
          <table:table-cell office:value-type="date" office:date-value="2014-03-05T00:00:00" table:style-name="ce31">
            <text:p>05-03-2014</text:p>
          </table:table-cell>
          <table:table-cell office:value-type="currency" office:value="88777" table:style-name="ce32">
            <text:p><text:s/>$88,77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43</text:p>
          </table:table-cell>
          <table:table-cell office:value-type="string" table:style-name="ce30">
            <text:p>Bella Lop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2" table:style-name="ce30">
            <text:p>32</text:p>
          </table:table-cell>
          <table:table-cell office:value-type="date" office:date-value="2013-11-12T00:00:00" table:style-name="ce31">
            <text:p>12-11-2013</text:p>
          </table:table-cell>
          <table:table-cell office:value-type="currency" office:value="88895" table:style-name="ce32">
            <text:p><text:s/>$88,89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95</text:p>
          </table:table-cell>
          <table:table-cell office:value-type="string" table:style-name="ce30">
            <text:p>Sadie Patterson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8" table:style-name="ce30">
            <text:p>38</text:p>
          </table:table-cell>
          <table:table-cell office:value-type="date" office:date-value="2020-07-24T00:00:00" table:style-name="ce31">
            <text:p>24-07-2020</text:p>
          </table:table-cell>
          <table:table-cell office:value-type="currency" office:value="89390" table:style-name="ce32">
            <text:p><text:s/>$89,39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77</text:p>
          </table:table-cell>
          <table:table-cell office:value-type="string" table:style-name="ce30">
            <text:p>Grayson Luu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1-04-30T00:00:00" table:style-name="ce31">
            <text:p>30-04-2011</text:p>
          </table:table-cell>
          <table:table-cell office:value-type="currency" office:value="89419" table:style-name="ce32">
            <text:p><text:s/>$89,41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48</text:p>
          </table:table-cell>
          <table:table-cell office:value-type="string" table:style-name="ce30">
            <text:p>Emma Brooks</text:p>
          </table:table-cell>
          <table:table-cell office:value-type="string" table:style-name="ce30">
            <text:p>Sr. 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6-12-18T00:00:00" table:style-name="ce31">
            <text:p>18-12-2016</text:p>
          </table:table-cell>
          <table:table-cell office:value-type="currency" office:value="89458" table:style-name="ce32">
            <text:p><text:s/>$89,4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99</text:p>
          </table:table-cell>
          <table:table-cell office:value-type="string" table:style-name="ce30">
            <text:p>Natalie Hwa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1999-12-31T00:00:00" table:style-name="ce31">
            <text:p>31-12-1999</text:p>
          </table:table-cell>
          <table:table-cell office:value-type="currency" office:value="89523" table:style-name="ce32">
            <text:p><text:s/>$89,52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32</text:p>
          </table:table-cell>
          <table:table-cell office:value-type="string" table:style-name="ce30">
            <text:p>Emery Zhang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2-02-28T00:00:00" table:style-name="ce31">
            <text:p>28-02-2012</text:p>
          </table:table-cell>
          <table:table-cell office:value-type="currency" office:value="89659" table:style-name="ce32">
            <text:p><text:s/>$89,65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31</text:p>
          </table:table-cell>
          <table:table-cell office:value-type="string" table:style-name="ce30">
            <text:p>Melody Cooper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4" table:style-name="ce30">
            <text:p>44</text:p>
          </table:table-cell>
          <table:table-cell office:value-type="date" office:date-value="2009-09-04T00:00:00" table:style-name="ce31">
            <text:p>04-09-2009</text:p>
          </table:table-cell>
          <table:table-cell office:value-type="currency" office:value="89695" table:style-name="ce32">
            <text:p><text:s/>$89,69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24</text:p>
          </table:table-cell>
          <table:table-cell office:value-type="string" table:style-name="ce30">
            <text:p>Amelia Bell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3" table:style-name="ce30">
            <text:p>53</text:p>
          </table:table-cell>
          <table:table-cell office:value-type="date" office:date-value="2017-08-05T00:00:00" table:style-name="ce31">
            <text:p>05-08-2017</text:p>
          </table:table-cell>
          <table:table-cell office:value-type="currency" office:value="89769" table:style-name="ce32">
            <text:p><text:s/>$89,76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87</text:p>
          </table:table-cell>
          <table:table-cell office:value-type="string" table:style-name="ce30">
            <text:p>Audrey Hwa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20-06-17T00:00:00" table:style-name="ce31">
            <text:p>17-06-2020</text:p>
          </table:table-cell>
          <table:table-cell office:value-type="currency" office:value="89841" table:style-name="ce32">
            <text:p><text:s/>$89,84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00</text:p>
          </table:table-cell>
          <table:table-cell office:value-type="string" table:style-name="ce30">
            <text:p>Eli Han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16-01-15T00:00:00" table:style-name="ce31">
            <text:p>15-01-2016</text:p>
          </table:table-cell>
          <table:table-cell office:value-type="currency" office:value="89984" table:style-name="ce32">
            <text:p><text:s/>$89,98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60</text:p>
          </table:table-cell>
          <table:table-cell office:value-type="string" table:style-name="ce30">
            <text:p>Nova Hill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6" table:style-name="ce30">
            <text:p>56</text:p>
          </table:table-cell>
          <table:table-cell office:value-type="date" office:date-value="2018-03-10T00:00:00" table:style-name="ce31">
            <text:p>10-03-2018</text:p>
          </table:table-cell>
          <table:table-cell office:value-type="currency" office:value="90040" table:style-name="ce32">
            <text:p><text:s/>$90,04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17</text:p>
          </table:table-cell>
          <table:table-cell office:value-type="string" table:style-name="ce30">
            <text:p>Zoe Sanch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3" table:style-name="ce30">
            <text:p>53</text:p>
          </table:table-cell>
          <table:table-cell office:value-type="date" office:date-value="2004-12-23T00:00:00" table:style-name="ce31">
            <text:p>23-12-2004</text:p>
          </table:table-cell>
          <table:table-cell office:value-type="currency" office:value="90212" table:style-name="ce32">
            <text:p><text:s/>$90,21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84</text:p>
          </table:table-cell>
          <table:table-cell office:value-type="string" table:style-name="ce30">
            <text:p>Ella Nguyen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04-02-10T00:00:00" table:style-name="ce31">
            <text:p>10-02-2004</text:p>
          </table:table-cell>
          <table:table-cell office:value-type="currency" office:value="90258" table:style-name="ce32">
            <text:p><text:s/>$90,25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67</text:p>
          </table:table-cell>
          <table:table-cell office:value-type="string" table:style-name="ce30">
            <text:p>Greyson Sanders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28" table:style-name="ce30">
            <text:p>28</text:p>
          </table:table-cell>
          <table:table-cell office:value-type="date" office:date-value="2019-03-06T00:00:00" table:style-name="ce31">
            <text:p>06-03-2019</text:p>
          </table:table-cell>
          <table:table-cell office:value-type="currency" office:value="90304" table:style-name="ce32">
            <text:p><text:s/>$90,30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02</text:p>
          </table:table-cell>
          <table:table-cell office:value-type="string" table:style-name="ce30">
            <text:p>Riley Rojas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21-01-21T00:00:00" table:style-name="ce31">
            <text:p>21-01-2021</text:p>
          </table:table-cell>
          <table:table-cell office:value-type="currency" office:value="90333" table:style-name="ce32">
            <text:p><text:s/>$90,33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96</text:p>
          </table:table-cell>
          <table:table-cell office:value-type="string" table:style-name="ce30">
            <text:p>Eloise Trinh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9" table:style-name="ce30">
            <text:p>39</text:p>
          </table:table-cell>
          <table:table-cell office:value-type="date" office:date-value="2020-04-22T00:00:00" table:style-name="ce31">
            <text:p>22-04-2020</text:p>
          </table:table-cell>
          <table:table-cell office:value-type="currency" office:value="90535" table:style-name="ce32">
            <text:p><text:s/>$90,53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33</text:p>
          </table:table-cell>
          <table:table-cell office:value-type="string" table:style-name="ce30">
            <text:p>Addison Do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01-05-30T00:00:00" table:style-name="ce31">
            <text:p>30-05-2001</text:p>
          </table:table-cell>
          <table:table-cell office:value-type="currency" office:value="90678" table:style-name="ce32">
            <text:p><text:s/>$90,6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52</text:p>
          </table:table-cell>
          <table:table-cell office:value-type="string" table:style-name="ce30">
            <text:p>Everett Lee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0-02-26T00:00:00" table:style-name="ce31">
            <text:p>26-02-2010</text:p>
          </table:table-cell>
          <table:table-cell office:value-type="currency" office:value="90770" table:style-name="ce32">
            <text:p><text:s/>$90,7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54</text:p>
          </table:table-cell>
          <table:table-cell office:value-type="string" table:style-name="ce30">
            <text:p>Jaxson Sandoval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1" table:style-name="ce30">
            <text:p>61</text:p>
          </table:table-cell>
          <table:table-cell office:value-type="date" office:date-value="2017-05-03T00:00:00" table:style-name="ce31">
            <text:p>03-05-2017</text:p>
          </table:table-cell>
          <table:table-cell office:value-type="currency" office:value="90855" table:style-name="ce32">
            <text:p><text:s/>$90,85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81</text:p>
          </table:table-cell>
          <table:table-cell office:value-type="string" table:style-name="ce30">
            <text:p>Lyla Chen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9-04-26T00:00:00" table:style-name="ce31">
            <text:p>26-04-2019</text:p>
          </table:table-cell>
          <table:table-cell office:value-type="currency" office:value="90870" table:style-name="ce32">
            <text:p><text:s/>$90,8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59</text:p>
          </table:table-cell>
          <table:table-cell office:value-type="string" table:style-name="ce30">
            <text:p>Layla Salazar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9" table:style-name="ce30">
            <text:p>59</text:p>
          </table:table-cell>
          <table:table-cell office:value-type="date" office:date-value="2014-03-19T00:00:00" table:style-name="ce31">
            <text:p>19-03-2014</text:p>
          </table:table-cell>
          <table:table-cell office:value-type="currency" office:value="90901" table:style-name="ce32">
            <text:p><text:s/>$90,90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96</text:p>
          </table:table-cell>
          <table:table-cell office:value-type="string" table:style-name="ce30">
            <text:p>Peyton Cruz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0" table:style-name="ce30">
            <text:p>30</text:p>
          </table:table-cell>
          <table:table-cell office:value-type="date" office:date-value="2016-05-26T00:00:00" table:style-name="ce31">
            <text:p>26-05-2016</text:p>
          </table:table-cell>
          <table:table-cell office:value-type="currency" office:value="91134" table:style-name="ce32">
            <text:p><text:s/>$91,13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91</text:p>
          </table:table-cell>
          <table:table-cell office:value-type="string" table:style-name="ce30">
            <text:p>Nathan Chan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0-03-02T00:00:00" table:style-name="ce31">
            <text:p>02-03-2000</text:p>
          </table:table-cell>
          <table:table-cell office:value-type="currency" office:value="91276" table:style-name="ce32">
            <text:p><text:s/>$91,27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59</text:p>
          </table:table-cell>
          <table:table-cell office:value-type="string" table:style-name="ce30">
            <text:p>Logan Carrillo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3" table:style-name="ce30">
            <text:p>33</text:p>
          </table:table-cell>
          <table:table-cell office:value-type="date" office:date-value="2014-11-30T00:00:00" table:style-name="ce31">
            <text:p>30-11-2014</text:p>
          </table:table-cell>
          <table:table-cell office:value-type="currency" office:value="91280" table:style-name="ce32">
            <text:p><text:s/>$91,28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48</text:p>
          </table:table-cell>
          <table:table-cell office:value-type="string" table:style-name="ce30">
            <text:p>Julian Lee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1" table:style-name="ce30">
            <text:p>51</text:p>
          </table:table-cell>
          <table:table-cell office:value-type="date" office:date-value="2003-01-17T00:00:00" table:style-name="ce31">
            <text:p>17-01-2003</text:p>
          </table:table-cell>
          <table:table-cell office:value-type="currency" office:value="91399" table:style-name="ce32">
            <text:p><text:s/>$91,3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40</text:p>
          </table:table-cell>
          <table:table-cell office:value-type="string" table:style-name="ce30">
            <text:p>Paisley Bryant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7" table:style-name="ce30">
            <text:p>37</text:p>
          </table:table-cell>
          <table:table-cell office:value-type="date" office:date-value="2016-04-27T00:00:00" table:style-name="ce31">
            <text:p>27-04-2016</text:p>
          </table:table-cell>
          <table:table-cell office:value-type="currency" office:value="91400" table:style-name="ce32">
            <text:p><text:s/>$91,40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68</text:p>
          </table:table-cell>
          <table:table-cell office:value-type="string" table:style-name="ce30">
            <text:p>Ian Vargas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26" table:style-name="ce30">
            <text:p>26</text:p>
          </table:table-cell>
          <table:table-cell office:value-type="date" office:date-value="2021-03-02T00:00:00" table:style-name="ce31">
            <text:p>02-03-2021</text:p>
          </table:table-cell>
          <table:table-cell office:value-type="currency" office:value="44732" table:style-name="ce32">
            <text:p><text:s/>$44,73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17</text:p>
          </table:table-cell>
          <table:table-cell office:value-type="string" table:style-name="ce30">
            <text:p>Lydia Williams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5" table:style-name="ce30">
            <text:p>35</text:p>
          </table:table-cell>
          <table:table-cell office:value-type="date" office:date-value="2014-10-29T00:00:00" table:style-name="ce31">
            <text:p>29-10-2014</text:p>
          </table:table-cell>
          <table:table-cell office:value-type="currency" office:value="91592" table:style-name="ce32">
            <text:p><text:s/>$91,59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17</text:p>
          </table:table-cell>
          <table:table-cell office:value-type="string" table:style-name="ce30">
            <text:p>Alice Young</text:p>
          </table:table-cell>
          <table:table-cell office:value-type="string" table:style-name="ce30">
            <text:p>Automation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6" table:style-name="ce30">
            <text:p>46</text:p>
          </table:table-cell>
          <table:table-cell office:value-type="date" office:date-value="2008-01-24T00:00:00" table:style-name="ce31">
            <text:p>24-01-2008</text:p>
          </table:table-cell>
          <table:table-cell office:value-type="currency" office:value="91621" table:style-name="ce32">
            <text:p><text:s/>$91,62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12</text:p>
          </table:table-cell>
          <table:table-cell office:value-type="string" table:style-name="ce30">
            <text:p>Carter Turner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5-11-17T00:00:00" table:style-name="ce31">
            <text:p>17-11-2015</text:p>
          </table:table-cell>
          <table:table-cell office:value-type="currency" office:value="91632" table:style-name="ce32">
            <text:p><text:s/>$91,63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19</text:p>
          </table:table-cell>
          <table:table-cell office:value-type="string" table:style-name="ce30">
            <text:p>Eliza Zheng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8" table:style-name="ce30">
            <text:p>48</text:p>
          </table:table-cell>
          <table:table-cell office:value-type="date" office:date-value="2014-04-20T00:00:00" table:style-name="ce31">
            <text:p>20-04-2014</text:p>
          </table:table-cell>
          <table:table-cell office:value-type="currency" office:value="91679" table:style-name="ce32">
            <text:p><text:s/>$91,67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88</text:p>
          </table:table-cell>
          <table:table-cell office:value-type="string" table:style-name="ce30">
            <text:p>Ivy Soto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0" table:style-name="ce30">
            <text:p>50</text:p>
          </table:table-cell>
          <table:table-cell office:value-type="date" office:date-value="1997-10-23T00:00:00" table:style-name="ce31">
            <text:p>23-10-1997</text:p>
          </table:table-cell>
          <table:table-cell office:value-type="currency" office:value="91763" table:style-name="ce32">
            <text:p><text:s/>$91,76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73</text:p>
          </table:table-cell>
          <table:table-cell office:value-type="string" table:style-name="ce30">
            <text:p>Leonardo Lo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9" table:style-name="ce30">
            <text:p>29</text:p>
          </table:table-cell>
          <table:table-cell office:value-type="date" office:date-value="2021-11-15T00:00:00" table:style-name="ce31">
            <text:p>15-11-2021</text:p>
          </table:table-cell>
          <table:table-cell office:value-type="currency" office:value="91782" table:style-name="ce32">
            <text:p><text:s/>$91,78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26</text:p>
          </table:table-cell>
          <table:table-cell office:value-type="string" table:style-name="ce30">
            <text:p>Dominic Baker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51" table:style-name="ce30">
            <text:p>51</text:p>
          </table:table-cell>
          <table:table-cell office:value-type="date" office:date-value="2020-10-09T00:00:00" table:style-name="ce31">
            <text:p>09-10-2020</text:p>
          </table:table-cell>
          <table:table-cell office:value-type="currency" office:value="91853" table:style-name="ce32">
            <text:p><text:s/>$91,85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33</text:p>
          </table:table-cell>
          <table:table-cell office:value-type="string" table:style-name="ce30">
            <text:p>Brooklyn Reyes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19-12-19T00:00:00" table:style-name="ce31">
            <text:p>19-12-2019</text:p>
          </table:table-cell>
          <table:table-cell office:value-type="currency" office:value="91954" table:style-name="ce32">
            <text:p><text:s/>$91,9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35</text:p>
          </table:table-cell>
          <table:table-cell office:value-type="string" table:style-name="ce30">
            <text:p>John Delgado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0" table:style-name="ce30">
            <text:p>30</text:p>
          </table:table-cell>
          <table:table-cell office:value-type="date" office:date-value="2017-02-11T00:00:00" table:style-name="ce31">
            <text:p>11-02-2017</text:p>
          </table:table-cell>
          <table:table-cell office:value-type="currency" office:value="92058" table:style-name="ce32">
            <text:p><text:s/>$92,0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49</text:p>
          </table:table-cell>
          <table:table-cell office:value-type="string" table:style-name="ce30">
            <text:p>Harper Chin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02-07-09T00:00:00" table:style-name="ce31">
            <text:p>09-07-2002</text:p>
          </table:table-cell>
          <table:table-cell office:value-type="currency" office:value="92209" table:style-name="ce32">
            <text:p><text:s/>$92,20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84</text:p>
          </table:table-cell>
          <table:table-cell office:value-type="string" table:style-name="ce30">
            <text:p>Jack Mai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7-09-22T00:00:00" table:style-name="ce31">
            <text:p>22-09-2007</text:p>
          </table:table-cell>
          <table:table-cell office:value-type="currency" office:value="92293" table:style-name="ce32">
            <text:p><text:s/>$92,29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58</text:p>
          </table:table-cell>
          <table:table-cell office:value-type="string" table:style-name="ce30">
            <text:p>Angel Lin</text:p>
          </table:table-cell>
          <table:table-cell office:value-type="string" table:style-name="ce30">
            <text:p>Network Administr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20-12-24T00:00:00" table:style-name="ce31">
            <text:p>24-12-2020</text:p>
          </table:table-cell>
          <table:table-cell office:value-type="currency" office:value="92321" table:style-name="ce32">
            <text:p><text:s/>$92,32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89</text:p>
          </table:table-cell>
          <table:table-cell office:value-type="string" table:style-name="ce30">
            <text:p>Ethan Clark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7-08-04T00:00:00" table:style-name="ce31">
            <text:p>04-08-2017</text:p>
          </table:table-cell>
          <table:table-cell office:value-type="currency" office:value="92610" table:style-name="ce32">
            <text:p><text:s/>$92,6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65</text:p>
          </table:table-cell>
          <table:table-cell office:value-type="string" table:style-name="ce30">
            <text:p>Brooklyn Cho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2-07-08T00:00:00" table:style-name="ce31">
            <text:p>08-07-2002</text:p>
          </table:table-cell>
          <table:table-cell office:value-type="currency" office:value="92655" table:style-name="ce32">
            <text:p><text:s/>$92,65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32</text:p>
          </table:table-cell>
          <table:table-cell office:value-type="string" table:style-name="ce30">
            <text:p>Peyton Garza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3" table:style-name="ce30">
            <text:p>53</text:p>
          </table:table-cell>
          <table:table-cell office:value-type="date" office:date-value="2004-08-15T00:00:00" table:style-name="ce31">
            <text:p>15-08-2004</text:p>
          </table:table-cell>
          <table:table-cell office:value-type="currency" office:value="44735" table:style-name="ce32">
            <text:p><text:s/>$44,73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00</text:p>
          </table:table-cell>
          <table:table-cell office:value-type="string" table:style-name="ce30">
            <text:p>Skylar Carrillo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4" table:style-name="ce30">
            <text:p>44</text:p>
          </table:table-cell>
          <table:table-cell office:value-type="date" office:date-value="2008-12-18T00:00:00" table:style-name="ce31">
            <text:p>18-12-2008</text:p>
          </table:table-cell>
          <table:table-cell office:value-type="currency" office:value="92753" table:style-name="ce32">
            <text:p><text:s/>$92,75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31</text:p>
          </table:table-cell>
          <table:table-cell office:value-type="string" table:style-name="ce30">
            <text:p>Sophia Huynh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05-08-09T00:00:00" table:style-name="ce31">
            <text:p>09-08-2005</text:p>
          </table:table-cell>
          <table:table-cell office:value-type="currency" office:value="92771" table:style-name="ce32">
            <text:p><text:s/>$92,77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04</text:p>
          </table:table-cell>
          <table:table-cell office:value-type="string" table:style-name="ce30">
            <text:p>Jameson Alvarado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7" table:style-name="ce30">
            <text:p>47</text:p>
          </table:table-cell>
          <table:table-cell office:value-type="date" office:date-value="1999-03-14T00:00:00" table:style-name="ce31">
            <text:p>14-03-1999</text:p>
          </table:table-cell>
          <table:table-cell office:value-type="currency" office:value="92897" table:style-name="ce32">
            <text:p><text:s/>$92,89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65</text:p>
          </table:table-cell>
          <table:table-cell office:value-type="string" table:style-name="ce30">
            <text:p>Mila Vasquez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0" table:style-name="ce30">
            <text:p>60</text:p>
          </table:table-cell>
          <table:table-cell office:value-type="date" office:date-value="1998-07-16T00:00:00" table:style-name="ce31">
            <text:p>16-07-1998</text:p>
          </table:table-cell>
          <table:table-cell office:value-type="currency" office:value="92932" table:style-name="ce32">
            <text:p><text:s/>$92,93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81</text:p>
          </table:table-cell>
          <table:table-cell office:value-type="string" table:style-name="ce30">
            <text:p>Leilani Sharma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3" table:style-name="ce30">
            <text:p>43</text:p>
          </table:table-cell>
          <table:table-cell office:value-type="date" office:date-value="2014-01-23T00:00:00" table:style-name="ce31">
            <text:p>23-01-2014</text:p>
          </table:table-cell>
          <table:table-cell office:value-type="currency" office:value="92940" table:style-name="ce32">
            <text:p><text:s/>$92,94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77</text:p>
          </table:table-cell>
          <table:table-cell office:value-type="string" table:style-name="ce30">
            <text:p>Abigail Garza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3" table:style-name="ce30">
            <text:p>33</text:p>
          </table:table-cell>
          <table:table-cell office:value-type="date" office:date-value="2018-05-27T00:00:00" table:style-name="ce31">
            <text:p>27-05-2018</text:p>
          </table:table-cell>
          <table:table-cell office:value-type="currency" office:value="45049" table:style-name="ce32">
            <text:p><text:s/>$45,04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38</text:p>
          </table:table-cell>
          <table:table-cell office:value-type="string" table:style-name="ce30">
            <text:p>Gabriel Holmes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0" table:style-name="ce30">
            <text:p>40</text:p>
          </table:table-cell>
          <table:table-cell office:value-type="date" office:date-value="2010-11-04T00:00:00" table:style-name="ce31">
            <text:p>04-11-2010</text:p>
          </table:table-cell>
          <table:table-cell office:value-type="currency" office:value="92952" table:style-name="ce32">
            <text:p><text:s/>$92,95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35</text:p>
          </table:table-cell>
          <table:table-cell office:value-type="string" table:style-name="ce30">
            <text:p>Riley Ramirez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2" table:style-name="ce30">
            <text:p>52</text:p>
          </table:table-cell>
          <table:table-cell office:value-type="date" office:date-value="1999-09-13T00:00:00" table:style-name="ce31">
            <text:p>13-09-1999</text:p>
          </table:table-cell>
          <table:table-cell office:value-type="currency" office:value="92994" table:style-name="ce32">
            <text:p><text:s/>$92,99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01</text:p>
          </table:table-cell>
          <table:table-cell office:value-type="string" table:style-name="ce30">
            <text:p>Wesley Adams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03-08-11T00:00:00" table:style-name="ce31">
            <text:p>11-08-2003</text:p>
          </table:table-cell>
          <table:table-cell office:value-type="currency" office:value="93017" table:style-name="ce32">
            <text:p><text:s/>$93,01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31</text:p>
          </table:table-cell>
          <table:table-cell office:value-type="string" table:style-name="ce30">
            <text:p>Skylar Doan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8" table:style-name="ce30">
            <text:p>58</text:p>
          </table:table-cell>
          <table:table-cell office:value-type="date" office:date-value="1994-08-21T00:00:00" table:style-name="ce31">
            <text:p>21-08-1994</text:p>
          </table:table-cell>
          <table:table-cell office:value-type="currency" office:value="93102" table:style-name="ce32">
            <text:p><text:s/>$93,10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15</text:p>
          </table:table-cell>
          <table:table-cell office:value-type="string" table:style-name="ce30">
            <text:p>Penelope Gonzal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2" table:style-name="ce30">
            <text:p>52</text:p>
          </table:table-cell>
          <table:table-cell office:value-type="date" office:date-value="1994-10-16T00:00:00" table:style-name="ce31">
            <text:p>16-10-1994</text:p>
          </table:table-cell>
          <table:table-cell office:value-type="currency" office:value="93103" table:style-name="ce32">
            <text:p><text:s/>$93,1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30" table:style-name="ce3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53</text:p>
          </table:table-cell>
          <table:table-cell office:value-type="string" table:style-name="ce30">
            <text:p>Dylan Kumar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06-07-11T00:00:00" table:style-name="ce31">
            <text:p>11-07-2006</text:p>
          </table:table-cell>
          <table:table-cell office:value-type="currency" office:value="93343" table:style-name="ce32">
            <text:p><text:s/>$93,34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23</text:p>
          </table:table-cell>
          <table:table-cell office:value-type="string" table:style-name="ce30">
            <text:p>Ethan Ta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4" table:style-name="ce30">
            <text:p>54</text:p>
          </table:table-cell>
          <table:table-cell office:value-type="date" office:date-value="2016-05-04T00:00:00" table:style-name="ce31">
            <text:p>04-05-2016</text:p>
          </table:table-cell>
          <table:table-cell office:value-type="currency" office:value="93668" table:style-name="ce32">
            <text:p><text:s/>$93,66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71</text:p>
          </table:table-cell>
          <table:table-cell office:value-type="string" table:style-name="ce30">
            <text:p>Liam Grant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5-03-15T00:00:00" table:style-name="ce31">
            <text:p>15-03-2015</text:p>
          </table:table-cell>
          <table:table-cell office:value-type="currency" office:value="93734" table:style-name="ce32">
            <text:p><text:s/>$93,73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72</text:p>
          </table:table-cell>
          <table:table-cell office:value-type="string" table:style-name="ce30">
            <text:p>Mila Pena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07-12-21T00:00:00" table:style-name="ce31">
            <text:p>21-12-2007</text:p>
          </table:table-cell>
          <table:table-cell office:value-type="currency" office:value="93840" table:style-name="ce32">
            <text:p><text:s/>$93,84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55</text:p>
          </table:table-cell>
          <table:table-cell office:value-type="string" table:style-name="ce30">
            <text:p>Samantha Rogers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20-01-17T00:00:00" table:style-name="ce31">
            <text:p>17-01-2020</text:p>
          </table:table-cell>
          <table:table-cell office:value-type="currency" office:value="45061" table:style-name="ce32">
            <text:p><text:s/>$45,06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17</text:p>
          </table:table-cell>
          <table:table-cell office:value-type="string" table:style-name="ce30">
            <text:p>Benjamin Moua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07-07-02T00:00:00" table:style-name="ce31">
            <text:p>02-07-2007</text:p>
          </table:table-cell>
          <table:table-cell office:value-type="currency" office:value="93971" table:style-name="ce32">
            <text:p><text:s/>$93,97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73</text:p>
          </table:table-cell>
          <table:table-cell office:value-type="string" table:style-name="ce30">
            <text:p>David Owens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3" table:style-name="ce30">
            <text:p>43</text:p>
          </table:table-cell>
          <table:table-cell office:value-type="date" office:date-value="2004-04-16T00:00:00" table:style-name="ce31">
            <text:p>16-04-2004</text:p>
          </table:table-cell>
          <table:table-cell office:value-type="currency" office:value="94246" table:style-name="ce32">
            <text:p><text:s/>$94,24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93</text:p>
          </table:table-cell>
          <table:table-cell office:value-type="string" table:style-name="ce30">
            <text:p>Luke Wilson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4" table:style-name="ce30">
            <text:p>34</text:p>
          </table:table-cell>
          <table:table-cell office:value-type="date" office:date-value="2016-05-24T00:00:00" table:style-name="ce31">
            <text:p>24-05-2016</text:p>
          </table:table-cell>
          <table:table-cell office:value-type="currency" office:value="94352" table:style-name="ce32">
            <text:p><text:s/>$94,35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55</text:p>
          </table:table-cell>
          <table:table-cell office:value-type="string" table:style-name="ce30">
            <text:p>Theodore Marquez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4" table:style-name="ce30">
            <text:p>54</text:p>
          </table:table-cell>
          <table:table-cell office:value-type="date" office:date-value="2012-11-24T00:00:00" table:style-name="ce31">
            <text:p>24-11-2012</text:p>
          </table:table-cell>
          <table:table-cell office:value-type="currency" office:value="94407" table:style-name="ce32">
            <text:p><text:s/>$94,40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17</text:p>
          </table:table-cell>
          <table:table-cell office:value-type="string" table:style-name="ce30">
            <text:p>Axel Santos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2" table:style-name="ce30">
            <text:p>62</text:p>
          </table:table-cell>
          <table:table-cell office:value-type="date" office:date-value="2011-02-17T00:00:00" table:style-name="ce31">
            <text:p>17-02-2011</text:p>
          </table:table-cell>
          <table:table-cell office:value-type="currency" office:value="94422" table:style-name="ce32">
            <text:p><text:s/>$94,42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31</text:p>
          </table:table-cell>
          <table:table-cell office:value-type="string" table:style-name="ce30">
            <text:p>Cora Rivera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2" table:style-name="ce30">
            <text:p>42</text:p>
          </table:table-cell>
          <table:table-cell office:value-type="date" office:date-value="2021-01-02T00:00:00" table:style-name="ce31">
            <text:p>02-01-2021</text:p>
          </table:table-cell>
          <table:table-cell office:value-type="currency" office:value="94430" table:style-name="ce32">
            <text:p><text:s/>$94,43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59</text:p>
          </table:table-cell>
          <table:table-cell office:value-type="string" table:style-name="ce30">
            <text:p>Penelope Silva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16-11-03T00:00:00" table:style-name="ce31">
            <text:p>03-11-2016</text:p>
          </table:table-cell>
          <table:table-cell office:value-type="currency" office:value="94618" table:style-name="ce32">
            <text:p><text:s/>$94,61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70</text:p>
          </table:table-cell>
          <table:table-cell office:value-type="string" table:style-name="ce30">
            <text:p>Madeline Allen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20-02-03T00:00:00" table:style-name="ce31">
            <text:p>03-02-2020</text:p>
          </table:table-cell>
          <table:table-cell office:value-type="currency" office:value="94652" table:style-name="ce32">
            <text:p><text:s/>$94,65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65</text:p>
          </table:table-cell>
          <table:table-cell office:value-type="string" table:style-name="ce30">
            <text:p>Ezra Ortiz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1" table:style-name="ce30">
            <text:p>41</text:p>
          </table:table-cell>
          <table:table-cell office:value-type="date" office:date-value="2012-01-21T00:00:00" table:style-name="ce31">
            <text:p>21-01-2012</text:p>
          </table:table-cell>
          <table:table-cell office:value-type="currency" office:value="94658" table:style-name="ce32">
            <text:p><text:s/>$94,6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70</text:p>
          </table:table-cell>
          <table:table-cell office:value-type="string" table:style-name="ce30">
            <text:p>Angel Do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19-09-20T00:00:00" table:style-name="ce31">
            <text:p>20-09-2019</text:p>
          </table:table-cell>
          <table:table-cell office:value-type="currency" office:value="94735" table:style-name="ce32">
            <text:p><text:s/>$94,73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18</text:p>
          </table:table-cell>
          <table:table-cell office:value-type="string" table:style-name="ce30">
            <text:p>Mason Zhao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21-10-26T00:00:00" table:style-name="ce31">
            <text:p>26-10-2021</text:p>
          </table:table-cell>
          <table:table-cell office:value-type="currency" office:value="94790" table:style-name="ce32">
            <text:p><text:s/>$94,79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87</text:p>
          </table:table-cell>
          <table:table-cell office:value-type="string" table:style-name="ce30">
            <text:p>Maverick Figueroa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8" table:style-name="ce30">
            <text:p>48</text:p>
          </table:table-cell>
          <table:table-cell office:value-type="date" office:date-value="2008-07-06T00:00:00" table:style-name="ce31">
            <text:p>06-07-2008</text:p>
          </table:table-cell>
          <table:table-cell office:value-type="currency" office:value="94815" table:style-name="ce32">
            <text:p><text:s/>$94,81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13</text:p>
          </table:table-cell>
          <table:table-cell office:value-type="string" table:style-name="ce30">
            <text:p>Raelynn Ma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3" table:style-name="ce30">
            <text:p>33</text:p>
          </table:table-cell>
          <table:table-cell office:value-type="date" office:date-value="2015-10-08T00:00:00" table:style-name="ce31">
            <text:p>08-10-2015</text:p>
          </table:table-cell>
          <table:table-cell office:value-type="currency" office:value="94876" table:style-name="ce32">
            <text:p><text:s/>$94,87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26</text:p>
          </table:table-cell>
          <table:table-cell office:value-type="string" table:style-name="ce30">
            <text:p>Luna Simmons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20-09-04T00:00:00" table:style-name="ce31">
            <text:p>04-09-2020</text:p>
          </table:table-cell>
          <table:table-cell office:value-type="currency" office:value="95045" table:style-name="ce32">
            <text:p><text:s/>$95,04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69</text:p>
          </table:table-cell>
          <table:table-cell office:value-type="string" table:style-name="ce30">
            <text:p>Jose Kang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1999-04-25T00:00:00" table:style-name="ce31">
            <text:p>25-04-1999</text:p>
          </table:table-cell>
          <table:table-cell office:value-type="currency" office:value="95061" table:style-name="ce32">
            <text:p><text:s/>$95,06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39</text:p>
          </table:table-cell>
          <table:table-cell office:value-type="string" table:style-name="ce30">
            <text:p>Benjamin Mai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4" table:style-name="ce30">
            <text:p>54</text:p>
          </table:table-cell>
          <table:table-cell office:value-type="date" office:date-value="1998-06-15T00:00:00" table:style-name="ce31">
            <text:p>15-06-1998</text:p>
          </table:table-cell>
          <table:table-cell office:value-type="currency" office:value="95239" table:style-name="ce32">
            <text:p><text:s/>$95,23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47</text:p>
          </table:table-cell>
          <table:table-cell office:value-type="string" table:style-name="ce30">
            <text:p>Gabriella Gupta</text:p>
          </table:table-cell>
          <table:table-cell office:value-type="string" table:style-name="ce30">
            <text:p>Sr. 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1" table:style-name="ce30">
            <text:p>41</text:p>
          </table:table-cell>
          <table:table-cell office:value-type="date" office:date-value="2005-02-15T00:00:00" table:style-name="ce31">
            <text:p>15-02-2005</text:p>
          </table:table-cell>
          <table:table-cell office:value-type="currency" office:value="95372" table:style-name="ce32">
            <text:p><text:s/>$95,37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39</text:p>
          </table:table-cell>
          <table:table-cell office:value-type="string" table:style-name="ce30">
            <text:p>Austin Vo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1995-11-20T00:00:00" table:style-name="ce31">
            <text:p>20-11-1995</text:p>
          </table:table-cell>
          <table:table-cell office:value-type="currency" office:value="95409" table:style-name="ce32">
            <text:p><text:s/>$95,40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48</text:p>
          </table:table-cell>
          <table:table-cell office:value-type="string" table:style-name="ce30">
            <text:p>Adrian Rui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4" table:style-name="ce30">
            <text:p>34</text:p>
          </table:table-cell>
          <table:table-cell office:value-type="date" office:date-value="2014-09-04T00:00:00" table:style-name="ce31">
            <text:p>04-09-2014</text:p>
          </table:table-cell>
          <table:table-cell office:value-type="currency" office:value="95499" table:style-name="ce32">
            <text:p><text:s/>$95,49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84</text:p>
          </table:table-cell>
          <table:table-cell office:value-type="string" table:style-name="ce30">
            <text:p>Hailey Foster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55" table:style-name="ce30">
            <text:p>55</text:p>
          </table:table-cell>
          <table:table-cell office:value-type="date" office:date-value="2021-03-21T00:00:00" table:style-name="ce31">
            <text:p>21-03-2021</text:p>
          </table:table-cell>
          <table:table-cell office:value-type="currency" office:value="95562" table:style-name="ce32">
            <text:p><text:s/>$95,56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15</text:p>
          </table:table-cell>
          <table:table-cell office:value-type="string" table:style-name="ce30">
            <text:p>Daniel Dixon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1999-10-09T00:00:00" table:style-name="ce31">
            <text:p>09-10-1999</text:p>
          </table:table-cell>
          <table:table-cell office:value-type="currency" office:value="95639" table:style-name="ce32">
            <text:p><text:s/>$95,63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20</text:p>
          </table:table-cell>
          <table:table-cell office:value-type="string" table:style-name="ce30">
            <text:p>Christopher Chung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8" table:style-name="ce30">
            <text:p>28</text:p>
          </table:table-cell>
          <table:table-cell office:value-type="date" office:date-value="2021-12-18T00:00:00" table:style-name="ce31">
            <text:p>18-12-2021</text:p>
          </table:table-cell>
          <table:table-cell office:value-type="currency" office:value="95670" table:style-name="ce32">
            <text:p><text:s/>$95,6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13</text:p>
          </table:table-cell>
          <table:table-cell office:value-type="string" table:style-name="ce30">
            <text:p>Kai Chow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1-04-12T00:00:00" table:style-name="ce31">
            <text:p>12-04-2001</text:p>
          </table:table-cell>
          <table:table-cell office:value-type="currency" office:value="95743" table:style-name="ce32">
            <text:p><text:s/>$95,74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41</text:p>
          </table:table-cell>
          <table:table-cell office:value-type="string" table:style-name="ce30">
            <text:p>Gianna Williams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27" table:style-name="ce30">
            <text:p>27</text:p>
          </table:table-cell>
          <table:table-cell office:value-type="date" office:date-value="2021-01-28T00:00:00" table:style-name="ce31">
            <text:p>28-01-2021</text:p>
          </table:table-cell>
          <table:table-cell office:value-type="currency" office:value="95786" table:style-name="ce32">
            <text:p><text:s/>$95,78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66</text:p>
          </table:table-cell>
          <table:table-cell office:value-type="string" table:style-name="ce30">
            <text:p>William Walker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0" table:style-name="ce30">
            <text:p>40</text:p>
          </table:table-cell>
          <table:table-cell office:value-type="date" office:date-value="2019-02-24T00:00:00" table:style-name="ce31">
            <text:p>24-02-2019</text:p>
          </table:table-cell>
          <table:table-cell office:value-type="currency" office:value="95899" table:style-name="ce32">
            <text:p><text:s/>$95,8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62</text:p>
          </table:table-cell>
          <table:table-cell office:value-type="string" table:style-name="ce30">
            <text:p>Christian Medina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1" table:style-name="ce30">
            <text:p>51</text:p>
          </table:table-cell>
          <table:table-cell office:value-type="date" office:date-value="2007-06-19T00:00:00" table:style-name="ce31">
            <text:p>19-06-2007</text:p>
          </table:table-cell>
          <table:table-cell office:value-type="currency" office:value="45206" table:style-name="ce32">
            <text:p><text:s/>$45,20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21</text:p>
          </table:table-cell>
          <table:table-cell office:value-type="string" table:style-name="ce30">
            <text:p>Lily Nguyen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3" table:style-name="ce30">
            <text:p>33</text:p>
          </table:table-cell>
          <table:table-cell office:value-type="date" office:date-value="2012-01-28T00:00:00" table:style-name="ce31">
            <text:p>28-01-2012</text:p>
          </table:table-cell>
          <table:table-cell office:value-type="currency" office:value="95960" table:style-name="ce32">
            <text:p><text:s/>$95,96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16</text:p>
          </table:table-cell>
          <table:table-cell office:value-type="string" table:style-name="ce30">
            <text:p>Jace Zhang</text:p>
          </table:table-cell>
          <table:table-cell office:value-type="string" table:style-name="ce30">
            <text:p>Service Desk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7-02-14T00:00:00" table:style-name="ce31">
            <text:p>14-02-2017</text:p>
          </table:table-cell>
          <table:table-cell office:value-type="currency" office:value="95963" table:style-name="ce32">
            <text:p><text:s/>$95,96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02</text:p>
          </table:table-cell>
          <table:table-cell office:value-type="string" table:style-name="ce30">
            <text:p>Matthew Chau</text:p>
          </table:table-cell>
          <table:table-cell office:value-type="string" table:style-name="ce30">
            <text:p>Sr. 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3" table:style-name="ce30">
            <text:p>53</text:p>
          </table:table-cell>
          <table:table-cell office:value-type="date" office:date-value="2002-11-16T00:00:00" table:style-name="ce31">
            <text:p>16-11-2002</text:p>
          </table:table-cell>
          <table:table-cell office:value-type="currency" office:value="95998" table:style-name="ce32">
            <text:p><text:s/>$95,99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68</text:p>
          </table:table-cell>
          <table:table-cell office:value-type="string" table:style-name="ce30">
            <text:p>Emilia Rivera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2" table:style-name="ce30">
            <text:p>42</text:p>
          </table:table-cell>
          <table:table-cell office:value-type="date" office:date-value="2017-11-23T00:00:00" table:style-name="ce31">
            <text:p>23-11-2017</text:p>
          </table:table-cell>
          <table:table-cell office:value-type="currency" office:value="96023" table:style-name="ce32">
            <text:p><text:s/>$96,02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46</text:p>
          </table:table-cell>
          <table:table-cell office:value-type="string" table:style-name="ce30">
            <text:p>Hudson Hill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9-11-04T00:00:00" table:style-name="ce31">
            <text:p>04-11-2019</text:p>
          </table:table-cell>
          <table:table-cell office:value-type="currency" office:value="96092" table:style-name="ce32">
            <text:p><text:s/>$96,09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63</text:p>
          </table:table-cell>
          <table:table-cell office:value-type="string" table:style-name="ce30">
            <text:p>Lincoln Ramos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9" table:style-name="ce30">
            <text:p>59</text:p>
          </table:table-cell>
          <table:table-cell office:value-type="date" office:date-value="2008-09-10T00:00:00" table:style-name="ce31">
            <text:p>10-09-2008</text:p>
          </table:table-cell>
          <table:table-cell office:value-type="currency" office:value="96313" table:style-name="ce32">
            <text:p><text:s/>$96,31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32</text:p>
          </table:table-cell>
          <table:table-cell office:value-type="string" table:style-name="ce30">
            <text:p>Angel Chang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7-07-06T00:00:00" table:style-name="ce31">
            <text:p>06-07-2017</text:p>
          </table:table-cell>
          <table:table-cell office:value-type="currency" office:value="96331" table:style-name="ce32">
            <text:p><text:s/>$96,33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89</text:p>
          </table:table-cell>
          <table:table-cell office:value-type="string" table:style-name="ce30">
            <text:p>Ariana Kim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3" table:style-name="ce30">
            <text:p>33</text:p>
          </table:table-cell>
          <table:table-cell office:value-type="date" office:date-value="2014-06-29T00:00:00" table:style-name="ce31">
            <text:p>29-06-2014</text:p>
          </table:table-cell>
          <table:table-cell office:value-type="currency" office:value="96366" table:style-name="ce32">
            <text:p><text:s/>$96,36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60</text:p>
          </table:table-cell>
          <table:table-cell office:value-type="string" table:style-name="ce30">
            <text:p>Carter Ortiz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4" table:style-name="ce30">
            <text:p>54</text:p>
          </table:table-cell>
          <table:table-cell office:value-type="date" office:date-value="2012-04-29T00:00:00" table:style-name="ce31">
            <text:p>29-04-2012</text:p>
          </table:table-cell>
          <table:table-cell office:value-type="currency" office:value="96441" table:style-name="ce32">
            <text:p><text:s/>$96,44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75</text:p>
          </table:table-cell>
          <table:table-cell office:value-type="string" table:style-name="ce30">
            <text:p>Aurora Simmons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1995-12-22T00:00:00" table:style-name="ce31">
            <text:p>22-12-1995</text:p>
          </table:table-cell>
          <table:table-cell office:value-type="currency" office:value="96475" table:style-name="ce32">
            <text:p><text:s/>$96,47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12</text:p>
          </table:table-cell>
          <table:table-cell office:value-type="string" table:style-name="ce30">
            <text:p>Anna Han</text:p>
          </table:table-cell>
          <table:table-cell office:value-type="string" table:style-name="ce30">
            <text:p>System Administrator 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5" table:style-name="ce30">
            <text:p>65</text:p>
          </table:table-cell>
          <table:table-cell office:value-type="date" office:date-value="2003-05-08T00:00:00" table:style-name="ce31">
            <text:p>08-05-2003</text:p>
          </table:table-cell>
          <table:table-cell office:value-type="currency" office:value="96548" table:style-name="ce32">
            <text:p><text:s/>$96,54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81</text:p>
          </table:table-cell>
          <table:table-cell office:value-type="string" table:style-name="ce30">
            <text:p>Jameson Nelson</text:p>
          </table:table-cell>
          <table:table-cell office:value-type="string" table:style-name="ce30">
            <text:p>Network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1" table:style-name="ce30">
            <text:p>61</text:p>
          </table:table-cell>
          <table:table-cell office:value-type="date" office:date-value="2016-03-08T00:00:00" table:style-name="ce31">
            <text:p>08-03-2016</text:p>
          </table:table-cell>
          <table:table-cell office:value-type="currency" office:value="96566" table:style-name="ce32">
            <text:p><text:s/>$96,56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37</text:p>
          </table:table-cell>
          <table:table-cell office:value-type="string" table:style-name="ce30">
            <text:p>Jeremiah Chu</text:p>
          </table:table-cell>
          <table:table-cell office:value-type="string" table:style-name="ce30">
            <text:p>IT System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20-09-12T00:00:00" table:style-name="ce31">
            <text:p>12-09-2020</text:p>
          </table:table-cell>
          <table:table-cell office:value-type="currency" office:value="96567" table:style-name="ce32">
            <text:p><text:s/>$96,56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55</text:p>
          </table:table-cell>
          <table:table-cell office:value-type="string" table:style-name="ce30">
            <text:p>Hadley Ford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2" table:style-name="ce30">
            <text:p>52</text:p>
          </table:table-cell>
          <table:table-cell office:value-type="date" office:date-value="2005-02-23T00:00:00" table:style-name="ce31">
            <text:p>23-02-2005</text:p>
          </table:table-cell>
          <table:table-cell office:value-type="currency" office:value="45286" table:style-name="ce32">
            <text:p><text:s/>$45,28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15</text:p>
          </table:table-cell>
          <table:table-cell office:value-type="string" table:style-name="ce30">
            <text:p>Henry Green</text:p>
          </table:table-cell>
          <table:table-cell office:value-type="string" table:style-name="ce30">
            <text:p>Sr. 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2" table:style-name="ce30">
            <text:p>32</text:p>
          </table:table-cell>
          <table:table-cell office:value-type="date" office:date-value="2020-02-03T00:00:00" table:style-name="ce31">
            <text:p>03-02-2020</text:p>
          </table:table-cell>
          <table:table-cell office:value-type="currency" office:value="96598" table:style-name="ce32">
            <text:p><text:s/>$96,59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46</text:p>
          </table:table-cell>
          <table:table-cell office:value-type="string" table:style-name="ce30">
            <text:p>Jade Hunter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2" table:style-name="ce30">
            <text:p>42</text:p>
          </table:table-cell>
          <table:table-cell office:value-type="date" office:date-value="2020-02-05T00:00:00" table:style-name="ce31">
            <text:p>05-02-2020</text:p>
          </table:table-cell>
          <table:table-cell office:value-type="currency" office:value="96636" table:style-name="ce32">
            <text:p><text:s/>$96,63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64</text:p>
          </table:table-cell>
          <table:table-cell office:value-type="string" table:style-name="ce30">
            <text:p>Hazel Alvarez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2" table:style-name="ce30">
            <text:p>62</text:p>
          </table:table-cell>
          <table:table-cell office:value-type="date" office:date-value="2014-04-19T00:00:00" table:style-name="ce31">
            <text:p>19-04-2014</text:p>
          </table:table-cell>
          <table:table-cell office:value-type="currency" office:value="45295" table:style-name="ce32">
            <text:p><text:s/>$45,29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30</text:p>
          </table:table-cell>
          <table:table-cell office:value-type="string" table:style-name="ce30">
            <text:p>Axel Soto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6" table:style-name="ce30">
            <text:p>46</text:p>
          </table:table-cell>
          <table:table-cell office:value-type="date" office:date-value="2005-04-22T00:00:00" table:style-name="ce31">
            <text:p>22-04-2005</text:p>
          </table:table-cell>
          <table:table-cell office:value-type="currency" office:value="96639" table:style-name="ce32">
            <text:p><text:s/>$96,63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79</text:p>
          </table:table-cell>
          <table:table-cell office:value-type="string" table:style-name="ce30">
            <text:p>Peyton Owens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14-09-25T00:00:00" table:style-name="ce31">
            <text:p>25-09-2014</text:p>
          </table:table-cell>
          <table:table-cell office:value-type="currency" office:value="96693" table:style-name="ce32">
            <text:p><text:s/>$96,69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02</text:p>
          </table:table-cell>
          <table:table-cell office:value-type="string" table:style-name="ce30">
            <text:p>Lucy Fong</text:p>
          </table:table-cell>
          <table:table-cell office:value-type="string" table:style-name="ce30">
            <text:p>Sr. Account Representative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11-01-20T00:00:00" table:style-name="ce31">
            <text:p>20-01-2011</text:p>
          </table:table-cell>
          <table:table-cell office:value-type="currency" office:value="96719" table:style-name="ce32">
            <text:p><text:s/>$96,71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04</text:p>
          </table:table-cell>
          <table:table-cell office:value-type="string" table:style-name="ce30">
            <text:p>Everleigh Shah</text:p>
          </table:table-cell>
          <table:table-cell office:value-type="string" table:style-name="ce30">
            <text:p>Tes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6" table:style-name="ce30">
            <text:p>36</text:p>
          </table:table-cell>
          <table:table-cell office:value-type="date" office:date-value="2018-12-14T00:00:00" table:style-name="ce31">
            <text:p>14-12-2018</text:p>
          </table:table-cell>
          <table:table-cell office:value-type="currency" office:value="96757" table:style-name="ce32">
            <text:p><text:s/>$96,75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13</text:p>
          </table:table-cell>
          <table:table-cell office:value-type="string" table:style-name="ce30">
            <text:p>Nolan Guzman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6" table:style-name="ce30">
            <text:p>46</text:p>
          </table:table-cell>
          <table:table-cell office:value-type="date" office:date-value="1999-06-20T00:00:00" table:style-name="ce31">
            <text:p>20-06-1999</text:p>
          </table:table-cell>
          <table:table-cell office:value-type="currency" office:value="96997" table:style-name="ce32">
            <text:p><text:s/>$96,99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96</text:p>
          </table:table-cell>
          <table:table-cell office:value-type="string" table:style-name="ce30">
            <text:p>Robert Ya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7-11-04T00:00:00" table:style-name="ce31">
            <text:p>04-11-2017</text:p>
          </table:table-cell>
          <table:table-cell office:value-type="currency" office:value="97078" table:style-name="ce32">
            <text:p><text:s/>$97,0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28</text:p>
          </table:table-cell>
          <table:table-cell office:value-type="string" table:style-name="ce30">
            <text:p>Thomas Cha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11-07-26T00:00:00" table:style-name="ce31">
            <text:p>26-07-2011</text:p>
          </table:table-cell>
          <table:table-cell office:value-type="currency" office:value="97231" table:style-name="ce32">
            <text:p><text:s/>$97,23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26</text:p>
          </table:table-cell>
          <table:table-cell office:value-type="string" table:style-name="ce30">
            <text:p>Nicholas Avila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28" table:style-name="ce30">
            <text:p>28</text:p>
          </table:table-cell>
          <table:table-cell office:value-type="date" office:date-value="2017-09-28T00:00:00" table:style-name="ce31">
            <text:p>28-09-2017</text:p>
          </table:table-cell>
          <table:table-cell office:value-type="currency" office:value="97336" table:style-name="ce32">
            <text:p><text:s/>$97,33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06</text:p>
          </table:table-cell>
          <table:table-cell office:value-type="string" table:style-name="ce30">
            <text:p>Mateo Williams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0" table:style-name="ce30">
            <text:p>40</text:p>
          </table:table-cell>
          <table:table-cell office:value-type="date" office:date-value="2011-01-22T00:00:00" table:style-name="ce31">
            <text:p>22-01-2011</text:p>
          </table:table-cell>
          <table:table-cell office:value-type="currency" office:value="97339" table:style-name="ce32">
            <text:p><text:s/>$97,33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26</text:p>
          </table:table-cell>
          <table:table-cell office:value-type="string" table:style-name="ce30">
            <text:p>Emma Luna</text:p>
          </table:table-cell>
          <table:table-cell office:value-type="string" table:style-name="ce30">
            <text:p>Field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2" table:style-name="ce30">
            <text:p>52</text:p>
          </table:table-cell>
          <table:table-cell office:value-type="date" office:date-value="2008-03-25T00:00:00" table:style-name="ce31">
            <text:p>25-03-2008</text:p>
          </table:table-cell>
          <table:table-cell office:value-type="currency" office:value="97398" table:style-name="ce32">
            <text:p><text:s/>$97,39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32</text:p>
          </table:table-cell>
          <table:table-cell office:value-type="string" table:style-name="ce30">
            <text:p>Gabriella Johnson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2" table:style-name="ce30">
            <text:p>42</text:p>
          </table:table-cell>
          <table:table-cell office:value-type="date" office:date-value="2006-03-01T00:00:00" table:style-name="ce31">
            <text:p>01-03-2006</text:p>
          </table:table-cell>
          <table:table-cell office:value-type="currency" office:value="97433" table:style-name="ce32">
            <text:p><text:s/>$97,43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05</text:p>
          </table:table-cell>
          <table:table-cell office:value-type="string" table:style-name="ce30">
            <text:p>Isabella Bui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6" table:style-name="ce30">
            <text:p>36</text:p>
          </table:table-cell>
          <table:table-cell office:value-type="date" office:date-value="2014-11-21T00:00:00" table:style-name="ce31">
            <text:p>21-11-2014</text:p>
          </table:table-cell>
          <table:table-cell office:value-type="currency" office:value="97500" table:style-name="ce32">
            <text:p><text:s/>$97,50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69</text:p>
          </table:table-cell>
          <table:table-cell office:value-type="string" table:style-name="ce30">
            <text:p>Charlotte Chu</text:p>
          </table:table-cell>
          <table:table-cell office:value-type="string" table:style-name="ce30">
            <text:p>Network Engine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01-01-23T00:00:00" table:style-name="ce31">
            <text:p>23-01-2001</text:p>
          </table:table-cell>
          <table:table-cell office:value-type="currency" office:value="97537" table:style-name="ce32">
            <text:p><text:s/>$97,53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74</text:p>
          </table:table-cell>
          <table:table-cell office:value-type="string" table:style-name="ce30">
            <text:p>Violet Hall</text:p>
          </table:table-cell>
          <table:table-cell office:value-type="string" table:style-name="ce30">
            <text:p>Solutions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0" table:style-name="ce30">
            <text:p>40</text:p>
          </table:table-cell>
          <table:table-cell office:value-type="date" office:date-value="2010-12-10T00:00:00" table:style-name="ce31">
            <text:p>10-12-2010</text:p>
          </table:table-cell>
          <table:table-cell office:value-type="currency" office:value="97807" table:style-name="ce32">
            <text:p><text:s/>$97,80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50</text:p>
          </table:table-cell>
          <table:table-cell office:value-type="string" table:style-name="ce30">
            <text:p>Allison Leu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2" table:style-name="ce30">
            <text:p>62</text:p>
          </table:table-cell>
          <table:table-cell office:value-type="date" office:date-value="2020-05-18T00:00:00" table:style-name="ce31">
            <text:p>18-05-2020</text:p>
          </table:table-cell>
          <table:table-cell office:value-type="currency" office:value="97830" table:style-name="ce32">
            <text:p><text:s/>$97,83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57</text:p>
          </table:table-cell>
          <table:table-cell office:value-type="string" table:style-name="ce30">
            <text:p>Paisley Hunter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1" table:style-name="ce30">
            <text:p>61</text:p>
          </table:table-cell>
          <table:table-cell office:value-type="date" office:date-value="2010-01-15T00:00:00" table:style-name="ce31">
            <text:p>15-01-2010</text:p>
          </table:table-cell>
          <table:table-cell office:value-type="currency" office:value="98110" table:style-name="ce32">
            <text:p><text:s/>$98,1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52</text:p>
          </table:table-cell>
          <table:table-cell office:value-type="string" table:style-name="ce30">
            <text:p>Paisley Gom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7" table:style-name="ce30">
            <text:p>57</text:p>
          </table:table-cell>
          <table:table-cell office:value-type="date" office:date-value="2007-10-02T00:00:00" table:style-name="ce31">
            <text:p>02-10-2007</text:p>
          </table:table-cell>
          <table:table-cell office:value-type="currency" office:value="98150" table:style-name="ce32">
            <text:p><text:s/>$98,15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14</text:p>
          </table:table-cell>
          <table:table-cell office:value-type="string" table:style-name="ce30">
            <text:p>Jameson Juarez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2" table:style-name="ce30">
            <text:p>62</text:p>
          </table:table-cell>
          <table:table-cell office:value-type="date" office:date-value="1994-10-09T00:00:00" table:style-name="ce31">
            <text:p>09-10-1994</text:p>
          </table:table-cell>
          <table:table-cell office:value-type="currency" office:value="98230" table:style-name="ce32">
            <text:p><text:s/>$98,23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30" table:style-name="ce3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94</text:p>
          </table:table-cell>
          <table:table-cell office:value-type="string" table:style-name="ce30">
            <text:p>Wesley You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6-09-18T00:00:00" table:style-name="ce31">
            <text:p>18-09-2016</text:p>
          </table:table-cell>
          <table:table-cell office:value-type="currency" office:value="98427" table:style-name="ce32">
            <text:p><text:s/>$98,42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88</text:p>
          </table:table-cell>
          <table:table-cell office:value-type="string" table:style-name="ce30">
            <text:p>Stella Lai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4" table:style-name="ce30">
            <text:p>44</text:p>
          </table:table-cell>
          <table:table-cell office:value-type="date" office:date-value="2021-04-28T00:00:00" table:style-name="ce31">
            <text:p>28-04-2021</text:p>
          </table:table-cell>
          <table:table-cell office:value-type="currency" office:value="98520" table:style-name="ce32">
            <text:p><text:s/>$98,52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45</text:p>
          </table:table-cell>
          <table:table-cell office:value-type="string" table:style-name="ce30">
            <text:p>Abigail Mejia</text:p>
          </table:table-cell>
          <table:table-cell office:value-type="string" table:style-name="ce30">
            <text:p>Quality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6" table:style-name="ce30">
            <text:p>56</text:p>
          </table:table-cell>
          <table:table-cell office:value-type="date" office:date-value="2005-02-05T00:00:00" table:style-name="ce31">
            <text:p>05-02-2005</text:p>
          </table:table-cell>
          <table:table-cell office:value-type="currency" office:value="98581" table:style-name="ce32">
            <text:p><text:s/>$98,58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72</text:p>
          </table:table-cell>
          <table:table-cell office:value-type="string" table:style-name="ce30">
            <text:p>Jordan Gom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8" table:style-name="ce30">
            <text:p>58</text:p>
          </table:table-cell>
          <table:table-cell office:value-type="date" office:date-value="1994-09-15T00:00:00" table:style-name="ce31">
            <text:p>15-09-1994</text:p>
          </table:table-cell>
          <table:table-cell office:value-type="currency" office:value="98769" table:style-name="ce32">
            <text:p><text:s/>$98,76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69</text:p>
          </table:table-cell>
          <table:table-cell office:value-type="string" table:style-name="ce30">
            <text:p>Mila Leung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9" table:style-name="ce30">
            <text:p>39</text:p>
          </table:table-cell>
          <table:table-cell office:value-type="date" office:date-value="2007-11-05T00:00:00" table:style-name="ce31">
            <text:p>05-11-2007</text:p>
          </table:table-cell>
          <table:table-cell office:value-type="currency" office:value="99017" table:style-name="ce32">
            <text:p><text:s/>$99,01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27</text:p>
          </table:table-cell>
          <table:table-cell office:value-type="string" table:style-name="ce30">
            <text:p>Sofia Parker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6" table:style-name="ce30">
            <text:p>36</text:p>
          </table:table-cell>
          <table:table-cell office:value-type="date" office:date-value="2014-05-30T00:00:00" table:style-name="ce31">
            <text:p>30-05-2014</text:p>
          </table:table-cell>
          <table:table-cell office:value-type="currency" office:value="99080" table:style-name="ce32">
            <text:p><text:s/>$99,08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86</text:p>
          </table:table-cell>
          <table:table-cell office:value-type="string" table:style-name="ce30">
            <text:p>Mateo Mendez</text:p>
          </table:table-cell>
          <table:table-cell office:value-type="string" table:style-name="ce30">
            <text:p>Development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7" table:style-name="ce30">
            <text:p>47</text:p>
          </table:table-cell>
          <table:table-cell office:value-type="date" office:date-value="1998-07-14T00:00:00" table:style-name="ce31">
            <text:p>14-07-1998</text:p>
          </table:table-cell>
          <table:table-cell office:value-type="currency" office:value="99091" table:style-name="ce32">
            <text:p><text:s/>$99,09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71</text:p>
          </table:table-cell>
          <table:table-cell office:value-type="string" table:style-name="ce30">
            <text:p>Mia Wu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3-08-25T00:00:00" table:style-name="ce31">
            <text:p>25-08-2013</text:p>
          </table:table-cell>
          <table:table-cell office:value-type="currency" office:value="99169" table:style-name="ce32">
            <text:p><text:s/>$99,16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98</text:p>
          </table:table-cell>
          <table:table-cell office:value-type="string" table:style-name="ce30">
            <text:p>Emily Doan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2" table:style-name="ce30">
            <text:p>32</text:p>
          </table:table-cell>
          <table:table-cell office:value-type="date" office:date-value="2014-12-04T00:00:00" table:style-name="ce31">
            <text:p>04-12-2014</text:p>
          </table:table-cell>
          <table:table-cell office:value-type="currency" office:value="99202" table:style-name="ce32">
            <text:p><text:s/>$99,20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83</text:p>
          </table:table-cell>
          <table:table-cell office:value-type="string" table:style-name="ce30">
            <text:p>Kayden Jordan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10-09-14T00:00:00" table:style-name="ce31">
            <text:p>14-09-2010</text:p>
          </table:table-cell>
          <table:table-cell office:value-type="currency" office:value="99335" table:style-name="ce32">
            <text:p><text:s/>$99,33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43</text:p>
          </table:table-cell>
          <table:table-cell office:value-type="string" table:style-name="ce30">
            <text:p>Carson Lu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1996-12-04T00:00:00" table:style-name="ce31">
            <text:p>04-12-1996</text:p>
          </table:table-cell>
          <table:table-cell office:value-type="currency" office:value="99354" table:style-name="ce32">
            <text:p><text:s/>$99,35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70</text:p>
          </table:table-cell>
          <table:table-cell office:value-type="string" table:style-name="ce30">
            <text:p>Easton Moore</text:p>
          </table:table-cell>
          <table:table-cell office:value-type="string" table:style-name="ce30">
            <text:p>Computer Systems 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2" table:style-name="ce30">
            <text:p>52</text:p>
          </table:table-cell>
          <table:table-cell office:value-type="date" office:date-value="2013-05-23T00:00:00" table:style-name="ce31">
            <text:p>23-05-2013</text:p>
          </table:table-cell>
          <table:table-cell office:value-type="currency" office:value="99557" table:style-name="ce32">
            <text:p><text:s/>$99,55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74</text:p>
          </table:table-cell>
          <table:table-cell office:value-type="string" table:style-name="ce30">
            <text:p>Nora Brown</text:p>
          </table:table-cell>
          <table:table-cell office:value-type="string" table:style-name="ce30">
            <text:p>Enterpris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2" table:style-name="ce30">
            <text:p>32</text:p>
          </table:table-cell>
          <table:table-cell office:value-type="date" office:date-value="2014-02-11T00:00:00" table:style-name="ce31">
            <text:p>11-02-2014</text:p>
          </table:table-cell>
          <table:table-cell office:value-type="currency" office:value="99575" table:style-name="ce32">
            <text:p><text:s/>$99,57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07</text:p>
          </table:table-cell>
          <table:table-cell office:value-type="string" table:style-name="ce30">
            <text:p>Matthew Lim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1994-02-18T00:00:00" table:style-name="ce31">
            <text:p>18-02-1994</text:p>
          </table:table-cell>
          <table:table-cell office:value-type="currency" office:value="99624" table:style-name="ce32">
            <text:p><text:s/>$99,62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55</text:p>
          </table:table-cell>
          <table:table-cell office:value-type="string" table:style-name="ce30">
            <text:p>Dylan Dominguez</text:p>
          </table:table-cell>
          <table:table-cell office:value-type="string" table:style-name="ce30">
            <text:p>Sr. 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2" table:style-name="ce30">
            <text:p>42</text:p>
          </table:table-cell>
          <table:table-cell office:value-type="date" office:date-value="2015-04-07T00:00:00" table:style-name="ce31">
            <text:p>07-04-2015</text:p>
          </table:table-cell>
          <table:table-cell office:value-type="currency" office:value="99697" table:style-name="ce32">
            <text:p><text:s/>$99,69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39</text:p>
          </table:table-cell>
          <table:table-cell office:value-type="string" table:style-name="ce30">
            <text:p>Sebastian Le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5-11-09T00:00:00" table:style-name="ce31">
            <text:p>09-11-2015</text:p>
          </table:table-cell>
          <table:table-cell office:value-type="currency" office:value="45369" table:style-name="ce32">
            <text:p><text:s/>$45,36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45</text:p>
          </table:table-cell>
          <table:table-cell office:value-type="string" table:style-name="ce30">
            <text:p>Kinsley Dixo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19-05-25T00:00:00" table:style-name="ce31">
            <text:p>25-05-2019</text:p>
          </table:table-cell>
          <table:table-cell office:value-type="currency" office:value="45819" table:style-name="ce32">
            <text:p><text:s/>$45,81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56</text:p>
          </table:table-cell>
          <table:table-cell office:value-type="string" table:style-name="ce30">
            <text:p>Aiden Le</text:p>
          </table:table-cell>
          <table:table-cell office:value-type="string" table:style-name="ce30">
            <text:p>Cloud Infrastructure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1994-12-24T00:00:00" table:style-name="ce31">
            <text:p>24-12-1994</text:p>
          </table:table-cell>
          <table:table-cell office:value-type="currency" office:value="99774" table:style-name="ce32">
            <text:p><text:s/>$99,77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30" table:style-name="ce3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05</text:p>
          </table:table-cell>
          <table:table-cell office:value-type="string" table:style-name="ce30">
            <text:p>Theodore Dinh</text:p>
          </table:table-cell>
          <table:table-cell office:value-type="string" table:style-name="ce30">
            <text:p>Technical Architec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9" table:style-name="ce30">
            <text:p>59</text:p>
          </table:table-cell>
          <table:table-cell office:value-type="date" office:date-value="1997-11-29T00:00:00" table:style-name="ce31">
            <text:p>29-11-1997</text:p>
          </table:table-cell>
          <table:table-cell office:value-type="currency" office:value="99975" table:style-name="ce32">
            <text:p><text:s/>$99,97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81</text:p>
          </table:table-cell>
          <table:table-cell office:value-type="string" table:style-name="ce30">
            <text:p>Genesis Banks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3" table:style-name="ce30">
            <text:p>63</text:p>
          </table:table-cell>
          <table:table-cell office:value-type="date" office:date-value="2012-03-16T00:00:00" table:style-name="ce31">
            <text:p>16-03-2012</text:p>
          </table:table-cell>
          <table:table-cell office:value-type="currency" office:value="46081" table:style-name="ce32">
            <text:p><text:s/>$46,08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52</text:p>
          </table:table-cell>
          <table:table-cell office:value-type="string" table:style-name="ce30">
            <text:p>Adeline Huang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19-12-16T00:00:00" table:style-name="ce31">
            <text:p>16-12-2019</text:p>
          </table:table-cell>
          <table:table-cell office:value-type="currency" office:value="99989" table:style-name="ce32">
            <text:p><text:s/>$99,98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03</text:p>
          </table:table-cell>
          <table:table-cell office:value-type="string" table:style-name="ce30">
            <text:p>Julia Doan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3" table:style-name="ce30">
            <text:p>53</text:p>
          </table:table-cell>
          <table:table-cell office:value-type="date" office:date-value="2017-09-07T00:00:00" table:style-name="ce31">
            <text:p>07-09-2017</text:p>
          </table:table-cell>
          <table:table-cell office:value-type="currency" office:value="46727" table:style-name="ce32">
            <text:p><text:s/>$46,72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52</text:p>
          </table:table-cell>
          <table:table-cell office:value-type="string" table:style-name="ce30">
            <text:p>Lillian Park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21-02-24T00:00:00" table:style-name="ce31">
            <text:p>24-02-2021</text:p>
          </table:table-cell>
          <table:table-cell office:value-type="currency" office:value="46833" table:style-name="ce32">
            <text:p><text:s/>$46,83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66</text:p>
          </table:table-cell>
          <table:table-cell office:value-type="string" table:style-name="ce30">
            <text:p>Connor Vang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7-28T00:00:00" table:style-name="ce31">
            <text:p>28-07-2021</text:p>
          </table:table-cell>
          <table:table-cell office:value-type="currency" office:value="46845" table:style-name="ce32">
            <text:p><text:s/>$46,84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57</text:p>
          </table:table-cell>
          <table:table-cell office:value-type="string" table:style-name="ce30">
            <text:p>Valentina Davis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4-04-13T00:00:00" table:style-name="ce31">
            <text:p>13-04-2014</text:p>
          </table:table-cell>
          <table:table-cell office:value-type="currency" office:value="46878" table:style-name="ce32">
            <text:p><text:s/>$46,8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48</text:p>
          </table:table-cell>
          <table:table-cell office:value-type="string" table:style-name="ce30">
            <text:p>Scarlett Kumar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09-01-07T00:00:00" table:style-name="ce31">
            <text:p>07-01-2009</text:p>
          </table:table-cell>
          <table:table-cell office:value-type="currency" office:value="47032" table:style-name="ce32">
            <text:p><text:s/>$47,03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44</text:p>
          </table:table-cell>
          <table:table-cell office:value-type="string" table:style-name="ce30">
            <text:p>Caroline Alexander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42" table:style-name="ce30">
            <text:p>42</text:p>
          </table:table-cell>
          <table:table-cell office:value-type="date" office:date-value="2020-09-18T00:00:00" table:style-name="ce31">
            <text:p>18-09-2020</text:p>
          </table:table-cell>
          <table:table-cell office:value-type="currency" office:value="47071" table:style-name="ce32">
            <text:p><text:s/>$47,07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09</text:p>
          </table:table-cell>
          <table:table-cell office:value-type="string" table:style-name="ce30">
            <text:p>Lillian Kha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4" table:style-name="ce30">
            <text:p>44</text:p>
          </table:table-cell>
          <table:table-cell office:value-type="date" office:date-value="2010-05-31T00:00:00" table:style-name="ce31">
            <text:p>31-05-2010</text:p>
          </table:table-cell>
          <table:table-cell office:value-type="currency" office:value="47387" table:style-name="ce32">
            <text:p><text:s/>$47,38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80</text:p>
          </table:table-cell>
          <table:table-cell office:value-type="string" table:style-name="ce30">
            <text:p>Hadley Yee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8-03-12T00:00:00" table:style-name="ce31">
            <text:p>12-03-2018</text:p>
          </table:table-cell>
          <table:table-cell office:value-type="currency" office:value="47913" table:style-name="ce32">
            <text:p><text:s/>$47,91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51</text:p>
          </table:table-cell>
          <table:table-cell office:value-type="string" table:style-name="ce30">
            <text:p>Everly Lin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3-15T00:00:00" table:style-name="ce31">
            <text:p>15-03-2021</text:p>
          </table:table-cell>
          <table:table-cell office:value-type="currency" office:value="47974" table:style-name="ce32">
            <text:p><text:s/>$47,97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39</text:p>
          </table:table-cell>
          <table:table-cell office:value-type="string" table:style-name="ce30">
            <text:p>Everleigh Simmons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21-04-16T00:00:00" table:style-name="ce31">
            <text:p>16-04-2021</text:p>
          </table:table-cell>
          <table:table-cell office:value-type="currency" office:value="48266" table:style-name="ce32">
            <text:p><text:s/>$48,26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49</text:p>
          </table:table-cell>
          <table:table-cell office:value-type="string" table:style-name="ce30">
            <text:p>Evelyn Jung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0" table:style-name="ce30">
            <text:p>30</text:p>
          </table:table-cell>
          <table:table-cell office:value-type="date" office:date-value="2021-02-14T00:00:00" table:style-name="ce31">
            <text:p>14-02-2021</text:p>
          </table:table-cell>
          <table:table-cell office:value-type="currency" office:value="48340" table:style-name="ce32">
            <text:p><text:s/>$48,34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16</text:p>
          </table:table-cell>
          <table:table-cell office:value-type="string" table:style-name="ce30">
            <text:p>Willow Mai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3-12-17T00:00:00" table:style-name="ce31">
            <text:p>17-12-2003</text:p>
          </table:table-cell>
          <table:table-cell office:value-type="currency" office:value="48345" table:style-name="ce32">
            <text:p><text:s/>$48,34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41</text:p>
          </table:table-cell>
          <table:table-cell office:value-type="string" table:style-name="ce30">
            <text:p>Clara Huynh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9" table:style-name="ce30">
            <text:p>39</text:p>
          </table:table-cell>
          <table:table-cell office:value-type="date" office:date-value="2020-11-18T00:00:00" table:style-name="ce31">
            <text:p>18-11-2020</text:p>
          </table:table-cell>
          <table:table-cell office:value-type="currency" office:value="48415" table:style-name="ce32">
            <text:p><text:s/>$48,41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71</text:p>
          </table:table-cell>
          <table:table-cell office:value-type="string" table:style-name="ce30">
            <text:p>Lincoln Henderson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21-06-27T00:00:00" table:style-name="ce31">
            <text:p>27-06-2021</text:p>
          </table:table-cell>
          <table:table-cell office:value-type="currency" office:value="48510" table:style-name="ce32">
            <text:p><text:s/>$48,5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62</text:p>
          </table:table-cell>
          <table:table-cell office:value-type="string" table:style-name="ce30">
            <text:p>Nora Santiago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5" table:style-name="ce30">
            <text:p>55</text:p>
          </table:table-cell>
          <table:table-cell office:value-type="date" office:date-value="1996-06-26T00:00:00" table:style-name="ce31">
            <text:p>26-06-1996</text:p>
          </table:table-cell>
          <table:table-cell office:value-type="currency" office:value="48687" table:style-name="ce32">
            <text:p><text:s/>$48,68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27</text:p>
          </table:table-cell>
          <table:table-cell office:value-type="string" table:style-name="ce30">
            <text:p>Eli Richardson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8" table:style-name="ce30">
            <text:p>38</text:p>
          </table:table-cell>
          <table:table-cell office:value-type="date" office:date-value="2015-04-19T00:00:00" table:style-name="ce31">
            <text:p>19-04-2015</text:p>
          </table:table-cell>
          <table:table-cell office:value-type="currency" office:value="48762" table:style-name="ce32">
            <text:p><text:s/>$48,76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24</text:p>
          </table:table-cell>
          <table:table-cell office:value-type="string" table:style-name="ce30">
            <text:p>Penelope Colema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6" table:style-name="ce30">
            <text:p>36</text:p>
          </table:table-cell>
          <table:table-cell office:value-type="date" office:date-value="2021-08-27T00:00:00" table:style-name="ce31">
            <text:p>27-08-2021</text:p>
          </table:table-cell>
          <table:table-cell office:value-type="currency" office:value="48906" table:style-name="ce32">
            <text:p><text:s/>$48,90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47</text:p>
          </table:table-cell>
          <table:table-cell office:value-type="string" table:style-name="ce30">
            <text:p>Caroline Jenkins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7" table:style-name="ce30">
            <text:p>27</text:p>
          </table:table-cell>
          <table:table-cell office:value-type="date" office:date-value="2018-05-06T00:00:00" table:style-name="ce31">
            <text:p>06-05-2018</text:p>
          </table:table-cell>
          <table:table-cell office:value-type="currency" office:value="49011" table:style-name="ce32">
            <text:p><text:s/>$49,01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86</text:p>
          </table:table-cell>
          <table:table-cell office:value-type="string" table:style-name="ce30">
            <text:p>Cameron Powell</text:p>
          </table:table-cell>
          <table:table-cell office:value-type="string" table:style-name="ce30">
            <text:p>Business Partn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1" table:style-name="ce30">
            <text:p>41</text:p>
          </table:table-cell>
          <table:table-cell office:value-type="date" office:date-value="2004-08-20T00:00:00" table:style-name="ce31">
            <text:p>20-08-2004</text:p>
          </table:table-cell>
          <table:table-cell office:value-type="currency" office:value="49186" table:style-name="ce32">
            <text:p><text:s/>$49,18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23</text:p>
          </table:table-cell>
          <table:table-cell office:value-type="string" table:style-name="ce30">
            <text:p>Ethan Joseph</text:p>
          </table:table-cell>
          <table:table-cell office:value-type="string" table:style-name="ce30">
            <text:p>IT Coordina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8-05-28T00:00:00" table:style-name="ce31">
            <text:p>28-05-2018</text:p>
          </table:table-cell>
          <table:table-cell office:value-type="currency" office:value="49219" table:style-name="ce32">
            <text:p><text:s/>$49,21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71</text:p>
          </table:table-cell>
          <table:table-cell office:value-type="string" table:style-name="ce30">
            <text:p>Miles Cho</text:p>
          </table:table-cell>
          <table:table-cell office:value-type="string" table:style-name="ce30">
            <text:p>Systems Analys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7" table:style-name="ce30">
            <text:p>47</text:p>
          </table:table-cell>
          <table:table-cell office:value-type="date" office:date-value="1999-03-10T00:00:00" table:style-name="ce31">
            <text:p>10-03-1999</text:p>
          </table:table-cell>
          <table:table-cell office:value-type="currency" office:value="49404" table:style-name="ce32">
            <text:p><text:s/>$49,40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38</text:p>
          </table:table-cell>
          <table:table-cell office:value-type="string" table:style-name="ce30">
            <text:p>Elizabeth Huang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2" table:style-name="ce30">
            <text:p>62</text:p>
          </table:table-cell>
          <table:table-cell office:value-type="date" office:date-value="2002-09-20T00:00:00" table:style-name="ce31">
            <text:p>20-09-2002</text:p>
          </table:table-cell>
          <table:table-cell office:value-type="currency" office:value="49738" table:style-name="ce32">
            <text:p><text:s/>$49,73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71</text:p>
          </table:table-cell>
          <table:table-cell office:value-type="string" table:style-name="ce30">
            <text:p>Leonardo Dixon</text:p>
          </table:table-cell>
          <table:table-cell office:value-type="string" table:style-name="ce30">
            <text:p>Analys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7" table:style-name="ce30">
            <text:p>37</text:p>
          </table:table-cell>
          <table:table-cell office:value-type="date" office:date-value="2019-09-05T00:00:00" table:style-name="ce31">
            <text:p>05-09-2019</text:p>
          </table:table-cell>
          <table:table-cell office:value-type="currency" office:value="49998" table:style-name="ce32">
            <text:p><text:s/>$49,99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46</text:p>
          </table:table-cell>
          <table:table-cell office:value-type="string" table:style-name="ce30">
            <text:p>Julian Ros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2020-07-02T00:00:00" table:style-name="ce31">
            <text:p>02-07-2020</text:p>
          </table:table-cell>
          <table:table-cell office:value-type="currency" office:value="100099" table:style-name="ce32">
            <text:p><text:s/>$1,00,0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08</text:p>
          </table:table-cell>
          <table:table-cell office:value-type="string" table:style-name="ce30">
            <text:p>Penelope Rodriguez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9" table:style-name="ce30">
            <text:p>49</text:p>
          </table:table-cell>
          <table:table-cell office:value-type="date" office:date-value="2016-03-12T00:00:00" table:style-name="ce31">
            <text:p>12-03-2016</text:p>
          </table:table-cell>
          <table:table-cell office:value-type="currency" office:value="100810" table:style-name="ce32">
            <text:p><text:s/>$1,00,81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71</text:p>
          </table:table-cell>
          <table:table-cell office:value-type="string" table:style-name="ce30">
            <text:p>Julia Sandoval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2" table:style-name="ce30">
            <text:p>42</text:p>
          </table:table-cell>
          <table:table-cell office:value-type="date" office:date-value="2017-11-19T00:00:00" table:style-name="ce31">
            <text:p>19-11-2017</text:p>
          </table:table-cell>
          <table:table-cell office:value-type="currency" office:value="101143" table:style-name="ce32">
            <text:p><text:s/>$1,01,14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22</text:p>
          </table:table-cell>
          <table:table-cell office:value-type="string" table:style-name="ce30">
            <text:p>Asher Huynh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5-01-22T00:00:00" table:style-name="ce31">
            <text:p>22-01-2015</text:p>
          </table:table-cell>
          <table:table-cell office:value-type="currency" office:value="101288" table:style-name="ce32">
            <text:p><text:s/>$1,01,28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36</text:p>
          </table:table-cell>
          <table:table-cell office:value-type="string" table:style-name="ce30">
            <text:p>Wesley Ki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7" table:style-name="ce30">
            <text:p>57</text:p>
          </table:table-cell>
          <table:table-cell office:value-type="date" office:date-value="2019-01-19T00:00:00" table:style-name="ce31">
            <text:p>19-01-2019</text:p>
          </table:table-cell>
          <table:table-cell office:value-type="currency" office:value="101577" table:style-name="ce32">
            <text:p><text:s/>$1,01,57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10</text:p>
          </table:table-cell>
          <table:table-cell office:value-type="string" table:style-name="ce30">
            <text:p>Nova Hsu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2" table:style-name="ce30">
            <text:p>32</text:p>
          </table:table-cell>
          <table:table-cell office:value-type="date" office:date-value="2017-01-03T00:00:00" table:style-name="ce31">
            <text:p>03-01-2017</text:p>
          </table:table-cell>
          <table:table-cell office:value-type="currency" office:value="101870" table:style-name="ce32">
            <text:p><text:s/>$1,01,8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92</text:p>
          </table:table-cell>
          <table:table-cell office:value-type="string" table:style-name="ce30">
            <text:p>Parker Sandoval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9" table:style-name="ce30">
            <text:p>59</text:p>
          </table:table-cell>
          <table:table-cell office:value-type="date" office:date-value="2015-06-10T00:00:00" table:style-name="ce31">
            <text:p>10-06-2015</text:p>
          </table:table-cell>
          <table:table-cell office:value-type="currency" office:value="101985" table:style-name="ce32">
            <text:p><text:s/>$1,01,98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13</text:p>
          </table:table-cell>
          <table:table-cell office:value-type="string" table:style-name="ce30">
            <text:p>Willow Che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12-09-03T00:00:00" table:style-name="ce31">
            <text:p>03-09-2012</text:p>
          </table:table-cell>
          <table:table-cell office:value-type="currency" office:value="102033" table:style-name="ce32">
            <text:p><text:s/>$1,02,03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39</text:p>
          </table:table-cell>
          <table:table-cell office:value-type="string" table:style-name="ce30">
            <text:p>Stella Alexander</text:p>
          </table:table-cell>
          <table:table-cell office:value-type="string" table:style-name="ce30">
            <text:p>Automation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2" table:style-name="ce30">
            <text:p>52</text:p>
          </table:table-cell>
          <table:table-cell office:value-type="date" office:date-value="2005-12-10T00:00:00" table:style-name="ce31">
            <text:p>10-12-2005</text:p>
          </table:table-cell>
          <table:table-cell office:value-type="currency" office:value="102043" table:style-name="ce32">
            <text:p><text:s/>$1,02,04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29</text:p>
          </table:table-cell>
          <table:table-cell office:value-type="string" table:style-name="ce30">
            <text:p>Jayden Jimenez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6" table:style-name="ce30">
            <text:p>46</text:p>
          </table:table-cell>
          <table:table-cell office:value-type="date" office:date-value="2011-09-24T00:00:00" table:style-name="ce31">
            <text:p>24-09-2011</text:p>
          </table:table-cell>
          <table:table-cell office:value-type="currency" office:value="102167" table:style-name="ce32">
            <text:p><text:s/>$1,02,16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74</text:p>
          </table:table-cell>
          <table:table-cell office:value-type="string" table:style-name="ce30">
            <text:p>Alexander Choi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1994-09-18T00:00:00" table:style-name="ce31">
            <text:p>18-09-1994</text:p>
          </table:table-cell>
          <table:table-cell office:value-type="currency" office:value="102270" table:style-name="ce32">
            <text:p><text:s/>$1,02,2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63</text:p>
          </table:table-cell>
          <table:table-cell office:value-type="string" table:style-name="ce30">
            <text:p>David Herrera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2" table:style-name="ce30">
            <text:p>32</text:p>
          </table:table-cell>
          <table:table-cell office:value-type="date" office:date-value="2021-10-09T00:00:00" table:style-name="ce31">
            <text:p>09-10-2021</text:p>
          </table:table-cell>
          <table:table-cell office:value-type="currency" office:value="102298" table:style-name="ce32">
            <text:p><text:s/>$1,02,29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45</text:p>
          </table:table-cell>
          <table:table-cell office:value-type="string" table:style-name="ce30">
            <text:p>Lucas Daniel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2" table:style-name="ce30">
            <text:p>42</text:p>
          </table:table-cell>
          <table:table-cell office:value-type="date" office:date-value="2011-05-29T00:00:00" table:style-name="ce31">
            <text:p>29-05-2011</text:p>
          </table:table-cell>
          <table:table-cell office:value-type="currency" office:value="102440" table:style-name="ce32">
            <text:p><text:s/>$1,02,44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64</text:p>
          </table:table-cell>
          <table:table-cell office:value-type="string" table:style-name="ce30">
            <text:p>Samantha Aguilar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6" table:style-name="ce30">
            <text:p>46</text:p>
          </table:table-cell>
          <table:table-cell office:value-type="date" office:date-value="2010-04-24T00:00:00" table:style-name="ce31">
            <text:p>24-04-2010</text:p>
          </table:table-cell>
          <table:table-cell office:value-type="currency" office:value="102636" table:style-name="ce32">
            <text:p><text:s/>$1,02,63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43</text:p>
          </table:table-cell>
          <table:table-cell office:value-type="string" table:style-name="ce30">
            <text:p>Lily Pena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5" table:style-name="ce30">
            <text:p>55</text:p>
          </table:table-cell>
          <table:table-cell office:value-type="date" office:date-value="2010-02-24T00:00:00" table:style-name="ce31">
            <text:p>24-02-2010</text:p>
          </table:table-cell>
          <table:table-cell office:value-type="currency" office:value="102839" table:style-name="ce32">
            <text:p><text:s/>$1,02,83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20</text:p>
          </table:table-cell>
          <table:table-cell office:value-type="string" table:style-name="ce30">
            <text:p>Genesis Hunter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1999-04-22T00:00:00" table:style-name="ce31">
            <text:p>22-04-1999</text:p>
          </table:table-cell>
          <table:table-cell office:value-type="currency" office:value="102847" table:style-name="ce32">
            <text:p><text:s/>$1,02,84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28</text:p>
          </table:table-cell>
          <table:table-cell office:value-type="string" table:style-name="ce30">
            <text:p>Lucy Johnso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7" table:style-name="ce30">
            <text:p>57</text:p>
          </table:table-cell>
          <table:table-cell office:value-type="date" office:date-value="2020-04-27T00:00:00" table:style-name="ce31">
            <text:p>27-04-2020</text:p>
          </table:table-cell>
          <table:table-cell office:value-type="currency" office:value="103058" table:style-name="ce32">
            <text:p><text:s/>$1,03,0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18</text:p>
          </table:table-cell>
          <table:table-cell office:value-type="string" table:style-name="ce30">
            <text:p>Zoe Zhou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1" table:style-name="ce30">
            <text:p>61</text:p>
          </table:table-cell>
          <table:table-cell office:value-type="date" office:date-value="2009-10-06T00:00:00" table:style-name="ce31">
            <text:p>06-10-2009</text:p>
          </table:table-cell>
          <table:table-cell office:value-type="currency" office:value="103096" table:style-name="ce32">
            <text:p><text:s/>$1,03,09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94</text:p>
          </table:table-cell>
          <table:table-cell office:value-type="string" table:style-name="ce30">
            <text:p>Henry Jung</text:p>
          </table:table-cell>
          <table:table-cell office:value-type="string" table:style-name="ce30">
            <text:p>Automation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2018-02-26T00:00:00" table:style-name="ce31">
            <text:p>26-02-2018</text:p>
          </table:table-cell>
          <table:table-cell office:value-type="currency" office:value="103183" table:style-name="ce32">
            <text:p><text:s/>$1,03,18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83</text:p>
          </table:table-cell>
          <table:table-cell office:value-type="string" table:style-name="ce30">
            <text:p>Olivia Gray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42" table:style-name="ce30">
            <text:p>42</text:p>
          </table:table-cell>
          <table:table-cell office:value-type="date" office:date-value="2015-09-19T00:00:00" table:style-name="ce31">
            <text:p>19-09-2015</text:p>
          </table:table-cell>
          <table:table-cell office:value-type="currency" office:value="103423" table:style-name="ce32">
            <text:p><text:s/>$1,03,42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72</text:p>
          </table:table-cell>
          <table:table-cell office:value-type="string" table:style-name="ce30">
            <text:p>Liam Ju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9" table:style-name="ce30">
            <text:p>39</text:p>
          </table:table-cell>
          <table:table-cell office:value-type="date" office:date-value="2010-01-14T00:00:00" table:style-name="ce31">
            <text:p>14-01-2010</text:p>
          </table:table-cell>
          <table:table-cell office:value-type="currency" office:value="103504" table:style-name="ce32">
            <text:p><text:s/>$1,03,50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49</text:p>
          </table:table-cell>
          <table:table-cell office:value-type="string" table:style-name="ce30">
            <text:p>Allison Daniel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7" table:style-name="ce30">
            <text:p>37</text:p>
          </table:table-cell>
          <table:table-cell office:value-type="date" office:date-value="2020-04-14T00:00:00" table:style-name="ce31">
            <text:p>14-04-2020</text:p>
          </table:table-cell>
          <table:table-cell office:value-type="currency" office:value="103524" table:style-name="ce32">
            <text:p><text:s/>$1,03,52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00</text:p>
          </table:table-cell>
          <table:table-cell office:value-type="string" table:style-name="ce30">
            <text:p>Elena Richardso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4" table:style-name="ce30">
            <text:p>34</text:p>
          </table:table-cell>
          <table:table-cell office:value-type="date" office:date-value="2014-10-03T00:00:00" table:style-name="ce31">
            <text:p>03-10-2014</text:p>
          </table:table-cell>
          <table:table-cell office:value-type="currency" office:value="103707" table:style-name="ce32">
            <text:p><text:s/>$1,03,70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52</text:p>
          </table:table-cell>
          <table:table-cell office:value-type="string" table:style-name="ce30">
            <text:p>Nathan Su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15-07-29T00:00:00" table:style-name="ce31">
            <text:p>29-07-2015</text:p>
          </table:table-cell>
          <table:table-cell office:value-type="currency" office:value="103724" table:style-name="ce32">
            <text:p><text:s/>$1,03,72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48</text:p>
          </table:table-cell>
          <table:table-cell office:value-type="string" table:style-name="ce30">
            <text:p>Natalia Owen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1" table:style-name="ce30">
            <text:p>31</text:p>
          </table:table-cell>
          <table:table-cell office:value-type="date" office:date-value="2021-01-18T00:00:00" table:style-name="ce31">
            <text:p>18-01-2021</text:p>
          </table:table-cell>
          <table:table-cell office:value-type="currency" office:value="104162" table:style-name="ce32">
            <text:p><text:s/>$1,04,16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38</text:p>
          </table:table-cell>
          <table:table-cell office:value-type="string" table:style-name="ce30">
            <text:p>David Simmon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1997-01-26T00:00:00" table:style-name="ce31">
            <text:p>26-01-1997</text:p>
          </table:table-cell>
          <table:table-cell office:value-type="currency" office:value="104431" table:style-name="ce32">
            <text:p><text:s/>$1,04,4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09</text:p>
          </table:table-cell>
          <table:table-cell office:value-type="string" table:style-name="ce30">
            <text:p>Jayden William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4" table:style-name="ce30">
            <text:p>64</text:p>
          </table:table-cell>
          <table:table-cell office:value-type="date" office:date-value="1992-12-26T00:00:00" table:style-name="ce31">
            <text:p>26-12-1992</text:p>
          </table:table-cell>
          <table:table-cell office:value-type="currency" office:value="104668" table:style-name="ce32">
            <text:p><text:s/>$1,04,66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32" table:style-name="ce3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61</text:p>
          </table:table-cell>
          <table:table-cell office:value-type="string" table:style-name="ce30">
            <text:p>Vivian Lewi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5" table:style-name="ce30">
            <text:p>65</text:p>
          </table:table-cell>
          <table:table-cell office:value-type="date" office:date-value="2011-09-07T00:00:00" table:style-name="ce31">
            <text:p>07-09-2011</text:p>
          </table:table-cell>
          <table:table-cell office:value-type="currency" office:value="104903" table:style-name="ce32">
            <text:p><text:s/>$1,04,9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30</text:p>
          </table:table-cell>
          <table:table-cell office:value-type="string" table:style-name="ce30">
            <text:p>Eli Jone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9" table:style-name="ce30">
            <text:p>59</text:p>
          </table:table-cell>
          <table:table-cell office:value-type="date" office:date-value="1999-03-14T00:00:00" table:style-name="ce31">
            <text:p>14-03-1999</text:p>
          </table:table-cell>
          <table:table-cell office:value-type="currency" office:value="105086" table:style-name="ce32">
            <text:p><text:s/>$1,05,08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82</text:p>
          </table:table-cell>
          <table:table-cell office:value-type="string" table:style-name="ce30">
            <text:p>Sofia Fernandez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4" table:style-name="ce30">
            <text:p>44</text:p>
          </table:table-cell>
          <table:table-cell office:value-type="date" office:date-value="2005-10-17T00:00:00" table:style-name="ce31">
            <text:p>17-10-2005</text:p>
          </table:table-cell>
          <table:table-cell office:value-type="currency" office:value="105223" table:style-name="ce32">
            <text:p><text:s/>$1,05,22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69</text:p>
          </table:table-cell>
          <table:table-cell office:value-type="string" table:style-name="ce30">
            <text:p>Genesis Wood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3" table:style-name="ce30">
            <text:p>33</text:p>
          </table:table-cell>
          <table:table-cell office:value-type="date" office:date-value="2013-08-21T00:00:00" table:style-name="ce31">
            <text:p>21-08-2013</text:p>
          </table:table-cell>
          <table:table-cell office:value-type="currency" office:value="105390" table:style-name="ce32">
            <text:p><text:s/>$1,05,39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23</text:p>
          </table:table-cell>
          <table:table-cell office:value-type="string" table:style-name="ce30">
            <text:p>Santiago f Gonzalez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12-07-26T00:00:00" table:style-name="ce31">
            <text:p>26-07-2012</text:p>
          </table:table-cell>
          <table:table-cell office:value-type="currency" office:value="105891" table:style-name="ce32">
            <text:p><text:s/>$1,05,89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64</text:p>
          </table:table-cell>
          <table:table-cell office:value-type="string" table:style-name="ce30">
            <text:p>Cooper Yoon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18-02-15T00:00:00" table:style-name="ce31">
            <text:p>15-02-2018</text:p>
          </table:table-cell>
          <table:table-cell office:value-type="currency" office:value="106079" table:style-name="ce32">
            <text:p><text:s/>$1,06,07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48</text:p>
          </table:table-cell>
          <table:table-cell office:value-type="string" table:style-name="ce30">
            <text:p>Christopher Vega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4" table:style-name="ce30">
            <text:p>54</text:p>
          </table:table-cell>
          <table:table-cell office:value-type="date" office:date-value="2007-10-27T00:00:00" table:style-name="ce31">
            <text:p>27-10-2007</text:p>
          </table:table-cell>
          <table:table-cell office:value-type="currency" office:value="106313" table:style-name="ce32">
            <text:p><text:s/>$1,06,31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94</text:p>
          </table:table-cell>
          <table:table-cell office:value-type="string" table:style-name="ce30">
            <text:p>Charlotte Cha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00-05-07T00:00:00" table:style-name="ce31">
            <text:p>07-05-2000</text:p>
          </table:table-cell>
          <table:table-cell office:value-type="currency" office:value="106428" table:style-name="ce32">
            <text:p><text:s/>$1,06,42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62</text:p>
          </table:table-cell>
          <table:table-cell office:value-type="string" table:style-name="ce30">
            <text:p>Miles Mehta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18-05-19T00:00:00" table:style-name="ce31">
            <text:p>19-05-2018</text:p>
          </table:table-cell>
          <table:table-cell office:value-type="currency" office:value="106437" table:style-name="ce32">
            <text:p><text:s/>$1,06,43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17</text:p>
          </table:table-cell>
          <table:table-cell office:value-type="string" table:style-name="ce30">
            <text:p>Madelyn Cha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2003-05-21T00:00:00" table:style-name="ce31">
            <text:p>21-05-2003</text:p>
          </table:table-cell>
          <table:table-cell office:value-type="currency" office:value="106444" table:style-name="ce32">
            <text:p><text:s/>$1,06,44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87</text:p>
          </table:table-cell>
          <table:table-cell office:value-type="string" table:style-name="ce30">
            <text:p>Luca Nelso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0" table:style-name="ce30">
            <text:p>60</text:p>
          </table:table-cell>
          <table:table-cell office:value-type="date" office:date-value="2010-06-15T00:00:00" table:style-name="ce31">
            <text:p>15-06-2010</text:p>
          </table:table-cell>
          <table:table-cell office:value-type="currency" office:value="106578" table:style-name="ce32">
            <text:p><text:s/>$1,06,5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42</text:p>
          </table:table-cell>
          <table:table-cell office:value-type="string" table:style-name="ce30">
            <text:p>Aria Robert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8" table:style-name="ce30">
            <text:p>38</text:p>
          </table:table-cell>
          <table:table-cell office:value-type="date" office:date-value="2015-08-12T00:00:00" table:style-name="ce31">
            <text:p>12-08-2015</text:p>
          </table:table-cell>
          <table:table-cell office:value-type="currency" office:value="106858" table:style-name="ce32">
            <text:p><text:s/>$1,06,8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80</text:p>
          </table:table-cell>
          <table:table-cell office:value-type="string" table:style-name="ce30">
            <text:p>Naomi Washingto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2020-03-13T00:00:00" table:style-name="ce31">
            <text:p>13-03-2020</text:p>
          </table:table-cell>
          <table:table-cell office:value-type="currency" office:value="107195" table:style-name="ce32">
            <text:p><text:s/>$1,07,19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46</text:p>
          </table:table-cell>
          <table:table-cell office:value-type="string" table:style-name="ce30">
            <text:p>Julia Mai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12-03-11T00:00:00" table:style-name="ce31">
            <text:p>11-03-2012</text:p>
          </table:table-cell>
          <table:table-cell office:value-type="currency" office:value="108134" table:style-name="ce32">
            <text:p><text:s/>$1,08,13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18</text:p>
          </table:table-cell>
          <table:table-cell office:value-type="string" table:style-name="ce30">
            <text:p>Lydia Morale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1" table:style-name="ce30">
            <text:p>51</text:p>
          </table:table-cell>
          <table:table-cell office:value-type="date" office:date-value="2013-06-14T00:00:00" table:style-name="ce31">
            <text:p>14-06-2013</text:p>
          </table:table-cell>
          <table:table-cell office:value-type="currency" office:value="108221" table:style-name="ce32">
            <text:p><text:s/>$1,08,22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45</text:p>
          </table:table-cell>
          <table:table-cell office:value-type="string" table:style-name="ce30">
            <text:p>Leo Fernandez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4" table:style-name="ce30">
            <text:p>54</text:p>
          </table:table-cell>
          <table:table-cell office:value-type="date" office:date-value="1998-04-28T00:00:00" table:style-name="ce31">
            <text:p>28-04-1998</text:p>
          </table:table-cell>
          <table:table-cell office:value-type="currency" office:value="108268" table:style-name="ce32">
            <text:p><text:s/>$1,08,26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62</text:p>
          </table:table-cell>
          <table:table-cell office:value-type="string" table:style-name="ce30">
            <text:p>Maya Ngo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2-10-20T00:00:00" table:style-name="ce31">
            <text:p>20-10-2012</text:p>
          </table:table-cell>
          <table:table-cell office:value-type="currency" office:value="108686" table:style-name="ce32">
            <text:p><text:s/>$1,08,68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59</text:p>
          </table:table-cell>
          <table:table-cell office:value-type="string" table:style-name="ce30">
            <text:p>Hailey Da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2019-09-21T00:00:00" table:style-name="ce31">
            <text:p>21-09-2019</text:p>
          </table:table-cell>
          <table:table-cell office:value-type="currency" office:value="108780" table:style-name="ce32">
            <text:p><text:s/>$1,08,78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97</text:p>
          </table:table-cell>
          <table:table-cell office:value-type="string" table:style-name="ce30">
            <text:p>Isaac Wood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21-01-08T00:00:00" table:style-name="ce31">
            <text:p>08-01-2021</text:p>
          </table:table-cell>
          <table:table-cell office:value-type="currency" office:value="108826" table:style-name="ce32">
            <text:p><text:s/>$1,08,82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87</text:p>
          </table:table-cell>
          <table:table-cell office:value-type="string" table:style-name="ce30">
            <text:p>Adam Kaur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00-01-29T00:00:00" table:style-name="ce31">
            <text:p>29-01-2000</text:p>
          </table:table-cell>
          <table:table-cell office:value-type="currency" office:value="109059" table:style-name="ce32">
            <text:p><text:s/>$1,09,05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06</text:p>
          </table:table-cell>
          <table:table-cell office:value-type="string" table:style-name="ce30">
            <text:p>Avery Sun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4-03-11T00:00:00" table:style-name="ce31">
            <text:p>11-03-2004</text:p>
          </table:table-cell>
          <table:table-cell office:value-type="currency" office:value="109422" table:style-name="ce32">
            <text:p><text:s/>$1,09,42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45</text:p>
          </table:table-cell>
          <table:table-cell office:value-type="string" table:style-name="ce30">
            <text:p>Eliana Grant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4" table:style-name="ce30">
            <text:p>64</text:p>
          </table:table-cell>
          <table:table-cell office:value-type="date" office:date-value="1994-06-20T00:00:00" table:style-name="ce31">
            <text:p>20-06-1994</text:p>
          </table:table-cell>
          <table:table-cell office:value-type="currency" office:value="109456" table:style-name="ce32">
            <text:p><text:s/>$1,09,45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69</text:p>
          </table:table-cell>
          <table:table-cell office:value-type="string" table:style-name="ce30">
            <text:p>Abigail Vang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16-09-09T00:00:00" table:style-name="ce31">
            <text:p>09-09-2016</text:p>
          </table:table-cell>
          <table:table-cell office:value-type="currency" office:value="109680" table:style-name="ce32">
            <text:p><text:s/>$1,09,68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05</text:p>
          </table:table-cell>
          <table:table-cell office:value-type="string" table:style-name="ce30">
            <text:p>Isla Espinoza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8" table:style-name="ce30">
            <text:p>38</text:p>
          </table:table-cell>
          <table:table-cell office:value-type="date" office:date-value="2021-11-16T00:00:00" table:style-name="ce31">
            <text:p>16-11-2021</text:p>
          </table:table-cell>
          <table:table-cell office:value-type="currency" office:value="109812" table:style-name="ce32">
            <text:p><text:s/>$1,09,81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25</text:p>
          </table:table-cell>
          <table:table-cell office:value-type="string" table:style-name="ce30">
            <text:p>Christian Fo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12-08-10T00:00:00" table:style-name="ce31">
            <text:p>10-08-2012</text:p>
          </table:table-cell>
          <table:table-cell office:value-type="currency" office:value="109850" table:style-name="ce32">
            <text:p><text:s/>$1,09,85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44</text:p>
          </table:table-cell>
          <table:table-cell office:value-type="string" table:style-name="ce30">
            <text:p>Camila Rogers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7" table:style-name="ce30">
            <text:p>27</text:p>
          </table:table-cell>
          <table:table-cell office:value-type="date" office:date-value="2021-10-21T00:00:00" table:style-name="ce31">
            <text:p>21-10-2021</text:p>
          </table:table-cell>
          <table:table-cell office:value-type="currency" office:value="109851" table:style-name="ce32">
            <text:p><text:s/>$1,09,85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76</text:p>
          </table:table-cell>
          <table:table-cell office:value-type="string" table:style-name="ce30">
            <text:p>Alexander Jackso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2-07-09T00:00:00" table:style-name="ce31">
            <text:p>09-07-2012</text:p>
          </table:table-cell>
          <table:table-cell office:value-type="currency" office:value="109883" table:style-name="ce32">
            <text:p><text:s/>$1,09,88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01</text:p>
          </table:table-cell>
          <table:table-cell office:value-type="string" table:style-name="ce30">
            <text:p>Hudson Liu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17-11-16T00:00:00" table:style-name="ce31">
            <text:p>16-11-2017</text:p>
          </table:table-cell>
          <table:table-cell office:value-type="currency" office:value="110054" table:style-name="ce32">
            <text:p><text:s/>$1,10,0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05</text:p>
          </table:table-cell>
          <table:table-cell office:value-type="string" table:style-name="ce30">
            <text:p>Nova William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61" table:style-name="ce30">
            <text:p>61</text:p>
          </table:table-cell>
          <table:table-cell office:value-type="date" office:date-value="2010-04-25T00:00:00" table:style-name="ce31">
            <text:p>25-04-2010</text:p>
          </table:table-cell>
          <table:table-cell office:value-type="currency" office:value="110302" table:style-name="ce32">
            <text:p><text:s/>$1,10,30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66</text:p>
          </table:table-cell>
          <table:table-cell office:value-type="string" table:style-name="ce30">
            <text:p>Grayson Yee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8" table:style-name="ce30">
            <text:p>48</text:p>
          </table:table-cell>
          <table:table-cell office:value-type="date" office:date-value="2015-07-16T00:00:00" table:style-name="ce31">
            <text:p>16-07-2015</text:p>
          </table:table-cell>
          <table:table-cell office:value-type="currency" office:value="110565" table:style-name="ce32">
            <text:p><text:s/>$1,10,56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13</text:p>
          </table:table-cell>
          <table:table-cell office:value-type="string" table:style-name="ce30">
            <text:p>Hailey Xi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2021-11-19T00:00:00" table:style-name="ce31">
            <text:p>19-11-2021</text:p>
          </table:table-cell>
          <table:table-cell office:value-type="currency" office:value="111006" table:style-name="ce32">
            <text:p><text:s/>$1,11,00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47</text:p>
          </table:table-cell>
          <table:table-cell office:value-type="string" table:style-name="ce30">
            <text:p>Allison Medina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5" table:style-name="ce30">
            <text:p>55</text:p>
          </table:table-cell>
          <table:table-cell office:value-type="date" office:date-value="2010-04-29T00:00:00" table:style-name="ce31">
            <text:p>29-04-2010</text:p>
          </table:table-cell>
          <table:table-cell office:value-type="currency" office:value="111038" table:style-name="ce32">
            <text:p><text:s/>$1,11,03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10</text:p>
          </table:table-cell>
          <table:table-cell office:value-type="string" table:style-name="ce30">
            <text:p>Silas Huang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1</text:p>
          </table:table-cell>
          <table:table-cell office:value-type="float" office:value="57" table:style-name="ce30">
            <text:p>57</text:p>
          </table:table-cell>
          <table:table-cell office:value-type="date" office:date-value="2025-04-15T00:00:00" table:style-name="ce31">
            <text:p>15-04-2025</text:p>
          </table:table-cell>
          <table:table-cell office:value-type="currency" office:value="111299" table:style-name="ce32">
            <text:p><text:s/>$1,11,2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0" table:style-name="ce30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63</text:p>
          </table:table-cell>
          <table:table-cell office:value-type="string" table:style-name="ce30">
            <text:p>Clara Sanchez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7" table:style-name="ce30">
            <text:p>47</text:p>
          </table:table-cell>
          <table:table-cell office:value-type="date" office:date-value="2018-10-02T00:00:00" table:style-name="ce31">
            <text:p>02-10-2018</text:p>
          </table:table-cell>
          <table:table-cell office:value-type="currency" office:value="111404" table:style-name="ce32">
            <text:p><text:s/>$1,11,40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49</text:p>
          </table:table-cell>
          <table:table-cell office:value-type="string" table:style-name="ce30">
            <text:p>Kennedy Foster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3" table:style-name="ce30">
            <text:p>53</text:p>
          </table:table-cell>
          <table:table-cell office:value-type="date" office:date-value="2013-11-23T00:00:00" table:style-name="ce31">
            <text:p>23-11-2013</text:p>
          </table:table-cell>
          <table:table-cell office:value-type="currency" office:value="113135" table:style-name="ce32">
            <text:p><text:s/>$1,13,13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02</text:p>
          </table:table-cell>
          <table:table-cell office:value-type="string" table:style-name="ce30">
            <text:p>Cooper Valdez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0" table:style-name="ce30">
            <text:p>50</text:p>
          </table:table-cell>
          <table:table-cell office:value-type="date" office:date-value="2012-04-25T00:00:00" table:style-name="ce31">
            <text:p>25-04-2012</text:p>
          </table:table-cell>
          <table:table-cell office:value-type="currency" office:value="113269" table:style-name="ce32">
            <text:p><text:s/>$1,13,26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33</text:p>
          </table:table-cell>
          <table:table-cell office:value-type="string" table:style-name="ce30">
            <text:p>Easton Bailey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9" table:style-name="ce30">
            <text:p>29</text:p>
          </table:table-cell>
          <table:table-cell office:value-type="date" office:date-value="2019-01-25T00:00:00" table:style-name="ce31">
            <text:p>25-01-2019</text:p>
          </table:table-cell>
          <table:table-cell office:value-type="currency" office:value="113527" table:style-name="ce32">
            <text:p><text:s/>$1,13,52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13</text:p>
          </table:table-cell>
          <table:table-cell office:value-type="string" table:style-name="ce30">
            <text:p>Andrew Thomas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6" table:style-name="ce30">
            <text:p>36</text:p>
          </table:table-cell>
          <table:table-cell office:value-type="date" office:date-value="2016-12-02T00:00:00" table:style-name="ce31">
            <text:p>02-12-2016</text:p>
          </table:table-cell>
          <table:table-cell office:value-type="currency" office:value="113781" table:style-name="ce32">
            <text:p><text:s/>$1,13,78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64</text:p>
          </table:table-cell>
          <table:table-cell office:value-type="string" table:style-name="ce30">
            <text:p>Aria Castro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14-03-14T00:00:00" table:style-name="ce31">
            <text:p>14-03-2014</text:p>
          </table:table-cell>
          <table:table-cell office:value-type="currency" office:value="113873" table:style-name="ce32">
            <text:p><text:s/>$1,13,87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89</text:p>
          </table:table-cell>
          <table:table-cell office:value-type="string" table:style-name="ce30">
            <text:p>Caleb Flore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4" table:style-name="ce30">
            <text:p>34</text:p>
          </table:table-cell>
          <table:table-cell office:value-type="date" office:date-value="2013-08-13T00:00:00" table:style-name="ce31">
            <text:p>13-08-2013</text:p>
          </table:table-cell>
          <table:table-cell office:value-type="currency" office:value="113909" table:style-name="ce32">
            <text:p><text:s/>$1,13,90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47</text:p>
          </table:table-cell>
          <table:table-cell office:value-type="string" table:style-name="ce30">
            <text:p>Camila Evan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55" table:style-name="ce30">
            <text:p>55</text:p>
          </table:table-cell>
          <table:table-cell office:value-type="date" office:date-value="1992-12-20T00:00:00" table:style-name="ce31">
            <text:p>20-12-1992</text:p>
          </table:table-cell>
          <table:table-cell office:value-type="currency" office:value="113950" table:style-name="ce32">
            <text:p><text:s/>$1,13,95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32" table:style-name="ce3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51</text:p>
          </table:table-cell>
          <table:table-cell office:value-type="string" table:style-name="ce30">
            <text:p>Grayson James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4" table:style-name="ce30">
            <text:p>54</text:p>
          </table:table-cell>
          <table:table-cell office:value-type="date" office:date-value="2010-12-05T00:00:00" table:style-name="ce31">
            <text:p>05-12-2010</text:p>
          </table:table-cell>
          <table:table-cell office:value-type="currency" office:value="113982" table:style-name="ce32">
            <text:p><text:s/>$1,13,98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09</text:p>
          </table:table-cell>
          <table:table-cell office:value-type="string" table:style-name="ce30">
            <text:p>Jose Molina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0" table:style-name="ce30">
            <text:p>40</text:p>
          </table:table-cell>
          <table:table-cell office:value-type="date" office:date-value="2008-02-28T00:00:00" table:style-name="ce31">
            <text:p>28-02-2008</text:p>
          </table:table-cell>
          <table:table-cell office:value-type="currency" office:value="113987" table:style-name="ce32">
            <text:p><text:s/>$1,13,98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18</text:p>
          </table:table-cell>
          <table:table-cell office:value-type="string" table:style-name="ce30">
            <text:p>Roman Ya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2" table:style-name="ce30">
            <text:p>42</text:p>
          </table:table-cell>
          <table:table-cell office:value-type="date" office:date-value="2009-12-12T00:00:00" table:style-name="ce31">
            <text:p>12-12-2009</text:p>
          </table:table-cell>
          <table:table-cell office:value-type="currency" office:value="114242" table:style-name="ce32">
            <text:p><text:s/>$1,14,24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19</text:p>
          </table:table-cell>
          <table:table-cell office:value-type="string" table:style-name="ce30">
            <text:p>Grayson Chan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11-10-20T00:00:00" table:style-name="ce31">
            <text:p>20-10-2011</text:p>
          </table:table-cell>
          <table:table-cell office:value-type="currency" office:value="114250" table:style-name="ce32">
            <text:p><text:s/>$1,14,25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40</text:p>
          </table:table-cell>
          <table:table-cell office:value-type="string" table:style-name="ce30">
            <text:p>Jack Huynh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18-09-25T00:00:00" table:style-name="ce31">
            <text:p>25-09-2018</text:p>
          </table:table-cell>
          <table:table-cell office:value-type="currency" office:value="114441" table:style-name="ce32">
            <text:p><text:s/>$1,14,44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85</text:p>
          </table:table-cell>
          <table:table-cell office:value-type="string" table:style-name="ce30">
            <text:p>Hannah Hoa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12-15T00:00:00" table:style-name="ce31">
            <text:p>15-12-2021</text:p>
          </table:table-cell>
          <table:table-cell office:value-type="currency" office:value="114893" table:style-name="ce32">
            <text:p><text:s/>$1,14,89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05</text:p>
          </table:table-cell>
          <table:table-cell office:value-type="string" table:style-name="ce30">
            <text:p>Hannah Ki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1" table:style-name="ce30">
            <text:p>31</text:p>
          </table:table-cell>
          <table:table-cell office:value-type="date" office:date-value="2014-10-07T00:00:00" table:style-name="ce31">
            <text:p>07-10-2014</text:p>
          </table:table-cell>
          <table:table-cell office:value-type="currency" office:value="114911" table:style-name="ce32">
            <text:p><text:s/>$1,14,91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76</text:p>
          </table:table-cell>
          <table:table-cell office:value-type="string" table:style-name="ce30">
            <text:p>Gianna Ha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05-02-08T00:00:00" table:style-name="ce31">
            <text:p>08-02-2005</text:p>
          </table:table-cell>
          <table:table-cell office:value-type="currency" office:value="115145" table:style-name="ce32">
            <text:p><text:s/>$1,15,14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65</text:p>
          </table:table-cell>
          <table:table-cell office:value-type="string" table:style-name="ce30">
            <text:p>Jonathan Patel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8" table:style-name="ce30">
            <text:p>28</text:p>
          </table:table-cell>
          <table:table-cell office:value-type="date" office:date-value="2020-02-02T00:00:00" table:style-name="ce31">
            <text:p>02-02-2020</text:p>
          </table:table-cell>
          <table:table-cell office:value-type="currency" office:value="115417" table:style-name="ce32">
            <text:p><text:s/>$1,15,41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03</text:p>
          </table:table-cell>
          <table:table-cell office:value-type="string" table:style-name="ce30">
            <text:p>Wesley Dominguez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18-04-27T00:00:00" table:style-name="ce31">
            <text:p>27-04-2018</text:p>
          </table:table-cell>
          <table:table-cell office:value-type="currency" office:value="115490" table:style-name="ce32">
            <text:p><text:s/>$1,15,49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63</text:p>
          </table:table-cell>
          <table:table-cell office:value-type="string" table:style-name="ce30">
            <text:p>Ian Barnes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7" table:style-name="ce30">
            <text:p>47</text:p>
          </table:table-cell>
          <table:table-cell office:value-type="date" office:date-value="2020-06-08T00:00:00" table:style-name="ce31">
            <text:p>08-06-2020</text:p>
          </table:table-cell>
          <table:table-cell office:value-type="currency" office:value="115765" table:style-name="ce32">
            <text:p><text:s/>$1,15,76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66</text:p>
          </table:table-cell>
          <table:table-cell office:value-type="string" table:style-name="ce30">
            <text:p>Lucas Thoma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00-04-28T00:00:00" table:style-name="ce31">
            <text:p>28-04-2000</text:p>
          </table:table-cell>
          <table:table-cell office:value-type="currency" office:value="115798" table:style-name="ce32">
            <text:p><text:s/>$1,15,79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67</text:p>
          </table:table-cell>
          <table:table-cell office:value-type="string" table:style-name="ce30">
            <text:p>Kinsley Collins</text:p>
          </table:table-cell>
          <table:table-cell office:value-type="string" table:style-name="ce30">
            <text:p>Automation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18-11-14T00:00:00" table:style-name="ce31">
            <text:p>14-11-2018</text:p>
          </table:table-cell>
          <table:table-cell office:value-type="currency" office:value="115854" table:style-name="ce32">
            <text:p><text:s/>$1,15,8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15</text:p>
          </table:table-cell>
          <table:table-cell office:value-type="string" table:style-name="ce30">
            <text:p>Leonardo Luo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1999-12-29T00:00:00" table:style-name="ce31">
            <text:p>29-12-1999</text:p>
          </table:table-cell>
          <table:table-cell office:value-type="currency" office:value="116527" table:style-name="ce32">
            <text:p><text:s/>$1,16,52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25</text:p>
          </table:table-cell>
          <table:table-cell office:value-type="string" table:style-name="ce30">
            <text:p>Jose Ross</text:p>
          </table:table-cell>
          <table:table-cell office:value-type="string" table:style-name="ce30">
            <text:p>Engineering Manag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3" table:style-name="ce30">
            <text:p>53</text:p>
          </table:table-cell>
          <table:table-cell office:value-type="date" office:date-value="1992-04-08T00:00:00" table:style-name="ce31">
            <text:p>08-04-1992</text:p>
          </table:table-cell>
          <table:table-cell office:value-type="currency" office:value="116878" table:style-name="ce32">
            <text:p><text:s/>$1,16,8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33" table:style-name="ce3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37</text:p>
          </table:table-cell>
          <table:table-cell office:value-type="string" table:style-name="ce30">
            <text:p>Ian Ngo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2014-08-07T00:00:00" table:style-name="ce31">
            <text:p>07-08-2014</text:p>
          </table:table-cell>
          <table:table-cell office:value-type="currency" office:value="117062" table:style-name="ce32">
            <text:p><text:s/>$1,17,06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79</text:p>
          </table:table-cell>
          <table:table-cell office:value-type="string" table:style-name="ce30">
            <text:p>Landon Kim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12-03-15T00:00:00" table:style-name="ce31">
            <text:p>15-03-2012</text:p>
          </table:table-cell>
          <table:table-cell office:value-type="currency" office:value="117226" table:style-name="ce32">
            <text:p><text:s/>$1,17,22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17</text:p>
          </table:table-cell>
          <table:table-cell office:value-type="string" table:style-name="ce30">
            <text:p>Amelia Choi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3" table:style-name="ce30">
            <text:p>43</text:p>
          </table:table-cell>
          <table:table-cell office:value-type="date" office:date-value="2006-06-11T00:00:00" table:style-name="ce31">
            <text:p>11-06-2006</text:p>
          </table:table-cell>
          <table:table-cell office:value-type="currency" office:value="117278" table:style-name="ce32">
            <text:p><text:s/>$1,17,2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42</text:p>
          </table:table-cell>
          <table:table-cell office:value-type="string" table:style-name="ce30">
            <text:p>Cooper Mitchell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3" table:style-name="ce30">
            <text:p>43</text:p>
          </table:table-cell>
          <table:table-cell office:value-type="date" office:date-value="2006-01-31T00:00:00" table:style-name="ce31">
            <text:p>31-01-2006</text:p>
          </table:table-cell>
          <table:table-cell office:value-type="currency" office:value="117518" table:style-name="ce32">
            <text:p><text:s/>$1,17,51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38</text:p>
          </table:table-cell>
          <table:table-cell office:value-type="string" table:style-name="ce30">
            <text:p>Jace Washingto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4" table:style-name="ce30">
            <text:p>44</text:p>
          </table:table-cell>
          <table:table-cell office:value-type="date" office:date-value="2002-02-09T00:00:00" table:style-name="ce31">
            <text:p>09-02-2002</text:p>
          </table:table-cell>
          <table:table-cell office:value-type="currency" office:value="117545" table:style-name="ce32">
            <text:p><text:s/>$1,17,54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03</text:p>
          </table:table-cell>
          <table:table-cell office:value-type="string" table:style-name="ce30">
            <text:p>Leah Patterso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2-06-11T00:00:00" table:style-name="ce31">
            <text:p>11-06-2012</text:p>
          </table:table-cell>
          <table:table-cell office:value-type="currency" office:value="118253" table:style-name="ce32">
            <text:p><text:s/>$1,18,25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03</text:p>
          </table:table-cell>
          <table:table-cell office:value-type="string" table:style-name="ce30">
            <text:p>Dominic Hu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12-02-13T00:00:00" table:style-name="ce31">
            <text:p>13-02-2012</text:p>
          </table:table-cell>
          <table:table-cell office:value-type="currency" office:value="118708" table:style-name="ce32">
            <text:p><text:s/>$1,18,70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03</text:p>
          </table:table-cell>
          <table:table-cell office:value-type="string" table:style-name="ce30">
            <text:p>Austin Va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18-05-20T00:00:00" table:style-name="ce31">
            <text:p>20-05-2018</text:p>
          </table:table-cell>
          <table:table-cell office:value-type="currency" office:value="119397" table:style-name="ce32">
            <text:p><text:s/>$1,19,39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78</text:p>
          </table:table-cell>
          <table:table-cell office:value-type="string" table:style-name="ce30">
            <text:p>Alexander Morri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3-06-21T00:00:00" table:style-name="ce31">
            <text:p>21-06-2013</text:p>
          </table:table-cell>
          <table:table-cell office:value-type="currency" office:value="119631" table:style-name="ce32">
            <text:p><text:s/>$1,19,6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68</text:p>
          </table:table-cell>
          <table:table-cell office:value-type="string" table:style-name="ce30">
            <text:p>Mila Juarez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8" table:style-name="ce30">
            <text:p>38</text:p>
          </table:table-cell>
          <table:table-cell office:value-type="date" office:date-value="2017-09-21T00:00:00" table:style-name="ce31">
            <text:p>21-09-2017</text:p>
          </table:table-cell>
          <table:table-cell office:value-type="currency" office:value="119647" table:style-name="ce32">
            <text:p><text:s/>$1,19,64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57</text:p>
          </table:table-cell>
          <table:table-cell office:value-type="string" table:style-name="ce30">
            <text:p>Ivy Desai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9" table:style-name="ce30">
            <text:p>59</text:p>
          </table:table-cell>
          <table:table-cell office:value-type="date" office:date-value="2001-04-09T00:00:00" table:style-name="ce31">
            <text:p>09-04-2001</text:p>
          </table:table-cell>
          <table:table-cell office:value-type="currency" office:value="119699" table:style-name="ce32">
            <text:p><text:s/>$1,19,69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50</text:p>
          </table:table-cell>
          <table:table-cell office:value-type="string" table:style-name="ce30">
            <text:p>Ruby Barne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7" table:style-name="ce30">
            <text:p>27</text:p>
          </table:table-cell>
          <table:table-cell office:value-type="date" office:date-value="2020-07-01T00:00:00" table:style-name="ce31">
            <text:p>01-07-2020</text:p>
          </table:table-cell>
          <table:table-cell office:value-type="currency" office:value="119746" table:style-name="ce32">
            <text:p><text:s/>$1,19,74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87</text:p>
          </table:table-cell>
          <table:table-cell office:value-type="string" table:style-name="ce30">
            <text:p>Mateo Harri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7-08-05T00:00:00" table:style-name="ce31">
            <text:p>05-08-2017</text:p>
          </table:table-cell>
          <table:table-cell office:value-type="currency" office:value="119906" table:style-name="ce32">
            <text:p><text:s/>$1,19,90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35</text:p>
          </table:table-cell>
          <table:table-cell office:value-type="string" table:style-name="ce30">
            <text:p>Nathan Mendez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3" table:style-name="ce30">
            <text:p>53</text:p>
          </table:table-cell>
          <table:table-cell office:value-type="date" office:date-value="2006-10-31T00:00:00" table:style-name="ce31">
            <text:p>31-10-2006</text:p>
          </table:table-cell>
          <table:table-cell office:value-type="currency" office:value="120128" table:style-name="ce32">
            <text:p><text:s/>$1,20,12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48</text:p>
          </table:table-cell>
          <table:table-cell office:value-type="string" table:style-name="ce30">
            <text:p>Lyla Stewart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3" table:style-name="ce30">
            <text:p>43</text:p>
          </table:table-cell>
          <table:table-cell office:value-type="date" office:date-value="2015-03-27T00:00:00" table:style-name="ce31">
            <text:p>27-03-2015</text:p>
          </table:table-cell>
          <table:table-cell office:value-type="currency" office:value="120321" table:style-name="ce32">
            <text:p><text:s/>$1,20,32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98</text:p>
          </table:table-cell>
          <table:table-cell office:value-type="string" table:style-name="ce30">
            <text:p>Aurora Ali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0" table:style-name="ce30">
            <text:p>30</text:p>
          </table:table-cell>
          <table:table-cell office:value-type="date" office:date-value="2016-04-24T00:00:00" table:style-name="ce31">
            <text:p>24-04-2016</text:p>
          </table:table-cell>
          <table:table-cell office:value-type="currency" office:value="120341" table:style-name="ce32">
            <text:p><text:s/>$1,20,34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26</text:p>
          </table:table-cell>
          <table:table-cell office:value-type="string" table:style-name="ce30">
            <text:p>Andrew Moore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7" table:style-name="ce30">
            <text:p>47</text:p>
          </table:table-cell>
          <table:table-cell office:value-type="date" office:date-value="2001-01-02T00:00:00" table:style-name="ce31">
            <text:p>02-01-2001</text:p>
          </table:table-cell>
          <table:table-cell office:value-type="currency" office:value="120628" table:style-name="ce32">
            <text:p><text:s/>$1,20,62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61</text:p>
          </table:table-cell>
          <table:table-cell office:value-type="string" table:style-name="ce30">
            <text:p>Luca Duo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8" table:style-name="ce30">
            <text:p>48</text:p>
          </table:table-cell>
          <table:table-cell office:value-type="date" office:date-value="2004-06-30T00:00:00" table:style-name="ce31">
            <text:p>30-06-2004</text:p>
          </table:table-cell>
          <table:table-cell office:value-type="currency" office:value="120660" table:style-name="ce32">
            <text:p><text:s/>$1,20,66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53</text:p>
          </table:table-cell>
          <table:table-cell office:value-type="string" table:style-name="ce30">
            <text:p>Connor Fo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18-02-16T00:00:00" table:style-name="ce31">
            <text:p>16-02-2018</text:p>
          </table:table-cell>
          <table:table-cell office:value-type="currency" office:value="120905" table:style-name="ce32">
            <text:p><text:s/>$1,20,9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34</text:p>
          </table:table-cell>
          <table:table-cell office:value-type="string" table:style-name="ce30">
            <text:p>Caroline Herrer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04-08-19T00:00:00" table:style-name="ce31">
            <text:p>19-08-2004</text:p>
          </table:table-cell>
          <table:table-cell office:value-type="currency" office:value="121065" table:style-name="ce32">
            <text:p><text:s/>$1,21,06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68</text:p>
          </table:table-cell>
          <table:table-cell office:value-type="string" table:style-name="ce30">
            <text:p>Joshua Chi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21-07-26T00:00:00" table:style-name="ce31">
            <text:p>26-07-2021</text:p>
          </table:table-cell>
          <table:table-cell office:value-type="currency" office:value="121480" table:style-name="ce32">
            <text:p><text:s/>$1,21,48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36</text:p>
          </table:table-cell>
          <table:table-cell office:value-type="string" table:style-name="ce30">
            <text:p>Naomi Colema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9" table:style-name="ce30">
            <text:p>29</text:p>
          </table:table-cell>
          <table:table-cell office:value-type="date" office:date-value="2016-11-02T00:00:00" table:style-name="ce31">
            <text:p>02-11-2016</text:p>
          </table:table-cell>
          <table:table-cell office:value-type="currency" office:value="122054" table:style-name="ce32">
            <text:p><text:s/>$1,22,0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86</text:p>
          </table:table-cell>
          <table:table-cell office:value-type="string" table:style-name="ce30">
            <text:p>Sadie Washingto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9" table:style-name="ce30">
            <text:p>29</text:p>
          </table:table-cell>
          <table:table-cell office:value-type="date" office:date-value="2019-05-24T00:00:00" table:style-name="ce31">
            <text:p>24-05-2019</text:p>
          </table:table-cell>
          <table:table-cell office:value-type="currency" office:value="122350" table:style-name="ce32">
            <text:p><text:s/>$1,22,35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42</text:p>
          </table:table-cell>
          <table:table-cell office:value-type="string" table:style-name="ce30">
            <text:p>Wesley Doa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04-04-19T00:00:00" table:style-name="ce31">
            <text:p>19-04-2004</text:p>
          </table:table-cell>
          <table:table-cell office:value-type="currency" office:value="122487" table:style-name="ce32">
            <text:p><text:s/>$1,22,48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59</text:p>
          </table:table-cell>
          <table:table-cell office:value-type="string" table:style-name="ce30">
            <text:p>Roman Munoz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4" table:style-name="ce30">
            <text:p>54</text:p>
          </table:table-cell>
          <table:table-cell office:value-type="date" office:date-value="2011-10-20T00:00:00" table:style-name="ce31">
            <text:p>20-10-2011</text:p>
          </table:table-cell>
          <table:table-cell office:value-type="currency" office:value="122644" table:style-name="ce32">
            <text:p><text:s/>$1,22,64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52</text:p>
          </table:table-cell>
          <table:table-cell office:value-type="string" table:style-name="ce30">
            <text:p>James Bui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1998-07-20T00:00:00" table:style-name="ce31">
            <text:p>20-07-1998</text:p>
          </table:table-cell>
          <table:table-cell office:value-type="currency" office:value="122753" table:style-name="ce32">
            <text:p><text:s/>$1,22,75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86</text:p>
          </table:table-cell>
          <table:table-cell office:value-type="string" table:style-name="ce30">
            <text:p>Wesley Sharma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1" table:style-name="ce30">
            <text:p>51</text:p>
          </table:table-cell>
          <table:table-cell office:value-type="date" office:date-value="1994-02-23T00:00:00" table:style-name="ce31">
            <text:p>23-02-1994</text:p>
          </table:table-cell>
          <table:table-cell office:value-type="currency" office:value="122802" table:style-name="ce32">
            <text:p><text:s/>$1,22,80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69</text:p>
          </table:table-cell>
          <table:table-cell office:value-type="string" table:style-name="ce30">
            <text:p>Riley Marquez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9" table:style-name="ce30">
            <text:p>39</text:p>
          </table:table-cell>
          <table:table-cell office:value-type="date" office:date-value="2019-10-18T00:00:00" table:style-name="ce31">
            <text:p>18-10-2019</text:p>
          </table:table-cell>
          <table:table-cell office:value-type="currency" office:value="122829" table:style-name="ce32">
            <text:p><text:s/>$1,22,82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06</text:p>
          </table:table-cell>
          <table:table-cell office:value-type="string" table:style-name="ce30">
            <text:p>Theodore Xi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2009-10-05T00:00:00" table:style-name="ce31">
            <text:p>05-10-2009</text:p>
          </table:table-cell>
          <table:table-cell office:value-type="currency" office:value="122890" table:style-name="ce32">
            <text:p><text:s/>$1,22,89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89</text:p>
          </table:table-cell>
          <table:table-cell office:value-type="string" table:style-name="ce30">
            <text:p>Asher Jackso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0" table:style-name="ce30">
            <text:p>50</text:p>
          </table:table-cell>
          <table:table-cell office:value-type="date" office:date-value="2003-03-25T00:00:00" table:style-name="ce31">
            <text:p>25-03-2003</text:p>
          </table:table-cell>
          <table:table-cell office:value-type="currency" office:value="123405" table:style-name="ce32">
            <text:p><text:s/>$1,23,4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24</text:p>
          </table:table-cell>
          <table:table-cell office:value-type="string" table:style-name="ce30">
            <text:p>Addison Perez</text:p>
          </table:table-cell>
          <table:table-cell office:value-type="string" table:style-name="ce30">
            <text:p>Operation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20-09-25T00:00:00" table:style-name="ce31">
            <text:p>25-09-2020</text:p>
          </table:table-cell>
          <table:table-cell office:value-type="currency" office:value="123588" table:style-name="ce32">
            <text:p><text:s/>$1,23,58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33</text:p>
          </table:table-cell>
          <table:table-cell office:value-type="string" table:style-name="ce30">
            <text:p>Eloise Pham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1-10-20T00:00:00" table:style-name="ce31">
            <text:p>20-10-2011</text:p>
          </table:table-cell>
          <table:table-cell office:value-type="currency" office:value="123640" table:style-name="ce32">
            <text:p><text:s/>$1,23,64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44</text:p>
          </table:table-cell>
          <table:table-cell office:value-type="string" table:style-name="ce30">
            <text:p>Charles Diaz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5" table:style-name="ce30">
            <text:p>55</text:p>
          </table:table-cell>
          <table:table-cell office:value-type="date" office:date-value="2013-11-16T00:00:00" table:style-name="ce31">
            <text:p>16-11-2013</text:p>
          </table:table-cell>
          <table:table-cell office:value-type="currency" office:value="124129" table:style-name="ce32">
            <text:p><text:s/>$1,24,12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94</text:p>
          </table:table-cell>
          <table:table-cell office:value-type="string" table:style-name="ce30">
            <text:p>Hailey Watso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1" table:style-name="ce30">
            <text:p>31</text:p>
          </table:table-cell>
          <table:table-cell office:value-type="date" office:date-value="2017-01-20T00:00:00" table:style-name="ce31">
            <text:p>20-01-2017</text:p>
          </table:table-cell>
          <table:table-cell office:value-type="currency" office:value="124629" table:style-name="ce32">
            <text:p><text:s/>$1,24,62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36</text:p>
          </table:table-cell>
          <table:table-cell office:value-type="string" table:style-name="ce30">
            <text:p>Layla Scott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10-07-30T00:00:00" table:style-name="ce31">
            <text:p>30-07-2010</text:p>
          </table:table-cell>
          <table:table-cell office:value-type="currency" office:value="124774" table:style-name="ce32">
            <text:p><text:s/>$1,24,77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61</text:p>
          </table:table-cell>
          <table:table-cell office:value-type="string" table:style-name="ce30">
            <text:p>Maya Chan</text:p>
          </table:table-cell>
          <table:table-cell office:value-type="string" table:style-name="ce30">
            <text:p>Controls Enginee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3-02-13T00:00:00" table:style-name="ce31">
            <text:p>13-02-2013</text:p>
          </table:table-cell>
          <table:table-cell office:value-type="currency" office:value="124827" table:style-name="ce32">
            <text:p><text:s/>$1,24,82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24</text:p>
          </table:table-cell>
          <table:table-cell office:value-type="string" table:style-name="ce30">
            <text:p>Hailey So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6-08-23T00:00:00" table:style-name="ce31">
            <text:p>23-08-2016</text:p>
          </table:table-cell>
          <table:table-cell office:value-type="currency" office:value="124928" table:style-name="ce32">
            <text:p><text:s/>$1,24,92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41</text:p>
          </table:table-cell>
          <table:table-cell office:value-type="string" table:style-name="ce30">
            <text:p>Hadley Guerrero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9" table:style-name="ce30">
            <text:p>49</text:p>
          </table:table-cell>
          <table:table-cell office:value-type="date" office:date-value="2004-01-14T00:00:00" table:style-name="ce31">
            <text:p>14-01-2004</text:p>
          </table:table-cell>
          <table:table-cell office:value-type="currency" office:value="125086" table:style-name="ce32">
            <text:p><text:s/>$1,25,08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70</text:p>
          </table:table-cell>
          <table:table-cell office:value-type="string" table:style-name="ce30">
            <text:p>Leonardo Marti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51" table:style-name="ce30">
            <text:p>51</text:p>
          </table:table-cell>
          <table:table-cell office:value-type="date" office:date-value="1995-02-16T00:00:00" table:style-name="ce31">
            <text:p>16-02-1995</text:p>
          </table:table-cell>
          <table:table-cell office:value-type="currency" office:value="125375" table:style-name="ce32">
            <text:p><text:s/>$1,25,37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30" table:style-name="ce3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62</text:p>
          </table:table-cell>
          <table:table-cell office:value-type="string" table:style-name="ce30">
            <text:p>Peyton Hua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7-02T00:00:00" table:style-name="ce31">
            <text:p>02-07-2021</text:p>
          </table:table-cell>
          <table:table-cell office:value-type="currency" office:value="125633" table:style-name="ce32">
            <text:p><text:s/>$1,25,63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77</text:p>
          </table:table-cell>
          <table:table-cell office:value-type="string" table:style-name="ce30">
            <text:p>Raelynn Gupt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8" table:style-name="ce30">
            <text:p>48</text:p>
          </table:table-cell>
          <table:table-cell office:value-type="date" office:date-value="2001-09-10T00:00:00" table:style-name="ce31">
            <text:p>10-09-2001</text:p>
          </table:table-cell>
          <table:table-cell office:value-type="currency" office:value="125730" table:style-name="ce32">
            <text:p><text:s/>$1,25,73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02</text:p>
          </table:table-cell>
          <table:table-cell office:value-type="string" table:style-name="ce30">
            <text:p>Eleanor Li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2003-12-07T00:00:00" table:style-name="ce31">
            <text:p>07-12-2003</text:p>
          </table:table-cell>
          <table:table-cell office:value-type="currency" office:value="125807" table:style-name="ce32">
            <text:p><text:s/>$1,25,80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84</text:p>
          </table:table-cell>
          <table:table-cell office:value-type="string" table:style-name="ce30">
            <text:p>Carter Meji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19-05-09T00:00:00" table:style-name="ce31">
            <text:p>09-05-2019</text:p>
          </table:table-cell>
          <table:table-cell office:value-type="currency" office:value="125828" table:style-name="ce32">
            <text:p><text:s/>$1,25,82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82</text:p>
          </table:table-cell>
          <table:table-cell office:value-type="string" table:style-name="ce30">
            <text:p>Colton Thao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1995-11-16T00:00:00" table:style-name="ce31">
            <text:p>16-11-1995</text:p>
          </table:table-cell>
          <table:table-cell office:value-type="currency" office:value="125936" table:style-name="ce32">
            <text:p><text:s/>$1,25,93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99</text:p>
          </table:table-cell>
          <table:table-cell office:value-type="string" table:style-name="ce30">
            <text:p>Joshua Cortez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4" table:style-name="ce30">
            <text:p>44</text:p>
          </table:table-cell>
          <table:table-cell office:value-type="date" office:date-value="2007-08-11T00:00:00" table:style-name="ce31">
            <text:p>11-08-2007</text:p>
          </table:table-cell>
          <table:table-cell office:value-type="currency" office:value="126277" table:style-name="ce32">
            <text:p><text:s/>$1,26,27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77</text:p>
          </table:table-cell>
          <table:table-cell office:value-type="string" table:style-name="ce30">
            <text:p>Caroline Hu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9-08-18T00:00:00" table:style-name="ce31">
            <text:p>18-08-2019</text:p>
          </table:table-cell>
          <table:table-cell office:value-type="currency" office:value="126353" table:style-name="ce32">
            <text:p><text:s/>$1,26,35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38</text:p>
          </table:table-cell>
          <table:table-cell office:value-type="string" table:style-name="ce30">
            <text:p>Jaxson Colema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2" table:style-name="ce30">
            <text:p>32</text:p>
          </table:table-cell>
          <table:table-cell office:value-type="date" office:date-value="2020-04-15T00:00:00" table:style-name="ce31">
            <text:p>15-04-2020</text:p>
          </table:table-cell>
          <table:table-cell office:value-type="currency" office:value="126671" table:style-name="ce32">
            <text:p><text:s/>$1,26,67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60</text:p>
          </table:table-cell>
          <table:table-cell office:value-type="string" table:style-name="ce30">
            <text:p>Jack Edward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8" table:style-name="ce30">
            <text:p>38</text:p>
          </table:table-cell>
          <table:table-cell office:value-type="date" office:date-value="2008-04-06T00:00:00" table:style-name="ce31">
            <text:p>06-04-2008</text:p>
          </table:table-cell>
          <table:table-cell office:value-type="currency" office:value="126856" table:style-name="ce32">
            <text:p><text:s/>$1,26,85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54</text:p>
          </table:table-cell>
          <table:table-cell office:value-type="string" table:style-name="ce30">
            <text:p>Camila Li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10-07-24T00:00:00" table:style-name="ce31">
            <text:p>24-07-2010</text:p>
          </table:table-cell>
          <table:table-cell office:value-type="currency" office:value="126911" table:style-name="ce32">
            <text:p><text:s/>$1,26,91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76</text:p>
          </table:table-cell>
          <table:table-cell office:value-type="string" table:style-name="ce30">
            <text:p>Isaac Yoo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1" table:style-name="ce30">
            <text:p>41</text:p>
          </table:table-cell>
          <table:table-cell office:value-type="date" office:date-value="2019-02-06T00:00:00" table:style-name="ce31">
            <text:p>06-02-2019</text:p>
          </table:table-cell>
          <table:table-cell office:value-type="currency" office:value="126950" table:style-name="ce32">
            <text:p><text:s/>$1,26,95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88</text:p>
          </table:table-cell>
          <table:table-cell office:value-type="string" table:style-name="ce30">
            <text:p>Elijah Henry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2" table:style-name="ce30">
            <text:p>32</text:p>
          </table:table-cell>
          <table:table-cell office:value-type="date" office:date-value="2014-01-03T00:00:00" table:style-name="ce31">
            <text:p>03-01-2014</text:p>
          </table:table-cell>
          <table:table-cell office:value-type="currency" office:value="127148" table:style-name="ce32">
            <text:p><text:s/>$1,27,14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95</text:p>
          </table:table-cell>
          <table:table-cell office:value-type="string" table:style-name="ce30">
            <text:p>Ryan Holme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8-01-11T00:00:00" table:style-name="ce31">
            <text:p>11-01-2018</text:p>
          </table:table-cell>
          <table:table-cell office:value-type="currency" office:value="127422" table:style-name="ce32">
            <text:p><text:s/>$1,27,42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02</text:p>
          </table:table-cell>
          <table:table-cell office:value-type="string" table:style-name="ce30">
            <text:p>Elias Ali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8" table:style-name="ce30">
            <text:p>28</text:p>
          </table:table-cell>
          <table:table-cell office:value-type="date" office:date-value="2021-03-19T00:00:00" table:style-name="ce31">
            <text:p>19-03-2021</text:p>
          </table:table-cell>
          <table:table-cell office:value-type="currency" office:value="127543" table:style-name="ce32">
            <text:p><text:s/>$1,27,54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16</text:p>
          </table:table-cell>
          <table:table-cell office:value-type="string" table:style-name="ce30">
            <text:p>Josiah Lewi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6" table:style-name="ce30">
            <text:p>46</text:p>
          </table:table-cell>
          <table:table-cell office:value-type="date" office:date-value="2021-08-11T00:00:00" table:style-name="ce31">
            <text:p>11-08-2021</text:p>
          </table:table-cell>
          <table:table-cell office:value-type="currency" office:value="127559" table:style-name="ce32">
            <text:p><text:s/>$1,27,55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27</text:p>
          </table:table-cell>
          <table:table-cell office:value-type="string" table:style-name="ce30">
            <text:p>Addison Mehta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18-09-15T00:00:00" table:style-name="ce31">
            <text:p>15-09-2018</text:p>
          </table:table-cell>
          <table:table-cell office:value-type="currency" office:value="127616" table:style-name="ce32">
            <text:p><text:s/>$1,27,61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08</text:p>
          </table:table-cell>
          <table:table-cell office:value-type="string" table:style-name="ce30">
            <text:p>Hannah Martinez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5" table:style-name="ce30">
            <text:p>65</text:p>
          </table:table-cell>
          <table:table-cell office:value-type="date" office:date-value="2006-09-07T00:00:00" table:style-name="ce31">
            <text:p>07-09-2006</text:p>
          </table:table-cell>
          <table:table-cell office:value-type="currency" office:value="127626" table:style-name="ce32">
            <text:p><text:s/>$1,27,62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90</text:p>
          </table:table-cell>
          <table:table-cell office:value-type="string" table:style-name="ce30">
            <text:p>Henry Campo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8" table:style-name="ce30">
            <text:p>38</text:p>
          </table:table-cell>
          <table:table-cell office:value-type="date" office:date-value="2009-09-27T00:00:00" table:style-name="ce31">
            <text:p>27-09-2009</text:p>
          </table:table-cell>
          <table:table-cell office:value-type="currency" office:value="127801" table:style-name="ce32">
            <text:p><text:s/>$1,27,80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19</text:p>
          </table:table-cell>
          <table:table-cell office:value-type="string" table:style-name="ce30">
            <text:p>Sophia Ahmed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0" table:style-name="ce30">
            <text:p>30</text:p>
          </table:table-cell>
          <table:table-cell office:value-type="date" office:date-value="2015-06-13T00:00:00" table:style-name="ce31">
            <text:p>13-06-2015</text:p>
          </table:table-cell>
          <table:table-cell office:value-type="currency" office:value="127972" table:style-name="ce32">
            <text:p><text:s/>$1,27,97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70</text:p>
          </table:table-cell>
          <table:table-cell office:value-type="string" table:style-name="ce30">
            <text:p>James Huang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4" table:style-name="ce30">
            <text:p>54</text:p>
          </table:table-cell>
          <table:table-cell office:value-type="date" office:date-value="1997-03-11T00:00:00" table:style-name="ce31">
            <text:p>11-03-1997</text:p>
          </table:table-cell>
          <table:table-cell office:value-type="currency" office:value="128136" table:style-name="ce32">
            <text:p><text:s/>$1,28,13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81</text:p>
          </table:table-cell>
          <table:table-cell office:value-type="string" table:style-name="ce30">
            <text:p>Ayla Brow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9" table:style-name="ce30">
            <text:p>49</text:p>
          </table:table-cell>
          <table:table-cell office:value-type="date" office:date-value="2013-04-15T00:00:00" table:style-name="ce31">
            <text:p>15-04-2013</text:p>
          </table:table-cell>
          <table:table-cell office:value-type="currency" office:value="128303" table:style-name="ce32">
            <text:p><text:s/>$1,28,3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20</text:p>
          </table:table-cell>
          <table:table-cell office:value-type="string" table:style-name="ce30">
            <text:p>Alexander Gonzales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4" table:style-name="ce30">
            <text:p>34</text:p>
          </table:table-cell>
          <table:table-cell office:value-type="date" office:date-value="2018-06-04T00:00:00" table:style-name="ce31">
            <text:p>04-06-2018</text:p>
          </table:table-cell>
          <table:table-cell office:value-type="currency" office:value="128329" table:style-name="ce32">
            <text:p><text:s/>$1,28,32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16</text:p>
          </table:table-cell>
          <table:table-cell office:value-type="string" table:style-name="ce30">
            <text:p>Dominic Dinh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5-04-11T00:00:00" table:style-name="ce31">
            <text:p>11-04-2005</text:p>
          </table:table-cell>
          <table:table-cell office:value-type="currency" office:value="128468" table:style-name="ce32">
            <text:p><text:s/>$1,28,46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75</text:p>
          </table:table-cell>
          <table:table-cell office:value-type="string" table:style-name="ce30">
            <text:p>Lincoln Huynh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02-02-08T00:00:00" table:style-name="ce31">
            <text:p>08-02-2002</text:p>
          </table:table-cell>
          <table:table-cell office:value-type="currency" office:value="128703" table:style-name="ce32">
            <text:p><text:s/>$1,28,7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31</text:p>
          </table:table-cell>
          <table:table-cell office:value-type="string" table:style-name="ce30">
            <text:p>Ezekiel Reed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7" table:style-name="ce30">
            <text:p>37</text:p>
          </table:table-cell>
          <table:table-cell office:value-type="date" office:date-value="2014-02-25T00:00:00" table:style-name="ce31">
            <text:p>25-02-2014</text:p>
          </table:table-cell>
          <table:table-cell office:value-type="currency" office:value="128984" table:style-name="ce32">
            <text:p><text:s/>$1,28,98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90</text:p>
          </table:table-cell>
          <table:table-cell office:value-type="string" table:style-name="ce30">
            <text:p>Eleanor Cha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01-04-02T00:00:00" table:style-name="ce31">
            <text:p>02-04-2001</text:p>
          </table:table-cell>
          <table:table-cell office:value-type="currency" office:value="129124" table:style-name="ce32">
            <text:p><text:s/>$1,29,12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42</text:p>
          </table:table-cell>
          <table:table-cell office:value-type="string" table:style-name="ce30">
            <text:p>Camila Cortez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21-05-09T00:00:00" table:style-name="ce31">
            <text:p>09-05-2021</text:p>
          </table:table-cell>
          <table:table-cell office:value-type="currency" office:value="129541" table:style-name="ce32">
            <text:p><text:s/>$1,29,54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30</text:p>
          </table:table-cell>
          <table:table-cell office:value-type="string" table:style-name="ce30">
            <text:p>Maria Griffin</text:p>
          </table:table-cell>
          <table:table-cell office:value-type="string" table:style-name="ce30">
            <text:p>Mana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9" table:style-name="ce30">
            <text:p>59</text:p>
          </table:table-cell>
          <table:table-cell office:value-type="date" office:date-value="2007-04-25T00:00:00" table:style-name="ce31">
            <text:p>25-04-2007</text:p>
          </table:table-cell>
          <table:table-cell office:value-type="currency" office:value="129708" table:style-name="ce32">
            <text:p><text:s/>$1,29,70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64</text:p>
          </table:table-cell>
          <table:table-cell office:value-type="string" table:style-name="ce30">
            <text:p>Luke Sanchez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1" table:style-name="ce30">
            <text:p>41</text:p>
          </table:table-cell>
          <table:table-cell office:value-type="date" office:date-value="2015-12-27T00:00:00" table:style-name="ce31">
            <text:p>27-12-2015</text:p>
          </table:table-cell>
          <table:table-cell office:value-type="currency" office:value="129903" table:style-name="ce32">
            <text:p><text:s/>$1,29,90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57</text:p>
          </table:table-cell>
          <table:table-cell office:value-type="string" table:style-name="ce30">
            <text:p>Mason Jimenez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4" table:style-name="ce30">
            <text:p>44</text:p>
          </table:table-cell>
          <table:table-cell office:value-type="date" office:date-value="2019-08-08T00:00:00" table:style-name="ce31">
            <text:p>08-08-2019</text:p>
          </table:table-cell>
          <table:table-cell office:value-type="currency" office:value="130133" table:style-name="ce32">
            <text:p><text:s/>$1,30,13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85</text:p>
          </table:table-cell>
          <table:table-cell office:value-type="string" table:style-name="ce30">
            <text:p>Mason Watso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6" table:style-name="ce30">
            <text:p>46</text:p>
          </table:table-cell>
          <table:table-cell office:value-type="date" office:date-value="2004-09-14T00:00:00" table:style-name="ce31">
            <text:p>14-09-2004</text:p>
          </table:table-cell>
          <table:table-cell office:value-type="currency" office:value="130274" table:style-name="ce32">
            <text:p><text:s/>$1,30,27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88</text:p>
          </table:table-cell>
          <table:table-cell office:value-type="string" table:style-name="ce30">
            <text:p>Alexander Jame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2" table:style-name="ce30">
            <text:p>42</text:p>
          </table:table-cell>
          <table:table-cell office:value-type="date" office:date-value="2013-04-18T00:00:00" table:style-name="ce31">
            <text:p>18-04-2013</text:p>
          </table:table-cell>
          <table:table-cell office:value-type="currency" office:value="131179" table:style-name="ce32">
            <text:p><text:s/>$1,31,17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55</text:p>
          </table:table-cell>
          <table:table-cell office:value-type="string" table:style-name="ce30">
            <text:p>Audrey Patel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1-04-24T00:00:00" table:style-name="ce31">
            <text:p>24-04-2011</text:p>
          </table:table-cell>
          <table:table-cell office:value-type="currency" office:value="131183" table:style-name="ce32">
            <text:p><text:s/>$1,31,18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89</text:p>
          </table:table-cell>
          <table:table-cell office:value-type="string" table:style-name="ce30">
            <text:p>Sofia Yoo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1-01-17T00:00:00" table:style-name="ce31">
            <text:p>17-01-2011</text:p>
          </table:table-cell>
          <table:table-cell office:value-type="currency" office:value="131353" table:style-name="ce32">
            <text:p><text:s/>$1,31,35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65</text:p>
          </table:table-cell>
          <table:table-cell office:value-type="string" table:style-name="ce30">
            <text:p>Bella Butler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3" table:style-name="ce30">
            <text:p>33</text:p>
          </table:table-cell>
          <table:table-cell office:value-type="date" office:date-value="2019-10-25T00:00:00" table:style-name="ce31">
            <text:p>25-10-2019</text:p>
          </table:table-cell>
          <table:table-cell office:value-type="currency" office:value="131652" table:style-name="ce32">
            <text:p><text:s/>$1,31,65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72</text:p>
          </table:table-cell>
          <table:table-cell office:value-type="string" table:style-name="ce30">
            <text:p>Ivy Daniel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08-10-26T00:00:00" table:style-name="ce31">
            <text:p>26-10-2008</text:p>
          </table:table-cell>
          <table:table-cell office:value-type="currency" office:value="131841" table:style-name="ce32">
            <text:p><text:s/>$1,31,84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88</text:p>
          </table:table-cell>
          <table:table-cell office:value-type="string" table:style-name="ce30">
            <text:p>Elijah Ramo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3" table:style-name="ce30">
            <text:p>33</text:p>
          </table:table-cell>
          <table:table-cell office:value-type="date" office:date-value="2012-12-24T00:00:00" table:style-name="ce31">
            <text:p>24-12-2012</text:p>
          </table:table-cell>
          <table:table-cell office:value-type="currency" office:value="132544" table:style-name="ce32">
            <text:p><text:s/>$1,32,54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52</text:p>
          </table:table-cell>
          <table:table-cell office:value-type="string" table:style-name="ce30">
            <text:p>Avery Dominguez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7" table:style-name="ce30">
            <text:p>27</text:p>
          </table:table-cell>
          <table:table-cell office:value-type="date" office:date-value="2019-09-13T00:00:00" table:style-name="ce31">
            <text:p>13-09-2019</text:p>
          </table:table-cell>
          <table:table-cell office:value-type="currency" office:value="133297" table:style-name="ce32">
            <text:p><text:s/>$1,33,29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47</text:p>
          </table:table-cell>
          <table:table-cell office:value-type="string" table:style-name="ce30">
            <text:p>Dylan Ali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21-04-16T00:00:00" table:style-name="ce31">
            <text:p>16-04-2021</text:p>
          </table:table-cell>
          <table:table-cell office:value-type="currency" office:value="133400" table:style-name="ce32">
            <text:p><text:s/>$1,33,40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63</text:p>
          </table:table-cell>
          <table:table-cell office:value-type="string" table:style-name="ce30">
            <text:p>Eliza Lia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6" table:style-name="ce30">
            <text:p>36</text:p>
          </table:table-cell>
          <table:table-cell office:value-type="date" office:date-value="2010-03-11T00:00:00" table:style-name="ce31">
            <text:p>11-03-2010</text:p>
          </table:table-cell>
          <table:table-cell office:value-type="currency" office:value="134006" table:style-name="ce32">
            <text:p><text:s/>$1,34,00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42</text:p>
          </table:table-cell>
          <table:table-cell office:value-type="string" table:style-name="ce30">
            <text:p>Mia Lam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06-04-18T00:00:00" table:style-name="ce31">
            <text:p>18-04-2006</text:p>
          </table:table-cell>
          <table:table-cell office:value-type="currency" office:value="134486" table:style-name="ce32">
            <text:p><text:s/>$1,34,48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93</text:p>
          </table:table-cell>
          <table:table-cell office:value-type="string" table:style-name="ce30">
            <text:p>Henry Figuero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6" table:style-name="ce30">
            <text:p>46</text:p>
          </table:table-cell>
          <table:table-cell office:value-type="date" office:date-value="2010-07-19T00:00:00" table:style-name="ce31">
            <text:p>19-07-2010</text:p>
          </table:table-cell>
          <table:table-cell office:value-type="currency" office:value="134881" table:style-name="ce32">
            <text:p><text:s/>$1,34,88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16</text:p>
          </table:table-cell>
          <table:table-cell office:value-type="string" table:style-name="ce30">
            <text:p>John Chow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21-03-11T00:00:00" table:style-name="ce31">
            <text:p>11-03-2021</text:p>
          </table:table-cell>
          <table:table-cell office:value-type="currency" office:value="135062" table:style-name="ce32">
            <text:p><text:s/>$1,35,06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64</text:p>
          </table:table-cell>
          <table:table-cell office:value-type="string" table:style-name="ce30">
            <text:p>Clara Ka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9" table:style-name="ce30">
            <text:p>39</text:p>
          </table:table-cell>
          <table:table-cell office:value-type="date" office:date-value="2017-03-25T00:00:00" table:style-name="ce31">
            <text:p>25-03-2017</text:p>
          </table:table-cell>
          <table:table-cell office:value-type="currency" office:value="135325" table:style-name="ce32">
            <text:p><text:s/>$1,35,32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12</text:p>
          </table:table-cell>
          <table:table-cell office:value-type="string" table:style-name="ce30">
            <text:p>Joshua Marti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2" table:style-name="ce30">
            <text:p>42</text:p>
          </table:table-cell>
          <table:table-cell office:value-type="date" office:date-value="2003-10-20T00:00:00" table:style-name="ce31">
            <text:p>20-10-2003</text:p>
          </table:table-cell>
          <table:table-cell office:value-type="currency" office:value="135558" table:style-name="ce32">
            <text:p><text:s/>$1,35,5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89</text:p>
          </table:table-cell>
          <table:table-cell office:value-type="string" table:style-name="ce30">
            <text:p>Sebastian Fo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17-12-16T00:00:00" table:style-name="ce31">
            <text:p>16-12-2017</text:p>
          </table:table-cell>
          <table:table-cell office:value-type="currency" office:value="136716" table:style-name="ce32">
            <text:p><text:s/>$1,36,71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65</text:p>
          </table:table-cell>
          <table:table-cell office:value-type="string" table:style-name="ce30">
            <text:p>Sophie Va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9-14T00:00:00" table:style-name="ce31">
            <text:p>14-09-2021</text:p>
          </table:table-cell>
          <table:table-cell office:value-type="currency" office:value="136810" table:style-name="ce32">
            <text:p><text:s/>$1,36,81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22</text:p>
          </table:table-cell>
          <table:table-cell office:value-type="string" table:style-name="ce30">
            <text:p>Lydia Espinoz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20-05-15T00:00:00" table:style-name="ce31">
            <text:p>15-05-2020</text:p>
          </table:table-cell>
          <table:table-cell office:value-type="currency" office:value="137106" table:style-name="ce32">
            <text:p><text:s/>$1,37,10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56</text:p>
          </table:table-cell>
          <table:table-cell office:value-type="string" table:style-name="ce30">
            <text:p>Everly Walker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2" table:style-name="ce30">
            <text:p>62</text:p>
          </table:table-cell>
          <table:table-cell office:value-type="date" office:date-value="1999-08-02T00:00:00" table:style-name="ce31">
            <text:p>02-08-1999</text:p>
          </table:table-cell>
          <table:table-cell office:value-type="currency" office:value="137995" table:style-name="ce32">
            <text:p><text:s/>$1,37,99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21</text:p>
          </table:table-cell>
          <table:table-cell office:value-type="string" table:style-name="ce30">
            <text:p>Sarah Daniel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11-01-09T00:00:00" table:style-name="ce31">
            <text:p>09-01-2011</text:p>
          </table:table-cell>
          <table:table-cell office:value-type="currency" office:value="138521" table:style-name="ce32">
            <text:p><text:s/>$1,38,52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28</text:p>
          </table:table-cell>
          <table:table-cell office:value-type="string" table:style-name="ce30">
            <text:p>Leo Hsu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2" table:style-name="ce30">
            <text:p>62</text:p>
          </table:table-cell>
          <table:table-cell office:value-type="date" office:date-value="2017-11-22T00:00:00" table:style-name="ce31">
            <text:p>22-11-2017</text:p>
          </table:table-cell>
          <table:table-cell office:value-type="currency" office:value="138808" table:style-name="ce32">
            <text:p><text:s/>$1,38,80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04</text:p>
          </table:table-cell>
          <table:table-cell office:value-type="string" table:style-name="ce30">
            <text:p>Brooklyn Collin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59" table:style-name="ce30">
            <text:p>59</text:p>
          </table:table-cell>
          <table:table-cell office:value-type="date" office:date-value="2018-10-27T00:00:00" table:style-name="ce31">
            <text:p>27-10-2018</text:p>
          </table:table-cell>
          <table:table-cell office:value-type="currency" office:value="139208" table:style-name="ce32">
            <text:p><text:s/>$1,39,20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76</text:p>
          </table:table-cell>
          <table:table-cell office:value-type="string" table:style-name="ce30">
            <text:p>Sofia Vu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2017-09-05T00:00:00" table:style-name="ce31">
            <text:p>05-09-2017</text:p>
          </table:table-cell>
          <table:table-cell office:value-type="currency" office:value="140042" table:style-name="ce32">
            <text:p><text:s/>$1,40,04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95</text:p>
          </table:table-cell>
          <table:table-cell office:value-type="string" table:style-name="ce30">
            <text:p>Everly Chow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3" table:style-name="ce30">
            <text:p>33</text:p>
          </table:table-cell>
          <table:table-cell office:value-type="date" office:date-value="2018-04-21T00:00:00" table:style-name="ce31">
            <text:p>21-04-2018</text:p>
          </table:table-cell>
          <table:table-cell office:value-type="currency" office:value="140402" table:style-name="ce32">
            <text:p><text:s/>$1,40,40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07</text:p>
          </table:table-cell>
          <table:table-cell office:value-type="string" table:style-name="ce30">
            <text:p>Ellie Guerrero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20-07-13T00:00:00" table:style-name="ce31">
            <text:p>13-07-2020</text:p>
          </table:table-cell>
          <table:table-cell office:value-type="currency" office:value="141555" table:style-name="ce32">
            <text:p><text:s/>$1,41,55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87</text:p>
          </table:table-cell>
          <table:table-cell office:value-type="string" table:style-name="ce30">
            <text:p>Emily Davi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55" table:style-name="ce30">
            <text:p>55</text:p>
          </table:table-cell>
          <table:table-cell office:value-type="date" office:date-value="2016-04-08T00:00:00" table:style-name="ce31">
            <text:p>08-04-2016</text:p>
          </table:table-cell>
          <table:table-cell office:value-type="currency" office:value="141604" table:style-name="ce32">
            <text:p><text:s/>$1,41,60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66</text:p>
          </table:table-cell>
          <table:table-cell office:value-type="string" table:style-name="ce30">
            <text:p>John Soto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0" table:style-name="ce30">
            <text:p>60</text:p>
          </table:table-cell>
          <table:table-cell office:value-type="date" office:date-value="2015-09-23T00:00:00" table:style-name="ce31">
            <text:p>23-09-2015</text:p>
          </table:table-cell>
          <table:table-cell office:value-type="currency" office:value="141899" table:style-name="ce32">
            <text:p><text:s/>$1,41,8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12</text:p>
          </table:table-cell>
          <table:table-cell office:value-type="string" table:style-name="ce30">
            <text:p>Eva Jenkin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55" table:style-name="ce30">
            <text:p>55</text:p>
          </table:table-cell>
          <table:table-cell office:value-type="date" office:date-value="2004-11-10T00:00:00" table:style-name="ce31">
            <text:p>10-11-2004</text:p>
          </table:table-cell>
          <table:table-cell office:value-type="currency" office:value="142318" table:style-name="ce32">
            <text:p><text:s/>$1,42,31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27</text:p>
          </table:table-cell>
          <table:table-cell office:value-type="string" table:style-name="ce30">
            <text:p>Julia Luo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06-06-20T00:00:00" table:style-name="ce31">
            <text:p>20-06-2006</text:p>
          </table:table-cell>
          <table:table-cell office:value-type="currency" office:value="142628" table:style-name="ce32">
            <text:p><text:s/>$1,42,62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89</text:p>
          </table:table-cell>
          <table:table-cell office:value-type="string" table:style-name="ce30">
            <text:p>Charles Luu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6-15T00:00:00" table:style-name="ce31">
            <text:p>15-06-2021</text:p>
          </table:table-cell>
          <table:table-cell office:value-type="currency" office:value="142731" table:style-name="ce32">
            <text:p><text:s/>$1,42,73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07</text:p>
          </table:table-cell>
          <table:table-cell office:value-type="string" table:style-name="ce30">
            <text:p>Jose Singh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4" table:style-name="ce30">
            <text:p>44</text:p>
          </table:table-cell>
          <table:table-cell office:value-type="date" office:date-value="2010-04-06T00:00:00" table:style-name="ce31">
            <text:p>06-04-2010</text:p>
          </table:table-cell>
          <table:table-cell office:value-type="currency" office:value="142878" table:style-name="ce32">
            <text:p><text:s/>$1,42,8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66</text:p>
          </table:table-cell>
          <table:table-cell office:value-type="string" table:style-name="ce30">
            <text:p>Jordan Zhu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2" table:style-name="ce30">
            <text:p>32</text:p>
          </table:table-cell>
          <table:table-cell office:value-type="date" office:date-value="2017-01-29T00:00:00" table:style-name="ce31">
            <text:p>29-01-2017</text:p>
          </table:table-cell>
          <table:table-cell office:value-type="currency" office:value="143970" table:style-name="ce32">
            <text:p><text:s/>$1,43,9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76</text:p>
          </table:table-cell>
          <table:table-cell office:value-type="string" table:style-name="ce30">
            <text:p>Ezekiel Jorda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3-02-10T00:00:00" table:style-name="ce31">
            <text:p>10-02-2013</text:p>
          </table:table-cell>
          <table:table-cell office:value-type="currency" office:value="144231" table:style-name="ce32">
            <text:p><text:s/>$1,44,2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30</text:p>
          </table:table-cell>
          <table:table-cell office:value-type="string" table:style-name="ce30">
            <text:p>Elias Figuero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21-12-24T00:00:00" table:style-name="ce31">
            <text:p>24-12-2021</text:p>
          </table:table-cell>
          <table:table-cell office:value-type="currency" office:value="144754" table:style-name="ce32">
            <text:p><text:s/>$1,44,7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88</text:p>
          </table:table-cell>
          <table:table-cell office:value-type="string" table:style-name="ce30">
            <text:p>Skylar Ayal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5" table:style-name="ce30">
            <text:p>55</text:p>
          </table:table-cell>
          <table:table-cell office:value-type="date" office:date-value="2017-02-06T00:00:00" table:style-name="ce31">
            <text:p>06-02-2017</text:p>
          </table:table-cell>
          <table:table-cell office:value-type="currency" office:value="144986" table:style-name="ce32">
            <text:p><text:s/>$1,44,98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11</text:p>
          </table:table-cell>
          <table:table-cell office:value-type="string" table:style-name="ce30">
            <text:p>Santiago f Mou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0-05-07T00:00:00" table:style-name="ce31">
            <text:p>07-05-2010</text:p>
          </table:table-cell>
          <table:table-cell office:value-type="currency" office:value="145093" table:style-name="ce32">
            <text:p><text:s/>$1,45,09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37</text:p>
          </table:table-cell>
          <table:table-cell office:value-type="string" table:style-name="ce30">
            <text:p>Roman Martinez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1" table:style-name="ce30">
            <text:p>31</text:p>
          </table:table-cell>
          <table:table-cell office:value-type="date" office:date-value="2015-09-19T00:00:00" table:style-name="ce31">
            <text:p>19-09-2015</text:p>
          </table:table-cell>
          <table:table-cell office:value-type="currency" office:value="145846" table:style-name="ce32">
            <text:p><text:s/>$1,45,84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80</text:p>
          </table:table-cell>
          <table:table-cell office:value-type="string" table:style-name="ce30">
            <text:p>Elias Alvarado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6" table:style-name="ce30">
            <text:p>56</text:p>
          </table:table-cell>
          <table:table-cell office:value-type="date" office:date-value="2012-01-09T00:00:00" table:style-name="ce31">
            <text:p>09-01-2012</text:p>
          </table:table-cell>
          <table:table-cell office:value-type="currency" office:value="146140" table:style-name="ce32">
            <text:p><text:s/>$1,46,14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65</text:p>
          </table:table-cell>
          <table:table-cell office:value-type="string" table:style-name="ce30">
            <text:p>Andrew Do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3" table:style-name="ce30">
            <text:p>43</text:p>
          </table:table-cell>
          <table:table-cell office:value-type="date" office:date-value="2021-04-17T00:00:00" table:style-name="ce31">
            <text:p>17-04-2021</text:p>
          </table:table-cell>
          <table:table-cell office:value-type="currency" office:value="146140" table:style-name="ce32">
            <text:p><text:s/>$1,46,14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39</text:p>
          </table:table-cell>
          <table:table-cell office:value-type="string" table:style-name="ce30">
            <text:p>Everleigh 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1" table:style-name="ce30">
            <text:p>51</text:p>
          </table:table-cell>
          <table:table-cell office:value-type="date" office:date-value="2021-06-10T00:00:00" table:style-name="ce31">
            <text:p>10-06-2021</text:p>
          </table:table-cell>
          <table:table-cell office:value-type="currency" office:value="146742" table:style-name="ce32">
            <text:p><text:s/>$1,46,74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78</text:p>
          </table:table-cell>
          <table:table-cell office:value-type="string" table:style-name="ce30">
            <text:p>Anthony Ho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0-11-29T00:00:00" table:style-name="ce31">
            <text:p>29-11-2010</text:p>
          </table:table-cell>
          <table:table-cell office:value-type="currency" office:value="146961" table:style-name="ce32">
            <text:p><text:s/>$1,46,96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52</text:p>
          </table:table-cell>
          <table:table-cell office:value-type="string" table:style-name="ce30">
            <text:p>Jaxson Dinh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1-05-03T00:00:00" table:style-name="ce31">
            <text:p>03-05-2001</text:p>
          </table:table-cell>
          <table:table-cell office:value-type="currency" office:value="147752" table:style-name="ce32">
            <text:p><text:s/>$1,47,75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43</text:p>
          </table:table-cell>
          <table:table-cell office:value-type="string" table:style-name="ce30">
            <text:p>Vivian Espinoz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2" table:style-name="ce30">
            <text:p>52</text:p>
          </table:table-cell>
          <table:table-cell office:value-type="date" office:date-value="2006-10-05T00:00:00" table:style-name="ce31">
            <text:p>05-10-2006</text:p>
          </table:table-cell>
          <table:table-cell office:value-type="currency" office:value="147966" table:style-name="ce32">
            <text:p><text:s/>$1,47,96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56</text:p>
          </table:table-cell>
          <table:table-cell office:value-type="string" table:style-name="ce30">
            <text:p>Madelyn Scott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6" table:style-name="ce30">
            <text:p>46</text:p>
          </table:table-cell>
          <table:table-cell office:value-type="date" office:date-value="2002-01-09T00:00:00" table:style-name="ce31">
            <text:p>09-01-2002</text:p>
          </table:table-cell>
          <table:table-cell office:value-type="currency" office:value="148035" table:style-name="ce32">
            <text:p><text:s/>$1,48,03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07</text:p>
          </table:table-cell>
          <table:table-cell office:value-type="string" table:style-name="ce30">
            <text:p>Noah Che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15-03-01T00:00:00" table:style-name="ce31">
            <text:p>01-03-2015</text:p>
          </table:table-cell>
          <table:table-cell office:value-type="currency" office:value="148321" table:style-name="ce32">
            <text:p><text:s/>$1,48,32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72</text:p>
          </table:table-cell>
          <table:table-cell office:value-type="string" table:style-name="ce30">
            <text:p>Logan Bryant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20-07-18T00:00:00" table:style-name="ce31">
            <text:p>18-07-2020</text:p>
          </table:table-cell>
          <table:table-cell office:value-type="currency" office:value="148485" table:style-name="ce32">
            <text:p><text:s/>$1,48,48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00</text:p>
          </table:table-cell>
          <table:table-cell office:value-type="string" table:style-name="ce30">
            <text:p>Eva Estrad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18-07-24T00:00:00" table:style-name="ce31">
            <text:p>24-07-2018</text:p>
          </table:table-cell>
          <table:table-cell office:value-type="currency" office:value="148991" table:style-name="ce32">
            <text:p><text:s/>$1,48,99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00</text:p>
          </table:table-cell>
          <table:table-cell office:value-type="string" table:style-name="ce30">
            <text:p>Sadie Lee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5" table:style-name="ce30">
            <text:p>65</text:p>
          </table:table-cell>
          <table:table-cell office:value-type="date" office:date-value="2000-10-24T00:00:00" table:style-name="ce31">
            <text:p>24-10-2000</text:p>
          </table:table-cell>
          <table:table-cell office:value-type="currency" office:value="149417" table:style-name="ce32">
            <text:p><text:s/>$1,49,41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02</text:p>
          </table:table-cell>
          <table:table-cell office:value-type="string" table:style-name="ce30">
            <text:p>Nathan Pham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6-12-12T00:00:00" table:style-name="ce31">
            <text:p>12-12-2006</text:p>
          </table:table-cell>
          <table:table-cell office:value-type="currency" office:value="149537" table:style-name="ce32">
            <text:p><text:s/>$1,49,53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57</text:p>
          </table:table-cell>
          <table:table-cell office:value-type="string" table:style-name="ce30">
            <text:p>Genesis Perry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6" table:style-name="ce30">
            <text:p>46</text:p>
          </table:table-cell>
          <table:table-cell office:value-type="date" office:date-value="2013-07-18T00:00:00" table:style-name="ce31">
            <text:p>18-07-2013</text:p>
          </table:table-cell>
          <table:table-cell office:value-type="currency" office:value="149712" table:style-name="ce32">
            <text:p><text:s/>$1,49,71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06</text:p>
          </table:table-cell>
          <table:table-cell office:value-type="string" table:style-name="ce30">
            <text:p>Lucy Figuero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16-01-10T00:00:00" table:style-name="ce31">
            <text:p>10-01-2016</text:p>
          </table:table-cell>
          <table:table-cell office:value-type="currency" office:value="149761" table:style-name="ce32">
            <text:p><text:s/>$1,49,76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35</text:p>
          </table:table-cell>
          <table:table-cell office:value-type="string" table:style-name="ce30">
            <text:p>Hailey Lai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2" table:style-name="ce30">
            <text:p>42</text:p>
          </table:table-cell>
          <table:table-cell office:value-type="date" office:date-value="2011-03-18T00:00:00" table:style-name="ce31">
            <text:p>18-03-2011</text:p>
          </table:table-cell>
          <table:table-cell office:value-type="currency" office:value="150034" table:style-name="ce32">
            <text:p><text:s/>$1,50,03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30</text:p>
          </table:table-cell>
          <table:table-cell office:value-type="string" table:style-name="ce30">
            <text:p>Jacob Davi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6" table:style-name="ce30">
            <text:p>36</text:p>
          </table:table-cell>
          <table:table-cell office:value-type="date" office:date-value="2016-09-03T00:00:00" table:style-name="ce31">
            <text:p>03-09-2016</text:p>
          </table:table-cell>
          <table:table-cell office:value-type="currency" office:value="150399" table:style-name="ce32">
            <text:p><text:s/>$1,50,3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65</text:p>
          </table:table-cell>
          <table:table-cell office:value-type="string" table:style-name="ce30">
            <text:p>Hannah White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2" table:style-name="ce30">
            <text:p>62</text:p>
          </table:table-cell>
          <table:table-cell office:value-type="date" office:date-value="2009-01-30T00:00:00" table:style-name="ce31">
            <text:p>30-01-2009</text:p>
          </table:table-cell>
          <table:table-cell office:value-type="currency" office:value="150555" table:style-name="ce32">
            <text:p><text:s/>$1,50,55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32</text:p>
          </table:table-cell>
          <table:table-cell office:value-type="string" table:style-name="ce30">
            <text:p>Kinsley Henry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45" table:style-name="ce30">
            <text:p>45</text:p>
          </table:table-cell>
          <table:table-cell office:value-type="date" office:date-value="2008-02-29T00:00:00" table:style-name="ce31">
            <text:p>29-02-2008</text:p>
          </table:table-cell>
          <table:table-cell office:value-type="currency" office:value="150577" table:style-name="ce32">
            <text:p><text:s/>$1,50,57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91</text:p>
          </table:table-cell>
          <table:table-cell office:value-type="string" table:style-name="ce30">
            <text:p>Maria Su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12-19T00:00:00" table:style-name="ce31">
            <text:p>19-12-2021</text:p>
          </table:table-cell>
          <table:table-cell office:value-type="currency" office:value="150666" table:style-name="ce32">
            <text:p><text:s/>$1,50,66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24</text:p>
          </table:table-cell>
          <table:table-cell office:value-type="string" table:style-name="ce30">
            <text:p>Anna Gutierrez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9" table:style-name="ce30">
            <text:p>59</text:p>
          </table:table-cell>
          <table:table-cell office:value-type="date" office:date-value="2003-04-15T00:00:00" table:style-name="ce31">
            <text:p>15-04-2003</text:p>
          </table:table-cell>
          <table:table-cell office:value-type="currency" office:value="150699" table:style-name="ce32">
            <text:p><text:s/>$1,50,69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08</text:p>
          </table:table-cell>
          <table:table-cell office:value-type="string" table:style-name="ce30">
            <text:p>Madeline Colema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2006-04-28T00:00:00" table:style-name="ce31">
            <text:p>28-04-2006</text:p>
          </table:table-cell>
          <table:table-cell office:value-type="currency" office:value="150758" table:style-name="ce32">
            <text:p><text:s/>$1,50,75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62</text:p>
          </table:table-cell>
          <table:table-cell office:value-type="string" table:style-name="ce30">
            <text:p>Julia Morri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0" table:style-name="ce30">
            <text:p>60</text:p>
          </table:table-cell>
          <table:table-cell office:value-type="date" office:date-value="2008-10-18T00:00:00" table:style-name="ce31">
            <text:p>18-10-2008</text:p>
          </table:table-cell>
          <table:table-cell office:value-type="currency" office:value="150855" table:style-name="ce32">
            <text:p><text:s/>$1,50,85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16</text:p>
          </table:table-cell>
          <table:table-cell office:value-type="string" table:style-name="ce30">
            <text:p>Jaxon Tra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7-09-07T00:00:00" table:style-name="ce31">
            <text:p>07-09-2007</text:p>
          </table:table-cell>
          <table:table-cell office:value-type="currency" office:value="151027" table:style-name="ce32">
            <text:p><text:s/>$1,51,02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81</text:p>
          </table:table-cell>
          <table:table-cell office:value-type="string" table:style-name="ce30">
            <text:p>Caroline Owen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21-07-26T00:00:00" table:style-name="ce31">
            <text:p>26-07-2021</text:p>
          </table:table-cell>
          <table:table-cell office:value-type="currency" office:value="151108" table:style-name="ce32">
            <text:p><text:s/>$1,51,10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61</text:p>
          </table:table-cell>
          <table:table-cell office:value-type="string" table:style-name="ce30">
            <text:p>Samantha Varga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3" table:style-name="ce30">
            <text:p>53</text:p>
          </table:table-cell>
          <table:table-cell office:value-type="date" office:date-value="2006-07-21T00:00:00" table:style-name="ce31">
            <text:p>21-07-2006</text:p>
          </table:table-cell>
          <table:table-cell office:value-type="currency" office:value="151246" table:style-name="ce32">
            <text:p><text:s/>$1,51,24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27</text:p>
          </table:table-cell>
          <table:table-cell office:value-type="string" table:style-name="ce30">
            <text:p>Elijah Watso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9" table:style-name="ce30">
            <text:p>29</text:p>
          </table:table-cell>
          <table:table-cell office:value-type="date" office:date-value="2017-03-16T00:00:00" table:style-name="ce31">
            <text:p>16-03-2017</text:p>
          </table:table-cell>
          <table:table-cell office:value-type="currency" office:value="151413" table:style-name="ce32">
            <text:p><text:s/>$1,51,41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58</text:p>
          </table:table-cell>
          <table:table-cell office:value-type="string" table:style-name="ce30">
            <text:p>Jose Richards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19-10-15T00:00:00" table:style-name="ce31">
            <text:p>15-10-2019</text:p>
          </table:table-cell>
          <table:table-cell office:value-type="currency" office:value="151556" table:style-name="ce32">
            <text:p><text:s/>$1,51,55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32</text:p>
          </table:table-cell>
          <table:table-cell office:value-type="string" table:style-name="ce30">
            <text:p>Eva River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21-04-02T00:00:00" table:style-name="ce31">
            <text:p>02-04-2021</text:p>
          </table:table-cell>
          <table:table-cell office:value-type="currency" office:value="151703" table:style-name="ce32">
            <text:p><text:s/>$1,51,7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88</text:p>
          </table:table-cell>
          <table:table-cell office:value-type="string" table:style-name="ce30">
            <text:p>Penelope Griffi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1" table:style-name="ce30">
            <text:p>61</text:p>
          </table:table-cell>
          <table:table-cell office:value-type="date" office:date-value="2021-01-23T00:00:00" table:style-name="ce31">
            <text:p>23-01-2021</text:p>
          </table:table-cell>
          <table:table-cell office:value-type="currency" office:value="151783" table:style-name="ce32">
            <text:p><text:s/>$1,51,78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77</text:p>
          </table:table-cell>
          <table:table-cell office:value-type="string" table:style-name="ce30">
            <text:p>Amelia Bui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20-10-21T00:00:00" table:style-name="ce31">
            <text:p>21-10-2020</text:p>
          </table:table-cell>
          <table:table-cell office:value-type="currency" office:value="151853" table:style-name="ce32">
            <text:p><text:s/>$1,51,85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83</text:p>
          </table:table-cell>
          <table:table-cell office:value-type="string" table:style-name="ce30">
            <text:p>Isla Guzma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8" table:style-name="ce30">
            <text:p>28</text:p>
          </table:table-cell>
          <table:table-cell office:value-type="date" office:date-value="2019-07-06T00:00:00" table:style-name="ce31">
            <text:p>06-07-2019</text:p>
          </table:table-cell>
          <table:table-cell office:value-type="currency" office:value="152036" table:style-name="ce32">
            <text:p><text:s/>$1,52,03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34</text:p>
          </table:table-cell>
          <table:table-cell office:value-type="string" table:style-name="ce30">
            <text:p>Jack Che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2" table:style-name="ce30">
            <text:p>42</text:p>
          </table:table-cell>
          <table:table-cell office:value-type="date" office:date-value="2014-01-16T00:00:00" table:style-name="ce31">
            <text:p>16-01-2014</text:p>
          </table:table-cell>
          <table:table-cell office:value-type="currency" office:value="152214" table:style-name="ce32">
            <text:p><text:s/>$1,52,21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06</text:p>
          </table:table-cell>
          <table:table-cell office:value-type="string" table:style-name="ce30">
            <text:p>Jose Henders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1" table:style-name="ce30">
            <text:p>41</text:p>
          </table:table-cell>
          <table:table-cell office:value-type="date" office:date-value="2015-04-17T00:00:00" table:style-name="ce31">
            <text:p>17-04-2015</text:p>
          </table:table-cell>
          <table:table-cell office:value-type="currency" office:value="152239" table:style-name="ce32">
            <text:p><text:s/>$1,52,23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17</text:p>
          </table:table-cell>
          <table:table-cell office:value-type="string" table:style-name="ce30">
            <text:p>Chloe Salazar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11-05-22T00:00:00" table:style-name="ce31">
            <text:p>22-05-2011</text:p>
          </table:table-cell>
          <table:table-cell office:value-type="currency" office:value="152353" table:style-name="ce32">
            <text:p><text:s/>$1,52,35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50</text:p>
          </table:table-cell>
          <table:table-cell office:value-type="string" table:style-name="ce30">
            <text:p>Natalie Carter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4" table:style-name="ce30">
            <text:p>64</text:p>
          </table:table-cell>
          <table:table-cell office:value-type="date" office:date-value="2012-12-21T00:00:00" table:style-name="ce31">
            <text:p>21-12-2012</text:p>
          </table:table-cell>
          <table:table-cell office:value-type="currency" office:value="153253" table:style-name="ce32">
            <text:p><text:s/>$1,53,25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38</text:p>
          </table:table-cell>
          <table:table-cell office:value-type="string" table:style-name="ce30">
            <text:p>Eloise Griffi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1995-10-29T00:00:00" table:style-name="ce31">
            <text:p>29-10-1995</text:p>
          </table:table-cell>
          <table:table-cell office:value-type="currency" office:value="153271" table:style-name="ce32">
            <text:p><text:s/>$1,53,27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99</text:p>
          </table:table-cell>
          <table:table-cell office:value-type="string" table:style-name="ce30">
            <text:p>Paisley Hall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10-05-21T00:00:00" table:style-name="ce31">
            <text:p>21-05-2010</text:p>
          </table:table-cell>
          <table:table-cell office:value-type="currency" office:value="153275" table:style-name="ce32">
            <text:p><text:s/>$1,53,27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11</text:p>
          </table:table-cell>
          <table:table-cell office:value-type="string" table:style-name="ce30">
            <text:p>Melody Chi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3" table:style-name="ce30">
            <text:p>43</text:p>
          </table:table-cell>
          <table:table-cell office:value-type="date" office:date-value="2006-10-15T00:00:00" table:style-name="ce31">
            <text:p>15-10-2006</text:p>
          </table:table-cell>
          <table:table-cell office:value-type="currency" office:value="153492" table:style-name="ce32">
            <text:p><text:s/>$1,53,49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93</text:p>
          </table:table-cell>
          <table:table-cell office:value-type="string" table:style-name="ce30">
            <text:p>Raelynn Lu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20-05-26T00:00:00" table:style-name="ce31">
            <text:p>26-05-2020</text:p>
          </table:table-cell>
          <table:table-cell office:value-type="currency" office:value="153628" table:style-name="ce32">
            <text:p><text:s/>$1,53,62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10</text:p>
          </table:table-cell>
          <table:table-cell office:value-type="string" table:style-name="ce30">
            <text:p>Dylan Campbell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0-11-29T00:00:00" table:style-name="ce31">
            <text:p>29-11-2010</text:p>
          </table:table-cell>
          <table:table-cell office:value-type="currency" office:value="153767" table:style-name="ce32">
            <text:p><text:s/>$1,53,76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76</text:p>
          </table:table-cell>
          <table:table-cell office:value-type="string" table:style-name="ce30">
            <text:p>Zoe Rodriguez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5" table:style-name="ce30">
            <text:p>65</text:p>
          </table:table-cell>
          <table:table-cell office:value-type="date" office:date-value="2004-05-23T00:00:00" table:style-name="ce31">
            <text:p>23-05-2004</text:p>
          </table:table-cell>
          <table:table-cell office:value-type="currency" office:value="153938" table:style-name="ce32">
            <text:p><text:s/>$1,53,93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38</text:p>
          </table:table-cell>
          <table:table-cell office:value-type="string" table:style-name="ce30">
            <text:p>John Trinh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14-06-26T00:00:00" table:style-name="ce31">
            <text:p>26-06-2014</text:p>
          </table:table-cell>
          <table:table-cell office:value-type="currency" office:value="153961" table:style-name="ce32">
            <text:p><text:s/>$1,53,96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68</text:p>
          </table:table-cell>
          <table:table-cell office:value-type="string" table:style-name="ce30">
            <text:p>Nora Le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3" table:style-name="ce30">
            <text:p>53</text:p>
          </table:table-cell>
          <table:table-cell office:value-type="date" office:date-value="1997-04-12T00:00:00" table:style-name="ce31">
            <text:p>12-04-1997</text:p>
          </table:table-cell>
          <table:table-cell office:value-type="currency" office:value="154388" table:style-name="ce32">
            <text:p><text:s/>$1,54,38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95</text:p>
          </table:table-cell>
          <table:table-cell office:value-type="string" table:style-name="ce30">
            <text:p>Hazel You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0" table:style-name="ce30">
            <text:p>30</text:p>
          </table:table-cell>
          <table:table-cell office:value-type="date" office:date-value="2017-08-13T00:00:00" table:style-name="ce31">
            <text:p>13-08-2017</text:p>
          </table:table-cell>
          <table:table-cell office:value-type="currency" office:value="154624" table:style-name="ce32">
            <text:p><text:s/>$1,54,62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84</text:p>
          </table:table-cell>
          <table:table-cell office:value-type="string" table:style-name="ce30">
            <text:p>Camila Silv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4" table:style-name="ce30">
            <text:p>64</text:p>
          </table:table-cell>
          <table:table-cell office:value-type="date" office:date-value="2003-12-01T00:00:00" table:style-name="ce31">
            <text:p>01-12-2003</text:p>
          </table:table-cell>
          <table:table-cell office:value-type="currency" office:value="154828" table:style-name="ce32">
            <text:p><text:s/>$1,54,82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78</text:p>
          </table:table-cell>
          <table:table-cell office:value-type="string" table:style-name="ce30">
            <text:p>Luke Vu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2018-06-04T00:00:00" table:style-name="ce31">
            <text:p>04-06-2018</text:p>
          </table:table-cell>
          <table:table-cell office:value-type="currency" office:value="154884" table:style-name="ce32">
            <text:p><text:s/>$1,54,88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27</text:p>
          </table:table-cell>
          <table:table-cell office:value-type="string" table:style-name="ce30">
            <text:p>Mia Che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15-04-22T00:00:00" table:style-name="ce31">
            <text:p>22-04-2015</text:p>
          </table:table-cell>
          <table:table-cell office:value-type="currency" office:value="154941" table:style-name="ce32">
            <text:p><text:s/>$1,54,94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20</text:p>
          </table:table-cell>
          <table:table-cell office:value-type="string" table:style-name="ce30">
            <text:p>Nevaeh Hsu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2" table:style-name="ce30">
            <text:p>32</text:p>
          </table:table-cell>
          <table:table-cell office:value-type="date" office:date-value="2017-04-14T00:00:00" table:style-name="ce31">
            <text:p>14-04-2017</text:p>
          </table:table-cell>
          <table:table-cell office:value-type="currency" office:value="154956" table:style-name="ce32">
            <text:p><text:s/>$1,54,95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43</text:p>
          </table:table-cell>
          <table:table-cell office:value-type="string" table:style-name="ce30">
            <text:p>Elena Mendoz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7" table:style-name="ce30">
            <text:p>27</text:p>
          </table:table-cell>
          <table:table-cell office:value-type="date" office:date-value="2018-10-24T00:00:00" table:style-name="ce31">
            <text:p>24-10-2018</text:p>
          </table:table-cell>
          <table:table-cell office:value-type="currency" office:value="154973" table:style-name="ce32">
            <text:p><text:s/>$1,54,97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49</text:p>
          </table:table-cell>
          <table:table-cell office:value-type="string" table:style-name="ce30">
            <text:p>Caroline Pha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1" table:style-name="ce30">
            <text:p>41</text:p>
          </table:table-cell>
          <table:table-cell office:value-type="date" office:date-value="2004-03-14T00:00:00" table:style-name="ce31">
            <text:p>14-03-2004</text:p>
          </table:table-cell>
          <table:table-cell office:value-type="currency" office:value="155004" table:style-name="ce32">
            <text:p><text:s/>$1,55,00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80</text:p>
          </table:table-cell>
          <table:table-cell office:value-type="string" table:style-name="ce30">
            <text:p>Grace Carter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25" table:style-name="ce30">
            <text:p>25</text:p>
          </table:table-cell>
          <table:table-cell office:value-type="date" office:date-value="2021-03-17T00:00:00" table:style-name="ce31">
            <text:p>17-03-2021</text:p>
          </table:table-cell>
          <table:table-cell office:value-type="currency" office:value="155080" table:style-name="ce32">
            <text:p><text:s/>$1,55,08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96</text:p>
          </table:table-cell>
          <table:table-cell office:value-type="string" table:style-name="ce30">
            <text:p>Kennedy Zha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00-10-27T00:00:00" table:style-name="ce31">
            <text:p>27-10-2000</text:p>
          </table:table-cell>
          <table:table-cell office:value-type="currency" office:value="155320" table:style-name="ce32">
            <text:p><text:s/>$1,55,32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51</text:p>
          </table:table-cell>
          <table:table-cell office:value-type="string" table:style-name="ce30">
            <text:p>Ruby Medin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0" table:style-name="ce30">
            <text:p>50</text:p>
          </table:table-cell>
          <table:table-cell office:value-type="date" office:date-value="2018-12-18T00:00:00" table:style-name="ce31">
            <text:p>18-12-2018</text:p>
          </table:table-cell>
          <table:table-cell office:value-type="currency" office:value="155351" table:style-name="ce32">
            <text:p><text:s/>$1,55,35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84</text:p>
          </table:table-cell>
          <table:table-cell office:value-type="string" table:style-name="ce30">
            <text:p>Axel Johns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0" table:style-name="ce30">
            <text:p>60</text:p>
          </table:table-cell>
          <table:table-cell office:value-type="date" office:date-value="2015-04-14T00:00:00" table:style-name="ce31">
            <text:p>14-04-2015</text:p>
          </table:table-cell>
          <table:table-cell office:value-type="currency" office:value="155788" table:style-name="ce32">
            <text:p><text:s/>$1,55,78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50</text:p>
          </table:table-cell>
          <table:table-cell office:value-type="string" table:style-name="ce30">
            <text:p>Stella Wu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4-02-20T00:00:00" table:style-name="ce31">
            <text:p>20-02-2014</text:p>
          </table:table-cell>
          <table:table-cell office:value-type="currency" office:value="155905" table:style-name="ce32">
            <text:p><text:s/>$1,55,9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34</text:p>
          </table:table-cell>
          <table:table-cell office:value-type="string" table:style-name="ce30">
            <text:p>Anthony Carter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07-03-15T00:00:00" table:style-name="ce31">
            <text:p>15-03-2007</text:p>
          </table:table-cell>
          <table:table-cell office:value-type="currency" office:value="155926" table:style-name="ce32">
            <text:p><text:s/>$1,55,92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93</text:p>
          </table:table-cell>
          <table:table-cell office:value-type="string" table:style-name="ce30">
            <text:p>Grace Campo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7" table:style-name="ce30">
            <text:p>37</text:p>
          </table:table-cell>
          <table:table-cell office:value-type="date" office:date-value="2008-03-21T00:00:00" table:style-name="ce31">
            <text:p>21-03-2008</text:p>
          </table:table-cell>
          <table:table-cell office:value-type="currency" office:value="156277" table:style-name="ce32">
            <text:p><text:s/>$1,56,27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25</text:p>
          </table:table-cell>
          <table:table-cell office:value-type="string" table:style-name="ce30">
            <text:p>Angel Delgad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1" table:style-name="ce30">
            <text:p>31</text:p>
          </table:table-cell>
          <table:table-cell office:value-type="date" office:date-value="2017-08-10T00:00:00" table:style-name="ce31">
            <text:p>10-08-2017</text:p>
          </table:table-cell>
          <table:table-cell office:value-type="currency" office:value="156931" table:style-name="ce32">
            <text:p><text:s/>$1,56,9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71</text:p>
          </table:table-cell>
          <table:table-cell office:value-type="string" table:style-name="ce30">
            <text:p>Lillian Che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0-04-09T00:00:00" table:style-name="ce31">
            <text:p>09-04-2020</text:p>
          </table:table-cell>
          <table:table-cell office:value-type="currency" office:value="157057" table:style-name="ce32">
            <text:p><text:s/>$1,57,05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91</text:p>
          </table:table-cell>
          <table:table-cell office:value-type="string" table:style-name="ce30">
            <text:p>Piper Ramo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9" table:style-name="ce30">
            <text:p>49</text:p>
          </table:table-cell>
          <table:table-cell office:value-type="date" office:date-value="1996-04-02T00:00:00" table:style-name="ce31">
            <text:p>02-04-1996</text:p>
          </table:table-cell>
          <table:table-cell office:value-type="currency" office:value="157057" table:style-name="ce32">
            <text:p><text:s/>$1,57,05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34</text:p>
          </table:table-cell>
          <table:table-cell office:value-type="string" table:style-name="ce30">
            <text:p>Leah Kha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6" table:style-name="ce30">
            <text:p>36</text:p>
          </table:table-cell>
          <table:table-cell office:value-type="date" office:date-value="2010-09-13T00:00:00" table:style-name="ce31">
            <text:p>13-09-2010</text:p>
          </table:table-cell>
          <table:table-cell office:value-type="currency" office:value="157070" table:style-name="ce32">
            <text:p><text:s/>$1,57,07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91</text:p>
          </table:table-cell>
          <table:table-cell office:value-type="string" table:style-name="ce30">
            <text:p>Savannah Ali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6" table:style-name="ce30">
            <text:p>36</text:p>
          </table:table-cell>
          <table:table-cell office:value-type="date" office:date-value="2009-02-11T00:00:00" table:style-name="ce31">
            <text:p>11-02-2009</text:p>
          </table:table-cell>
          <table:table-cell office:value-type="currency" office:value="157333" table:style-name="ce32">
            <text:p><text:s/>$1,57,33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10</text:p>
          </table:table-cell>
          <table:table-cell office:value-type="string" table:style-name="ce30">
            <text:p>Layla Torre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7" table:style-name="ce30">
            <text:p>37</text:p>
          </table:table-cell>
          <table:table-cell office:value-type="date" office:date-value="2013-02-24T00:00:00" table:style-name="ce31">
            <text:p>24-02-2013</text:p>
          </table:table-cell>
          <table:table-cell office:value-type="currency" office:value="157474" table:style-name="ce32">
            <text:p><text:s/>$1,57,47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01</text:p>
          </table:table-cell>
          <table:table-cell office:value-type="string" table:style-name="ce30">
            <text:p>Santiago f Brook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51" table:style-name="ce30">
            <text:p>51</text:p>
          </table:table-cell>
          <table:table-cell office:value-type="date" office:date-value="2000-09-01T00:00:00" table:style-name="ce31">
            <text:p>01-09-2000</text:p>
          </table:table-cell>
          <table:table-cell office:value-type="currency" office:value="157487" table:style-name="ce32">
            <text:p><text:s/>$1,57,48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92</text:p>
          </table:table-cell>
          <table:table-cell office:value-type="string" table:style-name="ce30">
            <text:p>Paisley Sanders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01-03-27T00:00:00" table:style-name="ce31">
            <text:p>27-03-2001</text:p>
          </table:table-cell>
          <table:table-cell office:value-type="currency" office:value="157812" table:style-name="ce32">
            <text:p><text:s/>$1,57,81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38</text:p>
          </table:table-cell>
          <table:table-cell office:value-type="string" table:style-name="ce30">
            <text:p>Ellie Chung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9" table:style-name="ce30">
            <text:p>59</text:p>
          </table:table-cell>
          <table:table-cell office:value-type="date" office:date-value="2008-08-29T00:00:00" table:style-name="ce31">
            <text:p>29-08-2008</text:p>
          </table:table-cell>
          <table:table-cell office:value-type="currency" office:value="157969" table:style-name="ce32">
            <text:p><text:s/>$1,57,96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50</text:p>
          </table:table-cell>
          <table:table-cell office:value-type="string" table:style-name="ce30">
            <text:p>Elias Da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1995-08-29T00:00:00" table:style-name="ce31">
            <text:p>29-08-1995</text:p>
          </table:table-cell>
          <table:table-cell office:value-type="currency" office:value="158787" table:style-name="ce32">
            <text:p><text:s/>$1,58,78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30" table:style-name="ce3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30</text:p>
          </table:table-cell>
          <table:table-cell office:value-type="string" table:style-name="ce30">
            <text:p>Naomi Chu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6" table:style-name="ce30">
            <text:p>46</text:p>
          </table:table-cell>
          <table:table-cell office:value-type="date" office:date-value="2004-02-29T00:00:00" table:style-name="ce31">
            <text:p>29-02-2004</text:p>
          </table:table-cell>
          <table:table-cell office:value-type="currency" office:value="158897" table:style-name="ce32">
            <text:p><text:s/>$1,58,89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49</text:p>
          </table:table-cell>
          <table:table-cell office:value-type="string" table:style-name="ce30">
            <text:p>Dylan Chi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17-06-05T00:00:00" table:style-name="ce31">
            <text:p>05-06-2017</text:p>
          </table:table-cell>
          <table:table-cell office:value-type="currency" office:value="158898" table:style-name="ce32">
            <text:p><text:s/>$1,58,89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15</text:p>
          </table:table-cell>
          <table:table-cell office:value-type="string" table:style-name="ce30">
            <text:p>Joseph Vazquez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0" table:style-name="ce30">
            <text:p>40</text:p>
          </table:table-cell>
          <table:table-cell office:value-type="date" office:date-value="2019-01-23T00:00:00" table:style-name="ce31">
            <text:p>23-01-2019</text:p>
          </table:table-cell>
          <table:table-cell office:value-type="currency" office:value="159031" table:style-name="ce32">
            <text:p><text:s/>$1,59,0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99</text:p>
          </table:table-cell>
          <table:table-cell office:value-type="string" table:style-name="ce30">
            <text:p>Ava Ayala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5" table:style-name="ce30">
            <text:p>55</text:p>
          </table:table-cell>
          <table:table-cell office:value-type="date" office:date-value="2006-08-16T00:00:00" table:style-name="ce31">
            <text:p>16-08-2006</text:p>
          </table:table-cell>
          <table:table-cell office:value-type="currency" office:value="159044" table:style-name="ce32">
            <text:p><text:s/>$1,59,04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82</text:p>
          </table:table-cell>
          <table:table-cell office:value-type="string" table:style-name="ce30">
            <text:p>Elijah Colema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3" table:style-name="ce30">
            <text:p>53</text:p>
          </table:table-cell>
          <table:table-cell office:value-type="date" office:date-value="2014-10-19T00:00:00" table:style-name="ce31">
            <text:p>19-10-2014</text:p>
          </table:table-cell>
          <table:table-cell office:value-type="currency" office:value="159538" table:style-name="ce32">
            <text:p><text:s/>$1,59,53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70</text:p>
          </table:table-cell>
          <table:table-cell office:value-type="string" table:style-name="ce30">
            <text:p>Claire Adam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61" table:style-name="ce30">
            <text:p>61</text:p>
          </table:table-cell>
          <table:table-cell office:value-type="date" office:date-value="1997-08-19T00:00:00" table:style-name="ce31">
            <text:p>19-08-1997</text:p>
          </table:table-cell>
          <table:table-cell office:value-type="currency" office:value="159567" table:style-name="ce32">
            <text:p><text:s/>$1,59,56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12</text:p>
          </table:table-cell>
          <table:table-cell office:value-type="string" table:style-name="ce30">
            <text:p>Grayson Cooper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64" table:style-name="ce30">
            <text:p>64</text:p>
          </table:table-cell>
          <table:table-cell office:value-type="date" office:date-value="2013-06-29T00:00:00" table:style-name="ce31">
            <text:p>29-06-2013</text:p>
          </table:table-cell>
          <table:table-cell office:value-type="currency" office:value="159571" table:style-name="ce32">
            <text:p><text:s/>$1,59,57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44</text:p>
          </table:table-cell>
          <table:table-cell office:value-type="string" table:style-name="ce30">
            <text:p>Savannah He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1996-02-14T00:00:00" table:style-name="ce31">
            <text:p>14-02-1996</text:p>
          </table:table-cell>
          <table:table-cell office:value-type="currency" office:value="159724" table:style-name="ce32">
            <text:p><text:s/>$1,59,72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34</text:p>
          </table:table-cell>
          <table:table-cell office:value-type="string" table:style-name="ce30">
            <text:p>Victoria Johnson</text:p>
          </table:table-cell>
          <table:table-cell office:value-type="string" table:style-name="ce30">
            <text:p>Sr. Mange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5" table:style-name="ce30">
            <text:p>55</text:p>
          </table:table-cell>
          <table:table-cell office:value-type="date" office:date-value="2004-05-28T00:00:00" table:style-name="ce31">
            <text:p>28-05-2004</text:p>
          </table:table-cell>
          <table:table-cell office:value-type="currency" office:value="159885" table:style-name="ce32">
            <text:p><text:s/>$1,59,88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32</text:p>
          </table:table-cell>
          <table:table-cell office:value-type="string" table:style-name="ce30">
            <text:p>Eli Gupt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2-05-19T00:00:00" table:style-name="ce31">
            <text:p>19-05-2012</text:p>
          </table:table-cell>
          <table:table-cell office:value-type="currency" office:value="160280" table:style-name="ce32">
            <text:p><text:s/>$1,60,28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23</text:p>
          </table:table-cell>
          <table:table-cell office:value-type="string" table:style-name="ce30">
            <text:p>Melody Valdez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8" table:style-name="ce30">
            <text:p>28</text:p>
          </table:table-cell>
          <table:table-cell office:value-type="date" office:date-value="2021-01-25T00:00:00" table:style-name="ce31">
            <text:p>25-01-2021</text:p>
          </table:table-cell>
          <table:table-cell office:value-type="currency" office:value="160385" table:style-name="ce32">
            <text:p><text:s/>$1,60,38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91</text:p>
          </table:table-cell>
          <table:table-cell office:value-type="string" table:style-name="ce30">
            <text:p>Aubrey Romer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9" table:style-name="ce30">
            <text:p>49</text:p>
          </table:table-cell>
          <table:table-cell office:value-type="date" office:date-value="1998-04-02T00:00:00" table:style-name="ce31">
            <text:p>02-04-1998</text:p>
          </table:table-cell>
          <table:table-cell office:value-type="currency" office:value="160832" table:style-name="ce32">
            <text:p><text:s/>$1,60,83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03</text:p>
          </table:table-cell>
          <table:table-cell office:value-type="string" table:style-name="ce30">
            <text:p>Skylar Liu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9" table:style-name="ce30">
            <text:p>29</text:p>
          </table:table-cell>
          <table:table-cell office:value-type="date" office:date-value="2020-08-09T00:00:00" table:style-name="ce31">
            <text:p>09-08-2020</text:p>
          </table:table-cell>
          <table:table-cell office:value-type="currency" office:value="161203" table:style-name="ce32">
            <text:p><text:s/>$1,61,20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94</text:p>
          </table:table-cell>
          <table:table-cell office:value-type="string" table:style-name="ce30">
            <text:p>Bella Holme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5" table:style-name="ce30">
            <text:p>35</text:p>
          </table:table-cell>
          <table:table-cell office:value-type="date" office:date-value="2017-06-26T00:00:00" table:style-name="ce31">
            <text:p>26-06-2017</text:p>
          </table:table-cell>
          <table:table-cell office:value-type="currency" office:value="161269" table:style-name="ce32">
            <text:p><text:s/>$1,61,26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67</text:p>
          </table:table-cell>
          <table:table-cell office:value-type="string" table:style-name="ce30">
            <text:p>Luke Zhe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9" table:style-name="ce30">
            <text:p>39</text:p>
          </table:table-cell>
          <table:table-cell office:value-type="date" office:date-value="2006-11-28T00:00:00" table:style-name="ce31">
            <text:p>28-11-2006</text:p>
          </table:table-cell>
          <table:table-cell office:value-type="currency" office:value="161690" table:style-name="ce32">
            <text:p><text:s/>$1,61,69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123</text:p>
          </table:table-cell>
          <table:table-cell office:value-type="string" table:style-name="ce30">
            <text:p>Madison Nels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7" table:style-name="ce30">
            <text:p>27</text:p>
          </table:table-cell>
          <table:table-cell office:value-type="date" office:date-value="2021-07-16T00:00:00" table:style-name="ce31">
            <text:p>16-07-2021</text:p>
          </table:table-cell>
          <table:table-cell office:value-type="currency" office:value="161759" table:style-name="ce32">
            <text:p><text:s/>$1,61,75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70</text:p>
          </table:table-cell>
          <table:table-cell office:value-type="string" table:style-name="ce30">
            <text:p>Carson Chau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8" table:style-name="ce30">
            <text:p>58</text:p>
          </table:table-cell>
          <table:table-cell office:value-type="date" office:date-value="2007-10-12T00:00:00" table:style-name="ce31">
            <text:p>12-10-2007</text:p>
          </table:table-cell>
          <table:table-cell office:value-type="currency" office:value="162038" table:style-name="ce32">
            <text:p><text:s/>$1,62,03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58</text:p>
          </table:table-cell>
          <table:table-cell office:value-type="string" table:style-name="ce30">
            <text:p>Alice Robert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4" table:style-name="ce30">
            <text:p>54</text:p>
          </table:table-cell>
          <table:table-cell office:value-type="date" office:date-value="1994-09-26T00:00:00" table:style-name="ce31">
            <text:p>26-09-1994</text:p>
          </table:table-cell>
          <table:table-cell office:value-type="currency" office:value="162978" table:style-name="ce32">
            <text:p><text:s/>$1,62,97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31" table:style-name="ce3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72</text:p>
          </table:table-cell>
          <table:table-cell office:value-type="string" table:style-name="ce30">
            <text:p>Luna Sander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0" table:style-name="ce30">
            <text:p>50</text:p>
          </table:table-cell>
          <table:table-cell office:value-type="date" office:date-value="2006-10-26T00:00:00" table:style-name="ce31">
            <text:p>26-10-2006</text:p>
          </table:table-cell>
          <table:table-cell office:value-type="currency" office:value="163099" table:style-name="ce32">
            <text:p><text:s/>$1,63,0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21</text:p>
          </table:table-cell>
          <table:table-cell office:value-type="string" table:style-name="ce30">
            <text:p>Jackson Navarr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2" table:style-name="ce30">
            <text:p>52</text:p>
          </table:table-cell>
          <table:table-cell office:value-type="date" office:date-value="2020-09-25T00:00:00" table:style-name="ce31">
            <text:p>25-09-2020</text:p>
          </table:table-cell>
          <table:table-cell office:value-type="currency" office:value="163143" table:style-name="ce32">
            <text:p><text:s/>$1,63,14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24</text:p>
          </table:table-cell>
          <table:table-cell office:value-type="string" table:style-name="ce30">
            <text:p>Caleb Nels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7-06-12T00:00:00" table:style-name="ce31">
            <text:p>12-06-2017</text:p>
          </table:table-cell>
          <table:table-cell office:value-type="currency" office:value="164396" table:style-name="ce32">
            <text:p><text:s/>$1,64,39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63</text:p>
          </table:table-cell>
          <table:table-cell office:value-type="string" table:style-name="ce30">
            <text:p>Savannah Singh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3" table:style-name="ce30">
            <text:p>53</text:p>
          </table:table-cell>
          <table:table-cell office:value-type="date" office:date-value="1997-06-20T00:00:00" table:style-name="ce31">
            <text:p>20-06-1997</text:p>
          </table:table-cell>
          <table:table-cell office:value-type="currency" office:value="164399" table:style-name="ce32">
            <text:p><text:s/>$1,64,3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85</text:p>
          </table:table-cell>
          <table:table-cell office:value-type="string" table:style-name="ce30">
            <text:p>Aria Xi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2-03-01T00:00:00" table:style-name="ce31">
            <text:p>01-03-2002</text:p>
          </table:table-cell>
          <table:table-cell office:value-type="currency" office:value="165181" table:style-name="ce32">
            <text:p><text:s/>$1,65,18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18</text:p>
          </table:table-cell>
          <table:table-cell office:value-type="string" table:style-name="ce30">
            <text:p>Aaron Garz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9" table:style-name="ce30">
            <text:p>39</text:p>
          </table:table-cell>
          <table:table-cell office:value-type="date" office:date-value="2013-12-27T00:00:00" table:style-name="ce31">
            <text:p>27-12-2013</text:p>
          </table:table-cell>
          <table:table-cell office:value-type="currency" office:value="165756" table:style-name="ce32">
            <text:p><text:s/>$1,65,75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99</text:p>
          </table:table-cell>
          <table:table-cell office:value-type="string" table:style-name="ce30">
            <text:p>Jade Roja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7" table:style-name="ce30">
            <text:p>37</text:p>
          </table:table-cell>
          <table:table-cell office:value-type="date" office:date-value="2019-01-28T00:00:00" table:style-name="ce31">
            <text:p>28-01-2019</text:p>
          </table:table-cell>
          <table:table-cell office:value-type="currency" office:value="165927" table:style-name="ce32">
            <text:p><text:s/>$1,65,92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62</text:p>
          </table:table-cell>
          <table:table-cell office:value-type="string" table:style-name="ce30">
            <text:p>Audrey Richards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6" table:style-name="ce30">
            <text:p>46</text:p>
          </table:table-cell>
          <table:table-cell office:value-type="date" office:date-value="2018-10-06T00:00:00" table:style-name="ce31">
            <text:p>06-10-2018</text:p>
          </table:table-cell>
          <table:table-cell office:value-type="currency" office:value="166259" table:style-name="ce32">
            <text:p><text:s/>$1,66,25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25</text:p>
          </table:table-cell>
          <table:table-cell office:value-type="string" table:style-name="ce30">
            <text:p>Adam Da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2-07-09T00:00:00" table:style-name="ce31">
            <text:p>09-07-2002</text:p>
          </table:table-cell>
          <table:table-cell office:value-type="currency" office:value="166331" table:style-name="ce32">
            <text:p><text:s/>$1,66,33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91</text:p>
          </table:table-cell>
          <table:table-cell office:value-type="string" table:style-name="ce30">
            <text:p>Ezekiel Desai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2" table:style-name="ce30">
            <text:p>42</text:p>
          </table:table-cell>
          <table:table-cell office:value-type="date" office:date-value="2003-01-15T00:00:00" table:style-name="ce31">
            <text:p>15-01-2003</text:p>
          </table:table-cell>
          <table:table-cell office:value-type="currency" office:value="166599" table:style-name="ce32">
            <text:p><text:s/>$1,66,5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87</text:p>
          </table:table-cell>
          <table:table-cell office:value-type="string" table:style-name="ce30">
            <text:p>Cora Zhe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18-01-03T00:00:00" table:style-name="ce31">
            <text:p>03-01-2018</text:p>
          </table:table-cell>
          <table:table-cell office:value-type="currency" office:value="167100" table:style-name="ce32">
            <text:p><text:s/>$1,67,10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30</text:p>
          </table:table-cell>
          <table:table-cell office:value-type="string" table:style-name="ce30">
            <text:p>Eva Colema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7" table:style-name="ce30">
            <text:p>37</text:p>
          </table:table-cell>
          <table:table-cell office:value-type="date" office:date-value="2009-09-20T00:00:00" table:style-name="ce31">
            <text:p>20-09-2009</text:p>
          </table:table-cell>
          <table:table-cell office:value-type="currency" office:value="167199" table:style-name="ce32">
            <text:p><text:s/>$1,67,1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24</text:p>
          </table:table-cell>
          <table:table-cell office:value-type="string" table:style-name="ce30">
            <text:p>William Wats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13-06-04T00:00:00" table:style-name="ce31">
            <text:p>04-06-2013</text:p>
          </table:table-cell>
          <table:table-cell office:value-type="currency" office:value="167526" table:style-name="ce32">
            <text:p><text:s/>$1,67,52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96</text:p>
          </table:table-cell>
          <table:table-cell office:value-type="string" table:style-name="ce30">
            <text:p>Adam Nels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5" table:style-name="ce30">
            <text:p>25</text:p>
          </table:table-cell>
          <table:table-cell office:value-type="date" office:date-value="2020-01-14T00:00:00" table:style-name="ce31">
            <text:p>14-01-2020</text:p>
          </table:table-cell>
          <table:table-cell office:value-type="currency" office:value="168014" table:style-name="ce32">
            <text:p><text:s/>$1,68,01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60</text:p>
          </table:table-cell>
          <table:table-cell office:value-type="string" table:style-name="ce30">
            <text:p>Dylan Tha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3" table:style-name="ce30">
            <text:p>53</text:p>
          </table:table-cell>
          <table:table-cell office:value-type="date" office:date-value="2012-10-22T00:00:00" table:style-name="ce31">
            <text:p>22-10-2012</text:p>
          </table:table-cell>
          <table:table-cell office:value-type="currency" office:value="168510" table:style-name="ce32">
            <text:p><text:s/>$1,68,5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01</text:p>
          </table:table-cell>
          <table:table-cell office:value-type="string" table:style-name="ce30">
            <text:p>Luca Truo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4-12-11T00:00:00" table:style-name="ce31">
            <text:p>11-12-2004</text:p>
          </table:table-cell>
          <table:table-cell office:value-type="currency" office:value="168846" table:style-name="ce32">
            <text:p><text:s/>$1,68,84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71</text:p>
          </table:table-cell>
          <table:table-cell office:value-type="string" table:style-name="ce30">
            <text:p>Luke Munoz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4" table:style-name="ce30">
            <text:p>64</text:p>
          </table:table-cell>
          <table:table-cell office:value-type="date" office:date-value="2017-08-25T00:00:00" table:style-name="ce31">
            <text:p>25-08-2017</text:p>
          </table:table-cell>
          <table:table-cell office:value-type="currency" office:value="169509" table:style-name="ce32">
            <text:p><text:s/>$1,69,50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87</text:p>
          </table:table-cell>
          <table:table-cell office:value-type="string" table:style-name="ce30">
            <text:p>Lillian Romer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7" table:style-name="ce30">
            <text:p>27</text:p>
          </table:table-cell>
          <table:table-cell office:value-type="date" office:date-value="2018-12-07T00:00:00" table:style-name="ce31">
            <text:p>07-12-2018</text:p>
          </table:table-cell>
          <table:table-cell office:value-type="currency" office:value="170164" table:style-name="ce32">
            <text:p><text:s/>$1,70,16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95</text:p>
          </table:table-cell>
          <table:table-cell office:value-type="string" table:style-name="ce30">
            <text:p>Mila Sot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5" table:style-name="ce30">
            <text:p>65</text:p>
          </table:table-cell>
          <table:table-cell office:value-type="date" office:date-value="2008-10-07T00:00:00" table:style-name="ce31">
            <text:p>07-10-2008</text:p>
          </table:table-cell>
          <table:table-cell office:value-type="currency" office:value="170221" table:style-name="ce32">
            <text:p><text:s/>$1,70,22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50</text:p>
          </table:table-cell>
          <table:table-cell office:value-type="string" table:style-name="ce30">
            <text:p>Evelyn Dinh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1" table:style-name="ce30">
            <text:p>41</text:p>
          </table:table-cell>
          <table:table-cell office:value-type="date" office:date-value="2018-08-10T00:00:00" table:style-name="ce31">
            <text:p>10-08-2018</text:p>
          </table:table-cell>
          <table:table-cell office:value-type="currency" office:value="171173" table:style-name="ce32">
            <text:p><text:s/>$1,71,17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91</text:p>
          </table:table-cell>
          <table:table-cell office:value-type="string" table:style-name="ce30">
            <text:p>Piper Su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2011-02-14T00:00:00" table:style-name="ce31">
            <text:p>14-02-2011</text:p>
          </table:table-cell>
          <table:table-cell office:value-type="currency" office:value="171217" table:style-name="ce32">
            <text:p><text:s/>$1,71,21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89</text:p>
          </table:table-cell>
          <table:table-cell office:value-type="string" table:style-name="ce30">
            <text:p>Mia Herrer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3" table:style-name="ce30">
            <text:p>43</text:p>
          </table:table-cell>
          <table:table-cell office:value-type="date" office:date-value="2014-10-16T00:00:00" table:style-name="ce31">
            <text:p>16-10-2014</text:p>
          </table:table-cell>
          <table:table-cell office:value-type="currency" office:value="171360" table:style-name="ce32">
            <text:p><text:s/>$1,71,36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20</text:p>
          </table:table-cell>
          <table:table-cell office:value-type="string" table:style-name="ce30">
            <text:p>Madison Li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7-03-06T00:00:00" table:style-name="ce31">
            <text:p>06-03-2017</text:p>
          </table:table-cell>
          <table:table-cell office:value-type="currency" office:value="171426" table:style-name="ce32">
            <text:p><text:s/>$1,71,42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05</text:p>
          </table:table-cell>
          <table:table-cell office:value-type="string" table:style-name="ce30">
            <text:p>Riley Washingt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9" table:style-name="ce30">
            <text:p>39</text:p>
          </table:table-cell>
          <table:table-cell office:value-type="date" office:date-value="2007-04-29T00:00:00" table:style-name="ce31">
            <text:p>29-04-2007</text:p>
          </table:table-cell>
          <table:table-cell office:value-type="currency" office:value="171487" table:style-name="ce32">
            <text:p><text:s/>$1,71,48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872</text:p>
          </table:table-cell>
          <table:table-cell office:value-type="string" table:style-name="ce30">
            <text:p>Isaac Stewart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5" table:style-name="ce30">
            <text:p>25</text:p>
          </table:table-cell>
          <table:table-cell office:value-type="date" office:date-value="2020-08-15T00:00:00" table:style-name="ce31">
            <text:p>15-08-2020</text:p>
          </table:table-cell>
          <table:table-cell office:value-type="currency" office:value="172007" table:style-name="ce32">
            <text:p><text:s/>$1,72,00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64</text:p>
          </table:table-cell>
          <table:table-cell office:value-type="string" table:style-name="ce30">
            <text:p>Matthew Howard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0" table:style-name="ce30">
            <text:p>50</text:p>
          </table:table-cell>
          <table:table-cell office:value-type="date" office:date-value="2021-10-17T00:00:00" table:style-name="ce31">
            <text:p>17-10-2021</text:p>
          </table:table-cell>
          <table:table-cell office:value-type="currency" office:value="172180" table:style-name="ce32">
            <text:p><text:s/>$1,72,18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484</text:p>
          </table:table-cell>
          <table:table-cell office:value-type="string" table:style-name="ce30">
            <text:p>Logan River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9" table:style-name="ce30">
            <text:p>59</text:p>
          </table:table-cell>
          <table:table-cell office:value-type="date" office:date-value="2002-05-24T00:00:00" table:style-name="ce31">
            <text:p>24-05-2002</text:p>
          </table:table-cell>
          <table:table-cell office:value-type="currency" office:value="172787" table:style-name="ce32">
            <text:p><text:s/>$1,72,78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09</text:p>
          </table:table-cell>
          <table:table-cell office:value-type="string" table:style-name="ce30">
            <text:p>Everleigh Jia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8" table:style-name="ce30">
            <text:p>58</text:p>
          </table:table-cell>
          <table:table-cell office:value-type="date" office:date-value="2003-05-14T00:00:00" table:style-name="ce31">
            <text:p>14-05-2003</text:p>
          </table:table-cell>
          <table:table-cell office:value-type="currency" office:value="173071" table:style-name="ce32">
            <text:p><text:s/>$1,73,07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02</text:p>
          </table:table-cell>
          <table:table-cell office:value-type="string" table:style-name="ce30">
            <text:p>Thomas Vazquez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6" table:style-name="ce30">
            <text:p>46</text:p>
          </table:table-cell>
          <table:table-cell office:value-type="date" office:date-value="2014-07-19T00:00:00" table:style-name="ce31">
            <text:p>19-07-2014</text:p>
          </table:table-cell>
          <table:table-cell office:value-type="currency" office:value="173629" table:style-name="ce32">
            <text:p><text:s/>$1,73,62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68</text:p>
          </table:table-cell>
          <table:table-cell office:value-type="string" table:style-name="ce30">
            <text:p>Ava Garz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7" table:style-name="ce30">
            <text:p>27</text:p>
          </table:table-cell>
          <table:table-cell office:value-type="date" office:date-value="2018-06-25T00:00:00" table:style-name="ce31">
            <text:p>25-06-2018</text:p>
          </table:table-cell>
          <table:table-cell office:value-type="currency" office:value="174097" table:style-name="ce32">
            <text:p><text:s/>$1,74,09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07</text:p>
          </table:table-cell>
          <table:table-cell office:value-type="string" table:style-name="ce30">
            <text:p>Skylar Evan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2" table:style-name="ce30">
            <text:p>42</text:p>
          </table:table-cell>
          <table:table-cell office:value-type="date" office:date-value="2009-06-04T00:00:00" table:style-name="ce31">
            <text:p>04-06-2009</text:p>
          </table:table-cell>
          <table:table-cell office:value-type="currency" office:value="174099" table:style-name="ce32">
            <text:p><text:s/>$1,74,0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37</text:p>
          </table:table-cell>
          <table:table-cell office:value-type="string" table:style-name="ce30">
            <text:p>Andrew Colema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19-05-15T00:00:00" table:style-name="ce31">
            <text:p>15-05-2019</text:p>
          </table:table-cell>
          <table:table-cell office:value-type="currency" office:value="174415" table:style-name="ce32">
            <text:p><text:s/>$1,74,41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78</text:p>
          </table:table-cell>
          <table:table-cell office:value-type="string" table:style-name="ce30">
            <text:p>Nicholas Wo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19-11-07T00:00:00" table:style-name="ce31">
            <text:p>07-11-2019</text:p>
          </table:table-cell>
          <table:table-cell office:value-type="currency" office:value="174607" table:style-name="ce32">
            <text:p><text:s/>$1,74,60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17</text:p>
          </table:table-cell>
          <table:table-cell office:value-type="string" table:style-name="ce30">
            <text:p>Connor Joseph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0" table:style-name="ce30">
            <text:p>50</text:p>
          </table:table-cell>
          <table:table-cell office:value-type="date" office:date-value="1998-07-22T00:00:00" table:style-name="ce31">
            <text:p>22-07-1998</text:p>
          </table:table-cell>
          <table:table-cell office:value-type="currency" office:value="174895" table:style-name="ce32">
            <text:p><text:s/>$1,74,89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63</text:p>
          </table:table-cell>
          <table:table-cell office:value-type="string" table:style-name="ce30">
            <text:p>Bella Powell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65" table:style-name="ce30">
            <text:p>65</text:p>
          </table:table-cell>
          <table:table-cell office:value-type="date" office:date-value="2002-03-04T00:00:00" table:style-name="ce31">
            <text:p>04-03-2002</text:p>
          </table:table-cell>
          <table:table-cell office:value-type="currency" office:value="175837" table:style-name="ce32">
            <text:p><text:s/>$1,75,83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28</text:p>
          </table:table-cell>
          <table:table-cell office:value-type="string" table:style-name="ce30">
            <text:p>Everleigh Espinoz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4" table:style-name="ce30">
            <text:p>54</text:p>
          </table:table-cell>
          <table:table-cell office:value-type="date" office:date-value="2018-01-22T00:00:00" table:style-name="ce31">
            <text:p>22-01-2018</text:p>
          </table:table-cell>
          <table:table-cell office:value-type="currency" office:value="176294" table:style-name="ce32">
            <text:p><text:s/>$1,76,29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80</text:p>
          </table:table-cell>
          <table:table-cell office:value-type="string" table:style-name="ce30">
            <text:p>Hailey Shi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2016-10-24T00:00:00" table:style-name="ce31">
            <text:p>24-10-2016</text:p>
          </table:table-cell>
          <table:table-cell office:value-type="currency" office:value="176324" table:style-name="ce32">
            <text:p><text:s/>$1,76,32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98</text:p>
          </table:table-cell>
          <table:table-cell office:value-type="string" table:style-name="ce30">
            <text:p>Oliver Ya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9-06-10T00:00:00" table:style-name="ce31">
            <text:p>10-06-2019</text:p>
          </table:table-cell>
          <table:table-cell office:value-type="currency" office:value="176710" table:style-name="ce32">
            <text:p><text:s/>$1,76,7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62</text:p>
          </table:table-cell>
          <table:table-cell office:value-type="string" table:style-name="ce30">
            <text:p>Kinsley Martinez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52" table:style-name="ce30">
            <text:p>52</text:p>
          </table:table-cell>
          <table:table-cell office:value-type="date" office:date-value="1993-08-28T00:00:00" table:style-name="ce31">
            <text:p>28-08-1993</text:p>
          </table:table-cell>
          <table:table-cell office:value-type="currency" office:value="177443" table:style-name="ce32">
            <text:p><text:s/>$1,77,44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32" table:style-name="ce3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07</text:p>
          </table:table-cell>
          <table:table-cell office:value-type="string" table:style-name="ce30">
            <text:p>Jameson Alle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2" table:style-name="ce30">
            <text:p>32</text:p>
          </table:table-cell>
          <table:table-cell office:value-type="date" office:date-value="2016-11-28T00:00:00" table:style-name="ce31">
            <text:p>28-11-2016</text:p>
          </table:table-cell>
          <table:table-cell office:value-type="currency" office:value="177443" table:style-name="ce32">
            <text:p><text:s/>$1,77,44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71</text:p>
          </table:table-cell>
          <table:table-cell office:value-type="string" table:style-name="ce30">
            <text:p>Hadley Contrera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60" table:style-name="ce30">
            <text:p>60</text:p>
          </table:table-cell>
          <table:table-cell office:value-type="date" office:date-value="2017-01-04T00:00:00" table:style-name="ce31">
            <text:p>04-01-2017</text:p>
          </table:table-cell>
          <table:table-cell office:value-type="currency" office:value="178502" table:style-name="ce32">
            <text:p><text:s/>$1,78,50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39</text:p>
          </table:table-cell>
          <table:table-cell office:value-type="string" table:style-name="ce30">
            <text:p>Rylee Yu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6" table:style-name="ce30">
            <text:p>36</text:p>
          </table:table-cell>
          <table:table-cell office:value-type="date" office:date-value="2015-09-29T00:00:00" table:style-name="ce31">
            <text:p>29-09-2015</text:p>
          </table:table-cell>
          <table:table-cell office:value-type="currency" office:value="178700" table:style-name="ce32">
            <text:p><text:s/>$1,78,70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68</text:p>
          </table:table-cell>
          <table:table-cell office:value-type="string" table:style-name="ce30">
            <text:p>Naomi Xi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3" table:style-name="ce30">
            <text:p>53</text:p>
          </table:table-cell>
          <table:table-cell office:value-type="date" office:date-value="2002-02-17T00:00:00" table:style-name="ce31">
            <text:p>17-02-2002</text:p>
          </table:table-cell>
          <table:table-cell office:value-type="currency" office:value="179494" table:style-name="ce32">
            <text:p><text:s/>$1,79,49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83</text:p>
          </table:table-cell>
          <table:table-cell office:value-type="string" table:style-name="ce30">
            <text:p>Lincoln Hall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20-07-28T00:00:00" table:style-name="ce31">
            <text:p>28-07-2020</text:p>
          </table:table-cell>
          <table:table-cell office:value-type="currency" office:value="180664" table:style-name="ce32">
            <text:p><text:s/>$1,80,66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70</text:p>
          </table:table-cell>
          <table:table-cell office:value-type="string" table:style-name="ce30">
            <text:p>Vivian Barne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2021-03-28T00:00:00" table:style-name="ce31">
            <text:p>28-03-2021</text:p>
          </table:table-cell>
          <table:table-cell office:value-type="currency" office:value="180687" table:style-name="ce32">
            <text:p><text:s/>$1,80,68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79</text:p>
          </table:table-cell>
          <table:table-cell office:value-type="string" table:style-name="ce30">
            <text:p>Cameron You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3" table:style-name="ce30">
            <text:p>63</text:p>
          </table:table-cell>
          <table:table-cell office:value-type="date" office:date-value="2016-01-18T00:00:00" table:style-name="ce31">
            <text:p>18-01-2016</text:p>
          </table:table-cell>
          <table:table-cell office:value-type="currency" office:value="180994" table:style-name="ce32">
            <text:p><text:s/>$1,80,99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01</text:p>
          </table:table-cell>
          <table:table-cell office:value-type="string" table:style-name="ce30">
            <text:p>Olivia Harri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63" table:style-name="ce30">
            <text:p>63</text:p>
          </table:table-cell>
          <table:table-cell office:value-type="date" office:date-value="2020-06-14T00:00:00" table:style-name="ce31">
            <text:p>14-06-2020</text:p>
          </table:table-cell>
          <table:table-cell office:value-type="currency" office:value="181216" table:style-name="ce32">
            <text:p><text:s/>$1,81,21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54</text:p>
          </table:table-cell>
          <table:table-cell office:value-type="string" table:style-name="ce30">
            <text:p>Joshua Ramirez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4" table:style-name="ce30">
            <text:p>44</text:p>
          </table:table-cell>
          <table:table-cell office:value-type="date" office:date-value="2007-09-10T00:00:00" table:style-name="ce31">
            <text:p>10-09-2007</text:p>
          </table:table-cell>
          <table:table-cell office:value-type="currency" office:value="181247" table:style-name="ce32">
            <text:p><text:s/>$1,81,24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49</text:p>
          </table:table-cell>
          <table:table-cell office:value-type="string" table:style-name="ce30">
            <text:p>Adam He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7-08-16T00:00:00" table:style-name="ce31">
            <text:p>16-08-2017</text:p>
          </table:table-cell>
          <table:table-cell office:value-type="currency" office:value="181356" table:style-name="ce32">
            <text:p><text:s/>$1,81,35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27</text:p>
          </table:table-cell>
          <table:table-cell office:value-type="string" table:style-name="ce30">
            <text:p>Emery Acost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2" table:style-name="ce30">
            <text:p>42</text:p>
          </table:table-cell>
          <table:table-cell office:value-type="date" office:date-value="2013-09-11T00:00:00" table:style-name="ce31">
            <text:p>11-09-2013</text:p>
          </table:table-cell>
          <table:table-cell office:value-type="currency" office:value="181452" table:style-name="ce32">
            <text:p><text:s/>$1,81,45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62</text:p>
          </table:table-cell>
          <table:table-cell office:value-type="string" table:style-name="ce30">
            <text:p>Elena Ta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0" table:style-name="ce30">
            <text:p>50</text:p>
          </table:table-cell>
          <table:table-cell office:value-type="date" office:date-value="2008-10-13T00:00:00" table:style-name="ce31">
            <text:p>13-10-2008</text:p>
          </table:table-cell>
          <table:table-cell office:value-type="currency" office:value="181801" table:style-name="ce32">
            <text:p><text:s/>$1,81,80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56</text:p>
          </table:table-cell>
          <table:table-cell office:value-type="string" table:style-name="ce30">
            <text:p>Grayson Walker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9" table:style-name="ce30">
            <text:p>29</text:p>
          </table:table-cell>
          <table:table-cell office:value-type="date" office:date-value="2017-02-19T00:00:00" table:style-name="ce31">
            <text:p>19-02-2017</text:p>
          </table:table-cell>
          <table:table-cell office:value-type="currency" office:value="181854" table:style-name="ce32">
            <text:p><text:s/>$1,81,85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13</text:p>
          </table:table-cell>
          <table:table-cell office:value-type="string" table:style-name="ce30">
            <text:p>Everly Lai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1998-04-01T00:00:00" table:style-name="ce31">
            <text:p>01-04-1998</text:p>
          </table:table-cell>
          <table:table-cell office:value-type="currency" office:value="182035" table:style-name="ce32">
            <text:p><text:s/>$1,82,03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7" table:style-name="ce3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35</text:p>
          </table:table-cell>
          <table:table-cell office:value-type="string" table:style-name="ce30">
            <text:p>Cora Jia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3" table:style-name="ce30">
            <text:p>53</text:p>
          </table:table-cell>
          <table:table-cell office:value-type="date" office:date-value="2008-04-30T00:00:00" table:style-name="ce31">
            <text:p>30-04-2008</text:p>
          </table:table-cell>
          <table:table-cell office:value-type="currency" office:value="182202" table:style-name="ce32">
            <text:p><text:s/>$1,82,20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83</text:p>
          </table:table-cell>
          <table:table-cell office:value-type="string" table:style-name="ce30">
            <text:p>Raelynn Ho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8" table:style-name="ce30">
            <text:p>28</text:p>
          </table:table-cell>
          <table:table-cell office:value-type="date" office:date-value="2019-12-11T00:00:00" table:style-name="ce31">
            <text:p>11-12-2019</text:p>
          </table:table-cell>
          <table:table-cell office:value-type="currency" office:value="182321" table:style-name="ce32">
            <text:p><text:s/>$1,82,32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68</text:p>
          </table:table-cell>
          <table:table-cell office:value-type="string" table:style-name="ce30">
            <text:p>Ian Flore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8" table:style-name="ce30">
            <text:p>48</text:p>
          </table:table-cell>
          <table:table-cell office:value-type="date" office:date-value="2019-12-10T00:00:00" table:style-name="ce31">
            <text:p>10-12-2019</text:p>
          </table:table-cell>
          <table:table-cell office:value-type="currency" office:value="183113" table:style-name="ce32">
            <text:p><text:s/>$1,83,11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72</text:p>
          </table:table-cell>
          <table:table-cell office:value-type="string" table:style-name="ce30">
            <text:p>Jade Li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7" table:style-name="ce30">
            <text:p>47</text:p>
          </table:table-cell>
          <table:table-cell office:value-type="date" office:date-value="2012-10-26T00:00:00" table:style-name="ce31">
            <text:p>26-10-2012</text:p>
          </table:table-cell>
          <table:table-cell office:value-type="currency" office:value="183156" table:style-name="ce32">
            <text:p><text:s/>$1,83,15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21</text:p>
          </table:table-cell>
          <table:table-cell office:value-type="string" table:style-name="ce30">
            <text:p>Jordan Truo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4-08-28T00:00:00" table:style-name="ce31">
            <text:p>28-08-2014</text:p>
          </table:table-cell>
          <table:table-cell office:value-type="currency" office:value="183161" table:style-name="ce32">
            <text:p><text:s/>$1,83,16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45</text:p>
          </table:table-cell>
          <table:table-cell office:value-type="string" table:style-name="ce30">
            <text:p>Elias Ahmed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2017-08-04T00:00:00" table:style-name="ce31">
            <text:p>04-08-2017</text:p>
          </table:table-cell>
          <table:table-cell office:value-type="currency" office:value="183190" table:style-name="ce32">
            <text:p><text:s/>$1,83,19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40</text:p>
          </table:table-cell>
          <table:table-cell office:value-type="string" table:style-name="ce30">
            <text:p>Adeline Thao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4" table:style-name="ce30">
            <text:p>54</text:p>
          </table:table-cell>
          <table:table-cell office:value-type="date" office:date-value="2007-09-05T00:00:00" table:style-name="ce31">
            <text:p>05-09-2007</text:p>
          </table:table-cell>
          <table:table-cell office:value-type="currency" office:value="183239" table:style-name="ce32">
            <text:p><text:s/>$1,83,23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42</text:p>
          </table:table-cell>
          <table:table-cell office:value-type="string" table:style-name="ce30">
            <text:p>Daniel Richardso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8-05-20T00:00:00" table:style-name="ce31">
            <text:p>20-05-2018</text:p>
          </table:table-cell>
          <table:table-cell office:value-type="currency" office:value="184368" table:style-name="ce32">
            <text:p><text:s/>$1,84,36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14</text:p>
          </table:table-cell>
          <table:table-cell office:value-type="string" table:style-name="ce30">
            <text:p>Christopher Lim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07-03-13T00:00:00" table:style-name="ce31">
            <text:p>13-03-2007</text:p>
          </table:table-cell>
          <table:table-cell office:value-type="currency" office:value="184648" table:style-name="ce32">
            <text:p><text:s/>$1,84,64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48</text:p>
          </table:table-cell>
          <table:table-cell office:value-type="string" table:style-name="ce30">
            <text:p>Genesis Zhu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4" table:style-name="ce30">
            <text:p>34</text:p>
          </table:table-cell>
          <table:table-cell office:value-type="date" office:date-value="2020-07-20T00:00:00" table:style-name="ce31">
            <text:p>20-07-2020</text:p>
          </table:table-cell>
          <table:table-cell office:value-type="currency" office:value="184960" table:style-name="ce32">
            <text:p><text:s/>$1,84,96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47</text:p>
          </table:table-cell>
          <table:table-cell office:value-type="string" table:style-name="ce30">
            <text:p>Aiden Gonzale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4" table:style-name="ce30">
            <text:p>44</text:p>
          </table:table-cell>
          <table:table-cell office:value-type="date" office:date-value="2021-03-28T00:00:00" table:style-name="ce31">
            <text:p>28-03-2021</text:p>
          </table:table-cell>
          <table:table-cell office:value-type="currency" office:value="186033" table:style-name="ce32">
            <text:p><text:s/>$1,86,033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712</text:p>
          </table:table-cell>
          <table:table-cell office:value-type="string" table:style-name="ce30">
            <text:p>James Singh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08-03-12T00:00:00" table:style-name="ce31">
            <text:p>12-03-2008</text:p>
          </table:table-cell>
          <table:table-cell office:value-type="currency" office:value="186138" table:style-name="ce32">
            <text:p><text:s/>$1,86,13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7" table:style-name="ce3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415</text:p>
          </table:table-cell>
          <table:table-cell office:value-type="string" table:style-name="ce30">
            <text:p>Penelope Fo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04-05-14T00:00:00" table:style-name="ce31">
            <text:p>14-05-2004</text:p>
          </table:table-cell>
          <table:table-cell office:value-type="currency" office:value="186378" table:style-name="ce32">
            <text:p><text:s/>$1,86,37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16</text:p>
          </table:table-cell>
          <table:table-cell office:value-type="string" table:style-name="ce30">
            <text:p>David Barnes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64" table:style-name="ce30">
            <text:p>64</text:p>
          </table:table-cell>
          <table:table-cell office:value-type="date" office:date-value="2013-11-03T00:00:00" table:style-name="ce31">
            <text:p>03-11-2013</text:p>
          </table:table-cell>
          <table:table-cell office:value-type="currency" office:value="186503" table:style-name="ce32">
            <text:p><text:s/>$1,86,50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40</text:p>
          </table:table-cell>
          <table:table-cell office:value-type="string" table:style-name="ce30">
            <text:p>Aiden Silv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2" table:style-name="ce30">
            <text:p>42</text:p>
          </table:table-cell>
          <table:table-cell office:value-type="date" office:date-value="2010-11-29T00:00:00" table:style-name="ce31">
            <text:p>29-11-2010</text:p>
          </table:table-cell>
          <table:table-cell office:value-type="currency" office:value="186725" table:style-name="ce32">
            <text:p><text:s/>$1,86,72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33</text:p>
          </table:table-cell>
          <table:table-cell office:value-type="string" table:style-name="ce30">
            <text:p>Grace Su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4-17T00:00:00" table:style-name="ce31">
            <text:p>17-04-2021</text:p>
          </table:table-cell>
          <table:table-cell office:value-type="currency" office:value="186870" table:style-name="ce32">
            <text:p><text:s/>$1,86,87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07</text:p>
          </table:table-cell>
          <table:table-cell office:value-type="string" table:style-name="ce30">
            <text:p>Hailey Lai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2012-07-23T00:00:00" table:style-name="ce31">
            <text:p>23-07-2012</text:p>
          </table:table-cell>
          <table:table-cell office:value-type="currency" office:value="187048" table:style-name="ce32">
            <text:p><text:s/>$1,87,04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83</text:p>
          </table:table-cell>
          <table:table-cell office:value-type="string" table:style-name="ce30">
            <text:p>Ezekiel Delgad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0" table:style-name="ce30">
            <text:p>40</text:p>
          </table:table-cell>
          <table:table-cell office:value-type="date" office:date-value="2020-02-07T00:00:00" table:style-name="ce31">
            <text:p>07-02-2020</text:p>
          </table:table-cell>
          <table:table-cell office:value-type="currency" office:value="187187" table:style-name="ce32">
            <text:p><text:s/>$1,87,187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41</text:p>
          </table:table-cell>
          <table:table-cell office:value-type="string" table:style-name="ce30">
            <text:p>Scarlett Hill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45" table:style-name="ce30">
            <text:p>45</text:p>
          </table:table-cell>
          <table:table-cell office:value-type="date" office:date-value="2018-04-22T00:00:00" table:style-name="ce31">
            <text:p>22-04-2018</text:p>
          </table:table-cell>
          <table:table-cell office:value-type="currency" office:value="187205" table:style-name="ce32">
            <text:p><text:s/>$1,87,2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00</text:p>
          </table:table-cell>
          <table:table-cell office:value-type="string" table:style-name="ce30">
            <text:p>Henry Shah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0-06-11T00:00:00" table:style-name="ce31">
            <text:p>11-06-2010</text:p>
          </table:table-cell>
          <table:table-cell office:value-type="currency" office:value="187389" table:style-name="ce32">
            <text:p><text:s/>$1,87,38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5" table:style-name="ce3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23</text:p>
          </table:table-cell>
          <table:table-cell office:value-type="string" table:style-name="ce30">
            <text:p>Gabriel Joseph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2" table:style-name="ce30">
            <text:p>52</text:p>
          </table:table-cell>
          <table:table-cell office:value-type="date" office:date-value="2006-10-28T00:00:00" table:style-name="ce31">
            <text:p>28-10-2006</text:p>
          </table:table-cell>
          <table:table-cell office:value-type="currency" office:value="187992" table:style-name="ce32">
            <text:p><text:s/>$1,87,99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94</text:p>
          </table:table-cell>
          <table:table-cell office:value-type="string" table:style-name="ce30">
            <text:p>Madison Kumar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0-10-17T00:00:00" table:style-name="ce31">
            <text:p>17-10-2010</text:p>
          </table:table-cell>
          <table:table-cell office:value-type="currency" office:value="188727" table:style-name="ce32">
            <text:p><text:s/>$1,88,72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19</text:p>
          </table:table-cell>
          <table:table-cell office:value-type="string" table:style-name="ce30">
            <text:p>Jack Maldonad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1" table:style-name="ce30">
            <text:p>31</text:p>
          </table:table-cell>
          <table:table-cell office:value-type="date" office:date-value="2020-08-26T00:00:00" table:style-name="ce31">
            <text:p>26-08-2020</text:p>
          </table:table-cell>
          <table:table-cell office:value-type="currency" office:value="189290" table:style-name="ce32">
            <text:p><text:s/>$1,89,29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25</text:p>
          </table:table-cell>
          <table:table-cell office:value-type="string" table:style-name="ce30">
            <text:p>Lucy Alexander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5" table:style-name="ce30">
            <text:p>45</text:p>
          </table:table-cell>
          <table:table-cell office:value-type="date" office:date-value="2014-10-29T00:00:00" table:style-name="ce31">
            <text:p>29-10-2014</text:p>
          </table:table-cell>
          <table:table-cell office:value-type="currency" office:value="189420" table:style-name="ce32">
            <text:p><text:s/>$1,89,42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78</text:p>
          </table:table-cell>
          <table:table-cell office:value-type="string" table:style-name="ce30">
            <text:p>Nicholas River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07-04-13T00:00:00" table:style-name="ce31">
            <text:p>13-04-2007</text:p>
          </table:table-cell>
          <table:table-cell office:value-type="currency" office:value="189680" table:style-name="ce32">
            <text:p><text:s/>$1,89,680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16</text:p>
          </table:table-cell>
          <table:table-cell office:value-type="string" table:style-name="ce30">
            <text:p>Everleigh Fernandez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0" table:style-name="ce30">
            <text:p>30</text:p>
          </table:table-cell>
          <table:table-cell office:value-type="date" office:date-value="2016-05-22T00:00:00" table:style-name="ce31">
            <text:p>22-05-2016</text:p>
          </table:table-cell>
          <table:table-cell office:value-type="currency" office:value="189702" table:style-name="ce32">
            <text:p><text:s/>$1,89,702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87</text:p>
          </table:table-cell>
          <table:table-cell office:value-type="string" table:style-name="ce30">
            <text:p>Miles Meht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1996-05-02T00:00:00" table:style-name="ce31">
            <text:p>02-05-1996</text:p>
          </table:table-cell>
          <table:table-cell office:value-type="currency" office:value="189933" table:style-name="ce32">
            <text:p><text:s/>$1,89,93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07</text:p>
          </table:table-cell>
          <table:table-cell office:value-type="string" table:style-name="ce30">
            <text:p>Camila Watso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2" table:style-name="ce30">
            <text:p>32</text:p>
          </table:table-cell>
          <table:table-cell office:value-type="date" office:date-value="2018-01-02T00:00:00" table:style-name="ce31">
            <text:p>02-01-2018</text:p>
          </table:table-cell>
          <table:table-cell office:value-type="currency" office:value="190253" table:style-name="ce32">
            <text:p><text:s/>$1,90,25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42</text:p>
          </table:table-cell>
          <table:table-cell office:value-type="string" table:style-name="ce30">
            <text:p>Samantha Barne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9" table:style-name="ce30">
            <text:p>29</text:p>
          </table:table-cell>
          <table:table-cell office:value-type="date" office:date-value="2017-01-05T00:00:00" table:style-name="ce31">
            <text:p>05-01-2017</text:p>
          </table:table-cell>
          <table:table-cell office:value-type="currency" office:value="190401" table:style-name="ce32">
            <text:p><text:s/>$1,90,40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10</text:p>
          </table:table-cell>
          <table:table-cell office:value-type="string" table:style-name="ce30">
            <text:p>Jordan Phillip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5" table:style-name="ce30">
            <text:p>45</text:p>
          </table:table-cell>
          <table:table-cell office:value-type="date" office:date-value="2010-12-12T00:00:00" table:style-name="ce31">
            <text:p>12-12-2010</text:p>
          </table:table-cell>
          <table:table-cell office:value-type="currency" office:value="190512" table:style-name="ce32">
            <text:p><text:s/>$1,90,51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85</text:p>
          </table:table-cell>
          <table:table-cell office:value-type="string" table:style-name="ce30">
            <text:p>Isla Wo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6" table:style-name="ce30">
            <text:p>56</text:p>
          </table:table-cell>
          <table:table-cell office:value-type="date" office:date-value="2014-03-16T00:00:00" table:style-name="ce31">
            <text:p>16-03-2014</text:p>
          </table:table-cell>
          <table:table-cell office:value-type="currency" office:value="190815" table:style-name="ce32">
            <text:p><text:s/>$1,90,81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37</text:p>
          </table:table-cell>
          <table:table-cell office:value-type="string" table:style-name="ce30">
            <text:p>Samuel So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5-06-29T00:00:00" table:style-name="ce31">
            <text:p>29-06-2015</text:p>
          </table:table-cell>
          <table:table-cell office:value-type="currency" office:value="191026" table:style-name="ce32">
            <text:p><text:s/>$1,91,02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66</text:p>
          </table:table-cell>
          <table:table-cell office:value-type="string" table:style-name="ce30">
            <text:p>Lyla Yoo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8" table:style-name="ce30">
            <text:p>38</text:p>
          </table:table-cell>
          <table:table-cell office:value-type="date" office:date-value="2012-12-13T00:00:00" table:style-name="ce31">
            <text:p>13-12-2012</text:p>
          </table:table-cell>
          <table:table-cell office:value-type="currency" office:value="191571" table:style-name="ce32">
            <text:p><text:s/>$1,91,57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14</text:p>
          </table:table-cell>
          <table:table-cell office:value-type="string" table:style-name="ce30">
            <text:p>Lucas Pha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1999-02-19T00:00:00" table:style-name="ce31">
            <text:p>19-02-1999</text:p>
          </table:table-cell>
          <table:table-cell office:value-type="currency" office:value="191807" table:style-name="ce32">
            <text:p><text:s/>$1,91,80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86</text:p>
          </table:table-cell>
          <table:table-cell office:value-type="string" table:style-name="ce30">
            <text:p>Mason Cho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9" table:style-name="ce30">
            <text:p>59</text:p>
          </table:table-cell>
          <table:table-cell office:value-type="date" office:date-value="2011-05-18T00:00:00" table:style-name="ce31">
            <text:p>18-05-2011</text:p>
          </table:table-cell>
          <table:table-cell office:value-type="currency" office:value="192213" table:style-name="ce32">
            <text:p><text:s/>$1,92,21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47</text:p>
          </table:table-cell>
          <table:table-cell office:value-type="string" table:style-name="ce30">
            <text:p>Kinsley Acost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2" table:style-name="ce30">
            <text:p>32</text:p>
          </table:table-cell>
          <table:table-cell office:value-type="date" office:date-value="2020-07-22T00:00:00" table:style-name="ce31">
            <text:p>22-07-2020</text:p>
          </table:table-cell>
          <table:table-cell office:value-type="currency" office:value="192749" table:style-name="ce32">
            <text:p><text:s/>$1,92,74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81</text:p>
          </table:table-cell>
          <table:table-cell office:value-type="string" table:style-name="ce30">
            <text:p>Athena Vu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07-03-06T00:00:00" table:style-name="ce31">
            <text:p>06-03-2007</text:p>
          </table:table-cell>
          <table:table-cell office:value-type="currency" office:value="193044" table:style-name="ce32">
            <text:p><text:s/>$1,93,04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54</text:p>
          </table:table-cell>
          <table:table-cell office:value-type="string" table:style-name="ce30">
            <text:p>Austin Brown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07-08-08T00:00:00" table:style-name="ce31">
            <text:p>08-08-2007</text:p>
          </table:table-cell>
          <table:table-cell office:value-type="currency" office:value="194723" table:style-name="ce32">
            <text:p><text:s/>$1,94,72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68</text:p>
          </table:table-cell>
          <table:table-cell office:value-type="string" table:style-name="ce30">
            <text:p>Everly Colema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15-02-18T00:00:00" table:style-name="ce31">
            <text:p>18-02-2015</text:p>
          </table:table-cell>
          <table:table-cell office:value-type="currency" office:value="194871" table:style-name="ce32">
            <text:p><text:s/>$1,94,87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940</text:p>
          </table:table-cell>
          <table:table-cell office:value-type="string" table:style-name="ce30">
            <text:p>Hudson William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36" table:style-name="ce30">
            <text:p>36</text:p>
          </table:table-cell>
          <table:table-cell office:value-type="date" office:date-value="2018-03-19T00:00:00" table:style-name="ce31">
            <text:p>19-03-2018</text:p>
          </table:table-cell>
          <table:table-cell office:value-type="currency" office:value="195200" table:style-name="ce32">
            <text:p><text:s/>$1,95,20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58</text:p>
          </table:table-cell>
          <table:table-cell office:value-type="string" table:style-name="ce30">
            <text:p>John Ch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7" table:style-name="ce30">
            <text:p>47</text:p>
          </table:table-cell>
          <table:table-cell office:value-type="date" office:date-value="2019-11-03T00:00:00" table:style-name="ce31">
            <text:p>03-11-2019</text:p>
          </table:table-cell>
          <table:table-cell office:value-type="currency" office:value="195385" table:style-name="ce32">
            <text:p><text:s/>$1,95,38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30</text:p>
          </table:table-cell>
          <table:table-cell office:value-type="string" table:style-name="ce30">
            <text:p>Paisley Ka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1" table:style-name="ce30">
            <text:p>61</text:p>
          </table:table-cell>
          <table:table-cell office:value-type="date" office:date-value="2017-03-10T00:00:00" table:style-name="ce31">
            <text:p>10-03-2017</text:p>
          </table:table-cell>
          <table:table-cell office:value-type="currency" office:value="196951" table:style-name="ce32">
            <text:p><text:s/>$1,96,95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06</text:p>
          </table:table-cell>
          <table:table-cell office:value-type="string" table:style-name="ce30">
            <text:p>Jaxson Mai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8" table:style-name="ce30">
            <text:p>48</text:p>
          </table:table-cell>
          <table:table-cell office:value-type="date" office:date-value="2014-03-08T00:00:00" table:style-name="ce31">
            <text:p>08-03-2014</text:p>
          </table:table-cell>
          <table:table-cell office:value-type="currency" office:value="197367" table:style-name="ce32">
            <text:p><text:s/>$1,97,36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03</text:p>
          </table:table-cell>
          <table:table-cell office:value-type="string" table:style-name="ce30">
            <text:p>Nora Park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9" table:style-name="ce30">
            <text:p>29</text:p>
          </table:table-cell>
          <table:table-cell office:value-type="date" office:date-value="2017-06-28T00:00:00" table:style-name="ce31">
            <text:p>28-06-2017</text:p>
          </table:table-cell>
          <table:table-cell office:value-type="currency" office:value="197649" table:style-name="ce32">
            <text:p><text:s/>$1,97,64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93</text:p>
          </table:table-cell>
          <table:table-cell office:value-type="string" table:style-name="ce30">
            <text:p>Josephine Acost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0" table:style-name="ce30">
            <text:p>40</text:p>
          </table:table-cell>
          <table:table-cell office:value-type="date" office:date-value="2020-09-20T00:00:00" table:style-name="ce31">
            <text:p>20-09-2020</text:p>
          </table:table-cell>
          <table:table-cell office:value-type="currency" office:value="198176" table:style-name="ce32">
            <text:p><text:s/>$1,98,17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59</text:p>
          </table:table-cell>
          <table:table-cell office:value-type="string" table:style-name="ce30">
            <text:p>Greyson Lam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02-08T00:00:00" table:style-name="ce31">
            <text:p>08-02-2021</text:p>
          </table:table-cell>
          <table:table-cell office:value-type="currency" office:value="198243" table:style-name="ce32">
            <text:p><text:s/>$1,98,24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044</text:p>
          </table:table-cell>
          <table:table-cell office:value-type="string" table:style-name="ce30">
            <text:p>Scarlett Jenkin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3" table:style-name="ce30">
            <text:p>53</text:p>
          </table:table-cell>
          <table:table-cell office:value-type="date" office:date-value="2011-11-09T00:00:00" table:style-name="ce31">
            <text:p>09-11-2011</text:p>
          </table:table-cell>
          <table:table-cell office:value-type="currency" office:value="198473" table:style-name="ce32">
            <text:p><text:s/>$1,98,47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52</text:p>
          </table:table-cell>
          <table:table-cell office:value-type="string" table:style-name="ce30">
            <text:p>Leilani Thao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8" table:style-name="ce30">
            <text:p>38</text:p>
          </table:table-cell>
          <table:table-cell office:value-type="date" office:date-value="2007-05-30T00:00:00" table:style-name="ce31">
            <text:p>30-05-2007</text:p>
          </table:table-cell>
          <table:table-cell office:value-type="currency" office:value="198562" table:style-name="ce32">
            <text:p><text:s/>$1,98,56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16</text:p>
          </table:table-cell>
          <table:table-cell office:value-type="string" table:style-name="ce30">
            <text:p>Leilani Chow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7" table:style-name="ce30">
            <text:p>27</text:p>
          </table:table-cell>
          <table:table-cell office:value-type="date" office:date-value="2021-02-23T00:00:00" table:style-name="ce31">
            <text:p>23-02-2021</text:p>
          </table:table-cell>
          <table:table-cell office:value-type="currency" office:value="199041" table:style-name="ce32">
            <text:p><text:s/>$1,99,04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90</text:p>
          </table:table-cell>
          <table:table-cell office:value-type="string" table:style-name="ce30">
            <text:p>Ethan Mehta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01-07-20T00:00:00" table:style-name="ce31">
            <text:p>20-07-2001</text:p>
          </table:table-cell>
          <table:table-cell office:value-type="currency" office:value="199176" table:style-name="ce32">
            <text:p><text:s/>$1,99,17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55</text:p>
          </table:table-cell>
          <table:table-cell office:value-type="string" table:style-name="ce30">
            <text:p>Austin Roja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29" table:style-name="ce30">
            <text:p>29</text:p>
          </table:table-cell>
          <table:table-cell office:value-type="date" office:date-value="2018-12-05T00:00:00" table:style-name="ce31">
            <text:p>05-12-2018</text:p>
          </table:table-cell>
          <table:table-cell office:value-type="currency" office:value="199504" table:style-name="ce32">
            <text:p><text:s/>$1,99,50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58</text:p>
          </table:table-cell>
          <table:table-cell office:value-type="string" table:style-name="ce30">
            <text:p>Liam Zha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9" table:style-name="ce30">
            <text:p>29</text:p>
          </table:table-cell>
          <table:table-cell office:value-type="date" office:date-value="2021-09-15T00:00:00" table:style-name="ce31">
            <text:p>15-09-2021</text:p>
          </table:table-cell>
          <table:table-cell office:value-type="currency" office:value="199783" table:style-name="ce32">
            <text:p><text:s/>$1,99,78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74</text:p>
          </table:table-cell>
          <table:table-cell office:value-type="string" table:style-name="ce30">
            <text:p>John Moore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2" table:style-name="ce30">
            <text:p>52</text:p>
          </table:table-cell>
          <table:table-cell office:value-type="date" office:date-value="2005-11-08T00:00:00" table:style-name="ce31">
            <text:p>08-11-2005</text:p>
          </table:table-cell>
          <table:table-cell office:value-type="currency" office:value="199808" table:style-name="ce32">
            <text:p><text:s/>$1,99,80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67</text:p>
          </table:table-cell>
          <table:table-cell office:value-type="string" table:style-name="ce30">
            <text:p>John Dang</text:p>
          </table:table-cell>
          <table:table-cell office:value-type="string" table:style-name="ce30">
            <text:p>Director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8" table:style-name="ce30">
            <text:p>58</text:p>
          </table:table-cell>
          <table:table-cell office:value-type="date" office:date-value="1992-03-19T00:00:00" table:style-name="ce31">
            <text:p>19-03-1992</text:p>
          </table:table-cell>
          <table:table-cell office:value-type="currency" office:value="199848" table:style-name="ce32">
            <text:p><text:s/>$1,99,84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33" table:style-name="ce3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14</text:p>
          </table:table-cell>
          <table:table-cell office:value-type="string" table:style-name="ce30">
            <text:p>Maria Wilso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51" table:style-name="ce30">
            <text:p>51</text:p>
          </table:table-cell>
          <table:table-cell office:value-type="date" office:date-value="1996-06-14T00:00:00" table:style-name="ce31">
            <text:p>14-06-1996</text:p>
          </table:table-cell>
          <table:table-cell office:value-type="currency" office:value="200246" table:style-name="ce32">
            <text:p><text:s/>$2,00,24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9" table:style-name="ce3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40</text:p>
          </table:table-cell>
          <table:table-cell office:value-type="string" table:style-name="ce30">
            <text:p>Naomi Zhao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21-09-22T00:00:00" table:style-name="ce31">
            <text:p>22-09-2021</text:p>
          </table:table-cell>
          <table:table-cell office:value-type="currency" office:value="201396" table:style-name="ce32">
            <text:p><text:s/>$2,01,39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83</text:p>
          </table:table-cell>
          <table:table-cell office:value-type="string" table:style-name="ce30">
            <text:p>Brooks Marquez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1" table:style-name="ce30">
            <text:p>61</text:p>
          </table:table-cell>
          <table:table-cell office:value-type="date" office:date-value="2019-09-24T00:00:00" table:style-name="ce31">
            <text:p>24-09-2019</text:p>
          </table:table-cell>
          <table:table-cell office:value-type="currency" office:value="201464" table:style-name="ce32">
            <text:p><text:s/>$2,01,46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87</text:p>
          </table:table-cell>
          <table:table-cell office:value-type="string" table:style-name="ce30">
            <text:p>Caroline Nelso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6" table:style-name="ce30">
            <text:p>36</text:p>
          </table:table-cell>
          <table:table-cell office:value-type="date" office:date-value="2014-01-11T00:00:00" table:style-name="ce31">
            <text:p>11-01-2014</text:p>
          </table:table-cell>
          <table:table-cell office:value-type="currency" office:value="202323" table:style-name="ce32">
            <text:p><text:s/>$2,02,32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79</text:p>
          </table:table-cell>
          <table:table-cell office:value-type="string" table:style-name="ce30">
            <text:p>Robert Zha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5-09-24T00:00:00" table:style-name="ce31">
            <text:p>24-09-2015</text:p>
          </table:table-cell>
          <table:table-cell office:value-type="currency" office:value="202680" table:style-name="ce32">
            <text:p><text:s/>$2,02,68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47</text:p>
          </table:table-cell>
          <table:table-cell office:value-type="string" table:style-name="ce30">
            <text:p>Hailey Sanchez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2" table:style-name="ce30">
            <text:p>32</text:p>
          </table:table-cell>
          <table:table-cell office:value-type="date" office:date-value="2014-02-05T00:00:00" table:style-name="ce31">
            <text:p>05-02-2014</text:p>
          </table:table-cell>
          <table:table-cell office:value-type="currency" office:value="203445" table:style-name="ce32">
            <text:p><text:s/>$2,03,445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25</text:p>
          </table:table-cell>
          <table:table-cell office:value-type="string" table:style-name="ce30">
            <text:p>Anthony Roger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3" table:style-name="ce30">
            <text:p>33</text:p>
          </table:table-cell>
          <table:table-cell office:value-type="date" office:date-value="2015-06-18T00:00:00" table:style-name="ce31">
            <text:p>18-06-2015</text:p>
          </table:table-cell>
          <table:table-cell office:value-type="currency" office:value="205314" table:style-name="ce32">
            <text:p><text:s/>$2,05,31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91</text:p>
          </table:table-cell>
          <table:table-cell office:value-type="string" table:style-name="ce30">
            <text:p>Thomas Padill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7" table:style-name="ce30">
            <text:p>57</text:p>
          </table:table-cell>
          <table:table-cell office:value-type="date" office:date-value="2003-07-26T00:00:00" table:style-name="ce31">
            <text:p>26-07-2003</text:p>
          </table:table-cell>
          <table:table-cell office:value-type="currency" office:value="206624" table:style-name="ce32">
            <text:p><text:s/>$2,06,62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071</text:p>
          </table:table-cell>
          <table:table-cell office:value-type="string" table:style-name="ce30">
            <text:p>Mateo Her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4" table:style-name="ce30">
            <text:p>44</text:p>
          </table:table-cell>
          <table:table-cell office:value-type="date" office:date-value="2014-03-02T00:00:00" table:style-name="ce31">
            <text:p>02-03-2014</text:p>
          </table:table-cell>
          <table:table-cell office:value-type="currency" office:value="207172" table:style-name="ce32">
            <text:p><text:s/>$2,07,17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95</text:p>
          </table:table-cell>
          <table:table-cell office:value-type="string" table:style-name="ce30">
            <text:p>Eloise Alexander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28" table:style-name="ce30">
            <text:p>28</text:p>
          </table:table-cell>
          <table:table-cell office:value-type="date" office:date-value="2018-01-21T00:00:00" table:style-name="ce31">
            <text:p>21-01-2018</text:p>
          </table:table-cell>
          <table:table-cell office:value-type="currency" office:value="208210" table:style-name="ce32">
            <text:p><text:s/>$2,08,21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49</text:p>
          </table:table-cell>
          <table:table-cell office:value-type="string" table:style-name="ce30">
            <text:p>Penelope Guerrero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3" table:style-name="ce30">
            <text:p>43</text:p>
          </table:table-cell>
          <table:table-cell office:value-type="date" office:date-value="2009-08-04T00:00:00" table:style-name="ce31">
            <text:p>04-08-2009</text:p>
          </table:table-cell>
          <table:table-cell office:value-type="currency" office:value="208415" table:style-name="ce32">
            <text:p><text:s/>$2,08,41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06</text:p>
          </table:table-cell>
          <table:table-cell office:value-type="string" table:style-name="ce30">
            <text:p>Autumn Leu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25" table:style-name="ce30">
            <text:p>25</text:p>
          </table:table-cell>
          <table:table-cell office:value-type="date" office:date-value="2021-11-15T00:00:00" table:style-name="ce31">
            <text:p>15-11-2021</text:p>
          </table:table-cell>
          <table:table-cell office:value-type="currency" office:value="210708" table:style-name="ce32">
            <text:p><text:s/>$2,10,70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37</text:p>
          </table:table-cell>
          <table:table-cell office:value-type="string" table:style-name="ce30">
            <text:p>Kennedy Rahma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9" table:style-name="ce30">
            <text:p>49</text:p>
          </table:table-cell>
          <table:table-cell office:value-type="date" office:date-value="2003-02-28T00:00:00" table:style-name="ce31">
            <text:p>28-02-2003</text:p>
          </table:table-cell>
          <table:table-cell office:value-type="currency" office:value="211291" table:style-name="ce32">
            <text:p><text:s/>$2,11,29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2" table:style-name="ce3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68</text:p>
          </table:table-cell>
          <table:table-cell office:value-type="string" table:style-name="ce30">
            <text:p>Ella Hua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5" table:style-name="ce30">
            <text:p>45</text:p>
          </table:table-cell>
          <table:table-cell office:value-type="date" office:date-value="2016-02-28T00:00:00" table:style-name="ce31">
            <text:p>28-02-2016</text:p>
          </table:table-cell>
          <table:table-cell office:value-type="currency" office:value="211637" table:style-name="ce32">
            <text:p><text:s/>$2,11,63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672</text:p>
          </table:table-cell>
          <table:table-cell office:value-type="string" table:style-name="ce30">
            <text:p>Landon Luu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5-07-12T00:00:00" table:style-name="ce31">
            <text:p>12-07-2015</text:p>
          </table:table-cell>
          <table:table-cell office:value-type="currency" office:value="215388" table:style-name="ce32">
            <text:p><text:s/>$2,15,38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545</text:p>
          </table:table-cell>
          <table:table-cell office:value-type="string" table:style-name="ce30">
            <text:p>Sofia Che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20-07-26T00:00:00" table:style-name="ce31">
            <text:p>26-07-2020</text:p>
          </table:table-cell>
          <table:table-cell office:value-type="currency" office:value="216195" table:style-name="ce32">
            <text:p><text:s/>$2,16,19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29</text:p>
          </table:table-cell>
          <table:table-cell office:value-type="string" table:style-name="ce30">
            <text:p>Ezekiel Fo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6" table:style-name="ce30">
            <text:p>56</text:p>
          </table:table-cell>
          <table:table-cell office:value-type="date" office:date-value="2004-02-25T00:00:00" table:style-name="ce31">
            <text:p>25-02-2004</text:p>
          </table:table-cell>
          <table:table-cell office:value-type="currency" office:value="216949" table:style-name="ce32">
            <text:p><text:s/>$2,16,94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88</text:p>
          </table:table-cell>
          <table:table-cell office:value-type="string" table:style-name="ce30">
            <text:p>Ezra Lia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52" table:style-name="ce30">
            <text:p>52</text:p>
          </table:table-cell>
          <table:table-cell office:value-type="date" office:date-value="1997-05-26T00:00:00" table:style-name="ce31">
            <text:p>26-05-1997</text:p>
          </table:table-cell>
          <table:table-cell office:value-type="currency" office:value="216999" table:style-name="ce32">
            <text:p><text:s/>$2,16,99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8" table:style-name="ce3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80</text:p>
          </table:table-cell>
          <table:table-cell office:value-type="string" table:style-name="ce30">
            <text:p>Alice Thompso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07-04-25T00:00:00" table:style-name="ce31">
            <text:p>25-04-2007</text:p>
          </table:table-cell>
          <table:table-cell office:value-type="currency" office:value="217783" table:style-name="ce32">
            <text:p><text:s/>$2,17,78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52</text:p>
          </table:table-cell>
          <table:table-cell office:value-type="string" table:style-name="ce30">
            <text:p>Luna Liu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6" table:style-name="ce30">
            <text:p>36</text:p>
          </table:table-cell>
          <table:table-cell office:value-type="date" office:date-value="2014-02-22T00:00:00" table:style-name="ce31">
            <text:p>22-02-2014</text:p>
          </table:table-cell>
          <table:table-cell office:value-type="currency" office:value="218530" table:style-name="ce32">
            <text:p><text:s/>$2,18,530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1" table:style-name="ce3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59</text:p>
          </table:table-cell>
          <table:table-cell office:value-type="string" table:style-name="ce30">
            <text:p>Claire Romero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7" table:style-name="ce30">
            <text:p>37</text:p>
          </table:table-cell>
          <table:table-cell office:value-type="date" office:date-value="2011-07-21T00:00:00" table:style-name="ce31">
            <text:p>21-07-2011</text:p>
          </table:table-cell>
          <table:table-cell office:value-type="currency" office:value="219474" table:style-name="ce32">
            <text:p><text:s/>$2,19,47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90</text:p>
          </table:table-cell>
          <table:table-cell office:value-type="string" table:style-name="ce30">
            <text:p>Nevaeh Jone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1" table:style-name="ce30">
            <text:p>31</text:p>
          </table:table-cell>
          <table:table-cell office:value-type="date" office:date-value="2020-08-20T00:00:00" table:style-name="ce31">
            <text:p>20-08-2020</text:p>
          </table:table-cell>
          <table:table-cell office:value-type="currency" office:value="219693" table:style-name="ce32">
            <text:p><text:s/>$2,19,69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32</text:p>
          </table:table-cell>
          <table:table-cell office:value-type="string" table:style-name="ce30">
            <text:p>Samantha Foster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4" table:style-name="ce30">
            <text:p>34</text:p>
          </table:table-cell>
          <table:table-cell office:value-type="date" office:date-value="2019-07-27T00:00:00" table:style-name="ce31">
            <text:p>27-07-2019</text:p>
          </table:table-cell>
          <table:table-cell office:value-type="currency" office:value="220937" table:style-name="ce32">
            <text:p><text:s/>$2,20,93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39</text:p>
          </table:table-cell>
          <table:table-cell office:value-type="string" table:style-name="ce30">
            <text:p>Hadley Parker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0" table:style-name="ce30">
            <text:p>30</text:p>
          </table:table-cell>
          <table:table-cell office:value-type="date" office:date-value="2016-09-21T00:00:00" table:style-name="ce31">
            <text:p>21-09-2016</text:p>
          </table:table-cell>
          <table:table-cell office:value-type="currency" office:value="221217" table:style-name="ce32">
            <text:p><text:s/>$2,21,21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893</text:p>
          </table:table-cell>
          <table:table-cell office:value-type="string" table:style-name="ce30">
            <text:p>Alice Xio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5" table:style-name="ce30">
            <text:p>55</text:p>
          </table:table-cell>
          <table:table-cell office:value-type="date" office:date-value="2018-09-02T00:00:00" table:style-name="ce31">
            <text:p>02-09-2018</text:p>
          </table:table-cell>
          <table:table-cell office:value-type="currency" office:value="221465" table:style-name="ce32">
            <text:p><text:s/>$2,21,465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995</text:p>
          </table:table-cell>
          <table:table-cell office:value-type="string" table:style-name="ce30">
            <text:p>Jonathan Ho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1-06-25T00:00:00" table:style-name="ce31">
            <text:p>25-06-2011</text:p>
          </table:table-cell>
          <table:table-cell office:value-type="currency" office:value="221592" table:style-name="ce32">
            <text:p><text:s/>$2,21,59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633</text:p>
          </table:table-cell>
          <table:table-cell office:value-type="string" table:style-name="ce30">
            <text:p>Allison Robert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54" table:style-name="ce30">
            <text:p>54</text:p>
          </table:table-cell>
          <table:table-cell office:value-type="date" office:date-value="2000-08-19T00:00:00" table:style-name="ce31">
            <text:p>19-08-2000</text:p>
          </table:table-cell>
          <table:table-cell office:value-type="currency" office:value="222224" table:style-name="ce32">
            <text:p><text:s/>$2,22,22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44</text:p>
          </table:table-cell>
          <table:table-cell office:value-type="string" table:style-name="ce30">
            <text:p>Joshua Fo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7" table:style-name="ce30">
            <text:p>47</text:p>
          </table:table-cell>
          <table:table-cell office:value-type="date" office:date-value="2012-06-11T00:00:00" table:style-name="ce31">
            <text:p>11-06-2012</text:p>
          </table:table-cell>
          <table:table-cell office:value-type="currency" office:value="222941" table:style-name="ce32">
            <text:p><text:s/>$2,22,94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607</text:p>
          </table:table-cell>
          <table:table-cell office:value-type="string" table:style-name="ce30">
            <text:p>Landon Brow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6" table:style-name="ce30">
            <text:p>26</text:p>
          </table:table-cell>
          <table:table-cell office:value-type="date" office:date-value="2020-09-27T00:00:00" table:style-name="ce31">
            <text:p>27-09-2020</text:p>
          </table:table-cell>
          <table:table-cell office:value-type="currency" office:value="223055" table:style-name="ce32">
            <text:p><text:s/>$2,23,05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947</text:p>
          </table:table-cell>
          <table:table-cell office:value-type="string" table:style-name="ce30">
            <text:p>Logan Soto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6" table:style-name="ce30">
            <text:p>36</text:p>
          </table:table-cell>
          <table:table-cell office:value-type="date" office:date-value="2018-08-18T00:00:00" table:style-name="ce31">
            <text:p>18-08-2018</text:p>
          </table:table-cell>
          <table:table-cell office:value-type="currency" office:value="223404" table:style-name="ce32">
            <text:p><text:s/>$2,23,40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694</text:p>
          </table:table-cell>
          <table:table-cell office:value-type="string" table:style-name="ce30">
            <text:p>Elena Patterso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Black</text:p>
          </table:table-cell>
          <table:table-cell office:value-type="float" office:value="38" table:style-name="ce30">
            <text:p>38</text:p>
          </table:table-cell>
          <table:table-cell office:value-type="date" office:date-value="2018-11-09T00:00:00" table:style-name="ce31">
            <text:p>09-11-2018</text:p>
          </table:table-cell>
          <table:table-cell office:value-type="currency" office:value="223805" table:style-name="ce32">
            <text:p><text:s/>$2,23,80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95</text:p>
          </table:table-cell>
          <table:table-cell office:value-type="string" table:style-name="ce30">
            <text:p>Isla Lai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37" table:style-name="ce30">
            <text:p>37</text:p>
          </table:table-cell>
          <table:table-cell office:value-type="date" office:date-value="2011-12-06T00:00:00" table:style-name="ce31">
            <text:p>06-12-2011</text:p>
          </table:table-cell>
          <table:table-cell office:value-type="currency" office:value="225558" table:style-name="ce32">
            <text:p><text:s/>$2,25,558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71</text:p>
          </table:table-cell>
          <table:table-cell office:value-type="string" table:style-name="ce30">
            <text:p>Jack Alexander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6" table:style-name="ce30">
            <text:p>56</text:p>
          </table:table-cell>
          <table:table-cell office:value-type="date" office:date-value="2006-05-29T00:00:00" table:style-name="ce31">
            <text:p>29-05-2006</text:p>
          </table:table-cell>
          <table:table-cell office:value-type="currency" office:value="228822" table:style-name="ce32">
            <text:p><text:s/>$2,28,82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9" table:style-name="ce3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446</text:p>
          </table:table-cell>
          <table:table-cell office:value-type="string" table:style-name="ce30">
            <text:p>Isaac Ha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5-01-14T00:00:00" table:style-name="ce31">
            <text:p>14-01-2015</text:p>
          </table:table-cell>
          <table:table-cell office:value-type="currency" office:value="230025" table:style-name="ce32">
            <text:p><text:s/>$2,30,02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04</text:p>
          </table:table-cell>
          <table:table-cell office:value-type="string" table:style-name="ce30">
            <text:p>Dylan Choi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12-05-11T00:00:00" table:style-name="ce31">
            <text:p>11-05-2012</text:p>
          </table:table-cell>
          <table:table-cell office:value-type="currency" office:value="231141" table:style-name="ce32">
            <text:p><text:s/>$2,31,141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072</text:p>
          </table:table-cell>
          <table:table-cell office:value-type="string" table:style-name="ce30">
            <text:p>Emery Mitchell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8" table:style-name="ce30">
            <text:p>48</text:p>
          </table:table-cell>
          <table:table-cell office:value-type="date" office:date-value="2018-06-02T00:00:00" table:style-name="ce31">
            <text:p>02-06-2018</text:p>
          </table:table-cell>
          <table:table-cell office:value-type="currency" office:value="231567" table:style-name="ce32">
            <text:p><text:s/>$2,31,56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920</text:p>
          </table:table-cell>
          <table:table-cell office:value-type="string" table:style-name="ce30">
            <text:p>Willow Wood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21-07-25T00:00:00" table:style-name="ce31">
            <text:p>25-07-2021</text:p>
          </table:table-cell>
          <table:table-cell office:value-type="currency" office:value="231850" table:style-name="ce32">
            <text:p><text:s/>$2,31,85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61</text:p>
          </table:table-cell>
          <table:table-cell office:value-type="string" table:style-name="ce30">
            <text:p>Ryan H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0" table:style-name="ce30">
            <text:p>60</text:p>
          </table:table-cell>
          <table:table-cell office:value-type="date" office:date-value="2007-01-27T00:00:00" table:style-name="ce31">
            <text:p>27-01-2007</text:p>
          </table:table-cell>
          <table:table-cell office:value-type="currency" office:value="234311" table:style-name="ce32">
            <text:p><text:s/>$2,34,31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8" table:style-name="ce3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03</text:p>
          </table:table-cell>
          <table:table-cell office:value-type="string" table:style-name="ce30">
            <text:p>Xavier Park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20-11-08T00:00:00" table:style-name="ce31">
            <text:p>08-11-2020</text:p>
          </table:table-cell>
          <table:table-cell office:value-type="currency" office:value="234469" table:style-name="ce32">
            <text:p><text:s/>$2,34,46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engdu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10</text:p>
          </table:table-cell>
          <table:table-cell office:value-type="string" table:style-name="ce30">
            <text:p>Hunter Nunez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62" table:style-name="ce30">
            <text:p>62</text:p>
          </table:table-cell>
          <table:table-cell office:value-type="date" office:date-value="2002-08-16T00:00:00" table:style-name="ce31">
            <text:p>16-08-2002</text:p>
          </table:table-cell>
          <table:table-cell office:value-type="currency" office:value="234594" table:style-name="ce32">
            <text:p><text:s/>$2,34,59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058</text:p>
          </table:table-cell>
          <table:table-cell office:value-type="string" table:style-name="ce30">
            <text:p>Angel Xio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5-06-11T00:00:00" table:style-name="ce31">
            <text:p>11-06-2015</text:p>
          </table:table-cell>
          <table:table-cell office:value-type="currency" office:value="234723" table:style-name="ce32">
            <text:p><text:s/>$2,34,723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249</text:p>
          </table:table-cell>
          <table:table-cell office:value-type="string" table:style-name="ce30">
            <text:p>Samuel Bailey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13-08-17T00:00:00" table:style-name="ce31">
            <text:p>17-08-2013</text:p>
          </table:table-cell>
          <table:table-cell office:value-type="currency" office:value="235619" table:style-name="ce32">
            <text:p><text:s/>$2,35,61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899</text:p>
          </table:table-cell>
          <table:table-cell office:value-type="string" table:style-name="ce30">
            <text:p>Xavier Jackso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52" table:style-name="ce30">
            <text:p>52</text:p>
          </table:table-cell>
          <table:table-cell office:value-type="date" office:date-value="2002-06-11T00:00:00" table:style-name="ce31">
            <text:p>11-06-2002</text:p>
          </table:table-cell>
          <table:table-cell office:value-type="currency" office:value="236314" table:style-name="ce32">
            <text:p><text:s/>$2,36,31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23" table:style-name="ce3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112</text:p>
          </table:table-cell>
          <table:table-cell office:value-type="string" table:style-name="ce30">
            <text:p>Christian Sander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45" table:style-name="ce30">
            <text:p>45</text:p>
          </table:table-cell>
          <table:table-cell office:value-type="date" office:date-value="2013-08-07T00:00:00" table:style-name="ce31">
            <text:p>07-08-2013</text:p>
          </table:table-cell>
          <table:table-cell office:value-type="currency" office:value="236946" table:style-name="ce32">
            <text:p><text:s/>$2,36,94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106</text:p>
          </table:table-cell>
          <table:table-cell office:value-type="string" table:style-name="ce30">
            <text:p>Xavier Davi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6" table:style-name="ce30">
            <text:p>36</text:p>
          </table:table-cell>
          <table:table-cell office:value-type="date" office:date-value="2009-01-17T00:00:00" table:style-name="ce31">
            <text:p>17-01-2009</text:p>
          </table:table-cell>
          <table:table-cell office:value-type="currency" office:value="238236" table:style-name="ce32">
            <text:p><text:s/>$2,38,236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774</text:p>
          </table:table-cell>
          <table:table-cell office:value-type="string" table:style-name="ce30">
            <text:p>Hannah Meji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7" table:style-name="ce30">
            <text:p>47</text:p>
          </table:table-cell>
          <table:table-cell office:value-type="date" office:date-value="1999-03-13T00:00:00" table:style-name="ce31">
            <text:p>13-03-1999</text:p>
          </table:table-cell>
          <table:table-cell office:value-type="currency" office:value="239394" table:style-name="ce32">
            <text:p><text:s/>$2,39,39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26" table:style-name="ce3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464</text:p>
          </table:table-cell>
          <table:table-cell office:value-type="string" table:style-name="ce30">
            <text:p>Sophie Silv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8" table:style-name="ce30">
            <text:p>28</text:p>
          </table:table-cell>
          <table:table-cell office:value-type="date" office:date-value="2017-07-06T00:00:00" table:style-name="ce31">
            <text:p>06-07-2017</text:p>
          </table:table-cell>
          <table:table-cell office:value-type="currency" office:value="240488" table:style-name="ce32">
            <text:p><text:s/>$2,40,488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19</text:p>
          </table:table-cell>
          <table:table-cell office:value-type="string" table:style-name="ce30">
            <text:p>Anthony Marquez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4" table:style-name="ce30">
            <text:p>54</text:p>
          </table:table-cell>
          <table:table-cell office:value-type="date" office:date-value="2009-08-15T00:00:00" table:style-name="ce31">
            <text:p>15-08-2009</text:p>
          </table:table-cell>
          <table:table-cell office:value-type="currency" office:value="241083" table:style-name="ce32">
            <text:p><text:s/>$2,41,08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394</text:p>
          </table:table-cell>
          <table:table-cell office:value-type="string" table:style-name="ce30">
            <text:p>Joseph Ly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0" table:style-name="ce30">
            <text:p>40</text:p>
          </table:table-cell>
          <table:table-cell office:value-type="date" office:date-value="2009-02-28T00:00:00" table:style-name="ce31">
            <text:p>28-02-2009</text:p>
          </table:table-cell>
          <table:table-cell office:value-type="currency" office:value="242919" table:style-name="ce32">
            <text:p><text:s/>$2,42,919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6" table:style-name="ce3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249</text:p>
          </table:table-cell>
          <table:table-cell office:value-type="string" table:style-name="ce30">
            <text:p>Hadley Da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7" table:style-name="ce30">
            <text:p>47</text:p>
          </table:table-cell>
          <table:table-cell office:value-type="date" office:date-value="2021-12-26T00:00:00" table:style-name="ce31">
            <text:p>26-12-2021</text:p>
          </table:table-cell>
          <table:table-cell office:value-type="currency" office:value="243568" table:style-name="ce32">
            <text:p><text:s/>$2,43,56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202</text:p>
          </table:table-cell>
          <table:table-cell office:value-type="string" table:style-name="ce30">
            <text:p>Emilia Bailey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41" table:style-name="ce30">
            <text:p>41</text:p>
          </table:table-cell>
          <table:table-cell office:value-type="date" office:date-value="2012-08-09T00:00:00" table:style-name="ce31">
            <text:p>09-08-2012</text:p>
          </table:table-cell>
          <table:table-cell office:value-type="currency" office:value="245360" table:style-name="ce32">
            <text:p><text:s/>$2,45,36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715</text:p>
          </table:table-cell>
          <table:table-cell office:value-type="string" table:style-name="ce30">
            <text:p>Elijah Ka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5" table:style-name="ce30">
            <text:p>35</text:p>
          </table:table-cell>
          <table:table-cell office:value-type="date" office:date-value="2011-10-10T00:00:00" table:style-name="ce31">
            <text:p>10-10-2011</text:p>
          </table:table-cell>
          <table:table-cell office:value-type="currency" office:value="245482" table:style-name="ce32">
            <text:p><text:s/>$2,45,482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3" table:style-name="ce3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154</text:p>
          </table:table-cell>
          <table:table-cell office:value-type="string" table:style-name="ce30">
            <text:p>Wyatt Chi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3" table:style-name="ce30">
            <text:p>43</text:p>
          </table:table-cell>
          <table:table-cell office:value-type="date" office:date-value="2004-06-07T00:00:00" table:style-name="ce31">
            <text:p>07-06-2004</text:p>
          </table:table-cell>
          <table:table-cell office:value-type="currency" office:value="246231" table:style-name="ce32">
            <text:p><text:s/>$2,46,2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47</text:p>
          </table:table-cell>
          <table:table-cell office:value-type="string" table:style-name="ce30">
            <text:p>Aaliyah Mai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7" table:style-name="ce30">
            <text:p>57</text:p>
          </table:table-cell>
          <table:table-cell office:value-type="date" office:date-value="2016-11-11T00:00:00" table:style-name="ce31">
            <text:p>11-11-2016</text:p>
          </table:table-cell>
          <table:table-cell office:value-type="currency" office:value="246589" table:style-name="ce32">
            <text:p><text:s/>$2,46,58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23</text:p>
          </table:table-cell>
          <table:table-cell office:value-type="string" table:style-name="ce30">
            <text:p>Andrew Holme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Black</text:p>
          </table:table-cell>
          <table:table-cell office:value-type="float" office:value="59" table:style-name="ce30">
            <text:p>59</text:p>
          </table:table-cell>
          <table:table-cell office:value-type="date" office:date-value="2010-12-30T00:00:00" table:style-name="ce31">
            <text:p>30-12-2010</text:p>
          </table:table-cell>
          <table:table-cell office:value-type="currency" office:value="246619" table:style-name="ce32">
            <text:p><text:s/>$2,46,61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568</text:p>
          </table:table-cell>
          <table:table-cell office:value-type="string" table:style-name="ce30">
            <text:p>Rylee Yu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54" table:style-name="ce30">
            <text:p>54</text:p>
          </table:table-cell>
          <table:table-cell office:value-type="date" office:date-value="2011-07-10T00:00:00" table:style-name="ce31">
            <text:p>10-07-2011</text:p>
          </table:table-cell>
          <table:table-cell office:value-type="currency" office:value="247022" table:style-name="ce32">
            <text:p><text:s/>$2,47,022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Beijing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423</text:p>
          </table:table-cell>
          <table:table-cell office:value-type="string" table:style-name="ce30">
            <text:p>James Castillo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1" table:style-name="ce30">
            <text:p>51</text:p>
          </table:table-cell>
          <table:table-cell office:value-type="date" office:date-value="2001-07-19T00:00:00" table:style-name="ce31">
            <text:p>19-07-2001</text:p>
          </table:table-cell>
          <table:table-cell office:value-type="currency" office:value="247874" table:style-name="ce32">
            <text:p><text:s/>$2,47,874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Manaus</text:p>
          </table:table-cell>
          <table:table-cell office:value-type="float" office:value="24" table:style-name="ce3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842</text:p>
          </table:table-cell>
          <table:table-cell office:value-type="string" table:style-name="ce30">
            <text:p>John Veg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50" table:style-name="ce30">
            <text:p>50</text:p>
          </table:table-cell>
          <table:table-cell office:value-type="date" office:date-value="2004-01-18T00:00:00" table:style-name="ce31">
            <text:p>18-01-2004</text:p>
          </table:table-cell>
          <table:table-cell office:value-type="currency" office:value="247939" table:style-name="ce32">
            <text:p><text:s/>$2,47,93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21" table:style-name="ce3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549</text:p>
          </table:table-cell>
          <table:table-cell office:value-type="string" table:style-name="ce30">
            <text:p>Isabella Xi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1" table:style-name="ce30">
            <text:p>41</text:p>
          </table:table-cell>
          <table:table-cell office:value-type="date" office:date-value="2013-03-13T00:00:00" table:style-name="ce31">
            <text:p>13-03-2013</text:p>
          </table:table-cell>
          <table:table-cell office:value-type="currency" office:value="249270" table:style-name="ce32">
            <text:p><text:s/>$2,49,2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783</text:p>
          </table:table-cell>
          <table:table-cell office:value-type="string" table:style-name="ce30">
            <text:p>Levi Mendez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39" table:style-name="ce30">
            <text:p>39</text:p>
          </table:table-cell>
          <table:table-cell office:value-type="date" office:date-value="2011-08-23T00:00:00" table:style-name="ce31">
            <text:p>23-08-2011</text:p>
          </table:table-cell>
          <table:table-cell office:value-type="currency" office:value="249506" table:style-name="ce32">
            <text:p><text:s/>$2,49,50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14" table:style-name="ce3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46</text:p>
          </table:table-cell>
          <table:table-cell office:value-type="string" table:style-name="ce30">
            <text:p>Maria Ho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Asian</text:p>
          </table:table-cell>
          <table:table-cell office:value-type="float" office:value="43" table:style-name="ce30">
            <text:p>43</text:p>
          </table:table-cell>
          <table:table-cell office:value-type="date" office:date-value="2005-07-31T00:00:00" table:style-name="ce31">
            <text:p>31-07-2005</text:p>
          </table:table-cell>
          <table:table-cell office:value-type="currency" office:value="249686" table:style-name="ce32">
            <text:p><text:s/>$2,49,686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20" table:style-name="ce3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391</text:p>
          </table:table-cell>
          <table:table-cell office:value-type="string" table:style-name="ce30">
            <text:p>Natalia Santo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5" table:style-name="ce30">
            <text:p>45</text:p>
          </table:table-cell>
          <table:table-cell office:value-type="date" office:date-value="2019-02-25T00:00:00" table:style-name="ce31">
            <text:p>25-02-2019</text:p>
          </table:table-cell>
          <table:table-cell office:value-type="currency" office:value="249801" table:style-name="ce32">
            <text:p><text:s/>$2,49,801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070</text:p>
          </table:table-cell>
          <table:table-cell office:value-type="string" table:style-name="ce30">
            <text:p>Grayson Brow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38" table:style-name="ce30">
            <text:p>38</text:p>
          </table:table-cell>
          <table:table-cell office:value-type="date" office:date-value="2016-06-22T00:00:00" table:style-name="ce31">
            <text:p>22-06-2016</text:p>
          </table:table-cell>
          <table:table-cell office:value-type="currency" office:value="249870" table:style-name="ce32">
            <text:p><text:s/>$2,49,87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26</text:p>
          </table:table-cell>
          <table:table-cell office:value-type="string" table:style-name="ce30">
            <text:p>Angel Stewart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8" table:style-name="ce30">
            <text:p>28</text:p>
          </table:table-cell>
          <table:table-cell office:value-type="date" office:date-value="2019-06-22T00:00:00" table:style-name="ce31">
            <text:p>22-06-2019</text:p>
          </table:table-cell>
          <table:table-cell office:value-type="currency" office:value="250767" table:style-name="ce32">
            <text:p><text:s/>$2,50,767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Seattle</text:p>
          </table:table-cell>
          <table:table-cell office:value-type="float" office:value="6" table:style-name="ce3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99</text:p>
          </table:table-cell>
          <table:table-cell office:value-type="string" table:style-name="ce30">
            <text:p>Daniel Huang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Human Resourc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1" table:style-name="ce30">
            <text:p>31</text:p>
          </table:table-cell>
          <table:table-cell office:value-type="date" office:date-value="2015-09-03T00:00:00" table:style-name="ce31">
            <text:p>03-09-2015</text:p>
          </table:table-cell>
          <table:table-cell office:value-type="currency" office:value="250953" table:style-name="ce32">
            <text:p><text:s/>$2,50,953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3289</text:p>
          </table:table-cell>
          <table:table-cell office:value-type="string" table:style-name="ce30">
            <text:p>Christopher Lam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4" table:style-name="ce30">
            <text:p>64</text:p>
          </table:table-cell>
          <table:table-cell office:value-type="date" office:date-value="2013-03-29T00:00:00" table:style-name="ce31">
            <text:p>29-03-2013</text:p>
          </table:table-cell>
          <table:table-cell office:value-type="currency" office:value="252325" table:style-name="ce32">
            <text:p><text:s/>$2,52,325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218</text:p>
          </table:table-cell>
          <table:table-cell office:value-type="string" table:style-name="ce30">
            <text:p>David Desai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7" table:style-name="ce30">
            <text:p>47</text:p>
          </table:table-cell>
          <table:table-cell office:value-type="date" office:date-value="2016-11-22T00:00:00" table:style-name="ce31">
            <text:p>22-11-2016</text:p>
          </table:table-cell>
          <table:table-cell office:value-type="currency" office:value="253249" table:style-name="ce32">
            <text:p><text:s/>$2,53,24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8" table:style-name="ce3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63</text:p>
          </table:table-cell>
          <table:table-cell office:value-type="string" table:style-name="ce30">
            <text:p>Emily Clark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6" table:style-name="ce30">
            <text:p>36</text:p>
          </table:table-cell>
          <table:table-cell office:value-type="date" office:date-value="2020-01-13T00:00:00" table:style-name="ce31">
            <text:p>13-01-2020</text:p>
          </table:table-cell>
          <table:table-cell office:value-type="currency" office:value="253294" table:style-name="ce32">
            <text:p><text:s/>$2,53,294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Miam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325</text:p>
          </table:table-cell>
          <table:table-cell office:value-type="string" table:style-name="ce30">
            <text:p>Jameson Che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9" table:style-name="ce30">
            <text:p>39</text:p>
          </table:table-cell>
          <table:table-cell office:value-type="date" office:date-value="2019-12-05T00:00:00" table:style-name="ce31">
            <text:p>05-12-2019</text:p>
          </table:table-cell>
          <table:table-cell office:value-type="currency" office:value="254057" table:style-name="ce32">
            <text:p><text:s/>$2,54,057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Shanghai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825</text:p>
          </table:table-cell>
          <table:table-cell office:value-type="string" table:style-name="ce30">
            <text:p>Wyatt Li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63" table:style-name="ce30">
            <text:p>63</text:p>
          </table:table-cell>
          <table:table-cell office:value-type="date" office:date-value="2013-06-03T00:00:00" table:style-name="ce31">
            <text:p>03-06-2013</text:p>
          </table:table-cell>
          <table:table-cell office:value-type="currency" office:value="254289" table:style-name="ce32">
            <text:p><text:s/>$2,54,289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12" table:style-name="ce3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584</text:p>
          </table:table-cell>
          <table:table-cell office:value-type="string" table:style-name="ce30">
            <text:p>Henry Zhu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Speciality Products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38" table:style-name="ce30">
            <text:p>38</text:p>
          </table:table-cell>
          <table:table-cell office:value-type="date" office:date-value="2021-08-25T00:00:00" table:style-name="ce31">
            <text:p>25-08-2021</text:p>
          </table:table-cell>
          <table:table-cell office:value-type="currency" office:value="255230" table:style-name="ce32">
            <text:p><text:s/>$2,55,23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03</text:p>
          </table:table-cell>
          <table:table-cell office:value-type="string" table:style-name="ce30">
            <text:p>Isabella Soto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Finance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27" table:style-name="ce30">
            <text:p>27</text:p>
          </table:table-cell>
          <table:table-cell office:value-type="date" office:date-value="2021-12-15T00:00:00" table:style-name="ce31">
            <text:p>15-12-2021</text:p>
          </table:table-cell>
          <table:table-cell office:value-type="currency" office:value="255369" table:style-name="ce32">
            <text:p><text:s/>$2,55,369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Sao Paulo</text:p>
          </table:table-cell>
          <table:table-cell office:value-type="float" office:value="3" table:style-name="ce3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0917</text:p>
          </table:table-cell>
          <table:table-cell office:value-type="string" table:style-name="ce30">
            <text:p>Skylar Bell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Engineering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Caucasian</text:p>
          </table:table-cell>
          <table:table-cell office:value-type="float" office:value="30" table:style-name="ce30">
            <text:p>30</text:p>
          </table:table-cell>
          <table:table-cell office:value-type="date" office:date-value="2018-03-06T00:00:00" table:style-name="ce31">
            <text:p>06-03-2018</text:p>
          </table:table-cell>
          <table:table-cell office:value-type="currency" office:value="255431" table:style-name="ce32">
            <text:p><text:s/>$2,55,43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7" table:style-name="ce3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628</text:p>
          </table:table-cell>
          <table:table-cell office:value-type="string" table:style-name="ce30">
            <text:p>Jackson Perry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Caucasian</text:p>
          </table:table-cell>
          <table:table-cell office:value-type="float" office:value="27" table:style-name="ce30">
            <text:p>27</text:p>
          </table:table-cell>
          <table:table-cell office:value-type="date" office:date-value="2019-10-20T00:00:00" table:style-name="ce31">
            <text:p>20-10-2019</text:p>
          </table:table-cell>
          <table:table-cell office:value-type="currency" office:value="256420" table:style-name="ce32">
            <text:p><text:s/>$2,56,420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Phoenix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170</text:p>
          </table:table-cell>
          <table:table-cell office:value-type="string" table:style-name="ce30">
            <text:p>Grayson Chin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IT</text:p>
          </table:table-cell>
          <table:table-cell office:value-type="string" table:style-name="ce30">
            <text:p>Research &amp; Development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26" table:style-name="ce30">
            <text:p>26</text:p>
          </table:table-cell>
          <table:table-cell office:value-type="date" office:date-value="2020-05-09T00:00:00" table:style-name="ce31">
            <text:p>09-05-2020</text:p>
          </table:table-cell>
          <table:table-cell office:value-type="currency" office:value="256561" table:style-name="ce32">
            <text:p><text:s/>$2,56,56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Austin</text:p>
          </table:table-cell>
          <table:table-cell office:value-type="float" office:value="5" table:style-name="ce3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1371</text:p>
          </table:table-cell>
          <table:table-cell office:value-type="string" table:style-name="ce30">
            <text:p>Dominic Le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Marke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Asian</text:p>
          </table:table-cell>
          <table:table-cell office:value-type="float" office:value="41" table:style-name="ce30">
            <text:p>41</text:p>
          </table:table-cell>
          <table:table-cell office:value-type="date" office:date-value="2014-10-04T00:00:00" table:style-name="ce31">
            <text:p>04-10-2014</text:p>
          </table:table-cell>
          <table:table-cell office:value-type="currency" office:value="257194" table:style-name="ce32">
            <text:p><text:s/>$2,57,194.00<text:s/></text:p>
          </table:table-cell>
          <table:table-cell office:value-type="string" table:style-name="ce30">
            <text:p>China</text:p>
          </table:table-cell>
          <table:table-cell office:value-type="string" table:style-name="ce30">
            <text:p>Chongqing</text:p>
          </table:table-cell>
          <table:table-cell office:value-type="float" office:value="10" table:style-name="ce3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2522</text:p>
          </table:table-cell>
          <table:table-cell office:value-type="string" table:style-name="ce30">
            <text:p>Silas River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Male</text:p>
          </table:table-cell>
          <table:table-cell office:value-type="string" table:style-name="ce30">
            <text:p>Latino</text:p>
          </table:table-cell>
          <table:table-cell office:value-type="float" office:value="48" table:style-name="ce30">
            <text:p>48</text:p>
          </table:table-cell>
          <table:table-cell office:value-type="date" office:date-value="2000-02-28T00:00:00" table:style-name="ce31">
            <text:p>28-02-2000</text:p>
          </table:table-cell>
          <table:table-cell office:value-type="currency" office:value="258081" table:style-name="ce32">
            <text:p><text:s/>$2,58,081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hicago</text:p>
          </table:table-cell>
          <table:table-cell office:value-type="float" office:value="25" table:style-name="ce3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742</text:p>
          </table:table-cell>
          <table:table-cell office:value-type="string" table:style-name="ce30">
            <text:p>Kinsley Vega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Accounting</text:p>
          </table:table-cell>
          <table:table-cell office:value-type="string" table:style-name="ce30">
            <text:p>Corporate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33" table:style-name="ce30">
            <text:p>33</text:p>
          </table:table-cell>
          <table:table-cell office:value-type="date" office:date-value="2020-12-16T00:00:00" table:style-name="ce31">
            <text:p>16-12-2020</text:p>
          </table:table-cell>
          <table:table-cell office:value-type="currency" office:value="258426" table:style-name="ce32">
            <text:p><text:s/>$2,58,426.00<text:s/></text:p>
          </table:table-cell>
          <table:table-cell office:value-type="string" table:style-name="ce30">
            <text:p>Brazil</text:p>
          </table:table-cell>
          <table:table-cell office:value-type="string" table:style-name="ce30">
            <text:p>Rio de Janerio</text:p>
          </table:table-cell>
          <table:table-cell office:value-type="float" office:value="4" table:style-name="ce3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30">
            <text:p>E04354</text:p>
          </table:table-cell>
          <table:table-cell office:value-type="string" table:style-name="ce30">
            <text:p>Raelynn Rios</text:p>
          </table:table-cell>
          <table:table-cell office:value-type="string" table:style-name="ce30">
            <text:p>Vice President</text:p>
          </table:table-cell>
          <table:table-cell office:value-type="string" table:style-name="ce30">
            <text:p>Sales</text:p>
          </table:table-cell>
          <table:table-cell office:value-type="string" table:style-name="ce30">
            <text:p>Manufacturing</text:p>
          </table:table-cell>
          <table:table-cell office:value-type="string" table:style-name="ce30">
            <text:p>Female</text:p>
          </table:table-cell>
          <table:table-cell office:value-type="string" table:style-name="ce30">
            <text:p>Latino</text:p>
          </table:table-cell>
          <table:table-cell office:value-type="float" office:value="43" table:style-name="ce30">
            <text:p>43</text:p>
          </table:table-cell>
          <table:table-cell office:value-type="date" office:date-value="2016-08-21T00:00:00" table:style-name="ce31">
            <text:p>21-08-2016</text:p>
          </table:table-cell>
          <table:table-cell office:value-type="currency" office:value="258498" table:style-name="ce32">
            <text:p><text:s/>$2,58,498.00<text:s/></text:p>
          </table:table-cell>
          <table:table-cell office:value-type="string" table:style-name="ce30">
            <text:p>United States</text:p>
          </table:table-cell>
          <table:table-cell office:value-type="string" table:style-name="ce30">
            <text:p>Columbus</text:p>
          </table:table-cell>
          <table:table-cell office:value-type="float" office:value="9" table:style-name="ce30">
            <text:p>9</text:p>
          </table:table-cell>
          <table:table-cell table:number-columns-repeated="16371"/>
        </table:table-row>
        <table:table-row table:number-rows-repeated="1047575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s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wiggy instamart</text:p>
          </table:table-cell>
          <table:table-cell office:value-type="string" table:style-name="ce1">
            <text:p>nandanvan</text:p>
          </table:table-cell>
          <table:table-cell office:value-type="string" table:style-name="ce1">
            <text:p>online</text:p>
          </table:table-cell>
          <table:table-cell office:value-type="float" office:value="5" table:style-name="ce1">
            <text:p>5</text:p>
          </table:table-cell>
          <table:table-cell office:value-type="float" office:value="15000" table:style-name="ce1">
            <text:p>15000</text:p>
          </table:table-cell>
          <table:table-cell office:value-type="float" office:value="56" table:style-name="ce3">
            <text:p>56.000</text:p>
          </table:table-cell>
          <table:table-cell office:value-type="float" office:value="5000" table:style-name="ce1">
            <text:p>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reliance mart</text:p>
          </table:table-cell>
          <table:table-cell office:value-type="string" table:style-name="ce1">
            <text:p>jaripatka</text:p>
          </table:table-cell>
          <table:table-cell office:value-type="string" table:style-name="ce1">
            <text:p>offline</text:p>
          </table:table-cell>
          <table:table-cell office:value-type="float" office:value="6" table:style-name="ce1">
            <text:p>6</text:p>
          </table:table-cell>
          <table:table-cell office:value-type="float" office:value="7000" table:style-name="ce1">
            <text:p>7000</text:p>
          </table:table-cell>
          <table:table-cell office:value-type="float" office:value="70000" table:style-name="ce1">
            <text:p>70000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ig basket</text:p>
          </table:table-cell>
          <table:table-cell office:value-type="string" table:style-name="ce1">
            <text:p>wardhman<text:s/></text:p>
          </table:table-cell>
          <table:table-cell office:value-type="string" table:style-name="ce1">
            <text:p>online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2000" table:style-name="ce1">
            <text:p>12000</text:p>
          </table:table-cell>
          <table:table-cell office:value-type="float" office:value="7000" table:style-name="ce1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mart</text:p>
          </table:table-cell>
          <table:table-cell office:value-type="string" table:style-name="ce1">
            <text:p>automotive</text:p>
          </table:table-cell>
          <table:table-cell office:value-type="string" table:style-name="ce1">
            <text:p>offline</text:p>
          </table:table-cell>
          <table:table-cell office:value-type="float" office:value="5" table:style-name="ce1">
            <text:p>5</text:p>
          </table:table-cell>
          <table:table-cell office:value-type="float" office:value="5000" table:style-name="ce1">
            <text:p>5000</text:p>
          </table:table-cell>
          <table:table-cell office:value-type="float" office:value="5000" table:style-name="ce1">
            <text:p>5000</text:p>
          </table:table-cell>
          <table:table-cell office:value-type="float" office:value="700" table:style-name="ce1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ukan_wal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offline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20000" table:style-name="ce1">
            <text:p>20000</text:p>
          </table:table-cell>
          <table:table-cell office:value-type="float" office:value="10203" table:style-name="ce1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ishal mega mart</text:p>
          </table:table-cell>
          <table:table-cell office:value-type="string" table:style-name="ce1">
            <text:p>bhande plot</text:p>
          </table:table-cell>
          <table:table-cell office:value-type="string" table:style-name="ce1">
            <text:p>offline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ishal mega mart2</text:p>
          </table:table-cell>
          <table:table-cell office:value-type="string" table:style-name="ce1">
            <text:p>bhande plot2</text:p>
          </table:table-cell>
          <table:table-cell office:value-type="string" table:style-name="ce1">
            <text:p>offline2</text:p>
          </table:table-cell>
          <table:table-cell office:value-type="float" office:value="5" table:style-name="ce1">
            <text:p>5</text:p>
          </table:table-cell>
          <table:table-cell office:value-type="float" office:value="560" table:style-name="ce1">
            <text:p>560</text:p>
          </table:table-cell>
          <table:table-cell office:value-type="float" office:value="5600" table:style-name="ce1">
            <text:p>5600</text:p>
          </table:table-cell>
          <table:table-cell office:value-type="float" office:value="10203" table:style-name="ce1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ishal mega mart2</text:p>
          </table:table-cell>
          <table:table-cell office:value-type="string" table:style-name="ce1">
            <text:p>bhande plot2</text:p>
          </table:table-cell>
          <table:table-cell office:value-type="string" table:style-name="ce1">
            <text:p>offline2</text:p>
          </table:table-cell>
          <table:table-cell office:value-type="float" office:value="2" table:style-name="ce1">
            <text:p>2</text:p>
          </table:table-cell>
          <table:table-cell office:value-type="float" office:value="250" table:style-name="ce1">
            <text:p>250</text:p>
          </table:table-cell>
          <table:table-cell office:value-type="float" office:value="2500" table:style-name="ce1">
            <text:p>2500</text:p>
          </table:table-cell>
          <table:table-cell office:value-type="float" office:value="10203" table:style-name="ce1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ishal mega mart2</text:p>
          </table:table-cell>
          <table:table-cell office:value-type="string" table:style-name="ce1">
            <text:p>bhande plot2</text:p>
          </table:table-cell>
          <table:table-cell office:value-type="string" table:style-name="ce1">
            <text:p>offline2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100" table:style-name="ce1">
            <text:p>1100</text:p>
          </table:table-cell>
          <table:table-cell office:value-type="float" office:value="10203" table:style-name="ce1">
            <text:p>10203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  <table:named-expressions>
        <table:named-expression table:name="Slicer_Business_Unit" table:expression="of:=&quot;&quot;" table:base-cell-address="Sheet1.$A$1"/>
      </table:named-expressions>
      <table:data-pilot-tables>
        <table:data-pilot-table table:name="PivotTable1" table:target-range-address="PT1.A3:PT1.I8" table:show-filter-button="false" table:buttons="PT1.A4 PT1.B3">
          <table:source-cell-range table:cell-range-address="Sheet2.B4:Sheet2.H13"/>
          <table:data-pilot-field table:source-field-name="addres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d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utle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hop_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_cou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ploye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emp_data.A1:emp_data.I5" table:show-filter-button="false" table:buttons="emp_data.A2 emp_data.B1">
          <table:source-cell-range table:cell-range-address="Sheet4.A1:Sheet4.M1001"/>
          <table:data-pilot-field table:source-field-name="Department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nd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nnual 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p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ull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usiness Uni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thni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Hire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xperi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emp_data1.A1:emp_data1.D10" table:show-filter-button="false" table:buttons="emp_data1.A2 emp_data1.B1">
          <table:source-cell-range table:cell-range-address="Sheet4.A1:Sheet4.M1001"/>
          <table:data-pilot-field table:source-field-name="Gende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partmen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nnual 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p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ull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usiness Uni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thni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Hire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xperi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4" table:target-range-address="Sheet7.A1:Sheet7.M8" table:show-filter-button="false" table:buttons="Sheet7.A3 Sheet7.B1 Sheet7.C1">
          <table:source-cell-range table:cell-range-address="Sheet4.A1:Sheet4.M1001"/>
          <table:data-pilot-field table:source-field-name="Gende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thnici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usiness Uni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p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ull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part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Hire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nnual Sal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xperi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currency-style style:name="N37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7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7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10-08T03:16:40Z</meta:creation-date>
    <dc:date>2025-10-09T03:26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utlets<text:s text:c="1"/>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xis Title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Axis Title</text:p>
            </chart:title>
            <chart:categories table:cell-range-address="Sheet1.$B$3:.$B$11"/>
            <chart:grid chart:class="major" chart:style-name="GMa1"/>
          </chart:axis>
          <chart:series chart:label-cell-address="Sheet1.$E$2" chart:values-cell-range-address="Sheet1.$E$10:.$E$11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6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6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534.7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label chart:style-name="DL02"/>
            <chart:data-point chart:repeated="2"/>
          </chart:series>
          <chart:series chart:label-cell-address="local-table.$E$1" chart:values-cell-range-address="local-table.$E$2:.$E$3" chart:class="chart:bar" chart:attached-axis="primary-y" chart:style-name="G0S3">
            <chart:data-label chart:style-name="DL03"/>
            <chart:data-point chart:repeated="2"/>
          </chart:series>
          <chart:series chart:label-cell-address="local-table.$F$1" chart:values-cell-range-address="local-table.$F$2:.$F$3" chart:class="chart:bar" chart:attached-axis="primary-y" chart:style-name="G0S4">
            <chart:data-label chart:style-name="DL04"/>
            <chart:data-point chart:repeated="2"/>
          </chart:series>
          <chart:series chart:label-cell-address="local-table.$G$1" chart:values-cell-range-address="local-table.$G$2:.$G$3" chart:class="chart:bar" chart:attached-axis="primary-y" chart:style-name="G0S5">
            <chart:data-label chart:style-name="DL05"/>
            <chart:data-point chart:repeated="2"/>
          </chart:series>
          <chart:series chart:label-cell-address="local-table.$H$1" chart:values-cell-range-address="local-table.$H$2:.$H$3" chart:class="chart:bar" chart:attached-axis="primary-y" chart:style-name="G0S6">
            <chart:data-label chart:style-name="DL06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Accounting</text:p>
              </table:table-cell>
              <table:table-cell office:value-type="string">
                <text:p>Engineering</text:p>
              </table:table-cell>
              <table:table-cell office:value-type="string">
                <text:p>Finance</text:p>
              </table:table-cell>
              <table:table-cell office:value-type="string">
                <text:p>Human Resources</text:p>
              </table:table-cell>
              <table:table-cell office:value-type="string">
                <text:p>IT</text:p>
              </table:table-cell>
              <table:table-cell office:value-type="string">
                <text:p>Marketing</text:p>
              </table:table-cell>
              <table:table-cell office:value-type="string">
                <text:p>Sales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6914128"/>
            <table:table-cell office:value-type="float" office:value="8377656"/>
            <table:table-cell office:value-type="float" office:value="8424540"/>
            <table:table-cell office:value-type="float" office:value="7693326"/>
            <table:table-cell office:value-type="float" office:value="11344574"/>
            <table:table-cell office:value-type="float" office:value="7145899"/>
            <table:table-cell office:value-type="float" office:value="8278622"/>
          </table:table-row>
          <table:table-row>
            <table:table-cell office:value-type="string">
              <text:p>Male</text:p>
            </table:table-cell>
            <table:table-cell office:value-type="float" office:value="4907979"/>
            <table:table-cell office:value-type="float" office:value="8849907"/>
            <table:table-cell office:value-type="float" office:value="6311807"/>
            <table:table-cell office:value-type="float" office:value="7063979"/>
            <table:table-cell office:value-type="float" office:value="12222925"/>
            <table:table-cell office:value-type="float" office:value="8413665"/>
            <table:table-cell office:value-type="float" office:value="726835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6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6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Female</text:p>
              </table:table-cell>
              <table:table-cell office:value-type="string">
                <text:p>Male</text:p>
              </table:table-cell>
            </table:table-row>
          </table:table-header-rows>
          <table:table-row>
            <table:table-cell office:value-type="string">
              <text:p>Accounting</text:p>
            </table:table-cell>
            <table:table-cell office:value-type="float" office:value="2547732"/>
            <table:table-cell office:value-type="float" office:value="247183"/>
          </table:table-row>
          <table:table-row>
            <table:table-cell office:value-type="string">
              <text:p>Engineering</text:p>
            </table:table-cell>
            <table:table-cell office:value-type="float" office:value="2049067"/>
            <table:table-cell office:value-type="float" office:value="1763337"/>
          </table:table-row>
          <table:table-row>
            <table:table-cell office:value-type="string">
              <text:p>Finance</text:p>
            </table:table-cell>
            <table:table-cell office:value-type="float" office:value="2472670"/>
            <table:table-cell office:value-type="float" office:value="2706397"/>
          </table:table-row>
          <table:table-row>
            <table:table-cell office:value-type="string">
              <text:p>Human Resources</text:p>
            </table:table-cell>
            <table:table-cell office:value-type="float" office:value="1549928"/>
            <table:table-cell office:value-type="float" office:value="2108607"/>
          </table:table-row>
          <table:table-row>
            <table:table-cell office:value-type="string">
              <text:p>IT</text:p>
            </table:table-cell>
            <table:table-cell office:value-type="float" office:value="1928444"/>
            <table:table-cell office:value-type="float" office:value="3123650"/>
          </table:table-row>
          <table:table-row>
            <table:table-cell office:value-type="string">
              <text:p>Marketing</text:p>
            </table:table-cell>
            <table:table-cell office:value-type="float" office:value="1930697"/>
            <table:table-cell office:value-type="float" office:value="2402128"/>
          </table:table-row>
          <table:table-row>
            <table:table-cell office:value-type="string">
              <text:p>Sales</text:p>
            </table:table-cell>
            <table:table-cell office:value-type="float" office:value="1565428"/>
            <table:table-cell office:value-type="float" office:value="222868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54.295511811023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label chart:style-name="DL01"/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label chart:style-name="DL02"/>
            <chart:data-point chart:repeated="4"/>
          </chart:series>
          <chart:series chart:label-cell-address="local-table.$E$1" chart:values-cell-range-address="local-table.$E$2:.$E$5" chart:class="chart:bar" chart:attached-axis="primary-y" chart:style-name="G0S3">
            <chart:data-label chart:style-name="DL03"/>
            <chart:data-point chart:repeated="4"/>
          </chart:series>
          <chart:series chart:label-cell-address="local-table.$F$1" chart:values-cell-range-address="local-table.$F$2:.$F$5" chart:class="chart:bar" chart:attached-axis="primary-y" chart:style-name="G0S4">
            <chart:data-label chart:style-name="DL04"/>
            <chart:data-point chart:repeated="4"/>
          </chart:series>
          <chart:series chart:label-cell-address="local-table.$G$1" chart:values-cell-range-address="local-table.$G$2:.$G$5" chart:class="chart:bar" chart:attached-axis="primary-y" chart:style-name="G0S5">
            <chart:data-label chart:style-name="DL05"/>
            <chart:data-point chart:repeated="4"/>
          </chart:series>
          <chart:series chart:label-cell-address="local-table.$H$1" chart:values-cell-range-address="local-table.$H$2:.$H$5" chart:class="chart:bar" chart:attached-axis="primary-y" chart:style-name="G0S6">
            <chart:data-label chart:style-name="DL06"/>
            <chart:data-point chart:repeated="4"/>
          </chart:series>
          <chart:series chart:label-cell-address="local-table.$I$1" chart:values-cell-range-address="local-table.$I$2:.$I$5" chart:class="chart:bar" chart:attached-axis="primary-y" chart:style-name="G0S7">
            <chart:data-label chart:style-name="DL07"/>
            <chart:data-point chart:repeated="4"/>
          </chart:series>
          <chart:series chart:label-cell-address="local-table.$J$1" chart:values-cell-range-address="local-table.$J$2:.$J$5" chart:class="chart:bar" chart:attached-axis="primary-y" chart:style-name="G0S8">
            <chart:data-label chart:style-name="DL08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/>
              <table:table-cell office:value-type="string">
                <text:p>Female - Asian</text:p>
              </table:table-cell>
              <table:table-cell office:value-type="string">
                <text:p>Female - Black</text:p>
              </table:table-cell>
              <table:table-cell office:value-type="string">
                <text:p>Female - Caucasian</text:p>
              </table:table-cell>
              <table:table-cell office:value-type="string">
                <text:p>Female - Latino</text:p>
              </table:table-cell>
              <table:table-cell office:value-type="string">
                <text:p>Male - Asian</text:p>
              </table:table-cell>
              <table:table-cell office:value-type="string">
                <text:p>Male - Asian1</text:p>
              </table:table-cell>
              <table:table-cell office:value-type="string">
                <text:p>Male - Black</text:p>
              </table:table-cell>
              <table:table-cell office:value-type="string">
                <text:p>Male - Caucasian</text:p>
              </table:table-cell>
              <table:table-cell office:value-type="string">
                <text:p>Male - Latino</text:p>
              </table:table-cell>
            </table:table-row>
          </table:table-header-rows>
          <table:table-row>
            <table:table-cell office:value-type="string">
              <text:p>Corporate</text:p>
            </table:table-cell>
            <table:table-cell office:value-type="float" office:value="46.5"/>
            <table:table-cell office:value-type="float" office:value="35.571428571428569"/>
            <table:table-cell office:value-type="float" office:value="42.903225806451616"/>
            <table:table-cell office:value-type="float" office:value="42.342857142857142"/>
            <table:table-cell office:value-type="float" office:value="46.363636363636367"/>
            <table:table-cell office:value-type="float" office:value="0"/>
            <table:table-cell office:value-type="float" office:value="44.272727272727273"/>
            <table:table-cell office:value-type="float" office:value="43.666666666666664"/>
            <table:table-cell office:value-type="float" office:value="45.21875"/>
          </table:table-row>
          <table:table-row>
            <table:table-cell office:value-type="string">
              <text:p>Manufacturing</text:p>
            </table:table-cell>
            <table:table-cell office:value-type="float" office:value="44.741379310344826"/>
            <table:table-cell office:value-type="float" office:value="44.333333333333336"/>
            <table:table-cell office:value-type="float" office:value="45.121951219512198"/>
            <table:table-cell office:value-type="float" office:value="43.432432432432435"/>
            <table:table-cell office:value-type="float" office:value="47.217391304347828"/>
            <table:table-cell office:value-type="float" office:value="0"/>
            <table:table-cell office:value-type="float" office:value="39.583333333333336"/>
            <table:table-cell office:value-type="float" office:value="44.617647058823529"/>
            <table:table-cell office:value-type="float" office:value="42.379310344827587"/>
          </table:table-row>
          <table:table-row>
            <table:table-cell office:value-type="string">
              <text:p>Research &amp; Development</text:p>
            </table:table-cell>
            <table:table-cell office:value-type="float" office:value="45.019607843137258"/>
            <table:table-cell office:value-type="float" office:value="48.5"/>
            <table:table-cell office:value-type="float" office:value="46.033333333333331"/>
            <table:table-cell office:value-type="float" office:value="45.458333333333336"/>
            <table:table-cell office:value-type="float" office:value="44.5"/>
            <table:table-cell office:value-type="float" office:value="57"/>
            <table:table-cell office:value-type="float" office:value="43.333333333333336"/>
            <table:table-cell office:value-type="float" office:value="45.769230769230766"/>
            <table:table-cell office:value-type="float" office:value="44.34375"/>
          </table:table-row>
          <table:table-row>
            <table:table-cell office:value-type="string">
              <text:p>Speciality Products</text:p>
            </table:table-cell>
            <table:table-cell office:value-type="float" office:value="44.425925925925924"/>
            <table:table-cell office:value-type="float" office:value="42.125"/>
            <table:table-cell office:value-type="float" office:value="42.631578947368418"/>
            <table:table-cell office:value-type="float" office:value="43.05263157894737"/>
            <table:table-cell office:value-type="float" office:value="43.203703703703702"/>
            <table:table-cell office:value-type="float" office:value="0"/>
            <table:table-cell office:value-type="float" office:value="45.272727272727273"/>
            <table:table-cell office:value-type="float" office:value="40.10526315789474"/>
            <table:table-cell office:value-type="float" office:value="48.875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